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3.224cm"/>
    </style:style>
    <style:style style:name="co4" style:family="table-column">
      <style:table-column-properties fo:break-before="auto" style:column-width="5.948cm"/>
    </style:style>
    <style:style style:name="co5" style:family="table-column">
      <style:table-column-properties fo:break-before="auto" style:column-width="3.392cm"/>
    </style:style>
    <style:style style:name="co6" style:family="table-column">
      <style:table-column-properties fo:break-before="auto" style:column-width="6.87cm"/>
    </style:style>
    <style:style style:name="co7" style:family="table-column">
      <style:table-column-properties fo:break-before="auto" style:column-width="1.801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4.51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022cm"/>
    </style:style>
    <style:style style:name="co13" style:family="table-column">
      <style:table-column-properties fo:break-before="auto" style:column-width="3.376cm"/>
    </style:style>
    <style:style style:name="co14" style:family="table-column">
      <style:table-column-properties fo:break-before="auto" style:column-width="6.306cm"/>
    </style:style>
    <style:style style:name="co15" style:family="table-column">
      <style:table-column-properties fo:break-before="auto" style:column-width="3.431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5.274cm"/>
    </style:style>
    <style:style style:name="co18" style:family="table-column">
      <style:table-column-properties fo:break-before="auto" style:column-width="3.955cm"/>
    </style:style>
    <style:style style:name="co19" style:family="table-column">
      <style:table-column-properties fo:break-before="auto" style:column-width="4.844cm"/>
    </style:style>
    <style:style style:name="co20" style:family="table-column">
      <style:table-column-properties fo:break-before="auto" style:column-width="6.793cm"/>
    </style:style>
    <style:style style:name="co21" style:family="table-column">
      <style:table-column-properties fo:break-before="auto" style:column-width="4.357cm"/>
    </style:style>
    <style:style style:name="co22" style:family="table-column">
      <style:table-column-properties fo:break-before="auto" style:column-width="4.041cm"/>
    </style:style>
    <style:style style:name="co23" style:family="table-column">
      <style:table-column-properties fo:break-before="auto" style:column-width="6.625cm"/>
    </style:style>
    <style:style style:name="co24" style:family="table-column">
      <style:table-column-properties fo:break-before="auto" style:column-width="4.387cm"/>
    </style:style>
    <style:style style:name="co25" style:family="table-column">
      <style:table-column-properties fo:break-before="auto" style:column-width="3.448cm"/>
    </style:style>
    <style:style style:name="co26" style:family="table-column">
      <style:table-column-properties fo:break-before="auto" style:column-width="5.749cm"/>
    </style:style>
    <style:style style:name="co27" style:family="table-column">
      <style:table-column-properties fo:break-before="auto" style:column-width="4.992cm"/>
    </style:style>
    <style:style style:name="co28" style:family="table-column">
      <style:table-column-properties fo:break-before="auto" style:column-width="3.812cm"/>
    </style:style>
    <style:style style:name="co29" style:family="table-column">
      <style:table-column-properties fo:break-before="auto" style:column-width="6.655cm"/>
    </style:style>
    <style:style style:name="co30" style:family="table-column">
      <style:table-column-properties fo:break-before="auto" style:column-width="2.36cm"/>
    </style:style>
    <style:style style:name="co31" style:family="table-column">
      <style:table-column-properties fo:break-before="auto" style:column-width="3.388cm"/>
    </style:style>
    <style:style style:name="co32" style:family="table-column">
      <style:table-column-properties fo:break-before="auto" style:column-width="6.232cm"/>
    </style:style>
    <style:style style:name="co33" style:family="table-column">
      <style:table-column-properties fo:break-before="auto" style:column-width="3.933cm"/>
    </style:style>
    <style:style style:name="co34" style:family="table-column">
      <style:table-column-properties fo:break-before="auto" style:column-width="3.752cm"/>
    </style:style>
    <style:style style:name="co35" style:family="table-column">
      <style:table-column-properties fo:break-before="auto" style:column-width="5.955cm"/>
    </style:style>
    <style:style style:name="co36" style:family="table-column">
      <style:table-column-properties fo:break-before="auto" style:column-width="2.771cm"/>
    </style:style>
    <style:style style:name="co37" style:family="table-column">
      <style:table-column-properties fo:break-before="auto" style:column-width="3.366cm"/>
    </style:style>
    <style:style style:name="co38" style:family="table-column">
      <style:table-column-properties fo:break-before="auto" style:column-width="3.911cm"/>
    </style:style>
    <style:style style:name="co39" style:family="table-column">
      <style:table-column-properties fo:break-before="auto" style:column-width="5.743cm"/>
    </style:style>
    <style:style style:name="co40" style:family="table-column">
      <style:table-column-properties fo:break-before="auto" style:column-width="4.157cm"/>
    </style:style>
    <style:style style:name="co41" style:family="table-column">
      <style:table-column-properties fo:break-before="auto" style:column-width="3.565cm"/>
    </style:style>
    <style:style style:name="co42" style:family="table-column">
      <style:table-column-properties fo:break-before="auto" style:column-width="5.445cm"/>
    </style:style>
    <style:style style:name="co43" style:family="table-column">
      <style:table-column-properties fo:break-before="auto" style:column-width="3.829cm"/>
    </style:style>
    <style:style style:name="co44" style:family="table-column">
      <style:table-column-properties fo:break-before="auto" style:column-width="4.311cm"/>
    </style:style>
    <style:style style:name="co45" style:family="table-column">
      <style:table-column-properties fo:break-before="auto" style:column-width="6.731cm"/>
    </style:style>
    <style:style style:name="co46" style:family="table-column">
      <style:table-column-properties fo:break-before="auto" style:column-width="3.782cm"/>
    </style:style>
    <style:style style:name="co47" style:family="table-column">
      <style:table-column-properties fo:break-before="auto" style:column-width="5.846cm"/>
    </style:style>
    <style:style style:name="co48" style:family="table-column">
      <style:table-column-properties fo:break-before="auto" style:column-width="2.831cm"/>
    </style:style>
    <style:style style:name="co49" style:family="table-column">
      <style:table-column-properties fo:break-before="auto" style:column-width="3.884cm"/>
    </style:style>
    <style:style style:name="co50" style:family="table-column">
      <style:table-column-properties fo:break-before="auto" style:column-width="5.156cm"/>
    </style:style>
    <style:style style:name="co51" style:family="table-column">
      <style:table-column-properties fo:break-before="auto" style:column-width="4.429cm"/>
    </style:style>
    <style:style style:name="co52" style:family="table-column">
      <style:table-column-properties fo:break-before="auto" style:column-width="4.0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order="0.74pt solid #000000"/>
    </style:style>
    <style:style style:name="ce15" style:family="table-cell" style:parent-style-name="Default" style:data-style-name="N113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 style:data-style-name="N113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 style:data-style-name="N112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bbe33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5eb91e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69a2e" style:text-align-source="fix" style:repeat-content="false" fo:border="0.74pt solid #000000" style:vertical-align="middle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13">
      <style:table-cell-properties fo:background-color="#e8f2a1" style:text-align-source="fix" style:repeat-content="false" fo:border="0.74pt solid #000000" style:vertical-align="middle"/>
      <style:paragraph-properties fo:text-align="center" fo:margin-left="0cm"/>
    </style:style>
    <style:style style:name="ce30" style:family="table-cell" style:parent-style-name="Default" style:data-style-name="N113">
      <style:table-cell-properties fo:background-color="#d4ea6b" style:text-align-source="fix" style:repeat-content="false" fo:border="0.74pt solid #000000" style:vertical-align="middle"/>
      <style:paragraph-properties fo:text-align="center" fo:margin-left="0cm"/>
    </style:style>
    <style:style style:name="ce31" style:family="table-cell" style:parent-style-name="Default" style:data-style-name="N113">
      <style:table-cell-properties fo:background-color="#bbe33d" style:text-align-source="fix" style:repeat-content="false" fo:border="0.74pt solid #000000" style:vertical-align="middle"/>
      <style:paragraph-properties fo:text-align="center" fo:margin-left="0cm"/>
    </style:style>
    <style:style style:name="ce32" style:family="table-cell" style:parent-style-name="Default" style:data-style-name="N113">
      <style:table-cell-properties fo:background-color="#5eb91e" style:text-align-source="fix" style:repeat-content="false" fo:border="0.74pt solid #000000" style:vertical-align="middle"/>
      <style:paragraph-properties fo:text-align="center" fo:margin-left="0cm"/>
    </style:style>
    <style:style style:name="ce33" style:family="table-cell" style:parent-style-name="Default" style:data-style-name="N113">
      <style:table-cell-properties fo:background-color="#069a2e" style:text-align-source="fix" style:repeat-content="false" fo:border="0.74pt solid #000000" style:vertical-align="middle"/>
      <style:paragraph-properties fo:text-align="center" fo:margin-left="0cm"/>
    </style:style>
    <style:style style:name="ce34" style:family="table-cell" style:parent-style-name="Default" style:data-style-name="N4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35" style:family="table-cell" style:parent-style-name="Default" style:data-style-name="N4">
      <style:table-cell-properties fo:background-color="#e8f2a1" style:text-align-source="fix" style:repeat-content="false" fo:border="0.74pt solid #000000" style:vertical-align="middle"/>
      <style:paragraph-properties fo:text-align="center" fo:margin-left="0cm"/>
    </style:style>
    <style:style style:name="ce36" style:family="table-cell" style:parent-style-name="Default" style:data-style-name="N4">
      <style:table-cell-properties fo:background-color="#d4ea6b" style:text-align-source="fix" style:repeat-content="false" fo:border="0.74pt solid #000000" style:vertical-align="middle"/>
      <style:paragraph-properties fo:text-align="center" fo:margin-left="0cm"/>
    </style:style>
    <style:style style:name="ce37" style:family="table-cell" style:parent-style-name="Default" style:data-style-name="N4">
      <style:table-cell-properties fo:background-color="#bbe33d" style:text-align-source="fix" style:repeat-content="false" fo:border="0.74pt solid #000000" style:vertical-align="middle"/>
      <style:paragraph-properties fo:text-align="center" fo:margin-left="0cm"/>
    </style:style>
    <style:style style:name="ce38" style:family="table-cell" style:parent-style-name="Default" style:data-style-name="N4">
      <style:table-cell-properties fo:background-color="#5eb91e"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 style:data-style-name="N4">
      <style:table-cell-properties fo:background-color="#069a2e"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 style:data-style-name="N0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41" style:family="table-cell" style:parent-style-name="Default" style:data-style-name="N0">
      <style:table-cell-properties fo:background-color="#e8f2a1" style:text-align-source="fix" style:repeat-content="false" fo:border="0.74pt solid #000000" style:vertical-align="middle"/>
      <style:paragraph-properties fo:text-align="center" fo:margin-left="0cm"/>
    </style:style>
    <style:style style:name="ce42" style:family="table-cell" style:parent-style-name="Default" style:data-style-name="N0">
      <style:table-cell-properties fo:background-color="#d4ea6b" style:text-align-source="fix" style:repeat-content="false" fo:border="0.74pt solid #000000" style:vertical-align="middle"/>
      <style:paragraph-properties fo:text-align="center" fo:margin-left="0cm"/>
    </style:style>
    <style:style style:name="ce43" style:family="table-cell" style:parent-style-name="Default" style:data-style-name="N0">
      <style:table-cell-properties fo:background-color="#bbe33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 style:data-style-name="N0">
      <style:table-cell-properties fo:background-color="#5eb91e" style:text-align-source="fix" style:repeat-content="false" fo:border="0.74pt solid #000000" style:vertical-align="middle"/>
      <style:paragraph-properties fo:text-align="center" fo:margin-left="0cm"/>
    </style:style>
    <style:style style:name="ce45" style:family="table-cell" style:parent-style-name="Default" style:data-style-name="N0">
      <style:table-cell-properties fo:background-color="#069a2e" style:text-align-source="fix" style:repeat-content="false" fo:border="0.74pt solid #000000" style:vertical-align="middle"/>
      <style:paragraph-properties fo:text-align="center" fo:margin-left="0cm"/>
    </style:style>
    <style:style style:name="ce88" style:family="table-cell" style:parent-style-name="Default" style:data-style-name="N2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89" style:family="table-cell" style:parent-style-name="Default" style:data-style-name="N2">
      <style:table-cell-properties fo:background-color="#e8f2a1" style:text-align-source="fix" style:repeat-content="false" fo:border="0.74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069a2e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ackground-color="#ffffff"/>
    </style:style>
    <style:style style:name="ce91" style:family="table-cell" style:parent-style-name="Default">
      <style:text-properties style:font-name="Liberation Serif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0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44" table:default-cell-style-name="ce85"/>
        <table:table-column table:style-name="co45" table:default-cell-style-name="Default"/>
        <table:table-column table:style-name="co46" table:default-cell-style-name="Default"/>
        <table:table-column table:style-name="co33" table:default-cell-style-name="Default"/>
        <table:table-column table:style-name="co10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6" table:default-cell-style-name="Default"/>
        <table:table-column table:style-name="co49" table:default-cell-style-name="Default"/>
        <table:table-column table:style-name="co4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0" table:number-columns-repeated="3" table:default-cell-style-name="Default"/>
        <table:table-column table:style-name="co52" table:default-cell-style-name="Default"/>
        <table:table-column table:style-name="co10" table:number-columns-repeated="7" table:default-cell-style-name="Default"/>
        <table:table-row table:style-name="ro1">
          <table:table-cell table:style-name="ce1" table:number-columns-repeated="59"/>
          <table:table-cell table:number-columns-repeated="18"/>
        </table:table-row>
        <table:table-row table:style-name="ro1">
          <table:table-cell table:style-name="ce1" table:number-columns-repeated="60"/>
          <table:table-cell table:number-columns-repeated="17"/>
        </table:table-row>
        <table:table-row table:style-name="ro1">
          <table:table-cell table:style-name="ce4" office:value-type="string" calcext:value-type="string">
            <text:p>launch</text:p>
          </table:table-cell>
          <table:table-cell table:style-name="ce4" table:number-columns-repeated="9"/>
          <table:table-cell table:style-name="ce1"/>
          <table:table-cell table:style-name="ce1" office:value-type="string" calcext:value-type="string">
            <text:p>Launch</text:p>
          </table:table-cell>
          <table:table-cell table:style-name="ce1" table:number-columns-repeated="7"/>
          <table:table-cell table:style-name="ce1" office:value-type="string" calcext:value-type="string">
            <text:p>himmel16</text:p>
          </table:table-cell>
          <table:table-cell table:style-name="ce1" table:number-columns-repeated="7"/>
          <table:table-cell table:style-name="ce1" office:value-type="string" calcext:value-type="string">
            <text:p>Ex2 1 1</text:p>
          </table:table-cell>
          <table:table-cell table:style-name="ce1" table:number-columns-repeated="7"/>
          <table:table-cell table:style-name="ce1" office:value-type="string" calcext:value-type="string">
            <text:p>avgasa</text:p>
          </table:table-cell>
          <table:table-cell table:style-name="ce1" table:number-columns-repeated="7"/>
          <table:table-cell table:style-name="ce1" office:value-type="string" calcext:value-type="string">
            <text:p>dipigri</text:p>
          </table:table-cell>
          <table:table-cell table:style-name="ce1" table:number-columns-repeated="7"/>
          <table:table-cell table:style-name="ce1" office:value-type="string" calcext:value-type="string">
            <text:p>dualc1</text:p>
          </table:table-cell>
          <table:table-cell table:style-name="ce1" table:number-columns-repeated="7"/>
          <table:table-cell table:style-name="ce1" office:value-type="string" calcext:value-type="string">
            <text:p>makela3</text:p>
          </table:table-cell>
          <table:table-cell table:style-name="ce1" table:number-columns-repeated="6"/>
          <table:table-cell table:number-columns-repeated="3"/>
          <table:table-cell table:style-name="ce91"/>
          <table:table-cell table:style-name="ce91" office:value-type="string" calcext:value-type="string">
            <text:p>mlp1_CO</text:p>
          </table:table-cell>
          <table:table-cell table:style-name="ce91" office:value-type="string" calcext:value-type="string">
            <text:p>mlp1_SO</text:p>
          </table:table-cell>
          <table:table-cell table:style-name="ce91" office:value-type="string" calcext:value-type="string">
            <text:p>mlp2_CO</text:p>
          </table:table-cell>
          <table:table-cell table:style-name="ce91" office:value-type="string" calcext:value-type="string">
            <text:p>mlp2_SO</text:p>
          </table:table-cell>
          <table:table-cell table:style-name="ce91" office:value-type="string" calcext:value-type="string">
            <text:p>mlp3_CO</text:p>
          </table:table-cell>
          <table:table-cell table:style-name="ce91" office:value-type="string" calcext:value-type="string">
            <text:p>mlp3_SO</text:p>
          </table:table-cell>
          <table:table-cell table:style-name="ce91" office:value-type="string" calcext:value-type="string">
            <text:p>mlp3_temp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number of cells</text:p>
          </table:table-cell>
          <table:table-cell table:style-name="ce4" office:value-type="string" calcext:value-type="string">
            <text:p>cpu time used(s)</text:p>
          </table:table-cell>
          <table:table-cell table:style-name="ce4" office:value-type="string" calcext:value-type="string">
            <text:p>tiempo en llamadas a Python(%)</text:p>
          </table:table-cell>
          <table:table-cell table:style-name="ce4" office:value-type="string" calcext:value-type="string">
            <text:p>wall clock time(s)</text:p>
          </table:table-cell>
          <table:table-cell table:style-name="ce4" office:value-type="string" calcext:value-type="string">
            <text:p>best bound (f*)</text:p>
          </table:table-cell>
          <table:table-cell table:style-name="ce4" office:value-type="string" calcext:value-type="string">
            <text:p>varianza</text:p>
          </table:table-cell>
          <table:table-cell table:style-name="ce4" office:value-type="string" calcext:value-type="string">
            <text:p>des/estandar</text:p>
          </table:table-cell>
          <table:table-cell table:style-name="ce4" office:value-type="string" calcext:value-type="string">
            <text:p>tiempo python(s)</text:p>
          </table:table-cell>
          <table:table-cell table:style-name="ce4" office:value-type="string" calcext:value-type="string">
            <text:p>cv</text:p>
          </table:table-cell>
          <table:table-cell table:style-name="ce1"/>
          <table:table-cell table:style-name="ce13" table:number-columns-repeated="2"/>
          <table:table-cell table:style-name="ce13" office:value-type="string" calcext:value-type="string">
            <text:p>number of cells</text:p>
          </table:table-cell>
          <table:table-cell table:style-name="ce13" office:value-type="string" calcext:value-type="string">
            <text:p>cpu time used(s)</text:p>
          </table:table-cell>
          <table:table-cell table:style-name="ce13" office:value-type="string" calcext:value-type="string">
            <text:p>tiempo en llamadas a Python (%)</text:p>
          </table:table-cell>
          <table:table-cell table:style-name="ce13" office:value-type="string" calcext:value-type="string">
            <text:p>wall clock time (s)</text:p>
          </table:table-cell>
          <table:table-cell table:style-name="ce13" office:value-type="string" calcext:value-type="string">
            <text:p>best bound (f*)</text:p>
          </table:table-cell>
          <table:table-cell table:style-name="ce1"/>
          <table:table-cell table:style-name="ce13" table:number-columns-repeated="2"/>
          <table:table-cell table:style-name="ce13" office:value-type="string" calcext:value-type="string">
            <text:p>number of cells</text:p>
          </table:table-cell>
          <table:table-cell table:style-name="ce13" office:value-type="string" calcext:value-type="string">
            <text:p>cpu time used(s)</text:p>
          </table:table-cell>
          <table:table-cell table:style-name="ce13" office:value-type="string" calcext:value-type="string">
            <text:p>tiempo en llamadas a Python (%)</text:p>
          </table:table-cell>
          <table:table-cell table:style-name="ce13" office:value-type="string" calcext:value-type="string">
            <text:p>wall clock time (s)</text:p>
          </table:table-cell>
          <table:table-cell table:style-name="ce13" office:value-type="string" calcext:value-type="string">
            <text:p>best bound (f*)</text:p>
          </table:table-cell>
          <table:table-cell table:style-name="ce1"/>
          <table:table-cell table:style-name="ce13" table:number-columns-repeated="2"/>
          <table:table-cell table:style-name="ce13" office:value-type="string" calcext:value-type="string">
            <text:p>number of cells</text:p>
          </table:table-cell>
          <table:table-cell table:style-name="ce13" office:value-type="string" calcext:value-type="string">
            <text:p>cpu time used(s)</text:p>
          </table:table-cell>
          <table:table-cell table:style-name="ce13" office:value-type="string" calcext:value-type="string">
            <text:p>tiempo en llamadas a Python (%)</text:p>
          </table:table-cell>
          <table:table-cell table:style-name="ce13" office:value-type="string" calcext:value-type="string">
            <text:p>wall clock time (s)</text:p>
          </table:table-cell>
          <table:table-cell table:style-name="ce13" office:value-type="string" calcext:value-type="string">
            <text:p>best bound (f*)</text:p>
          </table:table-cell>
          <table:table-cell table:style-name="ce1"/>
          <table:table-cell table:style-name="ce13" table:number-columns-repeated="2"/>
          <table:table-cell table:style-name="ce13" office:value-type="string" calcext:value-type="string">
            <text:p>number of cells</text:p>
          </table:table-cell>
          <table:table-cell table:style-name="ce13" office:value-type="string" calcext:value-type="string">
            <text:p>cpu time used(s)</text:p>
          </table:table-cell>
          <table:table-cell table:style-name="ce13" office:value-type="string" calcext:value-type="string">
            <text:p>tiempo en llamadas a Python (%)</text:p>
          </table:table-cell>
          <table:table-cell table:style-name="ce13" office:value-type="string" calcext:value-type="string">
            <text:p>wall clock time (s)</text:p>
          </table:table-cell>
          <table:table-cell table:style-name="ce13" office:value-type="string" calcext:value-type="string">
            <text:p>best bound (f*)</text:p>
          </table:table-cell>
          <table:table-cell table:style-name="ce1"/>
          <table:table-cell table:style-name="ce13" table:number-columns-repeated="2"/>
          <table:table-cell table:style-name="ce13" office:value-type="string" calcext:value-type="string">
            <text:p>number of cells</text:p>
          </table:table-cell>
          <table:table-cell table:style-name="ce13" office:value-type="string" calcext:value-type="string">
            <text:p>cpu time used(s)</text:p>
          </table:table-cell>
          <table:table-cell table:style-name="ce13" office:value-type="string" calcext:value-type="string">
            <text:p>tiempo en llamadas a Python (%)</text:p>
          </table:table-cell>
          <table:table-cell table:style-name="ce13" office:value-type="string" calcext:value-type="string">
            <text:p>wall clock time (s)</text:p>
          </table:table-cell>
          <table:table-cell table:style-name="ce13" office:value-type="string" calcext:value-type="string">
            <text:p>best bound (f*)</text:p>
          </table:table-cell>
          <table:table-cell table:style-name="ce1"/>
          <table:table-cell table:style-name="ce13" table:number-columns-repeated="2"/>
          <table:table-cell table:style-name="ce13" office:value-type="string" calcext:value-type="string">
            <text:p>number of cells</text:p>
          </table:table-cell>
          <table:table-cell table:style-name="ce13" office:value-type="string" calcext:value-type="string">
            <text:p>cpu time used(s)</text:p>
          </table:table-cell>
          <table:table-cell table:style-name="ce13" office:value-type="string" calcext:value-type="string">
            <text:p>tiempo en llamadas a Python (%)</text:p>
          </table:table-cell>
          <table:table-cell table:style-name="ce13" office:value-type="string" calcext:value-type="string">
            <text:p>wall clock time (s)</text:p>
          </table:table-cell>
          <table:table-cell table:style-name="ce13" office:value-type="string" calcext:value-type="string">
            <text:p>best bound (f*)</text:p>
          </table:table-cell>
          <table:table-cell table:style-name="ce1"/>
          <table:table-cell table:style-name="ce13" table:number-columns-repeated="2"/>
          <table:table-cell table:style-name="ce13" office:value-type="string" calcext:value-type="string">
            <text:p>number of cells</text:p>
          </table:table-cell>
          <table:table-cell table:style-name="ce13" office:value-type="string" calcext:value-type="string">
            <text:p>cpu time used(s)</text:p>
          </table:table-cell>
          <table:table-cell table:style-name="ce13" office:value-type="string" calcext:value-type="string">
            <text:p>tiempo en llamadas a Python (%)</text:p>
          </table:table-cell>
          <table:table-cell table:style-name="ce13" office:value-type="string" calcext:value-type="string">
            <text:p>wall clock time (s)</text:p>
          </table:table-cell>
          <table:table-cell table:style-name="ce13" office:value-type="string" calcext:value-type="string">
            <text:p>best bound (f*)</text:p>
          </table:table-cell>
          <table:table-cell table:number-columns-repeated="3"/>
          <table:table-cell table:style-name="ce92" office:value-type="string" calcext:value-type="string">
            <text:p>Test Top-1 Accuracy:</text:p>
          </table:table-cell>
          <table:table-cell table:style-name="ce93" office:value-type="string" calcext:value-type="string">
            <text:p>0.2875</text:p>
          </table:table-cell>
          <table:table-cell table:style-name="ce93" office:value-type="string" calcext:value-type="string">
            <text:p>0.3910</text:p>
          </table:table-cell>
          <table:table-cell table:style-name="ce93" office:value-type="string" calcext:value-type="string">
            <text:p>0.2762</text:p>
          </table:table-cell>
          <table:table-cell table:style-name="ce93" office:value-type="string" calcext:value-type="string">
            <text:p>0.3892</text:p>
          </table:table-cell>
          <table:table-cell table:style-name="ce93" office:value-type="string" calcext:value-type="string">
            <text:p>0.2685</text:p>
          </table:table-cell>
          <table:table-cell table:style-name="ce93" office:value-type="string" calcext:value-type="string">
            <text:p>0.3980</text:p>
          </table:table-cell>
          <table:table-cell table:style-name="ce93" office:value-type="string" calcext:value-type="string">
            <text:p>0.2899</text:p>
          </table:table-cell>
        </table:table-row>
        <table:table-row table:style-name="ro2">
          <table:table-cell table:style-name="ce5" office:value-type="string" calcext:value-type="string">
            <text:p>mlp_1_tanh_oversampling</text:p>
          </table:table-cell>
          <table:table-cell table:style-name="ce7" table:formula="of:=[.N10]" office:value-type="float" office:value="149.2" calcext:value-type="float">
            <text:p>149</text:p>
          </table:table-cell>
          <table:table-cell table:style-name="ce15" table:formula="of:=[.O10]" office:value-type="float" office:value="6.155917600028" calcext:value-type="float">
            <text:p>6,156</text:p>
          </table:table-cell>
          <table:table-cell table:style-name="ce9" table:formula="of:=[.P10]" office:value-type="float" office:value="0.16" calcext:value-type="float">
            <text:p>0,16</text:p>
          </table:table-cell>
          <table:table-cell table:style-name="ce24" table:formula="of:=[.Q10]" office:value-type="float" office:value="21" calcext:value-type="float">
            <text:p>21,00</text:p>
          </table:table-cell>
          <table:table-cell table:style-name="ce9" table:formula="of:=[.R10]" office:value-type="float" office:value="2257.8" calcext:value-type="float">
            <text:p>2257,8</text:p>
          </table:table-cell>
          <table:table-cell table:style-name="ce7" table:formula="of:=[.N11]" office:value-type="float" office:value="5271.7" calcext:value-type="float">
            <text:p>5272</text:p>
          </table:table-cell>
          <table:table-cell table:style-name="ce7" table:formula="of:=[.N12]" office:value-type="float" office:value="72.6064735405873" calcext:value-type="float">
            <text:p>73</text:p>
          </table:table-cell>
          <table:table-cell table:style-name="ce54" table:formula="of:= [.C5] * ([.D5]/100)" office:value-type="float" office:value="0.0098494681600448" calcext:value-type="float">
            <text:p>0,0098</text:p>
          </table:table-cell>
          <table:table-cell table:style-name="ce24" table:formula="of:= [.N$13]" office:value-type="float" office:value="48.6638562604473" calcext:value-type="float">
            <text:p>48,66</text:p>
          </table:table-cell>
          <table:table-cell table:style-name="ce1"/>
          <table:table-cell table:style-name="ce14" office:value-type="string" calcext:value-type="string">
            <text:p>mlp_1_tanh_oversampl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8" calcext:value-type="float">
            <text:p>138</text:p>
          </table:table-cell>
          <table:table-cell table:style-name="ce34" office:value-type="float" office:value="4.67981500001" calcext:value-type="float">
            <text:p>4,68</text:p>
          </table:table-cell>
          <table:table-cell table:style-name="ce40" office:value-type="float" office:value="0.18" calcext:value-type="float">
            <text:p>0,18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2257.8" calcext:value-type="float">
            <text:p>2257,8</text:p>
          </table:table-cell>
          <table:table-cell table:style-name="ce1"/>
          <table:table-cell table:style-name="ce14" office:value-type="string" calcext:value-type="string">
            <text:p>mlp_1_tanh_oversampl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190" calcext:value-type="float">
            <text:p>2190</text:p>
          </table:table-cell>
          <table:table-cell table:style-name="ce34" office:value-type="float" office:value="34.0311630001" calcext:value-type="float">
            <text:p>34,03</text:p>
          </table:table-cell>
          <table:table-cell table:style-name="ce40" office:value-type="float" office:value="0.43" calcext:value-type="float">
            <text:p>0,43</text:p>
          </table:table-cell>
          <table:table-cell table:style-name="ce13" office:value-type="float" office:value="276" calcext:value-type="float">
            <text:p>276</text:p>
          </table:table-cell>
          <table:table-cell table:style-name="ce13" office:value-type="float" office:value="-0.86" calcext:value-type="float">
            <text:p>-0,86</text:p>
          </table:table-cell>
          <table:table-cell table:style-name="ce1"/>
          <table:table-cell table:style-name="ce14" office:value-type="string" calcext:value-type="string">
            <text:p>mlp_1_tanh_oversampl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88" calcext:value-type="float">
            <text:p>488</text:p>
          </table:table-cell>
          <table:table-cell table:style-name="ce34" office:value-type="float" office:value="0.789636000001" calcext:value-type="float">
            <text:p>0,79</text:p>
          </table:table-cell>
          <table:table-cell table:style-name="ce40" office:value-type="float" office:value="3.16" calcext:value-type="float">
            <text:p>3,16</text:p>
          </table:table-cell>
          <table:table-cell table:style-name="ce40" office:value-type="float" office:value="51" calcext:value-type="float">
            <text:p>51</text:p>
          </table:table-cell>
          <table:table-cell table:style-name="ce13" office:value-type="float" office:value="-17" calcext:value-type="float">
            <text:p>-17</text:p>
          </table:table-cell>
          <table:table-cell table:style-name="ce1"/>
          <table:table-cell table:style-name="ce14" office:value-type="string" calcext:value-type="string">
            <text:p>mlp_1_tanh_oversampl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83" calcext:value-type="float">
            <text:p>583</text:p>
          </table:table-cell>
          <table:table-cell table:style-name="ce34" office:value-type="float" office:value="3.38995100001" calcext:value-type="float">
            <text:p>3,39</text:p>
          </table:table-cell>
          <table:table-cell table:style-name="ce40" office:value-type="float" office:value="0.49" calcext:value-type="float">
            <text:p>0,49</text:p>
          </table:table-cell>
          <table:table-cell table:style-name="ce40" office:value-type="float" office:value="31" calcext:value-type="float">
            <text:p>31</text:p>
          </table:table-cell>
          <table:table-cell table:style-name="ce13" office:value-type="float" office:value="-4.41" calcext:value-type="float">
            <text:p>-4,41</text:p>
          </table:table-cell>
          <table:table-cell table:style-name="ce1"/>
          <table:table-cell table:style-name="ce14" office:value-type="string" calcext:value-type="string">
            <text:p>mlp_1_tanh_oversampl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62" calcext:value-type="float">
            <text:p>1362</text:p>
          </table:table-cell>
          <table:table-cell table:style-name="ce34" office:value-type="float" office:value="5.61850700001" calcext:value-type="float">
            <text:p>5,62</text:p>
          </table:table-cell>
          <table:table-cell table:style-name="ce40" office:value-type="float" office:value="0.4" calcext:value-type="float">
            <text:p>0,4</text:p>
          </table:table-cell>
          <table:table-cell table:style-name="ce40" office:value-type="float" office:value="44" calcext:value-type="float">
            <text:p>44</text:p>
          </table:table-cell>
          <table:table-cell table:style-name="ce13" office:value-type="float" office:value="680.86" calcext:value-type="float">
            <text:p>680,86</text:p>
          </table:table-cell>
          <table:table-cell table:style-name="ce1"/>
          <table:table-cell table:style-name="ce14" office:value-type="string" calcext:value-type="string">
            <text:p>mlp_1_tanh_oversampl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99" calcext:value-type="float">
            <text:p>499</text:p>
          </table:table-cell>
          <table:table-cell table:style-name="ce34" office:value-type="float" office:value="3.59922100001" calcext:value-type="float">
            <text:p>3,60</text:p>
          </table:table-cell>
          <table:table-cell table:style-name="ce40" office:value-type="float" office:value="0.17" calcext:value-type="float">
            <text:p>0,1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6155.91" calcext:value-type="float">
            <text:p>6155,91</text:p>
          </table:table-cell>
          <table:table-cell table:style-name="ce1"/>
          <table:table-cell table:style-name="ce14" office:value-type="string" calcext:value-type="string">
            <text:p>mlp_1_tanh_oversampl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4" calcext:value-type="float">
            <text:p>154</text:p>
          </table:table-cell>
          <table:table-cell table:style-name="ce34" office:value-type="float" office:value="0.902618000001" calcext:value-type="float">
            <text:p>0,90</text:p>
          </table:table-cell>
          <table:table-cell table:style-name="ce40" office:value-type="float" office:value="1.49" calcext:value-type="float">
            <text:p>1,49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0.01" calcext:value-type="float">
            <text:p>0,01</text:p>
          </table:table-cell>
          <table:table-cell table:number-columns-repeated="3"/>
          <table:table-cell table:style-name="ce92" office:value-type="string" calcext:value-type="string">
            <text:p>Test Top-3 Accuracy:</text:p>
          </table:table-cell>
          <table:table-cell table:style-name="ce93" office:value-type="string" calcext:value-type="string">
            <text:p>0.6379</text:p>
          </table:table-cell>
          <table:table-cell table:style-name="ce93" office:value-type="string" calcext:value-type="string">
            <text:p>0.7258</text:p>
          </table:table-cell>
          <table:table-cell table:style-name="ce93" office:value-type="string" calcext:value-type="string">
            <text:p>0.5947</text:p>
          </table:table-cell>
          <table:table-cell table:style-name="ce93" office:value-type="string" calcext:value-type="string">
            <text:p>0.7268</text:p>
          </table:table-cell>
          <table:table-cell table:style-name="ce93" office:value-type="string" calcext:value-type="string">
            <text:p>0.6143</text:p>
          </table:table-cell>
          <table:table-cell table:style-name="ce93" office:value-type="string" calcext:value-type="string">
            <text:p>0.7237</text:p>
          </table:table-cell>
          <table:table-cell table:style-name="ce93" office:value-type="string" calcext:value-type="string">
            <text:p>0.6251</text:p>
          </table:table-cell>
        </table:table-row>
        <table:table-row table:style-name="ro2">
          <table:table-cell table:style-name="ce5" office:value-type="string" calcext:value-type="string">
            <text:p>mlp_1_tanh_Sin_oversampling</text:p>
          </table:table-cell>
          <table:table-cell table:style-name="ce7" table:formula="of:=[.N21]" office:value-type="float" office:value="122.6" calcext:value-type="float">
            <text:p>123</text:p>
          </table:table-cell>
          <table:table-cell table:style-name="ce15" table:formula="of:=[.O21]" office:value-type="float" office:value="5.25989340001" calcext:value-type="float">
            <text:p>5,260</text:p>
          </table:table-cell>
          <table:table-cell table:style-name="ce15" table:formula="of:=[.P21]" office:value-type="float" office:value="0.156" calcext:value-type="float">
            <text:p>0,156</text:p>
          </table:table-cell>
          <table:table-cell table:style-name="ce15" table:formula="of:=[.Q21]" office:value-type="float" office:value="18.8" calcext:value-type="float">
            <text:p>18,800</text:p>
          </table:table-cell>
          <table:table-cell table:style-name="ce15" table:formula="of:=[.R21]" office:value-type="float" office:value="2257.8" calcext:value-type="float">
            <text:p>2257,800</text:p>
          </table:table-cell>
          <table:table-cell table:style-name="ce7" table:formula="of:=[.N22]" office:value-type="float" office:value="1949.3" calcext:value-type="float">
            <text:p>1949</text:p>
          </table:table-cell>
          <table:table-cell table:style-name="ce7" table:formula="of:=[.N23]" office:value-type="float" office:value="44.1508776809703" calcext:value-type="float">
            <text:p>44</text:p>
          </table:table-cell>
          <table:table-cell table:style-name="ce54" table:formula="of:= [.C6] * ([.D6]/100)" office:value-type="float" office:value="0.0082054337040156" calcext:value-type="float">
            <text:p>0,0082</text:p>
          </table:table-cell>
          <table:table-cell table:style-name="ce24" table:formula="of:= [.N$24]" office:value-type="float" office:value="36.0121351394537" calcext:value-type="float">
            <text:p>36,01</text:p>
          </table:table-cell>
          <table:table-cell table:style-name="ce1"/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95" calcext:value-type="float">
            <text:p>95</text:p>
          </table:table-cell>
          <table:table-cell table:style-name="ce34" office:value-type="float" office:value="4.09577200001" calcext:value-type="float">
            <text:p>4,10</text:p>
          </table:table-cell>
          <table:table-cell table:style-name="ce13" office:value-type="float" office:value="0.14" calcext:value-type="float">
            <text:p>0,14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2257.8" calcext:value-type="float">
            <text:p>2257,8</text:p>
          </table:table-cell>
          <table:table-cell table:style-name="ce1"/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61" calcext:value-type="float">
            <text:p>1061</text:p>
          </table:table-cell>
          <table:table-cell table:style-name="ce34" office:value-type="float" office:value="15.1656130001" calcext:value-type="float">
            <text:p>15,17</text:p>
          </table:table-cell>
          <table:table-cell table:style-name="ce13" office:value-type="float" office:value="0.42" calcext:value-type="float">
            <text:p>0,42</text:p>
          </table:table-cell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-0.86" calcext:value-type="float">
            <text:p>-0,86</text:p>
          </table:table-cell>
          <table:table-cell table:style-name="ce1"/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0" calcext:value-type="float">
            <text:p>200</text:p>
          </table:table-cell>
          <table:table-cell table:style-name="ce34" office:value-type="float" office:value="0.430367000001" calcext:value-type="float">
            <text:p>0,43</text:p>
          </table:table-cell>
          <table:table-cell table:style-name="ce13" office:value-type="float" office:value="1.86" calcext:value-type="float">
            <text:p>1,86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-17" calcext:value-type="float">
            <text:p>-17</text:p>
          </table:table-cell>
          <table:table-cell table:style-name="ce1"/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538" calcext:value-type="float">
            <text:p>538</text:p>
          </table:table-cell>
          <table:table-cell table:style-name="ce34" office:value-type="float" office:value="3.47606900001" calcext:value-type="float">
            <text:p>3,48</text:p>
          </table:table-cell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-4.41" calcext:value-type="float">
            <text:p>-4,41</text:p>
          </table:table-cell>
          <table:table-cell table:style-name="ce1"/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3394" calcext:value-type="float">
            <text:p>3394</text:p>
          </table:table-cell>
          <table:table-cell table:style-name="ce34" office:value-type="float" office:value="19.8697580001" calcext:value-type="float">
            <text:p>19,87</text:p>
          </table:table-cell>
          <table:table-cell table:style-name="ce13" office:value-type="float" office:value="1.1" calcext:value-type="float">
            <text:p>1,1</text:p>
          </table:table-cell>
          <table:table-cell table:style-name="ce13" office:value-type="float" office:value="422" calcext:value-type="float">
            <text:p>422</text:p>
          </table:table-cell>
          <table:table-cell table:style-name="ce13" office:value-type="float" office:value="680.86" calcext:value-type="float">
            <text:p>680,86</text:p>
          </table:table-cell>
          <table:table-cell table:style-name="ce1"/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47" calcext:value-type="float">
            <text:p>447</text:p>
          </table:table-cell>
          <table:table-cell table:style-name="ce34" office:value-type="float" office:value="3.75370600001" calcext:value-type="float">
            <text:p>3,75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6155.36" calcext:value-type="float">
            <text:p>6155,36</text:p>
          </table:table-cell>
          <table:table-cell table:style-name="ce1"/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9" calcext:value-type="float">
            <text:p>149</text:p>
          </table:table-cell>
          <table:table-cell table:style-name="ce34" office:value-type="float" office:value="0.911065000001" calcext:value-type="float">
            <text:p>0,91</text:p>
          </table:table-cell>
          <table:table-cell table:style-name="ce13" office:value-type="float" office:value="1.51" calcext:value-type="float">
            <text:p>1,51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0.01" calcext:value-type="float">
            <text:p>0,01</text:p>
          </table:table-cell>
          <table:table-cell table:number-columns-repeated="11"/>
        </table:table-row>
        <table:table-row table:style-name="ro2">
          <table:table-cell table:style-name="ce5" office:value-type="string" calcext:value-type="string">
            <text:p>mlp_2_tanh_oversampling</text:p>
          </table:table-cell>
          <table:table-cell table:style-name="ce7" table:formula="of:=[.N32]" office:value-type="float" office:value="137.8" calcext:value-type="float">
            <text:p>138</text:p>
          </table:table-cell>
          <table:table-cell table:style-name="ce15" table:formula="of:=[.O32]" office:value-type="float" office:value="5.745069800024" calcext:value-type="float">
            <text:p>5,745</text:p>
          </table:table-cell>
          <table:table-cell table:style-name="ce15" table:formula="of:=[.P32]" office:value-type="float" office:value="0.144" calcext:value-type="float">
            <text:p>0,144</text:p>
          </table:table-cell>
          <table:table-cell table:style-name="ce15" table:formula="of:=[.Q32]" office:value-type="float" office:value="20" calcext:value-type="float">
            <text:p>20,000</text:p>
          </table:table-cell>
          <table:table-cell table:style-name="ce15" table:formula="of:=[.R32]" office:value-type="float" office:value="2257.8" calcext:value-type="float">
            <text:p>2257,800</text:p>
          </table:table-cell>
          <table:table-cell table:style-name="ce7" table:formula="of:=[.N33]" office:value-type="float" office:value="8979.2" calcext:value-type="float">
            <text:p>8979</text:p>
          </table:table-cell>
          <table:table-cell table:style-name="ce7" table:formula="of:=[.N34]" office:value-type="float" office:value="94.7586407669506" calcext:value-type="float">
            <text:p>95</text:p>
          </table:table-cell>
          <table:table-cell table:style-name="ce54" table:formula="of:= [.C7] * ([.D7]/100)" office:value-type="float" office:value="0.00827290051203456" calcext:value-type="float">
            <text:p>0,0083</text:p>
          </table:table-cell>
          <table:table-cell table:style-name="ce24" table:formula="of:= [.N$35]" office:value-type="float" office:value="68.7653416305882" calcext:value-type="float">
            <text:p>68,77</text:p>
          </table:table-cell>
          <table:table-cell table:style-name="ce1"/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76" calcext:value-type="float">
            <text:p>276</text:p>
          </table:table-cell>
          <table:table-cell table:style-name="ce34" office:value-type="float" office:value="11.8523580001" calcext:value-type="float">
            <text:p>11,85</text:p>
          </table:table-cell>
          <table:table-cell table:style-name="ce13" office:value-type="float" office:value="0.17" calcext:value-type="float">
            <text:p>0,1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2257.8" calcext:value-type="float">
            <text:p>2257,8</text:p>
          </table:table-cell>
          <table:table-cell table:style-name="ce1"/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710" calcext:value-type="float">
            <text:p>1710</text:p>
          </table:table-cell>
          <table:table-cell table:style-name="ce34" office:value-type="float" office:value="29.4667500001" calcext:value-type="float">
            <text:p>29,47</text:p>
          </table:table-cell>
          <table:table-cell table:style-name="ce13" office:value-type="float" office:value="0.48" calcext:value-type="float">
            <text:p>0,48</text:p>
          </table:table-cell>
          <table:table-cell table:style-name="ce13" office:value-type="float" office:value="267" calcext:value-type="float">
            <text:p>267</text:p>
          </table:table-cell>
          <table:table-cell table:style-name="ce13" office:value-type="float" office:value="-0.86" calcext:value-type="float">
            <text:p>-0,86</text:p>
          </table:table-cell>
          <table:table-cell table:style-name="ce1"/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26" calcext:value-type="float">
            <text:p>426</text:p>
          </table:table-cell>
          <table:table-cell table:style-name="ce34" office:value-type="float" office:value="0.825970000001" calcext:value-type="float">
            <text:p>0,83</text:p>
          </table:table-cell>
          <table:table-cell table:style-name="ce13" office:value-type="float" office:value="2.69" calcext:value-type="float">
            <text:p>2,69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-17" calcext:value-type="float">
            <text:p>-17</text:p>
          </table:table-cell>
          <table:table-cell table:style-name="ce1"/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70" calcext:value-type="float">
            <text:p>470</text:p>
          </table:table-cell>
          <table:table-cell table:style-name="ce34" office:value-type="float" office:value="2.38686600001" calcext:value-type="float">
            <text:p>2,39</text:p>
          </table:table-cell>
          <table:table-cell table:style-name="ce13" office:value-type="float" office:value="0.43" calcext:value-type="float">
            <text:p>0,4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4.41" calcext:value-type="float">
            <text:p>-4,41</text:p>
          </table:table-cell>
          <table:table-cell table:style-name="ce1"/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940" calcext:value-type="float">
            <text:p>1940</text:p>
          </table:table-cell>
          <table:table-cell table:style-name="ce34" office:value-type="float" office:value="8.59859900001" calcext:value-type="float">
            <text:p>8,60</text:p>
          </table:table-cell>
          <table:table-cell table:style-name="ce13" office:value-type="float" office:value="0.61" calcext:value-type="float">
            <text:p>0,61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680.86" calcext:value-type="float">
            <text:p>680,86</text:p>
          </table:table-cell>
          <table:table-cell table:style-name="ce1"/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79" calcext:value-type="float">
            <text:p>479</text:p>
          </table:table-cell>
          <table:table-cell table:style-name="ce34" office:value-type="float" office:value="4.22901700001" calcext:value-type="float">
            <text:p>4,23</text:p>
          </table:table-cell>
          <table:table-cell table:style-name="ce13" office:value-type="float" office:value="0.16" calcext:value-type="float">
            <text:p>0,1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6155.53" calcext:value-type="float">
            <text:p>6155,53</text:p>
          </table:table-cell>
          <table:table-cell table:style-name="ce1"/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6" calcext:value-type="float">
            <text:p>146</text:p>
          </table:table-cell>
          <table:table-cell table:style-name="ce34" office:value-type="float" office:value="0.906252000001" calcext:value-type="float">
            <text:p>0,91</text:p>
          </table:table-cell>
          <table:table-cell table:style-name="ce13" office:value-type="float" office:value="1.45" calcext:value-type="float">
            <text:p>1,45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0.01" calcext:value-type="float">
            <text:p>0,01</text:p>
          </table:table-cell>
          <table:table-cell table:number-columns-repeated="11"/>
        </table:table-row>
        <table:table-row table:style-name="ro2">
          <table:table-cell table:style-name="ce5" office:value-type="string" calcext:value-type="string">
            <text:p>mlp_2_tanh_Sin_oversampling</text:p>
          </table:table-cell>
          <table:table-cell table:style-name="ce7" table:formula="of:= [.N43]" office:value-type="float" office:value="139.6" calcext:value-type="float">
            <text:p>140</text:p>
          </table:table-cell>
          <table:table-cell table:style-name="ce15" table:formula="of:= [.O43]" office:value-type="float" office:value="5.787406200006" calcext:value-type="float">
            <text:p>5,787</text:p>
          </table:table-cell>
          <table:table-cell table:style-name="ce15" table:formula="of:= [.P43]" office:value-type="float" office:value="0.148" calcext:value-type="float">
            <text:p>0,148</text:p>
          </table:table-cell>
          <table:table-cell table:style-name="ce15" table:formula="of:= [.Q43]" office:value-type="float" office:value="19.6" calcext:value-type="float">
            <text:p>19,600</text:p>
          </table:table-cell>
          <table:table-cell table:style-name="ce15" table:formula="of:= [.R43]" office:value-type="float" office:value="2257.8" calcext:value-type="float">
            <text:p>2257,800</text:p>
          </table:table-cell>
          <table:table-cell table:style-name="ce7" table:formula="of:=[.N44]" office:value-type="float" office:value="4477.3" calcext:value-type="float">
            <text:p>4477</text:p>
          </table:table-cell>
          <table:table-cell table:style-name="ce7" table:formula="of:=[.N45]" office:value-type="float" office:value="66.9126296000987" calcext:value-type="float">
            <text:p>67</text:p>
          </table:table-cell>
          <table:table-cell table:style-name="ce54" table:formula="of:= [.C8] * ([.D8]/100)" office:value-type="float" office:value="0.00856536117600888" calcext:value-type="float">
            <text:p>0,0086</text:p>
          </table:table-cell>
          <table:table-cell table:style-name="ce24" table:formula="of:= [.N$46]" office:value-type="float" office:value="47.9316830946266" calcext:value-type="float">
            <text:p>47,93</text:p>
          </table:table-cell>
          <table:table-cell table:style-name="ce1"/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124" calcext:value-type="float">
            <text:p>124</text:p>
          </table:table-cell>
          <table:table-cell table:style-name="ce34" office:value-type="float" office:value="5.21115000001" calcext:value-type="float">
            <text:p>5,21</text:p>
          </table:table-cell>
          <table:table-cell table:style-name="ce13" office:value-type="float" office:value="0.17" calcext:value-type="float">
            <text:p>0,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257.8" calcext:value-type="float">
            <text:p>2257,8</text:p>
          </table:table-cell>
          <table:table-cell table:style-name="ce1"/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1183" calcext:value-type="float">
            <text:p>1183</text:p>
          </table:table-cell>
          <table:table-cell table:style-name="ce34" office:value-type="float" office:value="19.1156120001" calcext:value-type="float">
            <text:p>19,12</text:p>
          </table:table-cell>
          <table:table-cell table:style-name="ce13" office:value-type="float" office:value="0.41" calcext:value-type="float">
            <text:p>0,41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-0.86" calcext:value-type="float">
            <text:p>-0,86</text:p>
          </table:table-cell>
          <table:table-cell table:style-name="ce1"/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556" calcext:value-type="float">
            <text:p>556</text:p>
          </table:table-cell>
          <table:table-cell table:style-name="ce34" office:value-type="float" office:value="0.881451000001" calcext:value-type="float">
            <text:p>0,88</text:p>
          </table:table-cell>
          <table:table-cell table:style-name="ce13" office:value-type="float" office:value="3.46" calcext:value-type="float">
            <text:p>3,46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-17" calcext:value-type="float">
            <text:p>-17</text:p>
          </table:table-cell>
          <table:table-cell table:style-name="ce1"/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514" calcext:value-type="float">
            <text:p>514</text:p>
          </table:table-cell>
          <table:table-cell table:style-name="ce34" office:value-type="float" office:value="3.17603300001" calcext:value-type="float">
            <text:p>3,18</text:p>
          </table:table-cell>
          <table:table-cell table:style-name="ce13" office:value-type="float" office:value="0.39" calcext:value-type="float">
            <text:p>0,39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-4.41" calcext:value-type="float">
            <text:p>-4,41</text:p>
          </table:table-cell>
          <table:table-cell table:style-name="ce1"/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1249" calcext:value-type="float">
            <text:p>1249</text:p>
          </table:table-cell>
          <table:table-cell table:style-name="ce34" office:value-type="float" office:value="5.79955800001" calcext:value-type="float">
            <text:p>5,80</text:p>
          </table:table-cell>
          <table:table-cell table:style-name="ce13" office:value-type="float" office:value="0.41" calcext:value-type="float">
            <text:p>0,41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680.86" calcext:value-type="float">
            <text:p>680,86</text:p>
          </table:table-cell>
          <table:table-cell table:style-name="ce1"/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454" calcext:value-type="float">
            <text:p>454</text:p>
          </table:table-cell>
          <table:table-cell table:style-name="ce34" office:value-type="float" office:value="4.13072800001" calcext:value-type="float">
            <text:p>4,13</text:p>
          </table:table-cell>
          <table:table-cell table:style-name="ce13" office:value-type="float" office:value="0.14" calcext:value-type="float">
            <text:p>0,14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6155.71" calcext:value-type="float">
            <text:p>6155,71</text:p>
          </table:table-cell>
          <table:table-cell table:style-name="ce1"/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161" calcext:value-type="float">
            <text:p>161</text:p>
          </table:table-cell>
          <table:table-cell table:style-name="ce34" office:value-type="float" office:value="0.981328000001" calcext:value-type="float">
            <text:p>0,98</text:p>
          </table:table-cell>
          <table:table-cell table:style-name="ce13" office:value-type="float" office:value="1.52" calcext:value-type="float">
            <text:p>1,52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mlp_3_tanh_oversampling</text:p>
          </table:table-cell>
          <table:table-cell table:style-name="ce7" table:formula="of:= [.N54]" office:value-type="float" office:value="95.6" calcext:value-type="float">
            <text:p>96</text:p>
          </table:table-cell>
          <table:table-cell table:style-name="ce15" table:formula="of:= [.O54]" office:value-type="float" office:value="4.04635580001" calcext:value-type="float">
            <text:p>4,046</text:p>
          </table:table-cell>
          <table:table-cell table:style-name="ce15" table:formula="of:= [.P54]" office:value-type="float" office:value="0.12" calcext:value-type="float">
            <text:p>0,120</text:p>
          </table:table-cell>
          <table:table-cell table:style-name="ce15" table:formula="of:= [.Q54]" office:value-type="float" office:value="11.2" calcext:value-type="float">
            <text:p>11,200</text:p>
          </table:table-cell>
          <table:table-cell table:style-name="ce15" table:formula="of:= [.R54]" office:value-type="float" office:value="2257.8" calcext:value-type="float">
            <text:p>2257,800</text:p>
          </table:table-cell>
          <table:table-cell table:style-name="ce7" table:formula="of:=[.N55]" office:value-type="float" office:value="763.8" calcext:value-type="float">
            <text:p>764</text:p>
          </table:table-cell>
          <table:table-cell table:style-name="ce7" table:formula="of:=[.N56]" office:value-type="float" office:value="27.6369318123413" calcext:value-type="float">
            <text:p>28</text:p>
          </table:table-cell>
          <table:table-cell table:style-name="ce54" table:formula="of:= [.C9] * ([.D9]/100)" office:value-type="float" office:value="0.004855626960012" calcext:value-type="float">
            <text:p>0,0049</text:p>
          </table:table-cell>
          <table:table-cell table:style-name="ce24" table:formula="of:= [.N$57]" office:value-type="float" office:value="28.9089244898968" calcext:value-type="float">
            <text:p>28,91</text:p>
          </table:table-cell>
          <table:table-cell table:style-name="ce1"/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113" calcext:value-type="float">
            <text:p>113</text:p>
          </table:table-cell>
          <table:table-cell table:style-name="ce34" office:value-type="float" office:value="4.94049300001" calcext:value-type="float">
            <text:p>4,94</text:p>
          </table:table-cell>
          <table:table-cell table:style-name="ce13" office:value-type="float" office:value="0.14" calcext:value-type="float">
            <text:p>0,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2257.8" calcext:value-type="float">
            <text:p>2257,8</text:p>
          </table:table-cell>
          <table:table-cell table:style-name="ce1"/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1429" calcext:value-type="float">
            <text:p>1429</text:p>
          </table:table-cell>
          <table:table-cell table:style-name="ce34" office:value-type="float" office:value="23.2452550001" calcext:value-type="float">
            <text:p>23,25</text:p>
          </table:table-cell>
          <table:table-cell table:style-name="ce13" office:value-type="float" office:value="0.41" calcext:value-type="float">
            <text:p>0,41</text:p>
          </table:table-cell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-0.86" calcext:value-type="float">
            <text:p>-0,86</text:p>
          </table:table-cell>
          <table:table-cell table:style-name="ce1"/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343" calcext:value-type="float">
            <text:p>343</text:p>
          </table:table-cell>
          <table:table-cell table:style-name="ce34" office:value-type="float" office:value="0.661876000001" calcext:value-type="float">
            <text:p>0,66</text:p>
          </table:table-cell>
          <table:table-cell table:style-name="ce13" office:value-type="float" office:value="2.88" calcext:value-type="float">
            <text:p>2,88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-17" calcext:value-type="float">
            <text:p>-17</text:p>
          </table:table-cell>
          <table:table-cell table:style-name="ce1"/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540" calcext:value-type="float">
            <text:p>540</text:p>
          </table:table-cell>
          <table:table-cell table:style-name="ce34" office:value-type="float" office:value="3.51507200001" calcext:value-type="float">
            <text:p>3,52</text:p>
          </table:table-cell>
          <table:table-cell table:style-name="ce13" office:value-type="float" office:value="0.44" calcext:value-type="float">
            <text:p>0,44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-4.41" calcext:value-type="float">
            <text:p>-4,41</text:p>
          </table:table-cell>
          <table:table-cell table:style-name="ce1"/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2780" calcext:value-type="float">
            <text:p>2780</text:p>
          </table:table-cell>
          <table:table-cell table:style-name="ce34" office:value-type="float" office:value="13.3929960001" calcext:value-type="float">
            <text:p>13,39</text:p>
          </table:table-cell>
          <table:table-cell table:style-name="ce13" office:value-type="float" office:value="0.89" calcext:value-type="float">
            <text:p>0,89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680.86" calcext:value-type="float">
            <text:p>680,86</text:p>
          </table:table-cell>
          <table:table-cell table:style-name="ce1"/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493" calcext:value-type="float">
            <text:p>493</text:p>
          </table:table-cell>
          <table:table-cell table:style-name="ce34" office:value-type="float" office:value="4.39308000001" calcext:value-type="float">
            <text:p>4,39</text:p>
          </table:table-cell>
          <table:table-cell table:style-name="ce13" office:value-type="float" office:value="0.19" calcext:value-type="float">
            <text:p>0,19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6156.75" calcext:value-type="float">
            <text:p>6156,75</text:p>
          </table:table-cell>
          <table:table-cell table:style-name="ce1"/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124" calcext:value-type="float">
            <text:p>124</text:p>
          </table:table-cell>
          <table:table-cell table:style-name="ce34" office:value-type="float" office:value="0.852779000001" calcext:value-type="float">
            <text:p>0,85</text:p>
          </table:table-cell>
          <table:table-cell table:style-name="ce13" office:value-type="float" office:value="1.34" calcext:value-type="float">
            <text:p>1,34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mlp_3_tanh_Sin_oversampling</text:p>
          </table:table-cell>
          <table:table-cell table:style-name="ce7" table:formula="of:= [.N65]" office:value-type="float" office:value="102.4" calcext:value-type="float">
            <text:p>102</text:p>
          </table:table-cell>
          <table:table-cell table:style-name="ce15" table:formula="of:= [.O65]" office:value-type="float" office:value="4.35919880001" calcext:value-type="float">
            <text:p>4,359</text:p>
          </table:table-cell>
          <table:table-cell table:style-name="ce15" table:formula="of:= [.P65]" office:value-type="float" office:value="0.118" calcext:value-type="float">
            <text:p>0,118</text:p>
          </table:table-cell>
          <table:table-cell table:style-name="ce15" table:formula="of:= [.Q65]" office:value-type="float" office:value="12.2" calcext:value-type="float">
            <text:p>12,200</text:p>
          </table:table-cell>
          <table:table-cell table:style-name="ce15" table:formula="of:= [.R65]" office:value-type="float" office:value="2257.8" calcext:value-type="float">
            <text:p>2257,800</text:p>
          </table:table-cell>
          <table:table-cell table:style-name="ce7" table:formula="of:=[.N66]" office:value-type="float" office:value="3073.3" calcext:value-type="float">
            <text:p>3073</text:p>
          </table:table-cell>
          <table:table-cell table:style-name="ce7" table:formula="of:=[.N67]" office:value-type="float" office:value="55.4373520291148" calcext:value-type="float">
            <text:p>55</text:p>
          </table:table-cell>
          <table:table-cell table:style-name="ce54" table:formula="of:= [.C10] * ([.D10]/100)" office:value-type="float" office:value="0.0051438545840118" calcext:value-type="float">
            <text:p>0,0051</text:p>
          </table:table-cell>
          <table:table-cell table:style-name="ce24" table:formula="of:= [.N$68]" office:value-type="float" office:value="54.1380390909324" calcext:value-type="float">
            <text:p>54,14</text:p>
          </table:table-cell>
          <table:table-cell table:style-name="ce1"/>
          <table:table-cell table:style-name="ce13"/>
          <table:table-cell table:style-name="ce13" office:value-type="string" calcext:value-type="string">
            <text:p>promedio</text:p>
          </table:table-cell>
          <table:table-cell table:style-name="ce13" table:formula="of:= SUM([.N5:.N9])/5" office:value-type="float" office:value="149.2" calcext:value-type="float">
            <text:p>149,2</text:p>
          </table:table-cell>
          <table:table-cell table:style-name="ce13" table:formula="of:= SUM([.O5:.O9])/5" office:value-type="float" office:value="6.155917600028" calcext:value-type="float">
            <text:p>6,155917600028</text:p>
          </table:table-cell>
          <table:table-cell table:style-name="ce13" table:formula="of:= SUM([.P5:.P9])/5" office:value-type="float" office:value="0.16" calcext:value-type="float">
            <text:p>0,16</text:p>
          </table:table-cell>
          <table:table-cell table:style-name="ce13" table:formula="of:= SUM([.Q5:.Q9])/5" office:value-type="float" office:value="21" calcext:value-type="float">
            <text:p>21</text:p>
          </table:table-cell>
          <table:table-cell table:style-name="ce13" table:formula="of:= SUM([.R5:.R9])/5" office:value-type="float" office:value="2257.8" calcext:value-type="float">
            <text:p>2257,8</text:p>
          </table:table-cell>
          <table:table-cell table:style-name="ce1"/>
          <table:table-cell table:style-name="ce13"/>
          <table:table-cell table:style-name="ce13" office:value-type="string" calcext:value-type="string">
            <text:p>promedio</text:p>
          </table:table-cell>
          <table:table-cell table:style-name="ce13" table:formula="of:= SUM([.V5:.V9])/5" office:value-type="float" office:value="1514.6" calcext:value-type="float">
            <text:p>1514,6</text:p>
          </table:table-cell>
          <table:table-cell table:style-name="ce13" table:formula="of:= SUM([.W5:.W9])/5" office:value-type="float" office:value="24.2048786001" calcext:value-type="float">
            <text:p>24,2048786001</text:p>
          </table:table-cell>
          <table:table-cell table:style-name="ce13" table:formula="of:= SUM([.X5:.X9])/5" office:value-type="float" office:value="0.43" calcext:value-type="float">
            <text:p>0,43</text:p>
          </table:table-cell>
          <table:table-cell table:style-name="ce13" table:formula="of:= SUM([.Y5:.Y9])/5" office:value-type="float" office:value="201.2" calcext:value-type="float">
            <text:p>201,2</text:p>
          </table:table-cell>
          <table:table-cell table:style-name="ce88" table:formula="of:= SUM([.Z5:.Z9])/5" office:value-type="float" office:value="-0.86" calcext:value-type="float">
            <text:p>-0,86</text:p>
          </table:table-cell>
          <table:table-cell table:style-name="ce1"/>
          <table:table-cell table:style-name="ce13"/>
          <table:table-cell table:style-name="ce13" office:value-type="string" calcext:value-type="string">
            <text:p>promedio</text:p>
          </table:table-cell>
          <table:table-cell table:style-name="ce13" table:formula="of:= SUM([.AD5:.AD9])/5" office:value-type="float" office:value="402.6" calcext:value-type="float">
            <text:p>402,6</text:p>
          </table:table-cell>
          <table:table-cell table:style-name="ce13" table:formula="of:= SUM([.AE5:.AE9])/5" office:value-type="float" office:value="0.717860000001" calcext:value-type="float">
            <text:p>0,717860000001</text:p>
          </table:table-cell>
          <table:table-cell table:style-name="ce13" table:formula="of:= SUM([.AF5:.AF9])/5" office:value-type="float" office:value="2.81" calcext:value-type="float">
            <text:p>2,81</text:p>
          </table:table-cell>
          <table:table-cell table:style-name="ce13" table:formula="of:= SUM([.AG5:.AG9])/5" office:value-type="float" office:value="42.2" calcext:value-type="float">
            <text:p>42,2</text:p>
          </table:table-cell>
          <table:table-cell table:style-name="ce88" table:formula="of:= SUM([.AH5:.AH9])/5" office:value-type="float" office:value="-17" calcext:value-type="float">
            <text:p>-17,00</text:p>
          </table:table-cell>
          <table:table-cell table:style-name="ce1"/>
          <table:table-cell table:style-name="ce13"/>
          <table:table-cell table:style-name="ce13" office:value-type="string" calcext:value-type="string">
            <text:p>promedio</text:p>
          </table:table-cell>
          <table:table-cell table:style-name="ce13" table:formula="of:= SUM([.AL5:.AL9])/5" office:value-type="float" office:value="529" calcext:value-type="float">
            <text:p>529</text:p>
          </table:table-cell>
          <table:table-cell table:style-name="ce13" table:formula="of:= SUM([.AM5:.AM9])/5" office:value-type="float" office:value="3.18879820001" calcext:value-type="float">
            <text:p>3,18879820001</text:p>
          </table:table-cell>
          <table:table-cell table:style-name="ce13" table:formula="of:= SUM([.AN5:.AN9])/5" office:value-type="float" office:value="0.43" calcext:value-type="float">
            <text:p>0,43</text:p>
          </table:table-cell>
          <table:table-cell table:style-name="ce13" table:formula="of:= SUM([.AO5:.AO9])/5" office:value-type="float" office:value="26.2" calcext:value-type="float">
            <text:p>26,2</text:p>
          </table:table-cell>
          <table:table-cell table:style-name="ce88" table:formula="of:= SUM([.AP5:.AP9])/5" office:value-type="float" office:value="-4.41" calcext:value-type="float">
            <text:p>-4,41</text:p>
          </table:table-cell>
          <table:table-cell table:style-name="ce1"/>
          <table:table-cell table:style-name="ce13"/>
          <table:table-cell table:style-name="ce13" office:value-type="string" calcext:value-type="string">
            <text:p>promedio</text:p>
          </table:table-cell>
          <table:table-cell table:style-name="ce13" table:formula="of:= SUM([.AT5:.AT9])/5" office:value-type="float" office:value="2145" calcext:value-type="float">
            <text:p>2145</text:p>
          </table:table-cell>
          <table:table-cell table:style-name="ce13" table:formula="of:= SUM([.AU5:.AU9])/5" office:value-type="float" office:value="10.655883600046" calcext:value-type="float">
            <text:p>10,655883600046</text:p>
          </table:table-cell>
          <table:table-cell table:style-name="ce13" table:formula="of:= SUM([.AV5:.AV9])/5" office:value-type="float" office:value="0.682" calcext:value-type="float">
            <text:p>0,682</text:p>
          </table:table-cell>
          <table:table-cell table:style-name="ce13" table:formula="of:= SUM([.AW5:.AW9])/5" office:value-type="float" office:value="172.6" calcext:value-type="float">
            <text:p>172,6</text:p>
          </table:table-cell>
          <table:table-cell table:style-name="ce88" table:formula="of:= SUM([.AX5:.AX9])/5" office:value-type="float" office:value="680.86" calcext:value-type="float">
            <text:p>680,86</text:p>
          </table:table-cell>
          <table:table-cell table:style-name="ce1"/>
          <table:table-cell table:style-name="ce13"/>
          <table:table-cell table:style-name="ce13" office:value-type="string" calcext:value-type="string">
            <text:p>promedio</text:p>
          </table:table-cell>
          <table:table-cell table:style-name="ce13" table:formula="of:= SUM([.BB5:.BB9])/5" office:value-type="float" office:value="474.4" calcext:value-type="float">
            <text:p>474,4</text:p>
          </table:table-cell>
          <table:table-cell table:style-name="ce13" table:formula="of:= SUM([.BC5:.BC9])/5" office:value-type="float" office:value="4.02115040001" calcext:value-type="float">
            <text:p>4,02115040001</text:p>
          </table:table-cell>
          <table:table-cell table:style-name="ce13" table:formula="of:= SUM([.BD5:.BD9])/5" office:value-type="float" office:value="0.172" calcext:value-type="float">
            <text:p>0,172</text:p>
          </table:table-cell>
          <table:table-cell table:style-name="ce13" table:formula="of:= SUM([.BE5:.BE9])/5" office:value-type="float" office:value="14.4" calcext:value-type="float">
            <text:p>14,4</text:p>
          </table:table-cell>
          <table:table-cell table:style-name="ce13" table:formula="of:= SUM([.BF5:.BF9])/5" office:value-type="float" office:value="6155.852" calcext:value-type="float">
            <text:p>6155,852</text:p>
          </table:table-cell>
          <table:table-cell table:style-name="ce1"/>
          <table:table-cell table:style-name="ce13"/>
          <table:table-cell table:style-name="ce13" office:value-type="string" calcext:value-type="string">
            <text:p>promedio</text:p>
          </table:table-cell>
          <table:table-cell table:style-name="ce13" table:formula="of:= SUM([.BJ5:.BJ9])/5" office:value-type="float" office:value="146.8" calcext:value-type="float">
            <text:p>146,8</text:p>
          </table:table-cell>
          <table:table-cell table:style-name="ce13" table:formula="of:= SUM([.BK5:.BK9])/5" office:value-type="float" office:value="0.910808400001" calcext:value-type="float">
            <text:p>0,910808400001</text:p>
          </table:table-cell>
          <table:table-cell table:style-name="ce13" table:formula="of:= SUM([.BL5:.BL9])/5" office:value-type="float" office:value="1.462" calcext:value-type="float">
            <text:p>1,462</text:p>
          </table:table-cell>
          <table:table-cell table:style-name="ce13" table:formula="of:= SUM([.BM5:.BM9])/5" office:value-type="float" office:value="24.4" calcext:value-type="float">
            <text:p>24,4</text:p>
          </table:table-cell>
          <table:table-cell table:style-name="ce13" table:formula="of:= SUM([.BN5:.BN9])/5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temperatura</text:p>
          </table:table-cell>
          <table:table-cell table:style-name="ce8" table:formula="of:=[.N76]" office:value-type="float" office:value="140" calcext:value-type="float">
            <text:p>140</text:p>
          </table:table-cell>
          <table:table-cell table:style-name="ce18" table:formula="of:=[.O76]" office:value-type="float" office:value="5.11246180001" calcext:value-type="float">
            <text:p>5,112</text:p>
          </table:table-cell>
          <table:table-cell table:style-name="ce18" table:formula="of:=[.P76]" office:value-type="float" office:value="0.156" calcext:value-type="float">
            <text:p>0,156</text:p>
          </table:table-cell>
          <table:table-cell table:style-name="ce18" table:formula="of:=[.Q76]" office:value-type="float" office:value="17.8" calcext:value-type="float">
            <text:p>17,800</text:p>
          </table:table-cell>
          <table:table-cell table:style-name="ce18" table:formula="of:=[.R76]" office:value-type="float" office:value="2257.8" calcext:value-type="float">
            <text:p>2257,800</text:p>
          </table:table-cell>
          <table:table-cell table:style-name="ce11" table:formula="of:=[.N77]" office:value-type="float" office:value="3359.5" calcext:value-type="float">
            <text:p>3360</text:p>
          </table:table-cell>
          <table:table-cell table:style-name="ce11" table:formula="of:=[.N78]" office:value-type="float" office:value="57.9611939145494" calcext:value-type="float">
            <text:p>58</text:p>
          </table:table-cell>
          <table:table-cell table:style-name="ce54" table:formula="of:= [.C11] * ([.D11]/100)" office:value-type="float" office:value="0.0079754404080156" calcext:value-type="float">
            <text:p>0,0080</text:p>
          </table:table-cell>
          <table:table-cell table:style-name="ce24" table:formula="of:= [.N$79]" office:value-type="float" office:value="41.4008527961067" calcext:value-type="float">
            <text:p>41,40</text:p>
          </table:table-cell>
          <table:table-cell table:style-name="ce1"/>
          <table:table-cell table:style-name="ce13"/>
          <table:table-cell table:style-name="ce13" office:value-type="string" calcext:value-type="string">
            <text:p>varianza</text:p>
          </table:table-cell>
          <table:table-cell table:style-name="ce13" table:formula="of:= COM.MICROSOFT.VAR.S([.N5:.N9])" office:value-type="float" office:value="5271.7" calcext:value-type="float">
            <text:p>5271,7</text:p>
          </table:table-cell>
          <table:table-cell table:style-name="ce13" table:formula="of:= COM.MICROSOFT.VAR.S([.O5:.O9])" office:value-type="float" office:value="10.3105886967496" calcext:value-type="float">
            <text:p>10,3105886967496</text:p>
          </table:table-cell>
          <table:table-cell table:style-name="ce13" table:formula="of:= COM.MICROSOFT.VAR.S([.P5:.P9])" office:value-type="float" office:value="0.00035" calcext:value-type="float">
            <text:p>0,00035</text:p>
          </table:table-cell>
          <table:table-cell table:style-name="ce13" table:formula="of:= COM.MICROSOFT.VAR.S([.Q5:.Q9])" office:value-type="float" office:value="141.5" calcext:value-type="float">
            <text:p>141,5</text:p>
          </table:table-cell>
          <table:table-cell table:style-name="ce13" table:formula="of:= COM.MICROSOFT.VAR.S([.R5:.R9])" office:value-type="float" office:value="0" calcext:value-type="float">
            <text:p>0</text:p>
          </table:table-cell>
          <table:table-cell table:style-name="ce1"/>
          <table:table-cell table:style-name="ce13"/>
          <table:table-cell table:style-name="ce13" office:value-type="string" calcext:value-type="string">
            <text:p>varianza</text:p>
          </table:table-cell>
          <table:table-cell table:style-name="ce13" table:formula="of:= COM.MICROSOFT.VAR.S([.V5:.V9])" office:value-type="float" office:value="204346.3" calcext:value-type="float">
            <text:p>204346,3</text:p>
          </table:table-cell>
          <table:table-cell table:style-name="ce13" table:formula="of:= COM.MICROSOFT.VAR.S([.W5:.W9])" office:value-type="float" office:value="58.1932475766793" calcext:value-type="float">
            <text:p>58,1932475766793</text:p>
          </table:table-cell>
          <table:table-cell table:style-name="ce13" table:formula="of:= COM.MICROSOFT.VAR.S([.X5:.X9])" office:value-type="float" office:value="0.00085" calcext:value-type="float">
            <text:p>0,00085</text:p>
          </table:table-cell>
          <table:table-cell table:style-name="ce13" table:formula="of:= COM.MICROSOFT.VAR.S([.Y5:.Y9])" office:value-type="float" office:value="4677.2" calcext:value-type="float">
            <text:p>4677,2</text:p>
          </table:table-cell>
          <table:table-cell table:style-name="ce13" table:formula="of:= COM.MICROSOFT.VAR.S([.Z5:.Z9])" office:value-type="float" office:value="0" calcext:value-type="float">
            <text:p>0</text:p>
          </table:table-cell>
          <table:table-cell table:style-name="ce1"/>
          <table:table-cell table:style-name="ce13"/>
          <table:table-cell table:style-name="ce13" office:value-type="string" calcext:value-type="string">
            <text:p>varianza</text:p>
          </table:table-cell>
          <table:table-cell table:style-name="ce13" table:formula="of:= COM.MICROSOFT.VAR.S([.AD5:.AD9])" office:value-type="float" office:value="18992.8" calcext:value-type="float">
            <text:p>18992,8</text:p>
          </table:table-cell>
          <table:table-cell table:style-name="ce13" table:formula="of:= COM.MICROSOFT.VAR.S([.AE5:.AE9])" office:value-type="float" office:value="0.0323470037155" calcext:value-type="float">
            <text:p>0,0323470037155</text:p>
          </table:table-cell>
          <table:table-cell table:style-name="ce13" table:formula="of:= COM.MICROSOFT.VAR.S([.AF5:.AF9])" office:value-type="float" office:value="0.3667" calcext:value-type="float">
            <text:p>0,3667</text:p>
          </table:table-cell>
          <table:table-cell table:style-name="ce13" table:formula="of:= COM.MICROSOFT.VAR.S([.AG5:.AG9])" office:value-type="float" office:value="302.2" calcext:value-type="float">
            <text:p>302,2</text:p>
          </table:table-cell>
          <table:table-cell table:style-name="ce13" table:formula="of:= COM.MICROSOFT.VAR.S([.AH5:.AH9])" office:value-type="float" office:value="0" calcext:value-type="float">
            <text:p>0</text:p>
          </table:table-cell>
          <table:table-cell table:style-name="ce1"/>
          <table:table-cell table:style-name="ce13"/>
          <table:table-cell table:style-name="ce13" office:value-type="string" calcext:value-type="string">
            <text:p>varianza</text:p>
          </table:table-cell>
          <table:table-cell table:style-name="ce13" table:formula="of:= COM.MICROSOFT.VAR.S([.AL5:.AL9])" office:value-type="float" office:value="1706" calcext:value-type="float">
            <text:p>1706</text:p>
          </table:table-cell>
          <table:table-cell table:style-name="ce13" table:formula="of:= COM.MICROSOFT.VAR.S([.AM5:.AM9])" office:value-type="float" office:value="0.2181749394437" calcext:value-type="float">
            <text:p>0,2181749394437</text:p>
          </table:table-cell>
          <table:table-cell table:style-name="ce13" table:formula="of:= COM.MICROSOFT.VAR.S([.AN5:.AN9])" office:value-type="float" office:value="0.00155" calcext:value-type="float">
            <text:p>0,00155</text:p>
          </table:table-cell>
          <table:table-cell table:style-name="ce13" table:formula="of:= COM.MICROSOFT.VAR.S([.AO5:.AO9])" office:value-type="float" office:value="18.7" calcext:value-type="float">
            <text:p>18,7</text:p>
          </table:table-cell>
          <table:table-cell table:style-name="ce13" table:formula="of:= COM.MICROSOFT.VAR.S([.AP5:.AP9])" office:value-type="float" office:value="0" calcext:value-type="float">
            <text:p>0</text:p>
          </table:table-cell>
          <table:table-cell table:style-name="ce1"/>
          <table:table-cell table:style-name="ce13"/>
          <table:table-cell table:style-name="ce13" office:value-type="string" calcext:value-type="string">
            <text:p>varianza</text:p>
          </table:table-cell>
          <table:table-cell table:style-name="ce13" table:formula="of:= COM.MICROSOFT.VAR.S([.AT5:.AT9])" office:value-type="float" office:value="855289" calcext:value-type="float">
            <text:p>855289</text:p>
          </table:table-cell>
          <table:table-cell table:style-name="ce13" table:formula="of:= COM.MICROSOFT.VAR.S([.AU5:.AU9])" office:value-type="float" office:value="36.3946867550501" calcext:value-type="float">
            <text:p>36,3946867550501</text:p>
          </table:table-cell>
          <table:table-cell table:style-name="ce13" table:formula="of:= COM.MICROSOFT.VAR.S([.AV5:.AV9])" office:value-type="float" office:value="0.09417" calcext:value-type="float">
            <text:p>0,09417</text:p>
          </table:table-cell>
          <table:table-cell table:style-name="ce13" table:formula="of:= COM.MICROSOFT.VAR.S([.AW5:.AW9])" office:value-type="float" office:value="25489.3" calcext:value-type="float">
            <text:p>25489,3</text:p>
          </table:table-cell>
          <table:table-cell table:style-name="ce13" table:formula="of:= COM.MICROSOFT.VAR.S([.AX5:.AX9])" office:value-type="float" office:value="0" calcext:value-type="float">
            <text:p>0</text:p>
          </table:table-cell>
          <table:table-cell table:style-name="ce1"/>
          <table:table-cell table:style-name="ce13"/>
          <table:table-cell table:style-name="ce13" office:value-type="string" calcext:value-type="string">
            <text:p>varianza</text:p>
          </table:table-cell>
          <table:table-cell table:style-name="ce13" table:formula="of:= COM.MICROSOFT.VAR.S([.BB5:.BB9])" office:value-type="float" office:value="534.8" calcext:value-type="float">
            <text:p>534,8</text:p>
          </table:table-cell>
          <table:table-cell table:style-name="ce13" table:formula="of:= COM.MICROSOFT.VAR.S([.BC5:.BC9])" office:value-type="float" office:value="0.1107745817123" calcext:value-type="float">
            <text:p>0,1107745817123</text:p>
          </table:table-cell>
          <table:table-cell table:style-name="ce13" table:formula="of:= COM.MICROSOFT.VAR.S([.BD5:.BD9])" office:value-type="float" office:value="0.00057" calcext:value-type="float">
            <text:p>0,00057</text:p>
          </table:table-cell>
          <table:table-cell table:style-name="ce13" table:formula="of:= COM.MICROSOFT.VAR.S([.BE5:.BE9])" office:value-type="float" office:value="5.3" calcext:value-type="float">
            <text:p>5,3</text:p>
          </table:table-cell>
          <table:table-cell table:style-name="ce13" table:formula="of:= COM.MICROSOFT.VAR.S([.BF5:.BF9])" office:value-type="float" office:value="0.293920000000115" calcext:value-type="float">
            <text:p>0,293920000000115</text:p>
          </table:table-cell>
          <table:table-cell table:style-name="ce1"/>
          <table:table-cell table:style-name="ce13"/>
          <table:table-cell table:style-name="ce13" office:value-type="string" calcext:value-type="string">
            <text:p>varianza</text:p>
          </table:table-cell>
          <table:table-cell table:style-name="ce13" table:formula="of:= COM.MICROSOFT.VAR.S([.BJ5:.BJ9])" office:value-type="float" office:value="194.7" calcext:value-type="float">
            <text:p>194,7</text:p>
          </table:table-cell>
          <table:table-cell table:style-name="ce13" table:formula="of:= COM.MICROSOFT.VAR.S([.BK5:.BK9])" office:value-type="float" office:value="0.0021070836313" calcext:value-type="float">
            <text:p>0,0021070836313</text:p>
          </table:table-cell>
          <table:table-cell table:style-name="ce13" table:formula="of:= COM.MICROSOFT.VAR.S([.BL5:.BL9])" office:value-type="float" office:value="0.00537" calcext:value-type="float">
            <text:p>0,00537</text:p>
          </table:table-cell>
          <table:table-cell table:style-name="ce13" table:formula="of:= COM.MICROSOFT.VAR.S([.BM5:.BM9])" office:value-type="float" office:value="4.8" calcext:value-type="float">
            <text:p>4,8</text:p>
          </table:table-cell>
          <table:table-cell table:style-name="ce13" table:formula="of:= COM.MICROSOFT.VAR.S([.BN5:.BN9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Optimizer de ibex</text:p>
          </table:table-cell>
          <table:table-cell table:style-name="ce9" office:value-type="float" office:value="174" calcext:value-type="float">
            <text:p>174</text:p>
          </table:table-cell>
          <table:table-cell table:style-name="ce15" office:value-type="float" office:value="1.87763700001" calcext:value-type="float">
            <text:p>1,878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string" calcext:value-type="string">
            <text:p>[2255.54204205,2257.7975841]</text:p>
          </table:table-cell>
          <table:table-cell table:style-name="ce9" table:number-columns-repeated="4"/>
          <table:table-cell table:style-name="ce1"/>
          <table:table-cell table:style-name="ce13"/>
          <table:table-cell table:style-name="ce13" office:value-type="string" calcext:value-type="string">
            <text:p>des/estandar</text:p>
          </table:table-cell>
          <table:table-cell table:style-name="ce13" table:formula="of:=COM.MICROSOFT.STDEV.S([.N5:.N9])" office:value-type="float" office:value="72.6064735405873" calcext:value-type="float">
            <text:p>72,6064735405873</text:p>
          </table:table-cell>
          <table:table-cell table:style-name="ce13" table:formula="of:=COM.MICROSOFT.STDEV.S([.O5:.O9])" office:value-type="float" office:value="3.21101054136383" calcext:value-type="float">
            <text:p>3,21101054136383</text:p>
          </table:table-cell>
          <table:table-cell table:style-name="ce13" table:formula="of:=COM.MICROSOFT.STDEV.S([.P5:.P9])" office:value-type="float" office:value="0.0187082869338697" calcext:value-type="float">
            <text:p>0,0187082869338697</text:p>
          </table:table-cell>
          <table:table-cell table:style-name="ce13" table:formula="of:=COM.MICROSOFT.STDEV.S([.Q5:.Q9])" office:value-type="float" office:value="11.8953772533703" calcext:value-type="float">
            <text:p>11,8953772533703</text:p>
          </table:table-cell>
          <table:table-cell table:style-name="ce13" table:formula="of:=COM.MICROSOFT.STDEV.S([.R5:.R9])" office:value-type="float" office:value="0" calcext:value-type="float">
            <text:p>0</text:p>
          </table:table-cell>
          <table:table-cell table:style-name="ce1"/>
          <table:table-cell table:style-name="ce13"/>
          <table:table-cell table:style-name="ce13" office:value-type="string" calcext:value-type="string">
            <text:p>des/estandar</text:p>
          </table:table-cell>
          <table:table-cell table:style-name="ce13" table:formula="of:=COM.MICROSOFT.STDEV.S([.V5:.V9])" office:value-type="float" office:value="452.046789613642" calcext:value-type="float">
            <text:p>452,046789613642</text:p>
          </table:table-cell>
          <table:table-cell table:style-name="ce13" table:formula="of:=COM.MICROSOFT.STDEV.S([.W5:.W9])" office:value-type="float" office:value="7.6284498803282" calcext:value-type="float">
            <text:p>7,6284498803282</text:p>
          </table:table-cell>
          <table:table-cell table:style-name="ce13" table:formula="of:=COM.MICROSOFT.STDEV.S([.X5:.X9])" office:value-type="float" office:value="0.0291547594742265" calcext:value-type="float">
            <text:p>0,0291547594742265</text:p>
          </table:table-cell>
          <table:table-cell table:style-name="ce13" table:formula="of:=COM.MICROSOFT.STDEV.S([.Y5:.Y9])" office:value-type="float" office:value="68.3900577569576" calcext:value-type="float">
            <text:p>68,3900577569576</text:p>
          </table:table-cell>
          <table:table-cell table:style-name="ce13" table:formula="of:=COM.MICROSOFT.STDEV.S([.Z5:.Z9])" office:value-type="float" office:value="0" calcext:value-type="float">
            <text:p>0</text:p>
          </table:table-cell>
          <table:table-cell table:style-name="ce1"/>
          <table:table-cell table:style-name="ce13"/>
          <table:table-cell table:style-name="ce13" office:value-type="string" calcext:value-type="string">
            <text:p>des/estandar</text:p>
          </table:table-cell>
          <table:table-cell table:style-name="ce13" table:formula="of:=COM.MICROSOFT.STDEV.S([.AD5:.AD9])" office:value-type="float" office:value="137.814367901173" calcext:value-type="float">
            <text:p>137,814367901173</text:p>
          </table:table-cell>
          <table:table-cell table:style-name="ce13" table:formula="of:=COM.MICROSOFT.STDEV.S([.AE5:.AE9])" office:value-type="float" office:value="0.17985272785115" calcext:value-type="float">
            <text:p>0,17985272785115</text:p>
          </table:table-cell>
          <table:table-cell table:style-name="ce13" table:formula="of:=COM.MICROSOFT.STDEV.S([.AF5:.AF9])" office:value-type="float" office:value="0.605557594288107" calcext:value-type="float">
            <text:p>0,605557594288107</text:p>
          </table:table-cell>
          <table:table-cell table:style-name="ce13" table:formula="of:=COM.MICROSOFT.STDEV.S([.AG5:.AG9])" office:value-type="float" office:value="17.3839005979671" calcext:value-type="float">
            <text:p>17,3839005979671</text:p>
          </table:table-cell>
          <table:table-cell table:style-name="ce13" table:formula="of:=COM.MICROSOFT.STDEV.S([.AH5:.AH9])" office:value-type="float" office:value="0" calcext:value-type="float">
            <text:p>0</text:p>
          </table:table-cell>
          <table:table-cell table:style-name="ce1"/>
          <table:table-cell table:style-name="ce13"/>
          <table:table-cell table:style-name="ce13" office:value-type="string" calcext:value-type="string">
            <text:p>des/estandar</text:p>
          </table:table-cell>
          <table:table-cell table:style-name="ce13" table:formula="of:=COM.MICROSOFT.STDEV.S([.AL5:.AL9])" office:value-type="float" office:value="41.3037528561268" calcext:value-type="float">
            <text:p>41,3037528561268</text:p>
          </table:table-cell>
          <table:table-cell table:style-name="ce13" table:formula="of:=COM.MICROSOFT.STDEV.S([.AM5:.AM9])" office:value-type="float" office:value="0.467092003189629" calcext:value-type="float">
            <text:p>0,467092003189629</text:p>
          </table:table-cell>
          <table:table-cell table:style-name="ce13" table:formula="of:=COM.MICROSOFT.STDEV.S([.AN5:.AN9])" office:value-type="float" office:value="0.039370039370059" calcext:value-type="float">
            <text:p>0,039370039370059</text:p>
          </table:table-cell>
          <table:table-cell table:style-name="ce13" table:formula="of:=COM.MICROSOFT.STDEV.S([.AO5:.AO9])" office:value-type="float" office:value="4.32434966208793" calcext:value-type="float">
            <text:p>4,32434966208793</text:p>
          </table:table-cell>
          <table:table-cell table:style-name="ce13" table:formula="of:=COM.MICROSOFT.STDEV.S([.AP5:.AP9])" office:value-type="float" office:value="0" calcext:value-type="float">
            <text:p>0</text:p>
          </table:table-cell>
          <table:table-cell table:style-name="ce1"/>
          <table:table-cell table:style-name="ce13"/>
          <table:table-cell table:style-name="ce13" office:value-type="string" calcext:value-type="string">
            <text:p>des/estandar</text:p>
          </table:table-cell>
          <table:table-cell table:style-name="ce13" table:formula="of:=COM.MICROSOFT.STDEV.S([.AT5:.AT9])" office:value-type="float" office:value="924.818360544383" calcext:value-type="float">
            <text:p>924,818360544383</text:p>
          </table:table-cell>
          <table:table-cell table:style-name="ce13" table:formula="of:=COM.MICROSOFT.STDEV.S([.AU5:.AU9])" office:value-type="float" office:value="6.03280090464206" calcext:value-type="float">
            <text:p>6,03280090464206</text:p>
          </table:table-cell>
          <table:table-cell table:style-name="ce13" table:formula="of:=COM.MICROSOFT.STDEV.S([.AV5:.AV9])" office:value-type="float" office:value="0.306871308531769" calcext:value-type="float">
            <text:p>0,306871308531769</text:p>
          </table:table-cell>
          <table:table-cell table:style-name="ce13" table:formula="of:=COM.MICROSOFT.STDEV.S([.AW5:.AW9])" office:value-type="float" office:value="159.653687711872" calcext:value-type="float">
            <text:p>159,653687711872</text:p>
          </table:table-cell>
          <table:table-cell table:style-name="ce13" table:formula="of:=COM.MICROSOFT.STDEV.S([.AX5:.AX9])" office:value-type="float" office:value="0" calcext:value-type="float">
            <text:p>0</text:p>
          </table:table-cell>
          <table:table-cell table:style-name="ce1"/>
          <table:table-cell table:style-name="ce13"/>
          <table:table-cell table:style-name="ce13" office:value-type="string" calcext:value-type="string">
            <text:p>des/estandar</text:p>
          </table:table-cell>
          <table:table-cell table:style-name="ce13" table:formula="of:=COM.MICROSOFT.STDEV.S([.BB5:.BB9])" office:value-type="float" office:value="23.1257432312996" calcext:value-type="float">
            <text:p>23,1257432312996</text:p>
          </table:table-cell>
          <table:table-cell table:style-name="ce13" table:formula="of:=COM.MICROSOFT.STDEV.S([.BC5:.BC9])" office:value-type="float" office:value="0.332828156429561" calcext:value-type="float">
            <text:p>0,332828156429561</text:p>
          </table:table-cell>
          <table:table-cell table:style-name="ce13" table:formula="of:=COM.MICROSOFT.STDEV.S([.BD5:.BD9])" office:value-type="float" office:value="0.0238746727726266" calcext:value-type="float">
            <text:p>0,0238746727726266</text:p>
          </table:table-cell>
          <table:table-cell table:style-name="ce13" table:formula="of:=COM.MICROSOFT.STDEV.S([.BE5:.BE9])" office:value-type="float" office:value="2.30217288664427" calcext:value-type="float">
            <text:p>2,30217288664427</text:p>
          </table:table-cell>
          <table:table-cell table:style-name="ce13" table:formula="of:=COM.MICROSOFT.STDEV.S([.BF5:.BF9])" office:value-type="float" office:value="0.542143892338662" calcext:value-type="float">
            <text:p>0,542143892338662</text:p>
          </table:table-cell>
          <table:table-cell table:style-name="ce1"/>
          <table:table-cell table:style-name="ce13"/>
          <table:table-cell table:style-name="ce13" office:value-type="string" calcext:value-type="string">
            <text:p>des/estandar</text:p>
          </table:table-cell>
          <table:table-cell table:style-name="ce13" table:formula="of:=COM.MICROSOFT.STDEV.S([.BJ5:.BJ9])" office:value-type="float" office:value="13.9534941860453" calcext:value-type="float">
            <text:p>13,9534941860453</text:p>
          </table:table-cell>
          <table:table-cell table:style-name="ce13" table:formula="of:=COM.MICROSOFT.STDEV.S([.BK5:.BK9])" office:value-type="float" office:value="0.0459029806363377" calcext:value-type="float">
            <text:p>0,0459029806363377</text:p>
          </table:table-cell>
          <table:table-cell table:style-name="ce13" table:formula="of:=COM.MICROSOFT.STDEV.S([.BL5:.BL9])" office:value-type="float" office:value="0.073280283842245" calcext:value-type="float">
            <text:p>0,073280283842245</text:p>
          </table:table-cell>
          <table:table-cell table:style-name="ce13" table:formula="of:=COM.MICROSOFT.STDEV.S([.BM5:.BM9])" office:value-type="float" office:value="2.19089023002066" calcext:value-type="float">
            <text:p>2,19089023002066</text:p>
          </table:table-cell>
          <table:table-cell table:style-name="ce13" table:formula="of:=COM.MICROSOFT.STDEV.S([.BN5:.BN9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" table:number-columns-repeated="12"/>
          <table:table-cell table:style-name="ce1" office:value-type="string" calcext:value-type="string">
            <text:p>CV</text:p>
          </table:table-cell>
          <table:table-cell table:style-name="ce1" table:formula="of:= ([.N12] / [.N10]) * 100" office:value-type="float" office:value="48.6638562604473" calcext:value-type="float">
            <text:p>48,6638562604473</text:p>
          </table:table-cell>
          <table:table-cell table:style-name="ce1" table:formula="of:= ([.O12] / [.O10]) * 100" office:value-type="float" office:value="52.1613632604378" calcext:value-type="float">
            <text:p>52,1613632604378</text:p>
          </table:table-cell>
          <table:table-cell table:style-name="ce1" table:formula="of:= ([.P12] / [.P10]) * 100" office:value-type="float" office:value="11.6926793336686" calcext:value-type="float">
            <text:p>11,6926793336686</text:p>
          </table:table-cell>
          <table:table-cell table:style-name="ce1" table:formula="of:= ([.Q12] / [.Q10]) * 100" office:value-type="float" office:value="56.6446535874776" calcext:value-type="float">
            <text:p>56,6446535874776</text:p>
          </table:table-cell>
          <table:table-cell table:style-name="ce1" table:formula="of:= ([.R12] / [.R10]) * 100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V12] / [.V10]) * 100" office:value-type="float" office:value="29.8459520410433" calcext:value-type="float">
            <text:p>29,8459520410433</text:p>
          </table:table-cell>
          <table:table-cell table:style-name="ce1" table:formula="of:= ([.W12] / [.W10]) * 100" office:value-type="float" office:value="31.5161666635944" calcext:value-type="float">
            <text:p>31,5161666635944</text:p>
          </table:table-cell>
          <table:table-cell table:style-name="ce1" table:formula="of:= ([.X12] / [.X10]) * 100" office:value-type="float" office:value="6.78017662191314" calcext:value-type="float">
            <text:p>6,78017662191314</text:p>
          </table:table-cell>
          <table:table-cell table:style-name="ce1" table:formula="of:= ([.Y12] / [.Y10]) * 100" office:value-type="float" office:value="33.9910823841738" calcext:value-type="float">
            <text:p>33,9910823841738</text:p>
          </table:table-cell>
          <table:table-cell table:style-name="ce1" table:formula="of:= ([.Z12] / [.Z10]) * 100" office:value-type="float" office:value="-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AD12] / [.AD10]) * 100" office:value-type="float" office:value="34.2310898910017" calcext:value-type="float">
            <text:p>34,2310898910017</text:p>
          </table:table-cell>
          <table:table-cell table:style-name="ce1" table:formula="of:= ([.AE12] / [.AE10]) * 100" office:value-type="float" office:value="25.0540116249547" calcext:value-type="float">
            <text:p>25,0540116249547</text:p>
          </table:table-cell>
          <table:table-cell table:style-name="ce1" table:formula="of:= ([.AF12] / [.AF10]) * 100" office:value-type="float" office:value="21.5500923234202" calcext:value-type="float">
            <text:p>21,5500923234202</text:p>
          </table:table-cell>
          <table:table-cell table:style-name="ce1" table:formula="of:= ([.AG12] / [.AG10]) * 100" office:value-type="float" office:value="41.1940772463675" calcext:value-type="float">
            <text:p>41,1940772463675</text:p>
          </table:table-cell>
          <table:table-cell table:style-name="ce1" table:formula="of:= ([.AH12] / [.AH10]) * 100" office:value-type="float" office:value="-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AL12] / [.AL10]) * 100" office:value-type="float" office:value="7.80789278943796" calcext:value-type="float">
            <text:p>7,80789278943796</text:p>
          </table:table-cell>
          <table:table-cell table:style-name="ce1" table:formula="of:= ([.AM12] / [.AM10]) * 100" office:value-type="float" office:value="14.6479009925484" calcext:value-type="float">
            <text:p>14,6479009925484</text:p>
          </table:table-cell>
          <table:table-cell table:style-name="ce1" table:formula="of:= ([.AN12] / [.AN10]) * 100" office:value-type="float" office:value="9.15582310931605" calcext:value-type="float">
            <text:p>9,15582310931605</text:p>
          </table:table-cell>
          <table:table-cell table:style-name="ce1" table:formula="of:= ([.AO12] / [.AO10]) * 100" office:value-type="float" office:value="16.505151382015" calcext:value-type="float">
            <text:p>16,505151382015</text:p>
          </table:table-cell>
          <table:table-cell table:style-name="ce1" table:formula="of:= ([.AP12] / [.AP10]) * 100" office:value-type="float" office:value="-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AT12] / [.AT10]) * 100" office:value-type="float" office:value="43.1150750836542" calcext:value-type="float">
            <text:p>43,1150750836542</text:p>
          </table:table-cell>
          <table:table-cell table:style-name="ce1" table:formula="of:= ([.AU12] / [.AU10]) * 100" office:value-type="float" office:value="56.6147410301668" calcext:value-type="float">
            <text:p>56,6147410301668</text:p>
          </table:table-cell>
          <table:table-cell table:style-name="ce1" table:formula="of:= ([.AV12] / [.AV10]) * 100" office:value-type="float" office:value="44.9957930398488" calcext:value-type="float">
            <text:p>44,9957930398488</text:p>
          </table:table-cell>
          <table:table-cell table:style-name="ce1" table:formula="of:= ([.AW12] / [.AW10]) * 100" office:value-type="float" office:value="92.4992396940162" calcext:value-type="float">
            <text:p>92,4992396940162</text:p>
          </table:table-cell>
          <table:table-cell table:style-name="ce1" table:formula="of:= ([.AX12] / [.AX10]) * 100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BB12] / [.BB10]) * 100" office:value-type="float" office:value="4.87473508248305" calcext:value-type="float">
            <text:p>4,87473508248305</text:p>
          </table:table-cell>
          <table:table-cell table:style-name="ce1" table:formula="of:= ([.BC12] / [.BC10]) * 100" office:value-type="float" office:value="8.27693876928188" calcext:value-type="float">
            <text:p>8,27693876928188</text:p>
          </table:table-cell>
          <table:table-cell table:style-name="ce1" table:formula="of:= ([.BD12] / [.BD10]) * 100" office:value-type="float" office:value="13.8806237050155" calcext:value-type="float">
            <text:p>13,8806237050155</text:p>
          </table:table-cell>
          <table:table-cell table:style-name="ce1" table:formula="of:= ([.BE12] / [.BE10]) * 100" office:value-type="float" office:value="15.9873117128074" calcext:value-type="float">
            <text:p>15,9873117128074</text:p>
          </table:table-cell>
          <table:table-cell table:style-name="ce1" table:formula="of:= ([.BF12] / [.BF10]) * 100" office:value-type="float" office:value="0.00880696761940771" calcext:value-type="float">
            <text:p>0,00880696761940771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BJ12] / [.BJ10]) * 100" office:value-type="float" office:value="9.50510503136601" calcext:value-type="float">
            <text:p>9,50510503136601</text:p>
          </table:table-cell>
          <table:table-cell table:style-name="ce1" table:formula="of:= ([.BK12] / [.BK10]) * 100" office:value-type="float" office:value="5.03980646602373" calcext:value-type="float">
            <text:p>5,03980646602373</text:p>
          </table:table-cell>
          <table:table-cell table:style-name="ce1" table:formula="of:= ([.BL12] / [.BL10]) * 100" office:value-type="float" office:value="5.01233131615903" calcext:value-type="float">
            <text:p>5,01233131615903</text:p>
          </table:table-cell>
          <table:table-cell table:style-name="ce1" table:formula="of:= ([.BM12] / [.BM10]) * 100" office:value-type="float" office:value="8.9790583197568" calcext:value-type="float">
            <text:p>8,9790583197568</text:p>
          </table:table-cell>
          <table:table-cell table:style-name="ce1" table:formula="of:= ([.BN12] / [.BN10]) * 1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himmel16</text:p>
          </table:table-cell>
          <table:table-cell table:style-name="ce4" table:number-columns-repeated="9"/>
          <table:table-cell table:style-name="ce1" table:number-columns-repeated="56"/>
          <table:table-cell table:number-columns-repeated="11"/>
        </table:table-row>
        <table:table-row table:style-name="ro1">
          <table:table-cell table:style-name="ce4"/>
          <table:table-cell table:style-name="ce4" office:value-type="string" calcext:value-type="string">
            <text:p>number of cells</text:p>
          </table:table-cell>
          <table:table-cell table:style-name="ce4" office:value-type="string" calcext:value-type="string">
            <text:p>cpu time used(s)</text:p>
          </table:table-cell>
          <table:table-cell table:style-name="ce4" office:value-type="string" calcext:value-type="string">
            <text:p>tiempo en llamadas a Python(%)</text:p>
          </table:table-cell>
          <table:table-cell table:style-name="ce4" office:value-type="string" calcext:value-type="string">
            <text:p>wall clock time(s)</text:p>
          </table:table-cell>
          <table:table-cell table:style-name="ce4" office:value-type="string" calcext:value-type="string">
            <text:p>best bound (f*)</text:p>
          </table:table-cell>
          <table:table-cell table:style-name="ce4" office:value-type="string" calcext:value-type="string">
            <text:p>varianza</text:p>
          </table:table-cell>
          <table:table-cell table:style-name="ce4" office:value-type="string" calcext:value-type="string">
            <text:p>des/estandar</text:p>
          </table:table-cell>
          <table:table-cell table:style-name="ce4" office:value-type="string" calcext:value-type="string">
            <text:p>tiempo python(s)</text:p>
          </table:table-cell>
          <table:table-cell table:style-name="ce4" office:value-type="string" calcext:value-type="string">
            <text:p>cv</text:p>
          </table:table-cell>
          <table:table-cell table:style-name="ce1"/>
          <table:table-cell table:style-name="ce16" table:number-columns-repeated="2"/>
          <table:table-cell table:style-name="ce16" office:value-type="string" calcext:value-type="string">
            <text:p>number of cells</text:p>
          </table:table-cell>
          <table:table-cell table:style-name="ce16" office:value-type="string" calcext:value-type="string">
            <text:p>cpu time used(s)</text:p>
          </table:table-cell>
          <table:table-cell table:style-name="ce16" office:value-type="string" calcext:value-type="string">
            <text:p>tiempo en llamadas a Python (%)</text:p>
          </table:table-cell>
          <table:table-cell table:style-name="ce16" office:value-type="string" calcext:value-type="string">
            <text:p>wall clock time (s)</text:p>
          </table:table-cell>
          <table:table-cell table:style-name="ce16" office:value-type="string" calcext:value-type="string">
            <text:p>best bound (f*)</text:p>
          </table:table-cell>
          <table:table-cell table:style-name="ce1"/>
          <table:table-cell table:style-name="ce16" table:number-columns-repeated="2"/>
          <table:table-cell table:style-name="ce16" office:value-type="string" calcext:value-type="string">
            <text:p>number of cells</text:p>
          </table:table-cell>
          <table:table-cell table:style-name="ce16" office:value-type="string" calcext:value-type="string">
            <text:p>cpu time used(s)</text:p>
          </table:table-cell>
          <table:table-cell table:style-name="ce16" office:value-type="string" calcext:value-type="string">
            <text:p>tiempo en llamadas a Python (%)</text:p>
          </table:table-cell>
          <table:table-cell table:style-name="ce16" office:value-type="string" calcext:value-type="string">
            <text:p>wall clock time (s)</text:p>
          </table:table-cell>
          <table:table-cell table:style-name="ce16" office:value-type="string" calcext:value-type="string">
            <text:p>best bound (f*)</text:p>
          </table:table-cell>
          <table:table-cell table:style-name="ce1"/>
          <table:table-cell table:style-name="ce16" table:number-columns-repeated="2"/>
          <table:table-cell table:style-name="ce16" office:value-type="string" calcext:value-type="string">
            <text:p>number of cells</text:p>
          </table:table-cell>
          <table:table-cell table:style-name="ce16" office:value-type="string" calcext:value-type="string">
            <text:p>cpu time used(s)</text:p>
          </table:table-cell>
          <table:table-cell table:style-name="ce16" office:value-type="string" calcext:value-type="string">
            <text:p>tiempo en llamadas a Python (%)</text:p>
          </table:table-cell>
          <table:table-cell table:style-name="ce16" office:value-type="string" calcext:value-type="string">
            <text:p>wall clock time (s)</text:p>
          </table:table-cell>
          <table:table-cell table:style-name="ce16" office:value-type="string" calcext:value-type="string">
            <text:p>best bound (f*)</text:p>
          </table:table-cell>
          <table:table-cell table:style-name="ce1"/>
          <table:table-cell table:style-name="ce16" table:number-columns-repeated="2"/>
          <table:table-cell table:style-name="ce16" office:value-type="string" calcext:value-type="string">
            <text:p>number of cells</text:p>
          </table:table-cell>
          <table:table-cell table:style-name="ce16" office:value-type="string" calcext:value-type="string">
            <text:p>cpu time used(s)</text:p>
          </table:table-cell>
          <table:table-cell table:style-name="ce16" office:value-type="string" calcext:value-type="string">
            <text:p>tiempo en llamadas a Python (%)</text:p>
          </table:table-cell>
          <table:table-cell table:style-name="ce16" office:value-type="string" calcext:value-type="string">
            <text:p>wall clock time (s)</text:p>
          </table:table-cell>
          <table:table-cell table:style-name="ce16" office:value-type="string" calcext:value-type="string">
            <text:p>best bound (f*)</text:p>
          </table:table-cell>
          <table:table-cell table:style-name="ce1"/>
          <table:table-cell table:style-name="ce16" table:number-columns-repeated="2"/>
          <table:table-cell table:style-name="ce16" office:value-type="string" calcext:value-type="string">
            <text:p>number of cells</text:p>
          </table:table-cell>
          <table:table-cell table:style-name="ce16" office:value-type="string" calcext:value-type="string">
            <text:p>cpu time used(s)</text:p>
          </table:table-cell>
          <table:table-cell table:style-name="ce16" office:value-type="string" calcext:value-type="string">
            <text:p>tiempo en llamadas a Python (%)</text:p>
          </table:table-cell>
          <table:table-cell table:style-name="ce16" office:value-type="string" calcext:value-type="string">
            <text:p>wall clock time (s)</text:p>
          </table:table-cell>
          <table:table-cell table:style-name="ce16" office:value-type="string" calcext:value-type="string">
            <text:p>best bound (f*)</text:p>
          </table:table-cell>
          <table:table-cell table:style-name="ce1"/>
          <table:table-cell table:style-name="ce16" table:number-columns-repeated="2"/>
          <table:table-cell table:style-name="ce16" office:value-type="string" calcext:value-type="string">
            <text:p>number of cells</text:p>
          </table:table-cell>
          <table:table-cell table:style-name="ce16" office:value-type="string" calcext:value-type="string">
            <text:p>cpu time used(s)</text:p>
          </table:table-cell>
          <table:table-cell table:style-name="ce16" office:value-type="string" calcext:value-type="string">
            <text:p>tiempo en llamadas a Python (%)</text:p>
          </table:table-cell>
          <table:table-cell table:style-name="ce16" office:value-type="string" calcext:value-type="string">
            <text:p>wall clock time (s)</text:p>
          </table:table-cell>
          <table:table-cell table:style-name="ce16" office:value-type="string" calcext:value-type="string">
            <text:p>best bound (f*)</text:p>
          </table:table-cell>
          <table:table-cell table:style-name="ce1"/>
          <table:table-cell table:style-name="ce16" table:number-columns-repeated="2"/>
          <table:table-cell table:style-name="ce16" office:value-type="string" calcext:value-type="string">
            <text:p>number of cells</text:p>
          </table:table-cell>
          <table:table-cell table:style-name="ce16" office:value-type="string" calcext:value-type="string">
            <text:p>cpu time used(s)</text:p>
          </table:table-cell>
          <table:table-cell table:style-name="ce16" office:value-type="string" calcext:value-type="string">
            <text:p>tiempo en llamadas a Python (%)</text:p>
          </table:table-cell>
          <table:table-cell table:style-name="ce16" office:value-type="string" calcext:value-type="string">
            <text:p>wall clock time (s)</text:p>
          </table:table-cell>
          <table:table-cell table:style-name="ce16" office:value-type="string" calcext:value-type="string">
            <text:p>best bound (f*)</text:p>
          </table:table-cell>
          <table:table-cell table:number-columns-repeated="11"/>
        </table:table-row>
        <table:table-row table:style-name="ro2">
          <table:table-cell table:style-name="ce5" office:value-type="string" calcext:value-type="string">
            <text:p>mlp_1_tanh_oversampling</text:p>
          </table:table-cell>
          <table:table-cell table:style-name="ce7" table:formula="of:=[.V10]" office:value-type="float" office:value="1514.6" calcext:value-type="float">
            <text:p>1515</text:p>
          </table:table-cell>
          <table:table-cell table:style-name="ce15" table:formula="of:=[.W10]" office:value-type="float" office:value="24.2048786001" calcext:value-type="float">
            <text:p>24,205</text:p>
          </table:table-cell>
          <table:table-cell table:style-name="ce15" table:formula="of:=[.X10]" office:value-type="float" office:value="0.43" calcext:value-type="float">
            <text:p>0,430</text:p>
          </table:table-cell>
          <table:table-cell table:style-name="ce24" table:formula="of:=[.Y10]" office:value-type="float" office:value="201.2" calcext:value-type="float">
            <text:p>201,20</text:p>
          </table:table-cell>
          <table:table-cell table:style-name="ce15" table:formula="of:=[.Z10]" office:value-type="float" office:value="-0.86" calcext:value-type="float">
            <text:p>-0,860</text:p>
          </table:table-cell>
          <table:table-cell table:style-name="ce7" table:formula="of:=[.V11]" office:value-type="float" office:value="204346.3" calcext:value-type="float">
            <text:p>204346</text:p>
          </table:table-cell>
          <table:table-cell table:style-name="ce7" table:formula="of:=[.V12]" office:value-type="float" office:value="452.046789613642" calcext:value-type="float">
            <text:p>452</text:p>
          </table:table-cell>
          <table:table-cell table:style-name="ce54" table:formula="of:= [.C16] * ([.D16]/100)" office:value-type="float" office:value="0.10408097798043" calcext:value-type="float">
            <text:p>0,1041</text:p>
          </table:table-cell>
          <table:table-cell table:style-name="ce24" table:formula="of:= [.V$13]" office:value-type="float" office:value="29.8459520410433" calcext:value-type="float">
            <text:p>29,85</text:p>
          </table:table-cell>
          <table:table-cell table:style-name="ce1"/>
          <table:table-cell table:style-name="ce17" office:value-type="string" calcext:value-type="string">
            <text:p>mlp_1_tanh_Sin_oversampl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0" calcext:value-type="float">
            <text:p>60</text:p>
          </table:table-cell>
          <table:table-cell table:style-name="ce35" office:value-type="float" office:value="2.27399400001" calcext:value-type="float">
            <text:p>2,27</text:p>
          </table:table-cell>
          <table:table-cell table:style-name="ce41" office:value-type="float" office:value="0.11" calcext:value-type="float">
            <text:p>0,1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57.8" calcext:value-type="float">
            <text:p>2257,8</text:p>
          </table:table-cell>
          <table:table-cell table:style-name="ce1"/>
          <table:table-cell table:style-name="ce17" office:value-type="string" calcext:value-type="string">
            <text:p>mlp_1_tanh_Sin_oversampl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68" calcext:value-type="float">
            <text:p>1868</text:p>
          </table:table-cell>
          <table:table-cell table:style-name="ce35" office:value-type="float" office:value="21.2528450001" calcext:value-type="float">
            <text:p>21,25</text:p>
          </table:table-cell>
          <table:table-cell table:style-name="ce41" office:value-type="float" office:value="0.39" calcext:value-type="float">
            <text:p>0,39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office:value-type="float" office:value="-0.86" calcext:value-type="float">
            <text:p>-0,86</text:p>
          </table:table-cell>
          <table:table-cell table:style-name="ce1"/>
          <table:table-cell table:style-name="ce17" office:value-type="string" calcext:value-type="string">
            <text:p>mlp_1_tanh_Sin_oversampl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3" calcext:value-type="float">
            <text:p>143</text:p>
          </table:table-cell>
          <table:table-cell table:style-name="ce35" office:value-type="float" office:value="0.394149000001" calcext:value-type="float">
            <text:p>0,39</text:p>
          </table:table-cell>
          <table:table-cell table:style-name="ce41" office:value-type="float" office:value="1.76" calcext:value-type="float">
            <text:p>1,7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-17" calcext:value-type="float">
            <text:p>-17</text:p>
          </table:table-cell>
          <table:table-cell table:style-name="ce1"/>
          <table:table-cell table:style-name="ce17" office:value-type="string" calcext:value-type="string">
            <text:p>mlp_1_tanh_Sin_oversampl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22" calcext:value-type="float">
            <text:p>522</text:p>
          </table:table-cell>
          <table:table-cell table:style-name="ce35" office:value-type="float" office:value="3.29733900001" calcext:value-type="float">
            <text:p>3,30</text:p>
          </table:table-cell>
          <table:table-cell table:style-name="ce41" office:value-type="float" office:value="0.42" calcext:value-type="float">
            <text:p>0,4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-4.41" calcext:value-type="float">
            <text:p>-4,41</text:p>
          </table:table-cell>
          <table:table-cell table:style-name="ce1"/>
          <table:table-cell table:style-name="ce17" office:value-type="string" calcext:value-type="string">
            <text:p>mlp_1_tanh_Sin_oversampl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952" calcext:value-type="float">
            <text:p>2952</text:p>
          </table:table-cell>
          <table:table-cell table:style-name="ce35" office:value-type="float" office:value="16.1023610001" calcext:value-type="float">
            <text:p>16,10</text:p>
          </table:table-cell>
          <table:table-cell table:style-name="ce41" office:value-type="float" office:value="0.99" calcext:value-type="float">
            <text:p>0,99</text:p>
          </table:table-cell>
          <table:table-cell table:style-name="ce16" office:value-type="float" office:value="260" calcext:value-type="float">
            <text:p>260</text:p>
          </table:table-cell>
          <table:table-cell table:style-name="ce89" office:value-type="float" office:value="680.91" calcext:value-type="float">
            <text:p>680,91</text:p>
          </table:table-cell>
          <table:table-cell table:style-name="ce1"/>
          <table:table-cell table:style-name="ce17" office:value-type="string" calcext:value-type="string">
            <text:p>mlp_1_tanh_Sin_oversampl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49" calcext:value-type="float">
            <text:p>449</text:p>
          </table:table-cell>
          <table:table-cell table:style-name="ce35" office:value-type="float" office:value="2.82574200001" calcext:value-type="float">
            <text:p>2,83</text:p>
          </table:table-cell>
          <table:table-cell table:style-name="ce41" office:value-type="float" office:value="0.18" calcext:value-type="float">
            <text:p>0,1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6155.93" calcext:value-type="float">
            <text:p>6155,93</text:p>
          </table:table-cell>
          <table:table-cell table:style-name="ce1"/>
          <table:table-cell table:style-name="ce17" office:value-type="string" calcext:value-type="string">
            <text:p>mlp_1_tanh_Sin_oversampl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0" calcext:value-type="float">
            <text:p>130</text:p>
          </table:table-cell>
          <table:table-cell table:style-name="ce35" office:value-type="float" office:value="0.685449000001" calcext:value-type="float">
            <text:p>0,69</text:p>
          </table:table-cell>
          <table:table-cell table:style-name="ce41" office:value-type="float" office:value="1.76" calcext:value-type="float">
            <text:p>1,7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.01" calcext:value-type="float">
            <text:p>0,01</text:p>
          </table:table-cell>
          <table:table-cell table:number-columns-repeated="11"/>
        </table:table-row>
        <table:table-row table:style-name="ro2">
          <table:table-cell table:style-name="ce5" office:value-type="string" calcext:value-type="string">
            <text:p>mlp_1_tanh_Sin_oversampling</text:p>
          </table:table-cell>
          <table:table-cell table:style-name="ce7" table:formula="of:=[.V21]" office:value-type="float" office:value="2084" calcext:value-type="float">
            <text:p>2084</text:p>
          </table:table-cell>
          <table:table-cell table:style-name="ce15" table:formula="of:=[.W21]" office:value-type="float" office:value="27.6442798001" calcext:value-type="float">
            <text:p>27,644</text:p>
          </table:table-cell>
          <table:table-cell table:style-name="ce15" table:formula="of:=[.X21]" office:value-type="float" office:value="0.426" calcext:value-type="float">
            <text:p>0,426</text:p>
          </table:table-cell>
          <table:table-cell table:style-name="ce24" table:formula="of:=[.Y21]" office:value-type="float" office:value="212.8" calcext:value-type="float">
            <text:p>212,80</text:p>
          </table:table-cell>
          <table:table-cell table:style-name="ce15" table:formula="of:=[.Z21]" office:value-type="float" office:value="-0.86" calcext:value-type="float">
            <text:p>-0,860</text:p>
          </table:table-cell>
          <table:table-cell table:style-name="ce7" table:formula="of:=[.V22]" office:value-type="float" office:value="356458.5" calcext:value-type="float">
            <text:p>356459</text:p>
          </table:table-cell>
          <table:table-cell table:style-name="ce7" table:formula="of:=[.V23]" office:value-type="float" office:value="597.041455847079" calcext:value-type="float">
            <text:p>597</text:p>
          </table:table-cell>
          <table:table-cell table:style-name="ce54" table:formula="of:= [.C17] * ([.D17]/100)" office:value-type="float" office:value="0.117764631948426" calcext:value-type="float">
            <text:p>0,1178</text:p>
          </table:table-cell>
          <table:table-cell table:style-name="ce24" table:formula="of:= [.V$24]" office:value-type="float" office:value="28.6488222575374" calcext:value-type="float">
            <text:p>28,65</text:p>
          </table:table-cell>
          <table:table-cell table:style-name="ce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3" calcext:value-type="float">
            <text:p>183</text:p>
          </table:table-cell>
          <table:table-cell table:style-name="ce35" office:value-type="float" office:value="8.20432900001" calcext:value-type="float">
            <text:p>8,20</text:p>
          </table:table-cell>
          <table:table-cell table:style-name="ce16" office:value-type="float" office:value="0.18" calcext:value-type="float">
            <text:p>0,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2257.8" calcext:value-type="float">
            <text:p>2257,8</text:p>
          </table:table-cell>
          <table:table-cell table:style-name="ce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51" calcext:value-type="float">
            <text:p>1451</text:p>
          </table:table-cell>
          <table:table-cell table:style-name="ce35" office:value-type="float" office:value="19.4664650001" calcext:value-type="float">
            <text:p>19,47</text:p>
          </table:table-cell>
          <table:table-cell table:style-name="ce16" office:value-type="float" office:value="0.43" calcext:value-type="float">
            <text:p>0,43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-0.86" calcext:value-type="float">
            <text:p>-0,86</text:p>
          </table:table-cell>
          <table:table-cell table:style-name="ce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3" calcext:value-type="float">
            <text:p>143</text:p>
          </table:table-cell>
          <table:table-cell table:style-name="ce35" office:value-type="float" office:value="0.393892000001" calcext:value-type="float">
            <text:p>0,39</text:p>
          </table:table-cell>
          <table:table-cell table:style-name="ce16" office:value-type="float" office:value="2.09" calcext:value-type="float">
            <text:p>2,0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-17" calcext:value-type="float">
            <text:p>-17</text:p>
          </table:table-cell>
          <table:table-cell table:style-name="ce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500" calcext:value-type="float">
            <text:p>500</text:p>
          </table:table-cell>
          <table:table-cell table:style-name="ce35" office:value-type="float" office:value="2.98179200001" calcext:value-type="float">
            <text:p>2,98</text:p>
          </table:table-cell>
          <table:table-cell table:style-name="ce16" office:value-type="float" office:value="0.39" calcext:value-type="float">
            <text:p>0,3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-4.41" calcext:value-type="float">
            <text:p>-4,41</text:p>
          </table:table-cell>
          <table:table-cell table:style-name="ce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041" calcext:value-type="float">
            <text:p>3041</text:p>
          </table:table-cell>
          <table:table-cell table:style-name="ce35" office:value-type="float" office:value="14.8337280001" calcext:value-type="float">
            <text:p>14,83</text:p>
          </table:table-cell>
          <table:table-cell table:style-name="ce16" office:value-type="float" office:value="0.84" calcext:value-type="float">
            <text:p>0,84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680.91" calcext:value-type="float">
            <text:p>680,91</text:p>
          </table:table-cell>
          <table:table-cell table:style-name="ce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483" calcext:value-type="float">
            <text:p>483</text:p>
          </table:table-cell>
          <table:table-cell table:style-name="ce35" office:value-type="float" office:value="3.79172900001" calcext:value-type="float">
            <text:p>3,79</text:p>
          </table:table-cell>
          <table:table-cell table:style-name="ce16" office:value-type="float" office:value="0.17" calcext:value-type="float">
            <text:p>0,1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6155.63" calcext:value-type="float">
            <text:p>6155,63</text:p>
          </table:table-cell>
          <table:table-cell table:style-name="ce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4" calcext:value-type="float">
            <text:p>134</text:p>
          </table:table-cell>
          <table:table-cell table:style-name="ce35" office:value-type="float" office:value="0.793514000001" calcext:value-type="float">
            <text:p>0,79</text:p>
          </table:table-cell>
          <table:table-cell table:style-name="ce16" office:value-type="float" office:value="1.55" calcext:value-type="float">
            <text:p>1,5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0.01" calcext:value-type="float">
            <text:p>0,01</text:p>
          </table:table-cell>
          <table:table-cell table:number-columns-repeated="11"/>
        </table:table-row>
        <table:table-row table:style-name="ro2">
          <table:table-cell table:style-name="ce5" office:value-type="string" calcext:value-type="string">
            <text:p>mlp_2_tanh_oversampling</text:p>
          </table:table-cell>
          <table:table-cell table:style-name="ce7" table:formula="of:=[.V32]" office:value-type="float" office:value="1533.2" calcext:value-type="float">
            <text:p>1533</text:p>
          </table:table-cell>
          <table:table-cell table:style-name="ce15" table:formula="of:=[.W32]" office:value-type="float" office:value="19.3822088001" calcext:value-type="float">
            <text:p>19,382</text:p>
          </table:table-cell>
          <table:table-cell table:style-name="ce15" table:formula="of:=[.X31]" office:value-type="float" office:value="0.41" calcext:value-type="float">
            <text:p>0,410</text:p>
          </table:table-cell>
          <table:table-cell table:style-name="ce24" table:formula="of:=[.Y31]" office:value-type="float" office:value="106" calcext:value-type="float">
            <text:p>106,00</text:p>
          </table:table-cell>
          <table:table-cell table:style-name="ce15" table:formula="of:=[.Z31]" office:value-type="float" office:value="-0.86" calcext:value-type="float">
            <text:p>-0,860</text:p>
          </table:table-cell>
          <table:table-cell table:style-name="ce7" table:formula="of:=[.V33]" office:value-type="float" office:value="419326.7" calcext:value-type="float">
            <text:p>419327</text:p>
          </table:table-cell>
          <table:table-cell table:style-name="ce7" table:formula="of:=[.V34]" office:value-type="float" office:value="647.554399259244" calcext:value-type="float">
            <text:p>648</text:p>
          </table:table-cell>
          <table:table-cell table:style-name="ce54" table:formula="of:= [.C18] * ([.D18]/100)" office:value-type="float" office:value="0.07946705608041" calcext:value-type="float">
            <text:p>0,0795</text:p>
          </table:table-cell>
          <table:table-cell table:style-name="ce24" table:formula="of:= [.V$35]" office:value-type="float" office:value="42.2354812978896" calcext:value-type="float">
            <text:p>42,24</text:p>
          </table:table-cell>
          <table:table-cell table:style-name="ce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0" calcext:value-type="float">
            <text:p>130</text:p>
          </table:table-cell>
          <table:table-cell table:style-name="ce35" office:value-type="float" office:value="5.19727500001" calcext:value-type="float">
            <text:p>5,20</text:p>
          </table:table-cell>
          <table:table-cell table:style-name="ce16" office:value-type="float" office:value="0.18" calcext:value-type="float">
            <text:p>0,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57.8" calcext:value-type="float">
            <text:p>2257,8</text:p>
          </table:table-cell>
          <table:table-cell table:style-name="ce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2893" calcext:value-type="float">
            <text:p>2893</text:p>
          </table:table-cell>
          <table:table-cell table:style-name="ce35" office:value-type="float" office:value="39.7308920001" calcext:value-type="float">
            <text:p>39,73</text:p>
          </table:table-cell>
          <table:table-cell table:style-name="ce16" office:value-type="float" office:value="0.45" calcext:value-type="float">
            <text:p>0,45</text:p>
          </table:table-cell>
          <table:table-cell table:style-name="ce16" office:value-type="float" office:value="319" calcext:value-type="float">
            <text:p>319</text:p>
          </table:table-cell>
          <table:table-cell table:style-name="ce16" office:value-type="float" office:value="-0.86" calcext:value-type="float">
            <text:p>-0,86</text:p>
          </table:table-cell>
          <table:table-cell table:style-name="ce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1" calcext:value-type="float">
            <text:p>121</text:p>
          </table:table-cell>
          <table:table-cell table:style-name="ce35" office:value-type="float" office:value="0.325245000001" calcext:value-type="float">
            <text:p>0,33</text:p>
          </table:table-cell>
          <table:table-cell table:style-name="ce16" office:value-type="float" office:value="2.08" calcext:value-type="float">
            <text:p>2,0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-17" calcext:value-type="float">
            <text:p>-17</text:p>
          </table:table-cell>
          <table:table-cell table:style-name="ce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530" calcext:value-type="float">
            <text:p>530</text:p>
          </table:table-cell>
          <table:table-cell table:style-name="ce35" office:value-type="float" office:value="3.65466700001" calcext:value-type="float">
            <text:p>3,65</text:p>
          </table:table-cell>
          <table:table-cell table:style-name="ce16" office:value-type="float" office:value="0.36" calcext:value-type="float">
            <text:p>0,3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-4.41" calcext:value-type="float">
            <text:p>-4,41</text:p>
          </table:table-cell>
          <table:table-cell table:style-name="ce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39" calcext:value-type="float">
            <text:p>1439</text:p>
          </table:table-cell>
          <table:table-cell table:style-name="ce35" office:value-type="float" office:value="7.26117300001" calcext:value-type="float">
            <text:p>7,26</text:p>
          </table:table-cell>
          <table:table-cell table:style-name="ce16" office:value-type="float" office:value="0.36" calcext:value-type="float">
            <text:p>0,36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681.02" calcext:value-type="float">
            <text:p>681,02</text:p>
          </table:table-cell>
          <table:table-cell table:style-name="ce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503" calcext:value-type="float">
            <text:p>503</text:p>
          </table:table-cell>
          <table:table-cell table:style-name="ce35" office:value-type="float" office:value="4.04136900001" calcext:value-type="float">
            <text:p>4,04</text:p>
          </table:table-cell>
          <table:table-cell table:style-name="ce16" office:value-type="float" office:value="0.13" calcext:value-type="float">
            <text:p>0,1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6155.42" calcext:value-type="float">
            <text:p>6155,42</text:p>
          </table:table-cell>
          <table:table-cell table:style-name="ce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7" calcext:value-type="float">
            <text:p>117</text:p>
          </table:table-cell>
          <table:table-cell table:style-name="ce35" office:value-type="float" office:value="0.697956000001" calcext:value-type="float">
            <text:p>0,70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0.01" calcext:value-type="float">
            <text:p>0,01</text:p>
          </table:table-cell>
          <table:table-cell table:number-columns-repeated="11"/>
        </table:table-row>
        <table:table-row table:style-name="ro2">
          <table:table-cell table:style-name="ce5" office:value-type="string" calcext:value-type="string">
            <text:p>mlp_2_tanh_Sin_oversampling</text:p>
          </table:table-cell>
          <table:table-cell table:style-name="ce7" table:formula="of:= [.V43]" office:value-type="float" office:value="1935.4" calcext:value-type="float">
            <text:p>1935</text:p>
          </table:table-cell>
          <table:table-cell table:style-name="ce15" table:formula="of:= [.W43]" office:value-type="float" office:value="24.3483000001" calcext:value-type="float">
            <text:p>24,348</text:p>
          </table:table-cell>
          <table:table-cell table:style-name="ce15" table:formula="of:= [.X43]" office:value-type="float" office:value="0.414" calcext:value-type="float">
            <text:p>0,414</text:p>
          </table:table-cell>
          <table:table-cell table:style-name="ce15" table:formula="of:= [.Y43]" office:value-type="float" office:value="185.6" calcext:value-type="float">
            <text:p>185,600</text:p>
          </table:table-cell>
          <table:table-cell table:style-name="ce15" table:formula="of:= [.Z43]" office:value-type="float" office:value="-0.86" calcext:value-type="float">
            <text:p>-0,860</text:p>
          </table:table-cell>
          <table:table-cell table:style-name="ce7" table:formula="of:=[.V44]" office:value-type="float" office:value="625514.3" calcext:value-type="float">
            <text:p>625514</text:p>
          </table:table-cell>
          <table:table-cell table:style-name="ce7" table:formula="of:=[.V45]" office:value-type="float" office:value="790.894620034806" calcext:value-type="float">
            <text:p>791</text:p>
          </table:table-cell>
          <table:table-cell table:style-name="ce54" table:formula="of:= [.C19] * ([.D19]/100)" office:value-type="float" office:value="0.100801962000414" calcext:value-type="float">
            <text:p>0,1008</text:p>
          </table:table-cell>
          <table:table-cell table:style-name="ce24" table:formula="of:= [.V$46]" office:value-type="float" office:value="40.8646595037101" calcext:value-type="float">
            <text:p>40,86</text:p>
          </table:table-cell>
          <table:table-cell table:style-name="ce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1" calcext:value-type="float">
            <text:p>111</text:p>
          </table:table-cell>
          <table:table-cell table:style-name="ce35" office:value-type="float" office:value="4.56387300001" calcext:value-type="float">
            <text:p>4,56</text:p>
          </table:table-cell>
          <table:table-cell table:style-name="ce16" office:value-type="float" office:value="0.15" calcext:value-type="float">
            <text:p>0,1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57.8" calcext:value-type="float">
            <text:p>2257,8</text:p>
          </table:table-cell>
          <table:table-cell table:style-name="ce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02" calcext:value-type="float">
            <text:p>1702</text:p>
          </table:table-cell>
          <table:table-cell table:style-name="ce35" office:value-type="float" office:value="23.8515130001" calcext:value-type="float">
            <text:p>23,85</text:p>
          </table:table-cell>
          <table:table-cell table:style-name="ce16" office:value-type="float" office:value="0.45" calcext:value-type="float">
            <text:p>0,45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-0.86" calcext:value-type="float">
            <text:p>-0,86</text:p>
          </table:table-cell>
          <table:table-cell table:style-name="ce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4" calcext:value-type="float">
            <text:p>154</text:p>
          </table:table-cell>
          <table:table-cell table:style-name="ce35" office:value-type="float" office:value="0.312985000001" calcext:value-type="float">
            <text:p>0,31</text:p>
          </table:table-cell>
          <table:table-cell table:style-name="ce16" office:value-type="float" office:value="2.15" calcext:value-type="float">
            <text:p>2,1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-17" calcext:value-type="float">
            <text:p>-17</text:p>
          </table:table-cell>
          <table:table-cell table:style-name="ce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472" calcext:value-type="float">
            <text:p>472</text:p>
          </table:table-cell>
          <table:table-cell table:style-name="ce35" office:value-type="float" office:value="3.37627200001" calcext:value-type="float">
            <text:p>3,38</text:p>
          </table:table-cell>
          <table:table-cell table:style-name="ce16" office:value-type="float" office:value="0.38" calcext:value-type="float">
            <text:p>0,3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-4.41" calcext:value-type="float">
            <text:p>-4,41</text:p>
          </table:table-cell>
          <table:table-cell table:style-name="ce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83" calcext:value-type="float">
            <text:p>1683</text:p>
          </table:table-cell>
          <table:table-cell table:style-name="ce35" office:value-type="float" office:value="9.90263000001" calcext:value-type="float">
            <text:p>9,90</text:p>
          </table:table-cell>
          <table:table-cell table:style-name="ce16" office:value-type="float" office:value="0.38" calcext:value-type="float">
            <text:p>0,38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680.73</text:p>
          </table:table-cell>
          <table:table-cell table:style-name="ce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460" calcext:value-type="float">
            <text:p>460</text:p>
          </table:table-cell>
          <table:table-cell table:style-name="ce35" office:value-type="float" office:value="4.58156200001" calcext:value-type="float">
            <text:p>4,58</text:p>
          </table:table-cell>
          <table:table-cell table:style-name="ce16" office:value-type="float" office:value="0.17" calcext:value-type="float">
            <text:p>0,1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6155.42" calcext:value-type="float">
            <text:p>6155,42</text:p>
          </table:table-cell>
          <table:table-cell table:style-name="ce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2" calcext:value-type="float">
            <text:p>122</text:p>
          </table:table-cell>
          <table:table-cell table:style-name="ce35" office:value-type="float" office:value="0.710915000001" calcext:value-type="float">
            <text:p>0,71</text:p>
          </table:table-cell>
          <table:table-cell table:style-name="ce16" office:value-type="float" office:value="1.49" calcext:value-type="float">
            <text:p>1,4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mlp_3_tanh_oversampling</text:p>
          </table:table-cell>
          <table:table-cell table:style-name="ce7" table:formula="of:= [.V54]" office:value-type="float" office:value="1595.2" calcext:value-type="float">
            <text:p>1595</text:p>
          </table:table-cell>
          <table:table-cell table:style-name="ce15" table:formula="of:= [.W54]" office:value-type="float" office:value="19.6413492001" calcext:value-type="float">
            <text:p>19,641</text:p>
          </table:table-cell>
          <table:table-cell table:style-name="ce15" table:formula="of:= [.X54]" office:value-type="float" office:value="0.41" calcext:value-type="float">
            <text:p>0,410</text:p>
          </table:table-cell>
          <table:table-cell table:style-name="ce15" table:formula="of:= [.Y54]" office:value-type="float" office:value="149.4" calcext:value-type="float">
            <text:p>149,400</text:p>
          </table:table-cell>
          <table:table-cell table:style-name="ce15" table:formula="of:= [.Z54]" office:value-type="float" office:value="-0.86" calcext:value-type="float">
            <text:p>-0,860</text:p>
          </table:table-cell>
          <table:table-cell table:style-name="ce7" table:formula="of:=[.V55]" office:value-type="float" office:value="298636.2" calcext:value-type="float">
            <text:p>298636</text:p>
          </table:table-cell>
          <table:table-cell table:style-name="ce7" table:formula="of:=[.V56]" office:value-type="float" office:value="546.476165994456" calcext:value-type="float">
            <text:p>546</text:p>
          </table:table-cell>
          <table:table-cell table:style-name="ce54" table:formula="of:= [.C20] * ([.D20]/100)" office:value-type="float" office:value="0.08052953172041" calcext:value-type="float">
            <text:p>0,0805</text:p>
          </table:table-cell>
          <table:table-cell table:style-name="ce24" table:formula="of:= [.V$57]" office:value-type="float" office:value="34.2575329735742" calcext:value-type="float">
            <text:p>34,26</text:p>
          </table:table-cell>
          <table:table-cell table:style-name="ce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9" calcext:value-type="float">
            <text:p>129</text:p>
          </table:table-cell>
          <table:table-cell table:style-name="ce35" office:value-type="float" office:value="6.05999600001" calcext:value-type="float">
            <text:p>6,06</text:p>
          </table:table-cell>
          <table:table-cell table:style-name="ce16" office:value-type="float" office:value="0.16" calcext:value-type="float">
            <text:p>0,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57.8" calcext:value-type="float">
            <text:p>2257,8</text:p>
          </table:table-cell>
          <table:table-cell table:style-name="ce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2506" calcext:value-type="float">
            <text:p>2506</text:p>
          </table:table-cell>
          <table:table-cell table:style-name="ce35" office:value-type="float" office:value="33.9196840001" calcext:value-type="float">
            <text:p>33,92</text:p>
          </table:table-cell>
          <table:table-cell table:style-name="ce16" office:value-type="float" office:value="0.41" calcext:value-type="float">
            <text:p>0,41</text:p>
          </table:table-cell>
          <table:table-cell table:style-name="ce16" office:value-type="float" office:value="251" calcext:value-type="float">
            <text:p>251</text:p>
          </table:table-cell>
          <table:table-cell table:style-name="ce16" office:value-type="float" office:value="-0.86" calcext:value-type="float">
            <text:p>-0,86</text:p>
          </table:table-cell>
          <table:table-cell table:style-name="ce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5" calcext:value-type="float">
            <text:p>125</text:p>
          </table:table-cell>
          <table:table-cell table:style-name="ce35" office:value-type="float" office:value="0.363946000001" calcext:value-type="float">
            <text:p>0,36</text:p>
          </table:table-cell>
          <table:table-cell table:style-name="ce16" office:value-type="float" office:value="1.83" calcext:value-type="float">
            <text:p>1,8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-17" calcext:value-type="float">
            <text:p>-17</text:p>
          </table:table-cell>
          <table:table-cell table:style-name="ce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538" calcext:value-type="float">
            <text:p>538</text:p>
          </table:table-cell>
          <table:table-cell table:style-name="ce35" office:value-type="float" office:value="3.61264400001" calcext:value-type="float">
            <text:p>3,61</text:p>
          </table:table-cell>
          <table:table-cell table:style-name="ce16" office:value-type="float" office:value="0.37" calcext:value-type="float">
            <text:p>0,3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-4.41" calcext:value-type="float">
            <text:p>-4,41</text:p>
          </table:table-cell>
          <table:table-cell table:style-name="ce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2681" calcext:value-type="float">
            <text:p>2681</text:p>
          </table:table-cell>
          <table:table-cell table:style-name="ce35" office:value-type="float" office:value="13.5150900001" calcext:value-type="float">
            <text:p>13,52</text:p>
          </table:table-cell>
          <table:table-cell table:style-name="ce16" office:value-type="float" office:value="0.86" calcext:value-type="float">
            <text:p>0,86</text:p>
          </table:table-cell>
          <table:table-cell table:style-name="ce16" office:value-type="float" office:value="217" calcext:value-type="float">
            <text:p>217</text:p>
          </table:table-cell>
          <table:table-cell table:style-name="ce16" office:value-type="float" office:value="680.8" calcext:value-type="float">
            <text:p>680,8</text:p>
          </table:table-cell>
          <table:table-cell table:style-name="ce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491" calcext:value-type="float">
            <text:p>491</text:p>
          </table:table-cell>
          <table:table-cell table:style-name="ce35" office:value-type="float" office:value="3.41240400001" calcext:value-type="float">
            <text:p>3,41</text:p>
          </table:table-cell>
          <table:table-cell table:style-name="ce16" office:value-type="float" office:value="0.19" calcext:value-type="float">
            <text:p>0,1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6155.96" calcext:value-type="float">
            <text:p>6155,96</text:p>
          </table:table-cell>
          <table:table-cell table:style-name="ce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3" calcext:value-type="float">
            <text:p>113</text:p>
          </table:table-cell>
          <table:table-cell table:style-name="ce35" office:value-type="float" office:value="0.660342000001" calcext:value-type="float">
            <text:p>0,66</text:p>
          </table:table-cell>
          <table:table-cell table:style-name="ce16" office:value-type="float" office:value="1.51" calcext:value-type="float">
            <text:p>1,5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mlp_3_tanh_Sin_oversampling</text:p>
          </table:table-cell>
          <table:table-cell table:style-name="ce7" table:formula="of:= [.V65]" office:value-type="float" office:value="1834.4" calcext:value-type="float">
            <text:p>1834</text:p>
          </table:table-cell>
          <table:table-cell table:style-name="ce15" table:formula="of:= [.W65]" office:value-type="float" office:value="24.0139446001" calcext:value-type="float">
            <text:p>24,014</text:p>
          </table:table-cell>
          <table:table-cell table:style-name="ce15" table:formula="of:= [.X65]" office:value-type="float" office:value="0.436" calcext:value-type="float">
            <text:p>0,436</text:p>
          </table:table-cell>
          <table:table-cell table:style-name="ce15" table:formula="of:= [.Y65]" office:value-type="float" office:value="189.6" calcext:value-type="float">
            <text:p>189,600</text:p>
          </table:table-cell>
          <table:table-cell table:style-name="ce15" table:formula="of:= [.Z65]" office:value-type="float" office:value="-0.86" calcext:value-type="float">
            <text:p>-0,860</text:p>
          </table:table-cell>
          <table:table-cell table:style-name="ce7" table:formula="of:=[.V66]" office:value-type="float" office:value="327357.3" calcext:value-type="float">
            <text:p>327357</text:p>
          </table:table-cell>
          <table:table-cell table:style-name="ce7" table:formula="of:=[.V67]" office:value-type="float" office:value="572.151465959845" calcext:value-type="float">
            <text:p>572</text:p>
          </table:table-cell>
          <table:table-cell table:style-name="ce54" table:formula="of:= [.C21] * ([.D21]/100)" office:value-type="float" office:value="0.104700798456436" calcext:value-type="float">
            <text:p>0,1047</text:p>
          </table:table-cell>
          <table:table-cell table:style-name="ce24" table:formula="of:= [.V$68]" office:value-type="float" office:value="31.1901148037421" calcext:value-type="float">
            <text:p>31,19</text:p>
          </table:table-cell>
          <table:table-cell table:style-name="ce1"/>
          <table:table-cell table:style-name="ce16"/>
          <table:table-cell table:style-name="ce16" office:value-type="string" calcext:value-type="string">
            <text:p>promedio</text:p>
          </table:table-cell>
          <table:table-cell table:style-name="ce16" table:formula="of:= SUM([.N16:.N20])/5" office:value-type="float" office:value="122.6" calcext:value-type="float">
            <text:p>122,6</text:p>
          </table:table-cell>
          <table:table-cell table:style-name="ce29" table:formula="of:= SUM([.O16:.O20])/5" office:value-type="float" office:value="5.25989340001" calcext:value-type="float">
            <text:p>5,260</text:p>
          </table:table-cell>
          <table:table-cell table:style-name="ce29" table:formula="of:= SUM([.P16:.P20])/5" office:value-type="float" office:value="0.156" calcext:value-type="float">
            <text:p>0,156</text:p>
          </table:table-cell>
          <table:table-cell table:style-name="ce29" table:formula="of:= SUM([.Q16:.Q20])/5" office:value-type="float" office:value="18.8" calcext:value-type="float">
            <text:p>18,800</text:p>
          </table:table-cell>
          <table:table-cell table:style-name="ce29" table:formula="of:= SUM([.R16:.R20])/5" office:value-type="float" office:value="2257.8" calcext:value-type="float">
            <text:p>2257,800</text:p>
          </table:table-cell>
          <table:table-cell table:style-name="ce1"/>
          <table:table-cell table:style-name="ce16"/>
          <table:table-cell table:style-name="ce16" office:value-type="string" calcext:value-type="string">
            <text:p>promedio</text:p>
          </table:table-cell>
          <table:table-cell table:style-name="ce16" table:formula="of:= SUM([.V16:.V20])/5" office:value-type="float" office:value="2084" calcext:value-type="float">
            <text:p>2084</text:p>
          </table:table-cell>
          <table:table-cell table:style-name="ce29" table:formula="of:= SUM([.W16:.W20])/5" office:value-type="float" office:value="27.6442798001" calcext:value-type="float">
            <text:p>27,644</text:p>
          </table:table-cell>
          <table:table-cell table:style-name="ce29" table:formula="of:= SUM([.X16:.X20])/5" office:value-type="float" office:value="0.426" calcext:value-type="float">
            <text:p>0,426</text:p>
          </table:table-cell>
          <table:table-cell table:style-name="ce29" table:formula="of:= SUM([.Y16:.Y20])/5" office:value-type="float" office:value="212.8" calcext:value-type="float">
            <text:p>212,800</text:p>
          </table:table-cell>
          <table:table-cell table:style-name="ce89" table:formula="of:= SUM([.Z16:.Z20])/5" office:value-type="float" office:value="-0.86" calcext:value-type="float">
            <text:p>-0,86</text:p>
          </table:table-cell>
          <table:table-cell table:style-name="ce1"/>
          <table:table-cell table:style-name="ce16"/>
          <table:table-cell table:style-name="ce16" office:value-type="string" calcext:value-type="string">
            <text:p>promedio</text:p>
          </table:table-cell>
          <table:table-cell table:style-name="ce16" table:formula="of:= SUM([.AD16:.AD20])/5" office:value-type="float" office:value="137.2" calcext:value-type="float">
            <text:p>137,2</text:p>
          </table:table-cell>
          <table:table-cell table:style-name="ce29" table:formula="of:= SUM([.AE16:.AE20])/5" office:value-type="float" office:value="0.358043400001" calcext:value-type="float">
            <text:p>0,358</text:p>
          </table:table-cell>
          <table:table-cell table:style-name="ce29" table:formula="of:= SUM([.AF16:.AF20])/5" office:value-type="float" office:value="1.982" calcext:value-type="float">
            <text:p>1,982</text:p>
          </table:table-cell>
          <table:table-cell table:style-name="ce29" table:formula="of:= SUM([.AG16:.AG20])/5" office:value-type="float" office:value="13.2" calcext:value-type="float">
            <text:p>13,200</text:p>
          </table:table-cell>
          <table:table-cell table:style-name="ce89" table:formula="of:= SUM([.AH16:.AH20])/5" office:value-type="float" office:value="-17" calcext:value-type="float">
            <text:p>-17,00</text:p>
          </table:table-cell>
          <table:table-cell table:style-name="ce1"/>
          <table:table-cell table:style-name="ce16"/>
          <table:table-cell table:style-name="ce16" office:value-type="string" calcext:value-type="string">
            <text:p>promedio</text:p>
          </table:table-cell>
          <table:table-cell table:style-name="ce16" table:formula="of:= SUM([.AL16:.AL20])/5" office:value-type="float" office:value="512.4" calcext:value-type="float">
            <text:p>512,4</text:p>
          </table:table-cell>
          <table:table-cell table:style-name="ce29" table:formula="of:= SUM([.AM16:.AM20])/5" office:value-type="float" office:value="3.38454280001" calcext:value-type="float">
            <text:p>3,385</text:p>
          </table:table-cell>
          <table:table-cell table:style-name="ce29" table:formula="of:= SUM([.AN16:.AN20])/5" office:value-type="float" office:value="0.384" calcext:value-type="float">
            <text:p>0,384</text:p>
          </table:table-cell>
          <table:table-cell table:style-name="ce29" table:formula="of:= SUM([.AO16:.AO20])/5" office:value-type="float" office:value="24.8" calcext:value-type="float">
            <text:p>24,800</text:p>
          </table:table-cell>
          <table:table-cell table:style-name="ce89" table:formula="of:= SUM([.AP16:.AP20])/5" office:value-type="float" office:value="-4.41" calcext:value-type="float">
            <text:p>-4,41</text:p>
          </table:table-cell>
          <table:table-cell table:style-name="ce1"/>
          <table:table-cell table:style-name="ce16"/>
          <table:table-cell table:style-name="ce16" office:value-type="string" calcext:value-type="string">
            <text:p>promedio</text:p>
          </table:table-cell>
          <table:table-cell table:style-name="ce16" table:formula="of:= SUM([.AT16:.AT20])/5" office:value-type="float" office:value="2359.2" calcext:value-type="float">
            <text:p>2359,2</text:p>
          </table:table-cell>
          <table:table-cell table:style-name="ce29" table:formula="of:= SUM([.AU16:.AU20])/5" office:value-type="float" office:value="12.322996400064" calcext:value-type="float">
            <text:p>12,323</text:p>
          </table:table-cell>
          <table:table-cell table:style-name="ce29" table:formula="of:= SUM([.AV16:.AV20])/5" office:value-type="float" office:value="0.686" calcext:value-type="float">
            <text:p>0,686</text:p>
          </table:table-cell>
          <table:table-cell table:style-name="ce29" table:formula="of:= SUM([.AW16:.AW20])/5" office:value-type="float" office:value="166.2" calcext:value-type="float">
            <text:p>166,200</text:p>
          </table:table-cell>
          <table:table-cell table:style-name="ce89" table:formula="of:= SUM([.AX16:.AX20])/5" office:value-type="float" office:value="544.728" calcext:value-type="float">
            <text:p>544,73</text:p>
          </table:table-cell>
          <table:table-cell table:style-name="ce1"/>
          <table:table-cell table:style-name="ce16"/>
          <table:table-cell table:style-name="ce16" office:value-type="string" calcext:value-type="string">
            <text:p>promedio</text:p>
          </table:table-cell>
          <table:table-cell table:style-name="ce16" table:formula="of:= SUM([.BB16:.BB20])/5" office:value-type="float" office:value="477.2" calcext:value-type="float">
            <text:p>477,2</text:p>
          </table:table-cell>
          <table:table-cell table:style-name="ce29" table:formula="of:= SUM([.BC16:.BC20])/5" office:value-type="float" office:value="3.73056120001" calcext:value-type="float">
            <text:p>3,731</text:p>
          </table:table-cell>
          <table:table-cell table:style-name="ce29" table:formula="of:= SUM([.BD16:.BD20])/5" office:value-type="float" office:value="0.168" calcext:value-type="float">
            <text:p>0,168</text:p>
          </table:table-cell>
          <table:table-cell table:style-name="ce29" table:formula="of:= SUM([.BE16:.BE20])/5" office:value-type="float" office:value="13.4" calcext:value-type="float">
            <text:p>13,400</text:p>
          </table:table-cell>
          <table:table-cell table:style-name="ce29" table:formula="of:= SUM([.BF16:.BF20])/5" office:value-type="float" office:value="6155.672" calcext:value-type="float">
            <text:p>6155,672</text:p>
          </table:table-cell>
          <table:table-cell table:style-name="ce1"/>
          <table:table-cell table:style-name="ce16"/>
          <table:table-cell table:style-name="ce16" office:value-type="string" calcext:value-type="string">
            <text:p>promedio</text:p>
          </table:table-cell>
          <table:table-cell table:style-name="ce16" table:formula="of:= SUM([.BJ16:.BJ20])/5" office:value-type="float" office:value="123.2" calcext:value-type="float">
            <text:p>123,2</text:p>
          </table:table-cell>
          <table:table-cell table:style-name="ce29" table:formula="of:= SUM([.BK16:.BK20])/5" office:value-type="float" office:value="0.709635200001" calcext:value-type="float">
            <text:p>0,710</text:p>
          </table:table-cell>
          <table:table-cell table:style-name="ce29" table:formula="of:= SUM([.BL16:.BL20])/5" office:value-type="float" office:value="1.562" calcext:value-type="float">
            <text:p>1,562</text:p>
          </table:table-cell>
          <table:table-cell table:style-name="ce29" table:formula="of:= SUM([.BM16:.BM20])/5" office:value-type="float" office:value="19.6" calcext:value-type="float">
            <text:p>19,600</text:p>
          </table:table-cell>
          <table:table-cell table:style-name="ce29" table:formula="of:= SUM([.BN16:.BN20])/5" office:value-type="float" office:value="0.01" calcext:value-type="float">
            <text:p>0,010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temperatura</text:p>
          </table:table-cell>
          <table:table-cell table:style-name="ce11" table:formula="of:= [.V76]" office:value-type="float" office:value="1724.4" calcext:value-type="float">
            <text:p>1724</text:p>
          </table:table-cell>
          <table:table-cell table:style-name="ce18" table:formula="of:= [.W76]" office:value-type="float" office:value="22.5825240001" calcext:value-type="float">
            <text:p>22,583</text:p>
          </table:table-cell>
          <table:table-cell table:style-name="ce18" table:formula="of:= [.X76]" office:value-type="float" office:value="0.436" calcext:value-type="float">
            <text:p>0,436</text:p>
          </table:table-cell>
          <table:table-cell table:style-name="ce18" table:formula="of:= [.Y76]" office:value-type="float" office:value="178.6" calcext:value-type="float">
            <text:p>178,600</text:p>
          </table:table-cell>
          <table:table-cell table:style-name="ce18" table:formula="of:= [.Z76]" office:value-type="float" office:value="-0.86" calcext:value-type="float">
            <text:p>-0,860</text:p>
          </table:table-cell>
          <table:table-cell table:style-name="ce11" table:formula="of:=[.V77]" office:value-type="float" office:value="149474.8" calcext:value-type="float">
            <text:p>149475</text:p>
          </table:table-cell>
          <table:table-cell table:style-name="ce11" table:formula="of:=[.V78]" office:value-type="float" office:value="386.619709792452" calcext:value-type="float">
            <text:p>387</text:p>
          </table:table-cell>
          <table:table-cell table:style-name="ce54" table:formula="of:= [.C22] * ([.D22]/100)" office:value-type="float" office:value="0.098459804640436" calcext:value-type="float">
            <text:p>0,0985</text:p>
          </table:table-cell>
          <table:table-cell table:style-name="ce24" table:formula="of:= [.V$79]" office:value-type="float" office:value="22.4205352466047" calcext:value-type="float">
            <text:p>22,42</text:p>
          </table:table-cell>
          <table:table-cell table:style-name="ce1"/>
          <table:table-cell table:style-name="ce16"/>
          <table:table-cell table:style-name="ce16" office:value-type="string" calcext:value-type="string">
            <text:p>varianza</text:p>
          </table:table-cell>
          <table:table-cell table:style-name="ce16" table:formula="of:= COM.MICROSOFT.VAR.S([.N16:.N20])" office:value-type="float" office:value="1949.3" calcext:value-type="float">
            <text:p>1949,3</text:p>
          </table:table-cell>
          <table:table-cell table:style-name="ce29" table:formula="of:= COM.MICROSOFT.VAR.S([.O16:.O20])" office:value-type="float" office:value="4.6784564653073" calcext:value-type="float">
            <text:p>4,678</text:p>
          </table:table-cell>
          <table:table-cell table:style-name="ce29" table:formula="of:= COM.MICROSOFT.VAR.S([.P16:.P20])" office:value-type="float" office:value="0.00083" calcext:value-type="float">
            <text:p>0,001</text:p>
          </table:table-cell>
          <table:table-cell table:style-name="ce29" table:formula="of:= COM.MICROSOFT.VAR.S([.Q16:.Q20])" office:value-type="float" office:value="89.7" calcext:value-type="float">
            <text:p>89,700</text:p>
          </table:table-cell>
          <table:table-cell table:style-name="ce29" table:formula="of:= COM.MICROSOFT.VAR.S([.R16:.R20])" office:value-type="float" office:value="0" calcext:value-type="float">
            <text:p>0,000</text:p>
          </table:table-cell>
          <table:table-cell table:style-name="ce1"/>
          <table:table-cell table:style-name="ce16"/>
          <table:table-cell table:style-name="ce16" office:value-type="string" calcext:value-type="string">
            <text:p>varianza</text:p>
          </table:table-cell>
          <table:table-cell table:style-name="ce16" table:formula="of:= COM.MICROSOFT.VAR.S([.V16:.V20])" office:value-type="float" office:value="356458.5" calcext:value-type="float">
            <text:p>356458,5</text:p>
          </table:table-cell>
          <table:table-cell table:style-name="ce29" table:formula="of:= COM.MICROSOFT.VAR.S([.W16:.W20])" office:value-type="float" office:value="76.8947665128747" calcext:value-type="float">
            <text:p>76,895</text:p>
          </table:table-cell>
          <table:table-cell table:style-name="ce29" table:formula="of:= COM.MICROSOFT.VAR.S([.X16:.X20])" office:value-type="float" office:value="0.00068" calcext:value-type="float">
            <text:p>0,001</text:p>
          </table:table-cell>
          <table:table-cell table:style-name="ce29" table:formula="of:= COM.MICROSOFT.VAR.S([.Y16:.Y20])" office:value-type="float" office:value="5183.2" calcext:value-type="float">
            <text:p>5183,200</text:p>
          </table:table-cell>
          <table:table-cell table:style-name="ce29" table:formula="of:= COM.MICROSOFT.VAR.S([.Z16:.Z20])" office:value-type="float" office:value="0" calcext:value-type="float">
            <text:p>0,000</text:p>
          </table:table-cell>
          <table:table-cell table:style-name="ce1"/>
          <table:table-cell table:style-name="ce16"/>
          <table:table-cell table:style-name="ce16" office:value-type="string" calcext:value-type="string">
            <text:p>varianza</text:p>
          </table:table-cell>
          <table:table-cell table:style-name="ce16" table:formula="of:= COM.MICROSOFT.VAR.S([.AD16:.AD20])" office:value-type="float" office:value="190.2" calcext:value-type="float">
            <text:p>190,2</text:p>
          </table:table-cell>
          <table:table-cell table:style-name="ce29" table:formula="of:= COM.MICROSOFT.VAR.S([.AE16:.AE20])" office:value-type="float" office:value="0.0014323929033" calcext:value-type="float">
            <text:p>0,001</text:p>
          </table:table-cell>
          <table:table-cell table:style-name="ce29" table:formula="of:= COM.MICROSOFT.VAR.S([.AF16:.AF20])" office:value-type="float" office:value="0.03047" calcext:value-type="float">
            <text:p>0,030</text:p>
          </table:table-cell>
          <table:table-cell table:style-name="ce29" table:formula="of:= COM.MICROSOFT.VAR.S([.AG16:.AG20])" office:value-type="float" office:value="1.2" calcext:value-type="float">
            <text:p>1,200</text:p>
          </table:table-cell>
          <table:table-cell table:style-name="ce29" table:formula="of:= COM.MICROSOFT.VAR.S([.AH16:.AH20])" office:value-type="float" office:value="0" calcext:value-type="float">
            <text:p>0,000</text:p>
          </table:table-cell>
          <table:table-cell table:style-name="ce1"/>
          <table:table-cell table:style-name="ce16"/>
          <table:table-cell table:style-name="ce16" office:value-type="string" calcext:value-type="string">
            <text:p>varianza</text:p>
          </table:table-cell>
          <table:table-cell table:style-name="ce16" table:formula="of:= COM.MICROSOFT.VAR.S([.AL16:.AL20])" office:value-type="float" office:value="710.8" calcext:value-type="float">
            <text:p>710,8</text:p>
          </table:table-cell>
          <table:table-cell table:style-name="ce29" table:formula="of:= COM.MICROSOFT.VAR.S([.AM16:.AM20])" office:value-type="float" office:value="0.0737195891587" calcext:value-type="float">
            <text:p>0,074</text:p>
          </table:table-cell>
          <table:table-cell table:style-name="ce29" table:formula="of:= COM.MICROSOFT.VAR.S([.AN16:.AN20])" office:value-type="float" office:value="0.00053" calcext:value-type="float">
            <text:p>0,001</text:p>
          </table:table-cell>
          <table:table-cell table:style-name="ce29" table:formula="of:= COM.MICROSOFT.VAR.S([.AO16:.AO20])" office:value-type="float" office:value="1.7" calcext:value-type="float">
            <text:p>1,700</text:p>
          </table:table-cell>
          <table:table-cell table:style-name="ce29" table:formula="of:= COM.MICROSOFT.VAR.S([.AP16:.AP20])" office:value-type="float" office:value="0" calcext:value-type="float">
            <text:p>0,000</text:p>
          </table:table-cell>
          <table:table-cell table:style-name="ce1"/>
          <table:table-cell table:style-name="ce16"/>
          <table:table-cell table:style-name="ce16" office:value-type="string" calcext:value-type="string">
            <text:p>varianza</text:p>
          </table:table-cell>
          <table:table-cell table:style-name="ce16" table:formula="of:= COM.MICROSOFT.VAR.S([.AT16:.AT20])" office:value-type="float" office:value="555958.2" calcext:value-type="float">
            <text:p>555958,2</text:p>
          </table:table-cell>
          <table:table-cell table:style-name="ce29" table:formula="of:= COM.MICROSOFT.VAR.S([.AU16:.AU20])" office:value-type="float" office:value="13.372171685629" calcext:value-type="float">
            <text:p>13,372</text:p>
          </table:table-cell>
          <table:table-cell table:style-name="ce29" table:formula="of:= COM.MICROSOFT.VAR.S([.AV16:.AV20])" office:value-type="float" office:value="0.08658" calcext:value-type="float">
            <text:p>0,087</text:p>
          </table:table-cell>
          <table:table-cell table:style-name="ce29" table:formula="of:= COM.MICROSOFT.VAR.S([.AW16:.AW20])" office:value-type="float" office:value="10266.7" calcext:value-type="float">
            <text:p>10266,700</text:p>
          </table:table-cell>
          <table:table-cell table:style-name="ce29" table:formula="of:= COM.MICROSOFT.VAR.S([.AX16:.AX20])" office:value-type="float" office:value="0.00806666666666867" calcext:value-type="float">
            <text:p>0,008</text:p>
          </table:table-cell>
          <table:table-cell table:style-name="ce1"/>
          <table:table-cell table:style-name="ce16"/>
          <table:table-cell table:style-name="ce16" office:value-type="string" calcext:value-type="string">
            <text:p>varianza</text:p>
          </table:table-cell>
          <table:table-cell table:style-name="ce16" table:formula="of:= COM.MICROSOFT.VAR.S([.BB16:.BB20])" office:value-type="float" office:value="495.2" calcext:value-type="float">
            <text:p>495,2</text:p>
          </table:table-cell>
          <table:table-cell table:style-name="ce29" table:formula="of:= COM.MICROSOFT.VAR.S([.BC16:.BC20])" office:value-type="float" office:value="0.4361167846247" calcext:value-type="float">
            <text:p>0,436</text:p>
          </table:table-cell>
          <table:table-cell table:style-name="ce29" table:formula="of:= COM.MICROSOFT.VAR.S([.BD16:.BD20])" office:value-type="float" office:value="0.00052" calcext:value-type="float">
            <text:p>0,001</text:p>
          </table:table-cell>
          <table:table-cell table:style-name="ce29" table:formula="of:= COM.MICROSOFT.VAR.S([.BE16:.BE20])" office:value-type="float" office:value="5.3" calcext:value-type="float">
            <text:p>5,300</text:p>
          </table:table-cell>
          <table:table-cell table:style-name="ce29" table:formula="of:= COM.MICROSOFT.VAR.S([.BF16:.BF20])" office:value-type="float" office:value="0.0695700000000221" calcext:value-type="float">
            <text:p>0,070</text:p>
          </table:table-cell>
          <table:table-cell table:style-name="ce1"/>
          <table:table-cell table:style-name="ce16"/>
          <table:table-cell table:style-name="ce16" office:value-type="string" calcext:value-type="string">
            <text:p>varianza</text:p>
          </table:table-cell>
          <table:table-cell table:style-name="ce16" table:formula="of:= COM.MICROSOFT.VAR.S([.BJ16:.BJ20])" office:value-type="float" office:value="76.7" calcext:value-type="float">
            <text:p>76,7</text:p>
          </table:table-cell>
          <table:table-cell table:style-name="ce29" table:formula="of:= COM.MICROSOFT.VAR.S([.BK16:.BK20])" office:value-type="float" office:value="0.0025471216317" calcext:value-type="float">
            <text:p>0,003</text:p>
          </table:table-cell>
          <table:table-cell table:style-name="ce29" table:formula="of:= COM.MICROSOFT.VAR.S([.BL16:.BL20])" office:value-type="float" office:value="0.01277" calcext:value-type="float">
            <text:p>0,013</text:p>
          </table:table-cell>
          <table:table-cell table:style-name="ce29" table:formula="of:= COM.MICROSOFT.VAR.S([.BM16:.BM20])" office:value-type="float" office:value="2.3" calcext:value-type="float">
            <text:p>2,300</text:p>
          </table:table-cell>
          <table:table-cell table:style-name="ce29" table:formula="of:= COM.MICROSOFT.VAR.S([.BN16:.BN20])" office:value-type="float" office:value="0" calcext:value-type="float">
            <text:p>0,000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Optimizer de ibex</text:p>
          </table:table-cell>
          <table:table-cell table:style-name="ce9" office:value-type="float" office:value="2782" calcext:value-type="float">
            <text:p>2782</text:p>
          </table:table-cell>
          <table:table-cell table:style-name="ce15" office:value-type="float" office:value="7.61095600001" calcext:value-type="float">
            <text:p>7,61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26" office:value-type="string" calcext:value-type="string">
            <text:p>[-0.866406820719,-0.865540413898]</text:p>
          </table:table-cell>
          <table:table-cell table:style-name="ce9" table:number-columns-repeated="4"/>
          <table:table-cell table:style-name="ce1"/>
          <table:table-cell table:style-name="ce16"/>
          <table:table-cell table:style-name="ce16" office:value-type="string" calcext:value-type="string">
            <text:p>des/estandar</text:p>
          </table:table-cell>
          <table:table-cell table:style-name="ce29" table:formula="of:=COM.MICROSOFT.STDEV.S([.N16:.N20])" office:value-type="float" office:value="44.1508776809703" calcext:value-type="float">
            <text:p>44,151</text:p>
          </table:table-cell>
          <table:table-cell table:style-name="ce29" table:formula="of:=COM.MICROSOFT.STDEV.S([.O16:.O20])" office:value-type="float" office:value="2.16297398627614" calcext:value-type="float">
            <text:p>2,163</text:p>
          </table:table-cell>
          <table:table-cell table:style-name="ce29" table:formula="of:=COM.MICROSOFT.STDEV.S([.P16:.P20])" office:value-type="float" office:value="0.0288097205817759" calcext:value-type="float">
            <text:p>0,029</text:p>
          </table:table-cell>
          <table:table-cell table:style-name="ce29" table:formula="of:=COM.MICROSOFT.STDEV.S([.Q16:.Q20])" office:value-type="float" office:value="9.47100839404126" calcext:value-type="float">
            <text:p>9,471</text:p>
          </table:table-cell>
          <table:table-cell table:style-name="ce29" table:formula="of:=COM.MICROSOFT.STDEV.S([.R16:.R20])" office:value-type="float" office:value="0" calcext:value-type="float">
            <text:p>0,000</text:p>
          </table:table-cell>
          <table:table-cell table:style-name="ce1"/>
          <table:table-cell table:style-name="ce16"/>
          <table:table-cell table:style-name="ce16" office:value-type="string" calcext:value-type="string">
            <text:p>des/estandar</text:p>
          </table:table-cell>
          <table:table-cell table:style-name="ce29" table:formula="of:=COM.MICROSOFT.STDEV.S([.V16:.V20])" office:value-type="float" office:value="597.041455847079" calcext:value-type="float">
            <text:p>597,041</text:p>
          </table:table-cell>
          <table:table-cell table:style-name="ce29" table:formula="of:=COM.MICROSOFT.STDEV.S([.W16:.W20])" office:value-type="float" office:value="8.76896610284671" calcext:value-type="float">
            <text:p>8,769</text:p>
          </table:table-cell>
          <table:table-cell table:style-name="ce29" table:formula="of:=COM.MICROSOFT.STDEV.S([.X16:.X20])" office:value-type="float" office:value="0.0260768096208106" calcext:value-type="float">
            <text:p>0,026</text:p>
          </table:table-cell>
          <table:table-cell table:style-name="ce29" table:formula="of:=COM.MICROSOFT.STDEV.S([.Y16:.Y20])" office:value-type="float" office:value="71.9944442300932" calcext:value-type="float">
            <text:p>71,994</text:p>
          </table:table-cell>
          <table:table-cell table:style-name="ce29" table:formula="of:=COM.MICROSOFT.STDEV.S([.Z16:.Z20])" office:value-type="float" office:value="0" calcext:value-type="float">
            <text:p>0,000</text:p>
          </table:table-cell>
          <table:table-cell table:style-name="ce1"/>
          <table:table-cell table:style-name="ce16"/>
          <table:table-cell table:style-name="ce16" office:value-type="string" calcext:value-type="string">
            <text:p>des/estandar</text:p>
          </table:table-cell>
          <table:table-cell table:style-name="ce29" table:formula="of:=COM.MICROSOFT.STDEV.S([.AD16:.AD20])" office:value-type="float" office:value="13.7913016064475" calcext:value-type="float">
            <text:p>13,791</text:p>
          </table:table-cell>
          <table:table-cell table:style-name="ce29" table:formula="of:=COM.MICROSOFT.STDEV.S([.AE16:.AE20])" office:value-type="float" office:value="0.0378469668969655" calcext:value-type="float">
            <text:p>0,038</text:p>
          </table:table-cell>
          <table:table-cell table:style-name="ce29" table:formula="of:=COM.MICROSOFT.STDEV.S([.AF16:.AF20])" office:value-type="float" office:value="0.174556581084759" calcext:value-type="float">
            <text:p>0,175</text:p>
          </table:table-cell>
          <table:table-cell table:style-name="ce29" table:formula="of:=COM.MICROSOFT.STDEV.S([.AG16:.AG20])" office:value-type="float" office:value="1.09544511501033" calcext:value-type="float">
            <text:p>1,095</text:p>
          </table:table-cell>
          <table:table-cell table:style-name="ce29" table:formula="of:=COM.MICROSOFT.STDEV.S([.AH16:.AH20])" office:value-type="float" office:value="0" calcext:value-type="float">
            <text:p>0,000</text:p>
          </table:table-cell>
          <table:table-cell table:style-name="ce1"/>
          <table:table-cell table:style-name="ce16"/>
          <table:table-cell table:style-name="ce16" office:value-type="string" calcext:value-type="string">
            <text:p>des/estandar</text:p>
          </table:table-cell>
          <table:table-cell table:style-name="ce29" table:formula="of:=COM.MICROSOFT.STDEV.S([.AL16:.AL20])" office:value-type="float" office:value="26.6608326951729" calcext:value-type="float">
            <text:p>26,661</text:p>
          </table:table-cell>
          <table:table-cell table:style-name="ce29" table:formula="of:=COM.MICROSOFT.STDEV.S([.AM16:.AM20])" office:value-type="float" office:value="0.271513515609628" calcext:value-type="float">
            <text:p>0,272</text:p>
          </table:table-cell>
          <table:table-cell table:style-name="ce29" table:formula="of:=COM.MICROSOFT.STDEV.S([.AN16:.AN20])" office:value-type="float" office:value="0.0230217288664427" calcext:value-type="float">
            <text:p>0,023</text:p>
          </table:table-cell>
          <table:table-cell table:style-name="ce29" table:formula="of:=COM.MICROSOFT.STDEV.S([.AO16:.AO20])" office:value-type="float" office:value="1.30384048104053" calcext:value-type="float">
            <text:p>1,304</text:p>
          </table:table-cell>
          <table:table-cell table:style-name="ce29" table:formula="of:=COM.MICROSOFT.STDEV.S([.AP16:.AP20])" office:value-type="float" office:value="0" calcext:value-type="float">
            <text:p>0,000</text:p>
          </table:table-cell>
          <table:table-cell table:style-name="ce1"/>
          <table:table-cell table:style-name="ce16"/>
          <table:table-cell table:style-name="ce16" office:value-type="string" calcext:value-type="string">
            <text:p>des/estandar</text:p>
          </table:table-cell>
          <table:table-cell table:style-name="ce29" table:formula="of:=COM.MICROSOFT.STDEV.S([.AT16:.AT20])" office:value-type="float" office:value="745.626045682419" calcext:value-type="float">
            <text:p>745,626</text:p>
          </table:table-cell>
          <table:table-cell table:style-name="ce29" table:formula="of:=COM.MICROSOFT.STDEV.S([.AU16:.AU20])" office:value-type="float" office:value="3.65679800995748" calcext:value-type="float">
            <text:p>3,657</text:p>
          </table:table-cell>
          <table:table-cell table:style-name="ce29" table:formula="of:=COM.MICROSOFT.STDEV.S([.AV16:.AV20])" office:value-type="float" office:value="0.294244796045741" calcext:value-type="float">
            <text:p>0,294</text:p>
          </table:table-cell>
          <table:table-cell table:style-name="ce29" table:formula="of:=COM.MICROSOFT.STDEV.S([.AW16:.AW20])" office:value-type="float" office:value="101.324725511595" calcext:value-type="float">
            <text:p>101,325</text:p>
          </table:table-cell>
          <table:table-cell table:style-name="ce29" table:formula="of:=COM.MICROSOFT.STDEV.S([.AX16:.AX20])" office:value-type="float" office:value="0.089814623902061" calcext:value-type="float">
            <text:p>0,090</text:p>
          </table:table-cell>
          <table:table-cell table:style-name="ce1"/>
          <table:table-cell table:style-name="ce16"/>
          <table:table-cell table:style-name="ce16" office:value-type="string" calcext:value-type="string">
            <text:p>des/estandar</text:p>
          </table:table-cell>
          <table:table-cell table:style-name="ce29" table:formula="of:=COM.MICROSOFT.STDEV.S([.BB16:.BB20])" office:value-type="float" office:value="22.2530896731218" calcext:value-type="float">
            <text:p>22,253</text:p>
          </table:table-cell>
          <table:table-cell table:style-name="ce29" table:formula="of:=COM.MICROSOFT.STDEV.S([.BC16:.BC20])" office:value-type="float" office:value="0.66039138745497" calcext:value-type="float">
            <text:p>0,660</text:p>
          </table:table-cell>
          <table:table-cell table:style-name="ce29" table:formula="of:=COM.MICROSOFT.STDEV.S([.BD16:.BD20])" office:value-type="float" office:value="0.0228035085019828" calcext:value-type="float">
            <text:p>0,023</text:p>
          </table:table-cell>
          <table:table-cell table:style-name="ce29" table:formula="of:=COM.MICROSOFT.STDEV.S([.BE16:.BE20])" office:value-type="float" office:value="2.30217288664427" calcext:value-type="float">
            <text:p>2,302</text:p>
          </table:table-cell>
          <table:table-cell table:style-name="ce29" table:formula="of:=COM.MICROSOFT.STDEV.S([.BF16:.BF20])" office:value-type="float" office:value="0.263761255684041" calcext:value-type="float">
            <text:p>0,264</text:p>
          </table:table-cell>
          <table:table-cell table:style-name="ce1"/>
          <table:table-cell table:style-name="ce16"/>
          <table:table-cell table:style-name="ce16" office:value-type="string" calcext:value-type="string">
            <text:p>des/estandar</text:p>
          </table:table-cell>
          <table:table-cell table:style-name="ce29" table:formula="of:=COM.MICROSOFT.STDEV.S([.BJ16:.BJ20])" office:value-type="float" office:value="8.75785361832453" calcext:value-type="float">
            <text:p>8,758</text:p>
          </table:table-cell>
          <table:table-cell table:style-name="ce29" table:formula="of:=COM.MICROSOFT.STDEV.S([.BK16:.BK20])" office:value-type="float" office:value="0.050469016551742" calcext:value-type="float">
            <text:p>0,050</text:p>
          </table:table-cell>
          <table:table-cell table:style-name="ce29" table:formula="of:=COM.MICROSOFT.STDEV.S([.BL16:.BL20])" office:value-type="float" office:value="0.113004424692133" calcext:value-type="float">
            <text:p>0,113</text:p>
          </table:table-cell>
          <table:table-cell table:style-name="ce29" table:formula="of:=COM.MICROSOFT.STDEV.S([.BM16:.BM20])" office:value-type="float" office:value="1.51657508881031" calcext:value-type="float">
            <text:p>1,517</text:p>
          </table:table-cell>
          <table:table-cell table:style-name="ce29" table:formula="of:=COM.MICROSOFT.STDEV.S([.BN16:.BN20])" office:value-type="float" office:value="0" calcext:value-type="float">
            <text:p>0,000</text:p>
          </table:table-cell>
          <table:table-cell table:number-columns-repeated="11"/>
        </table:table-row>
        <table:table-row table:style-name="ro1">
          <table:table-cell table:style-name="ce1" table:number-columns-repeated="12"/>
          <table:table-cell table:style-name="ce1" office:value-type="string" calcext:value-type="string">
            <text:p>CV</text:p>
          </table:table-cell>
          <table:table-cell table:style-name="ce1" table:formula="of:= ([.N23] / [.N21]) * 100" office:value-type="float" office:value="36.0121351394537" calcext:value-type="float">
            <text:p>36,0121351394537</text:p>
          </table:table-cell>
          <table:table-cell table:style-name="ce1" table:formula="of:= ([.O23] / [.O21]) * 100" office:value-type="float" office:value="41.1220118314951" calcext:value-type="float">
            <text:p>41,1220118314951</text:p>
          </table:table-cell>
          <table:table-cell table:style-name="ce1" table:formula="of:= ([.P23] / [.P21]) * 100" office:value-type="float" office:value="18.4677696037025" calcext:value-type="float">
            <text:p>18,4677696037025</text:p>
          </table:table-cell>
          <table:table-cell table:style-name="ce1" table:formula="of:= ([.Q23] / [.Q21]) * 100" office:value-type="float" office:value="50.3777042236237" calcext:value-type="float">
            <text:p>50,3777042236237</text:p>
          </table:table-cell>
          <table:table-cell table:style-name="ce1" table:formula="of:= ([.R23] / [.R21]) * 100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V23] / [.V21]) * 100" office:value-type="float" office:value="28.6488222575374" calcext:value-type="float">
            <text:p>28,6488222575374</text:p>
          </table:table-cell>
          <table:table-cell table:style-name="ce1" table:formula="of:= ([.W23] / [.W21]) * 100" office:value-type="float" office:value="31.7207254674618" calcext:value-type="float">
            <text:p>31,7207254674618</text:p>
          </table:table-cell>
          <table:table-cell table:style-name="ce1" table:formula="of:= ([.X23] / [.X21]) * 100" office:value-type="float" office:value="6.12131681239686" calcext:value-type="float">
            <text:p>6,12131681239686</text:p>
          </table:table-cell>
          <table:table-cell table:style-name="ce1" table:formula="of:= ([.Y23] / [.Y21]) * 100" office:value-type="float" office:value="33.8319756720363" calcext:value-type="float">
            <text:p>33,8319756720363</text:p>
          </table:table-cell>
          <table:table-cell table:style-name="ce1" table:formula="of:= ([.Z23] / [.Z21]) * 100" office:value-type="float" office:value="-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AD23] / [.AD21]) * 100" office:value-type="float" office:value="10.0519691009093" calcext:value-type="float">
            <text:p>10,0519691009093</text:p>
          </table:table-cell>
          <table:table-cell table:style-name="ce1" table:formula="of:= ([.AE23] / [.AE21]) * 100" office:value-type="float" office:value="10.5704970114963" calcext:value-type="float">
            <text:p>10,5704970114963</text:p>
          </table:table-cell>
          <table:table-cell table:style-name="ce1" table:formula="of:= ([.AF23] / [.AF21]) * 100" office:value-type="float" office:value="8.8070928902502" calcext:value-type="float">
            <text:p>8,8070928902502</text:p>
          </table:table-cell>
          <table:table-cell table:style-name="ce1" table:formula="of:= ([.AG23] / [.AG21]) * 100" office:value-type="float" office:value="8.29882662886614" calcext:value-type="float">
            <text:p>8,29882662886614</text:p>
          </table:table-cell>
          <table:table-cell table:style-name="ce1" table:formula="of:= ([.AH23] / [.AH21]) * 100" office:value-type="float" office:value="-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AL23] / [.AL21]) * 100" office:value-type="float" office:value="5.20312894129057" calcext:value-type="float">
            <text:p>5,20312894129057</text:p>
          </table:table-cell>
          <table:table-cell table:style-name="ce1" table:formula="of:= ([.AM23] / [.AM21]) * 100" office:value-type="float" office:value="8.0221622728135" calcext:value-type="float">
            <text:p>8,0221622728135</text:p>
          </table:table-cell>
          <table:table-cell table:style-name="ce1" table:formula="of:= ([.AN23] / [.AN21]) * 100" office:value-type="float" office:value="5.99524189230279" calcext:value-type="float">
            <text:p>5,99524189230279</text:p>
          </table:table-cell>
          <table:table-cell table:style-name="ce1" table:formula="of:= ([.AO23] / [.AO21]) * 100" office:value-type="float" office:value="5.25742129451827" calcext:value-type="float">
            <text:p>5,25742129451827</text:p>
          </table:table-cell>
          <table:table-cell table:style-name="ce1" table:formula="of:= ([.AP23] / [.AP21]) * 100" office:value-type="float" office:value="-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AT23] / [.AT21]) * 100" office:value-type="float" office:value="31.605037541642" calcext:value-type="float">
            <text:p>31,605037541642</text:p>
          </table:table-cell>
          <table:table-cell table:style-name="ce1" table:formula="of:= ([.AU23] / [.AU21]) * 100" office:value-type="float" office:value="29.6745847457887" calcext:value-type="float">
            <text:p>29,6745847457887</text:p>
          </table:table-cell>
          <table:table-cell table:style-name="ce1" table:formula="of:= ([.AV23] / [.AV21]) * 100" office:value-type="float" office:value="42.8928274119156" calcext:value-type="float">
            <text:p>42,8928274119156</text:p>
          </table:table-cell>
          <table:table-cell table:style-name="ce1" table:formula="of:= ([.AW23] / [.AW21]) * 100" office:value-type="float" office:value="60.9655388156408" calcext:value-type="float">
            <text:p>60,9655388156408</text:p>
          </table:table-cell>
          <table:table-cell table:style-name="ce1" table:formula="of:= ([.AX23] / [.AX21]) * 100" office:value-type="float" office:value="0.0164879763665648" calcext:value-type="float">
            <text:p>0,0164879763665648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BB23] / [.BB21]) * 100" office:value-type="float" office:value="4.66326271440105" calcext:value-type="float">
            <text:p>4,66326271440105</text:p>
          </table:table-cell>
          <table:table-cell table:style-name="ce1" table:formula="of:= ([.BC23] / [.BC21]) * 100" office:value-type="float" office:value="17.7021995364451" calcext:value-type="float">
            <text:p>17,7021995364451</text:p>
          </table:table-cell>
          <table:table-cell table:style-name="ce1" table:formula="of:= ([.BD23] / [.BD21]) * 100" office:value-type="float" office:value="13.573516965466" calcext:value-type="float">
            <text:p>13,573516965466</text:p>
          </table:table-cell>
          <table:table-cell table:style-name="ce1" table:formula="of:= ([.BE23] / [.BE21]) * 100" office:value-type="float" office:value="17.1803946764498" calcext:value-type="float">
            <text:p>17,1803946764498</text:p>
          </table:table-cell>
          <table:table-cell table:style-name="ce1" table:formula="of:= ([.BF23] / [.BF21]) * 100" office:value-type="float" office:value="0.00428484909014062" calcext:value-type="float">
            <text:p>0,00428484909014062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BJ23] / [.BJ21]) * 100" office:value-type="float" office:value="7.10864741747121" calcext:value-type="float">
            <text:p>7,10864741747121</text:p>
          </table:table-cell>
          <table:table-cell table:style-name="ce1" table:formula="of:= ([.BK23] / [.BK21]) * 100" office:value-type="float" office:value="7.11196633871472" calcext:value-type="float">
            <text:p>7,11196633871472</text:p>
          </table:table-cell>
          <table:table-cell table:style-name="ce1" table:formula="of:= ([.BL23] / [.BL21]) * 100" office:value-type="float" office:value="7.23459825173707" calcext:value-type="float">
            <text:p>7,23459825173707</text:p>
          </table:table-cell>
          <table:table-cell table:style-name="ce1" table:formula="of:= ([.BM23] / [.BM21]) * 100" office:value-type="float" office:value="7.73762800413423" calcext:value-type="float">
            <text:p>7,73762800413423</text:p>
          </table:table-cell>
          <table:table-cell table:style-name="ce1" table:formula="of:= ([.BN23] / [.BN21]) * 1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Ex2 1 1</text:p>
          </table:table-cell>
          <table:table-cell table:style-name="ce4" table:number-columns-repeated="9"/>
          <table:table-cell table:style-name="ce1" table:number-columns-repeated="56"/>
          <table:table-cell table:number-columns-repeated="11"/>
        </table:table-row>
        <table:table-row table:style-name="ro1">
          <table:table-cell table:style-name="ce4"/>
          <table:table-cell table:style-name="ce4" office:value-type="string" calcext:value-type="string">
            <text:p>number of cells</text:p>
          </table:table-cell>
          <table:table-cell table:style-name="ce4" office:value-type="string" calcext:value-type="string">
            <text:p>cpu time used(s)</text:p>
          </table:table-cell>
          <table:table-cell table:style-name="ce4" office:value-type="string" calcext:value-type="string">
            <text:p>tiempo en llamadas a Python(%)</text:p>
          </table:table-cell>
          <table:table-cell table:style-name="ce4" office:value-type="string" calcext:value-type="string">
            <text:p>wall clock time(s)</text:p>
          </table:table-cell>
          <table:table-cell table:style-name="ce4" office:value-type="string" calcext:value-type="string">
            <text:p>best bound (f*)</text:p>
          </table:table-cell>
          <table:table-cell table:style-name="ce4" office:value-type="string" calcext:value-type="string">
            <text:p>varianza</text:p>
          </table:table-cell>
          <table:table-cell table:style-name="ce4" office:value-type="string" calcext:value-type="string">
            <text:p>des/estandar</text:p>
          </table:table-cell>
          <table:table-cell table:style-name="ce4" office:value-type="string" calcext:value-type="string">
            <text:p>tiempo python(s)</text:p>
          </table:table-cell>
          <table:table-cell table:style-name="ce4" office:value-type="string" calcext:value-type="string">
            <text:p>cv</text:p>
          </table:table-cell>
          <table:table-cell table:style-name="ce1"/>
          <table:table-cell table:style-name="ce19" table:number-columns-repeated="2"/>
          <table:table-cell table:style-name="ce19" office:value-type="string" calcext:value-type="string">
            <text:p>number of cells</text:p>
          </table:table-cell>
          <table:table-cell table:style-name="ce19" office:value-type="string" calcext:value-type="string">
            <text:p>cpu time used(s)</text:p>
          </table:table-cell>
          <table:table-cell table:style-name="ce19" office:value-type="string" calcext:value-type="string">
            <text:p>tiempo en llamadas a Python (%)</text:p>
          </table:table-cell>
          <table:table-cell table:style-name="ce19" office:value-type="string" calcext:value-type="string">
            <text:p>wall clock time (s)</text:p>
          </table:table-cell>
          <table:table-cell table:style-name="ce19" office:value-type="string" calcext:value-type="string">
            <text:p>best bound (f*)</text:p>
          </table:table-cell>
          <table:table-cell table:style-name="ce1"/>
          <table:table-cell table:style-name="ce19" table:number-columns-repeated="2"/>
          <table:table-cell table:style-name="ce19" office:value-type="string" calcext:value-type="string">
            <text:p>number of cells</text:p>
          </table:table-cell>
          <table:table-cell table:style-name="ce19" office:value-type="string" calcext:value-type="string">
            <text:p>cpu time used(s)</text:p>
          </table:table-cell>
          <table:table-cell table:style-name="ce19" office:value-type="string" calcext:value-type="string">
            <text:p>tiempo en llamadas a Python (%)</text:p>
          </table:table-cell>
          <table:table-cell table:style-name="ce19" office:value-type="string" calcext:value-type="string">
            <text:p>wall clock time (s)</text:p>
          </table:table-cell>
          <table:table-cell table:style-name="ce19" office:value-type="string" calcext:value-type="string">
            <text:p>best bound (f*)</text:p>
          </table:table-cell>
          <table:table-cell table:style-name="ce1"/>
          <table:table-cell table:style-name="ce19" table:number-columns-repeated="2"/>
          <table:table-cell table:style-name="ce19" office:value-type="string" calcext:value-type="string">
            <text:p>number of cells</text:p>
          </table:table-cell>
          <table:table-cell table:style-name="ce19" office:value-type="string" calcext:value-type="string">
            <text:p>cpu time used(s)</text:p>
          </table:table-cell>
          <table:table-cell table:style-name="ce19" office:value-type="string" calcext:value-type="string">
            <text:p>tiempo en llamadas a Python (%)</text:p>
          </table:table-cell>
          <table:table-cell table:style-name="ce19" office:value-type="string" calcext:value-type="string">
            <text:p>wall clock time (s)</text:p>
          </table:table-cell>
          <table:table-cell table:style-name="ce19" office:value-type="string" calcext:value-type="string">
            <text:p>best bound (f*)</text:p>
          </table:table-cell>
          <table:table-cell table:style-name="ce1"/>
          <table:table-cell table:style-name="ce19" table:number-columns-repeated="2"/>
          <table:table-cell table:style-name="ce19" office:value-type="string" calcext:value-type="string">
            <text:p>number of cells</text:p>
          </table:table-cell>
          <table:table-cell table:style-name="ce19" office:value-type="string" calcext:value-type="string">
            <text:p>cpu time used(s)</text:p>
          </table:table-cell>
          <table:table-cell table:style-name="ce19" office:value-type="string" calcext:value-type="string">
            <text:p>tiempo en llamadas a Python (%)</text:p>
          </table:table-cell>
          <table:table-cell table:style-name="ce19" office:value-type="string" calcext:value-type="string">
            <text:p>wall clock time (s)</text:p>
          </table:table-cell>
          <table:table-cell table:style-name="ce19" office:value-type="string" calcext:value-type="string">
            <text:p>best bound (f*)</text:p>
          </table:table-cell>
          <table:table-cell table:style-name="ce1"/>
          <table:table-cell table:style-name="ce19" table:number-columns-repeated="2"/>
          <table:table-cell table:style-name="ce19" office:value-type="string" calcext:value-type="string">
            <text:p>number of cells</text:p>
          </table:table-cell>
          <table:table-cell table:style-name="ce19" office:value-type="string" calcext:value-type="string">
            <text:p>cpu time used(s)</text:p>
          </table:table-cell>
          <table:table-cell table:style-name="ce19" office:value-type="string" calcext:value-type="string">
            <text:p>tiempo en llamadas a Python (%)</text:p>
          </table:table-cell>
          <table:table-cell table:style-name="ce19" office:value-type="string" calcext:value-type="string">
            <text:p>wall clock time (s)</text:p>
          </table:table-cell>
          <table:table-cell table:style-name="ce19" office:value-type="string" calcext:value-type="string">
            <text:p>best bound (f*)</text:p>
          </table:table-cell>
          <table:table-cell table:style-name="ce1"/>
          <table:table-cell table:style-name="ce19" table:number-columns-repeated="2"/>
          <table:table-cell table:style-name="ce19" office:value-type="string" calcext:value-type="string">
            <text:p>number of cells</text:p>
          </table:table-cell>
          <table:table-cell table:style-name="ce19" office:value-type="string" calcext:value-type="string">
            <text:p>cpu time used(s)</text:p>
          </table:table-cell>
          <table:table-cell table:style-name="ce19" office:value-type="string" calcext:value-type="string">
            <text:p>tiempo en llamadas a Python (%)</text:p>
          </table:table-cell>
          <table:table-cell table:style-name="ce19" office:value-type="string" calcext:value-type="string">
            <text:p>wall clock time (s)</text:p>
          </table:table-cell>
          <table:table-cell table:style-name="ce19" office:value-type="string" calcext:value-type="string">
            <text:p>best bound (f*)</text:p>
          </table:table-cell>
          <table:table-cell table:style-name="ce1"/>
          <table:table-cell table:style-name="ce19" table:number-columns-repeated="2"/>
          <table:table-cell table:style-name="ce19" office:value-type="string" calcext:value-type="string">
            <text:p>number of cells</text:p>
          </table:table-cell>
          <table:table-cell table:style-name="ce19" office:value-type="string" calcext:value-type="string">
            <text:p>cpu time used(s)</text:p>
          </table:table-cell>
          <table:table-cell table:style-name="ce19" office:value-type="string" calcext:value-type="string">
            <text:p>tiempo en llamadas a Python (%)</text:p>
          </table:table-cell>
          <table:table-cell table:style-name="ce19" office:value-type="string" calcext:value-type="string">
            <text:p>wall clock time (s)</text:p>
          </table:table-cell>
          <table:table-cell table:style-name="ce19" office:value-type="string" calcext:value-type="string">
            <text:p>best bound (f*)</text:p>
          </table:table-cell>
          <table:table-cell table:number-columns-repeated="11"/>
        </table:table-row>
        <table:table-row table:style-name="ro2">
          <table:table-cell table:style-name="ce5" office:value-type="string" calcext:value-type="string">
            <text:p>mlp_1_tanh_oversampling</text:p>
          </table:table-cell>
          <table:table-cell table:style-name="ce7" table:formula="of:=[.AD10]" office:value-type="float" office:value="402.6" calcext:value-type="float">
            <text:p>403</text:p>
          </table:table-cell>
          <table:table-cell table:style-name="ce15" table:formula="of:=[.AE10]" office:value-type="float" office:value="0.717860000001" calcext:value-type="float">
            <text:p>0,718</text:p>
          </table:table-cell>
          <table:table-cell table:style-name="ce15" table:formula="of:=[.AF10]" office:value-type="float" office:value="2.81" calcext:value-type="float">
            <text:p>2,810</text:p>
          </table:table-cell>
          <table:table-cell table:style-name="ce15" table:formula="of:=[.AG10]" office:value-type="float" office:value="42.2" calcext:value-type="float">
            <text:p>42,200</text:p>
          </table:table-cell>
          <table:table-cell table:style-name="ce15" table:formula="of:=[.AH10]" office:value-type="float" office:value="-17" calcext:value-type="float">
            <text:p>-17,000</text:p>
          </table:table-cell>
          <table:table-cell table:style-name="ce7" table:formula="of:=[.AD11]" office:value-type="float" office:value="18992.8" calcext:value-type="float">
            <text:p>18993</text:p>
          </table:table-cell>
          <table:table-cell table:style-name="ce7" table:formula="of:=[.AD12]" office:value-type="float" office:value="137.814367901173" calcext:value-type="float">
            <text:p>138</text:p>
          </table:table-cell>
          <table:table-cell table:style-name="ce54" table:formula="of:= [.C27] * ([.D27]/100)" office:value-type="float" office:value="0.0201718660000281" calcext:value-type="float">
            <text:p>0,0202</text:p>
          </table:table-cell>
          <table:table-cell table:style-name="ce24" table:formula="of:= [.AD$13]" office:value-type="float" office:value="34.2310898910017" calcext:value-type="float">
            <text:p>34,23</text:p>
          </table:table-cell>
          <table:table-cell table:style-name="ce1"/>
          <table:table-cell table:style-name="ce20" office:value-type="string" calcext:value-type="string">
            <text:p>mlp_2_tanh_oversampling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" calcext:value-type="float">
            <text:p>48</text:p>
          </table:table-cell>
          <table:table-cell table:style-name="ce36" office:value-type="float" office:value="1.90658200001" calcext:value-type="float">
            <text:p>1,91</text:p>
          </table:table-cell>
          <table:table-cell table:style-name="ce42" office:value-type="float" office:value="0.1" calcext:value-type="float">
            <text:p>0,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257.8" calcext:value-type="float">
            <text:p>2257,8</text:p>
          </table:table-cell>
          <table:table-cell table:style-name="ce1"/>
          <table:table-cell table:style-name="ce20" office:value-type="string" calcext:value-type="string">
            <text:p>mlp_2_tanh_oversampling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954" calcext:value-type="float">
            <text:p>954</text:p>
          </table:table-cell>
          <table:table-cell table:style-name="ce36" office:value-type="float" office:value="12.1662650001" calcext:value-type="float">
            <text:p>12,17</text:p>
          </table:table-cell>
          <table:table-cell table:style-name="ce42" office:value-type="float" office:value="0.41" calcext:value-type="float">
            <text:p>0,41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-0.86" calcext:value-type="float">
            <text:p>-0,86</text:p>
          </table:table-cell>
          <table:table-cell table:style-name="ce1"/>
          <table:table-cell table:style-name="ce20" office:value-type="string" calcext:value-type="string">
            <text:p>mlp_2_tanh_oversampling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742" calcext:value-type="float">
            <text:p>742</text:p>
          </table:table-cell>
          <table:table-cell table:style-name="ce36" office:value-type="float" office:value="1.13450400001" calcext:value-type="float">
            <text:p>1,13</text:p>
          </table:table-cell>
          <table:table-cell table:style-name="ce42" office:value-type="float" office:value="3.97" calcext:value-type="float">
            <text:p>3,97</text:p>
          </table:table-cell>
          <table:table-cell table:style-name="ce19" office:value-type="float" office:value="92" calcext:value-type="float">
            <text:p>92</text:p>
          </table:table-cell>
          <table:table-cell table:style-name="ce19" office:value-type="float" office:value="-17" calcext:value-type="float">
            <text:p>-17</text:p>
          </table:table-cell>
          <table:table-cell table:style-name="ce1"/>
          <table:table-cell table:style-name="ce20" office:value-type="string" calcext:value-type="string">
            <text:p>mlp_2_tanh_oversampling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16" calcext:value-type="float">
            <text:p>516</text:p>
          </table:table-cell>
          <table:table-cell table:style-name="ce36" office:value-type="float" office:value="2.61627200001" calcext:value-type="float">
            <text:p>2,62</text:p>
          </table:table-cell>
          <table:table-cell table:style-name="ce42" office:value-type="float" office:value="0.39" calcext:value-type="float">
            <text:p>0,3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.41" calcext:value-type="float">
            <text:p>-4,41</text:p>
          </table:table-cell>
          <table:table-cell table:style-name="ce1"/>
          <table:table-cell table:style-name="ce20" office:value-type="string" calcext:value-type="string">
            <text:p>mlp_2_tanh_oversampling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914" calcext:value-type="float">
            <text:p>1914</text:p>
          </table:table-cell>
          <table:table-cell table:style-name="ce36" office:value-type="float" office:value="11.2563130001" calcext:value-type="float">
            <text:p>11,26</text:p>
          </table:table-cell>
          <table:table-cell table:style-name="ce42" office:value-type="float" office:value="0.67" calcext:value-type="float">
            <text:p>0,67</text:p>
          </table:table-cell>
          <table:table-cell table:style-name="ce19" office:value-type="float" office:value="143" calcext:value-type="float">
            <text:p>143</text:p>
          </table:table-cell>
          <table:table-cell table:style-name="ce19" office:value-type="float" office:value="680.79" calcext:value-type="float">
            <text:p>680,79</text:p>
          </table:table-cell>
          <table:table-cell table:style-name="ce1"/>
          <table:table-cell table:style-name="ce20" office:value-type="string" calcext:value-type="string">
            <text:p>mlp_2_tanh_oversampling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37" calcext:value-type="float">
            <text:p>437</text:p>
          </table:table-cell>
          <table:table-cell table:style-name="ce36" office:value-type="float" office:value="3.27308800001" calcext:value-type="float">
            <text:p>3,27</text:p>
          </table:table-cell>
          <table:table-cell table:style-name="ce42" office:value-type="float" office:value="0.13" calcext:value-type="float">
            <text:p>0,13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6155.43" calcext:value-type="float">
            <text:p>6155,43</text:p>
          </table:table-cell>
          <table:table-cell table:style-name="ce1"/>
          <table:table-cell table:style-name="ce20" office:value-type="string" calcext:value-type="string">
            <text:p>mlp_2_tanh_oversampling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2" calcext:value-type="float">
            <text:p>122</text:p>
          </table:table-cell>
          <table:table-cell table:style-name="ce36" office:value-type="float" office:value="0.737660000001" calcext:value-type="float">
            <text:p>0,74</text:p>
          </table:table-cell>
          <table:table-cell table:style-name="ce42" office:value-type="float" office:value="1.34" calcext:value-type="float">
            <text:p>1,34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0.01" calcext:value-type="float">
            <text:p>0,01</text:p>
          </table:table-cell>
          <table:table-cell table:number-columns-repeated="11"/>
        </table:table-row>
        <table:table-row table:style-name="ro2">
          <table:table-cell table:style-name="ce5" office:value-type="string" calcext:value-type="string">
            <text:p>mlp_1_tanh_Sin_oversampling</text:p>
          </table:table-cell>
          <table:table-cell table:style-name="ce7" table:formula="of:=[.AD21]" office:value-type="float" office:value="137.2" calcext:value-type="float">
            <text:p>137</text:p>
          </table:table-cell>
          <table:table-cell table:style-name="ce15" table:formula="of:=[.AE21]" office:value-type="float" office:value="0.358043400001" calcext:value-type="float">
            <text:p>0,358</text:p>
          </table:table-cell>
          <table:table-cell table:style-name="ce15" table:formula="of:=[.AF21]" office:value-type="float" office:value="1.982" calcext:value-type="float">
            <text:p>1,982</text:p>
          </table:table-cell>
          <table:table-cell table:style-name="ce15" table:formula="of:=[.AG21]" office:value-type="float" office:value="13.2" calcext:value-type="float">
            <text:p>13,200</text:p>
          </table:table-cell>
          <table:table-cell table:style-name="ce15" table:formula="of:=[.AH21]" office:value-type="float" office:value="-17" calcext:value-type="float">
            <text:p>-17,000</text:p>
          </table:table-cell>
          <table:table-cell table:style-name="ce7" table:formula="of:=[.AD22]" office:value-type="float" office:value="190.2" calcext:value-type="float">
            <text:p>190</text:p>
          </table:table-cell>
          <table:table-cell table:style-name="ce7" table:formula="of:=[.AD23]" office:value-type="float" office:value="13.7913016064475" calcext:value-type="float">
            <text:p>14</text:p>
          </table:table-cell>
          <table:table-cell table:style-name="ce54" table:formula="of:= [.C28] * ([.D28]/100)" office:value-type="float" office:value="0.00709642018801982" calcext:value-type="float">
            <text:p>0,0071</text:p>
          </table:table-cell>
          <table:table-cell table:style-name="ce24" table:formula="of:= [.AD$24]" office:value-type="float" office:value="10.0519691009093" calcext:value-type="float">
            <text:p>10,05</text:p>
          </table:table-cell>
          <table:table-cell table:style-name="ce1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239" calcext:value-type="float">
            <text:p>239</text:p>
          </table:table-cell>
          <table:table-cell table:style-name="ce36" office:value-type="float" office:value="10.9905440001" calcext:value-type="float">
            <text:p>10,99</text:p>
          </table:table-cell>
          <table:table-cell table:style-name="ce19" office:value-type="float" office:value="0.17" calcext:value-type="float">
            <text:p>0,17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2257.8" calcext:value-type="float">
            <text:p>2257,8</text:p>
          </table:table-cell>
          <table:table-cell table:style-name="ce1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178" calcext:value-type="float">
            <text:p>1178</text:p>
          </table:table-cell>
          <table:table-cell table:style-name="ce36" office:value-type="float" office:value="14.7675980001" calcext:value-type="float">
            <text:p>14,77</text:p>
          </table:table-cell>
          <table:table-cell table:style-name="ce19" office:value-type="float" office:value="0.43" calcext:value-type="float">
            <text:p>0,43</text:p>
          </table:table-cell>
          <table:table-cell table:style-name="ce19" office:value-type="float" office:value="114" calcext:value-type="float">
            <text:p>114</text:p>
          </table:table-cell>
          <table:table-cell table:style-name="ce19" office:value-type="float" office:value="-0.86" calcext:value-type="float">
            <text:p>-0,86</text:p>
          </table:table-cell>
          <table:table-cell table:style-name="ce1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61" calcext:value-type="float">
            <text:p>161</text:p>
          </table:table-cell>
          <table:table-cell table:style-name="ce36" office:value-type="float" office:value="0.345503000001" calcext:value-type="float">
            <text:p>0,35</text:p>
          </table:table-cell>
          <table:table-cell table:style-name="ce19" office:value-type="float" office:value="1.91" calcext:value-type="float">
            <text:p>1,91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-17" calcext:value-type="float">
            <text:p>-17</text:p>
          </table:table-cell>
          <table:table-cell table:style-name="ce1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514" calcext:value-type="float">
            <text:p>514</text:p>
          </table:table-cell>
          <table:table-cell table:style-name="ce36" office:value-type="float" office:value="3.29075900001" calcext:value-type="float">
            <text:p>3,29</text:p>
          </table:table-cell>
          <table:table-cell table:style-name="ce19" office:value-type="float" office:value="0.36" calcext:value-type="float">
            <text:p>0,36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-4.41" calcext:value-type="float">
            <text:p>-4,41</text:p>
          </table:table-cell>
          <table:table-cell table:style-name="ce1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2106" calcext:value-type="float">
            <text:p>2106</text:p>
          </table:table-cell>
          <table:table-cell table:style-name="ce36" office:value-type="float" office:value="14.1034640001" calcext:value-type="float">
            <text:p>14,10</text:p>
          </table:table-cell>
          <table:table-cell table:style-name="ce19" office:value-type="float" office:value="0.67" calcext:value-type="float">
            <text:p>0,67</text:p>
          </table:table-cell>
          <table:table-cell table:style-name="ce19" office:value-type="float" office:value="179" calcext:value-type="float">
            <text:p>179</text:p>
          </table:table-cell>
          <table:table-cell table:style-name="ce19" office:value-type="float" office:value="680.93" calcext:value-type="float">
            <text:p>680,93</text:p>
          </table:table-cell>
          <table:table-cell table:style-name="ce1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462" calcext:value-type="float">
            <text:p>462</text:p>
          </table:table-cell>
          <table:table-cell table:style-name="ce36" office:value-type="float" office:value="3.31475800001" calcext:value-type="float">
            <text:p>3,31</text:p>
          </table:table-cell>
          <table:table-cell table:style-name="ce19" office:value-type="float" office:value="0.17" calcext:value-type="float">
            <text:p>0,17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6155.82" calcext:value-type="float">
            <text:p>6155,82</text:p>
          </table:table-cell>
          <table:table-cell table:style-name="ce1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17" calcext:value-type="float">
            <text:p>117</text:p>
          </table:table-cell>
          <table:table-cell table:style-name="ce36" office:value-type="float" office:value="0.735512000001" calcext:value-type="float">
            <text:p>0,74</text:p>
          </table:table-cell>
          <table:table-cell table:style-name="ce19" office:value-type="float" office:value="1.39" calcext:value-type="float">
            <text:p>1,39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0.01" calcext:value-type="float">
            <text:p>0,01</text:p>
          </table:table-cell>
          <table:table-cell table:number-columns-repeated="11"/>
        </table:table-row>
        <table:table-row table:style-name="ro2">
          <table:table-cell table:style-name="ce5" office:value-type="string" calcext:value-type="string">
            <text:p>mlp_2_tanh_oversampling</text:p>
          </table:table-cell>
          <table:table-cell table:style-name="ce7" table:formula="of:=[.AD32]" office:value-type="float" office:value="487.2" calcext:value-type="float">
            <text:p>487</text:p>
          </table:table-cell>
          <table:table-cell table:style-name="ce15" table:formula="of:=[.AE32]" office:value-type="float" office:value="0.8274596000046" calcext:value-type="float">
            <text:p>0,827</text:p>
          </table:table-cell>
          <table:table-cell table:style-name="ce15" table:formula="of:=[.AF31]" office:value-type="float" office:value="4.26" calcext:value-type="float">
            <text:p>4,260</text:p>
          </table:table-cell>
          <table:table-cell table:style-name="ce15" table:formula="of:=[.AG31]" office:value-type="float" office:value="125" calcext:value-type="float">
            <text:p>125,000</text:p>
          </table:table-cell>
          <table:table-cell table:style-name="ce15" table:formula="of:=[.AH31]" office:value-type="float" office:value="-17" calcext:value-type="float">
            <text:p>-17,000</text:p>
          </table:table-cell>
          <table:table-cell table:style-name="ce7" table:formula="of:=[.AD33]" office:value-type="float" office:value="122667.7" calcext:value-type="float">
            <text:p>122668</text:p>
          </table:table-cell>
          <table:table-cell table:style-name="ce7" table:formula="of:=[.AD34]" office:value-type="float" office:value="350.239489492547" calcext:value-type="float">
            <text:p>350</text:p>
          </table:table-cell>
          <table:table-cell table:style-name="ce54" table:formula="of:= [.C29] * ([.D29]/100)" office:value-type="float" office:value="0.035249778960196" calcext:value-type="float">
            <text:p>0,0352</text:p>
          </table:table-cell>
          <table:table-cell table:style-name="ce24" table:formula="of:= [.AD$35]" office:value-type="float" office:value="71.888236759554" calcext:value-type="float">
            <text:p>71,89</text:p>
          </table:table-cell>
          <table:table-cell table:style-name="ce1"/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86" calcext:value-type="float">
            <text:p>86</text:p>
          </table:table-cell>
          <table:table-cell table:style-name="ce36" office:value-type="float" office:value="4.17622300001" calcext:value-type="float">
            <text:p>4,18</text:p>
          </table:table-cell>
          <table:table-cell table:style-name="ce19" office:value-type="float" office:value="0.12" calcext:value-type="float">
            <text:p>0,1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257.8" calcext:value-type="float">
            <text:p>2257,8</text:p>
          </table:table-cell>
          <table:table-cell table:style-name="ce1"/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327" calcext:value-type="float">
            <text:p>2327</text:p>
          </table:table-cell>
          <table:table-cell table:style-name="ce36" office:value-type="float" office:value="30.3320470001" calcext:value-type="float">
            <text:p>30,33</text:p>
          </table:table-cell>
          <table:table-cell table:style-name="ce19" office:value-type="float" office:value="0.44" calcext:value-type="float">
            <text:p>0,44</text:p>
          </table:table-cell>
          <table:table-cell table:style-name="ce19" office:value-type="float" office:value="238" calcext:value-type="float">
            <text:p>238</text:p>
          </table:table-cell>
          <table:table-cell table:style-name="ce19" office:value-type="float" office:value="-0.86" calcext:value-type="float">
            <text:p>-0,86</text:p>
          </table:table-cell>
          <table:table-cell table:style-name="ce1"/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table:style-name="ce36" office:value-type="float" office:value="0.601719000001" calcext:value-type="float">
            <text:p>0,60</text:p>
          </table:table-cell>
          <table:table-cell table:style-name="ce19" office:value-type="float" office:value="2.45" calcext:value-type="float">
            <text:p>2,45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-17" calcext:value-type="float">
            <text:p>-17</text:p>
          </table:table-cell>
          <table:table-cell table:style-name="ce1"/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527" calcext:value-type="float">
            <text:p>527</text:p>
          </table:table-cell>
          <table:table-cell table:style-name="ce36" office:value-type="float" office:value="3.38565200001" calcext:value-type="float">
            <text:p>3,39</text:p>
          </table:table-cell>
          <table:table-cell table:style-name="ce19" office:value-type="float" office:value="0.38" calcext:value-type="float">
            <text:p>0,38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-4.41" calcext:value-type="float">
            <text:p>-4,41</text:p>
          </table:table-cell>
          <table:table-cell table:style-name="ce1"/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49" calcext:value-type="float">
            <text:p>1649</text:p>
          </table:table-cell>
          <table:table-cell table:style-name="ce36" office:value-type="float" office:value="8.86394000001" calcext:value-type="float">
            <text:p>8,86</text:p>
          </table:table-cell>
          <table:table-cell table:style-name="ce19" office:value-type="float" office:value="0.48" calcext:value-type="float">
            <text:p>0,48</text:p>
          </table:table-cell>
          <table:table-cell table:style-name="ce19" office:value-type="float" office:value="84" calcext:value-type="float">
            <text:p>84</text:p>
          </table:table-cell>
          <table:table-cell table:style-name="ce19" office:value-type="float" office:value="681.01" calcext:value-type="float">
            <text:p>681,01</text:p>
          </table:table-cell>
          <table:table-cell table:style-name="ce1"/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45" calcext:value-type="float">
            <text:p>445</text:p>
          </table:table-cell>
          <table:table-cell table:style-name="ce36" office:value-type="float" office:value="3.44705500001" calcext:value-type="float">
            <text:p>3,45</text:p>
          </table:table-cell>
          <table:table-cell table:style-name="ce19" office:value-type="float" office:value="0.19" calcext:value-type="float">
            <text:p>0,19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6155.93" calcext:value-type="float">
            <text:p>6155,93</text:p>
          </table:table-cell>
          <table:table-cell table:style-name="ce1"/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19" calcext:value-type="float">
            <text:p>119</text:p>
          </table:table-cell>
          <table:table-cell table:style-name="ce36" office:value-type="float" office:value="0.788926000001" calcext:value-type="float">
            <text:p>0,79</text:p>
          </table:table-cell>
          <table:table-cell table:style-name="ce19" office:value-type="float" office:value="1.39" calcext:value-type="float">
            <text:p>1,3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.01" calcext:value-type="float">
            <text:p>0,01</text:p>
          </table:table-cell>
          <table:table-cell table:number-columns-repeated="11"/>
        </table:table-row>
        <table:table-row table:style-name="ro2">
          <table:table-cell table:style-name="ce5" office:value-type="string" calcext:value-type="string">
            <text:p>mlp_2_tanh_Sin_oversampling</text:p>
          </table:table-cell>
          <table:table-cell table:style-name="ce7" table:formula="of:= [.AD43]" office:value-type="float" office:value="186" calcext:value-type="float">
            <text:p>186</text:p>
          </table:table-cell>
          <table:table-cell table:style-name="ce15" table:formula="of:= [.AE43]" office:value-type="float" office:value="0.432663800001" calcext:value-type="float">
            <text:p>0,433</text:p>
          </table:table-cell>
          <table:table-cell table:style-name="ce15" table:formula="of:= [.AF43]" office:value-type="float" office:value="2.156" calcext:value-type="float">
            <text:p>2,156</text:p>
          </table:table-cell>
          <table:table-cell table:style-name="ce15" table:formula="of:= [.AG43]" office:value-type="float" office:value="19.4" calcext:value-type="float">
            <text:p>19,400</text:p>
          </table:table-cell>
          <table:table-cell table:style-name="ce15" table:formula="of:= [.AH43]" office:value-type="float" office:value="-17" calcext:value-type="float">
            <text:p>-17,000</text:p>
          </table:table-cell>
          <table:table-cell table:style-name="ce7" table:formula="of:=[.AD44]" office:value-type="float" office:value="1614" calcext:value-type="float">
            <text:p>1614</text:p>
          </table:table-cell>
          <table:table-cell table:style-name="ce7" table:formula="of:=[.AD45]" office:value-type="float" office:value="40.1746188532013" calcext:value-type="float">
            <text:p>40</text:p>
          </table:table-cell>
          <table:table-cell table:style-name="ce54" table:formula="of:= [.C30] * ([.D30]/100)" office:value-type="float" office:value="0.00932823152802156" calcext:value-type="float">
            <text:p>0,0093</text:p>
          </table:table-cell>
          <table:table-cell table:style-name="ce24" table:formula="of:= [.AD$46]" office:value-type="float" office:value="21.5992574479577" calcext:value-type="float">
            <text:p>21,60</text:p>
          </table:table-cell>
          <table:table-cell table:style-name="ce1"/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4" calcext:value-type="float">
            <text:p>74</text:p>
          </table:table-cell>
          <table:table-cell table:style-name="ce36" office:value-type="float" office:value="3.558" calcext:value-type="float">
            <text:p>3,56</text:p>
          </table:table-cell>
          <table:table-cell table:style-name="ce19" office:value-type="float" office:value="0.12" calcext:value-type="float">
            <text:p>0,1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2257.8" calcext:value-type="float">
            <text:p>2257,8</text:p>
          </table:table-cell>
          <table:table-cell table:style-name="ce1"/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140" calcext:value-type="float">
            <text:p>2140</text:p>
          </table:table-cell>
          <table:table-cell table:style-name="ce36" office:value-type="float" office:value="25.4771040001" calcext:value-type="float">
            <text:p>25,48</text:p>
          </table:table-cell>
          <table:table-cell table:style-name="ce19" office:value-type="float" office:value="0.45" calcext:value-type="float">
            <text:p>0,45</text:p>
          </table:table-cell>
          <table:table-cell table:style-name="ce19" office:value-type="float" office:value="207" calcext:value-type="float">
            <text:p>207</text:p>
          </table:table-cell>
          <table:table-cell table:style-name="ce19" office:value-type="float" office:value="-0.86" calcext:value-type="float">
            <text:p>-0,86</text:p>
          </table:table-cell>
          <table:table-cell table:style-name="ce1"/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70" calcext:value-type="float">
            <text:p>270</text:p>
          </table:table-cell>
          <table:table-cell table:style-name="ce36" office:value-type="float" office:value="0.607218000001" calcext:value-type="float">
            <text:p>0,61</text:p>
          </table:table-cell>
          <table:table-cell table:style-name="ce19" office:value-type="float" office:value="2.17" calcext:value-type="float">
            <text:p>2,17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-17" calcext:value-type="float">
            <text:p>-17</text:p>
          </table:table-cell>
          <table:table-cell table:style-name="ce1"/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96" calcext:value-type="float">
            <text:p>496</text:p>
          </table:table-cell>
          <table:table-cell table:style-name="ce36" office:value-type="float" office:value="3.83247500001" calcext:value-type="float">
            <text:p>3,83</text:p>
          </table:table-cell>
          <table:table-cell table:style-name="ce19" office:value-type="float" office:value="0.36" calcext:value-type="float">
            <text:p>0,36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-4.41" calcext:value-type="float">
            <text:p>-4,41</text:p>
          </table:table-cell>
          <table:table-cell table:style-name="ce1"/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619" calcext:value-type="float">
            <text:p>1619</text:p>
          </table:table-cell>
          <table:table-cell table:style-name="ce36" office:value-type="float" office:value="9.83380200001" calcext:value-type="float">
            <text:p>9,83</text:p>
          </table:table-cell>
          <table:table-cell table:style-name="ce19" office:value-type="float" office:value="0.63" calcext:value-type="float">
            <text:p>0,63</text:p>
          </table:table-cell>
          <table:table-cell table:style-name="ce19" office:value-type="float" office:value="119" calcext:value-type="float">
            <text:p>119</text:p>
          </table:table-cell>
          <table:table-cell table:style-name="ce19" office:value-type="float" office:value="680.86" calcext:value-type="float">
            <text:p>680,86</text:p>
          </table:table-cell>
          <table:table-cell table:style-name="ce1"/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520" calcext:value-type="float">
            <text:p>520</text:p>
          </table:table-cell>
          <table:table-cell table:style-name="ce36" office:value-type="float" office:value="3.87567100001" calcext:value-type="float">
            <text:p>3,88</text:p>
          </table:table-cell>
          <table:table-cell table:style-name="ce19" office:value-type="float" office:value="0.12" calcext:value-type="float">
            <text:p>0,12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6156.58" calcext:value-type="float">
            <text:p>6156,58</text:p>
          </table:table-cell>
          <table:table-cell table:style-name="ce1"/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30" calcext:value-type="float">
            <text:p>130</text:p>
          </table:table-cell>
          <table:table-cell table:style-name="ce36" office:value-type="float" office:value="0.842304000001" calcext:value-type="float">
            <text:p>0,84</text:p>
          </table:table-cell>
          <table:table-cell table:style-name="ce19" office:value-type="float" office:value="1.43" calcext:value-type="float">
            <text:p>1,43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mlp_3_tanh_oversampling</text:p>
          </table:table-cell>
          <table:table-cell table:style-name="ce7" table:formula="of:= [.AD54]" office:value-type="float" office:value="239" calcext:value-type="float">
            <text:p>239</text:p>
          </table:table-cell>
          <table:table-cell table:style-name="ce15" table:formula="of:= [.AE54]" office:value-type="float" office:value="0.461465600001" calcext:value-type="float">
            <text:p>0,461</text:p>
          </table:table-cell>
          <table:table-cell table:style-name="ce15" table:formula="of:= [.AF54]" office:value-type="float" office:value="2.206" calcext:value-type="float">
            <text:p>2,206</text:p>
          </table:table-cell>
          <table:table-cell table:style-name="ce15" table:formula="of:= [.AG54]" office:value-type="float" office:value="20.4" calcext:value-type="float">
            <text:p>20,400</text:p>
          </table:table-cell>
          <table:table-cell table:style-name="ce15" table:formula="of:= [.AH54]" office:value-type="float" office:value="-17" calcext:value-type="float">
            <text:p>-17,000</text:p>
          </table:table-cell>
          <table:table-cell table:style-name="ce7" table:formula="of:=[.AD55]" office:value-type="float" office:value="2636.5" calcext:value-type="float">
            <text:p>2637</text:p>
          </table:table-cell>
          <table:table-cell table:style-name="ce7" table:formula="of:=[.AD56]" office:value-type="float" office:value="51.346859689761" calcext:value-type="float">
            <text:p>51</text:p>
          </table:table-cell>
          <table:table-cell table:style-name="ce54" table:formula="of:= [.C31] * ([.D31]/100)" office:value-type="float" office:value="0.0101799311360221" calcext:value-type="float">
            <text:p>0,0102</text:p>
          </table:table-cell>
          <table:table-cell table:style-name="ce24" table:formula="of:= [.AD$57]" office:value-type="float" office:value="21.4840417111971" calcext:value-type="float">
            <text:p>21,48</text:p>
          </table:table-cell>
          <table:table-cell table:style-name="ce1"/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242" calcext:value-type="float">
            <text:p>242</text:p>
          </table:table-cell>
          <table:table-cell table:style-name="ce36" office:value-type="float" office:value="8.094" calcext:value-type="float">
            <text:p>8,09</text:p>
          </table:table-cell>
          <table:table-cell table:style-name="ce19" office:value-type="float" office:value="0.21" calcext:value-type="float">
            <text:p>0,21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2257.8" calcext:value-type="float">
            <text:p>2257,8</text:p>
          </table:table-cell>
          <table:table-cell table:style-name="ce1"/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67" calcext:value-type="float">
            <text:p>1067</text:p>
          </table:table-cell>
          <table:table-cell table:style-name="ce36" office:value-type="float" office:value="14.1680300001" calcext:value-type="float">
            <text:p>14,17</text:p>
          </table:table-cell>
          <table:table-cell table:style-name="ce19" office:value-type="float" office:value="0.41" calcext:value-type="float">
            <text:p>0,41</text:p>
          </table:table-cell>
          <table:table-cell table:style-name="ce19" office:value-type="float" office:value="106" calcext:value-type="float">
            <text:p>106</text:p>
          </table:table-cell>
          <table:table-cell table:style-name="ce19" office:value-type="float" office:value="-0.86" calcext:value-type="float">
            <text:p>-0,86</text:p>
          </table:table-cell>
          <table:table-cell table:style-name="ce1"/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971" calcext:value-type="float">
            <text:p>971</text:p>
          </table:table-cell>
          <table:table-cell table:style-name="ce36" office:value-type="float" office:value="1.44835400001" calcext:value-type="float">
            <text:p>1,45</text:p>
          </table:table-cell>
          <table:table-cell table:style-name="ce19" office:value-type="float" office:value="4.26" calcext:value-type="float">
            <text:p>4,26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-17" calcext:value-type="float">
            <text:p>-17</text:p>
          </table:table-cell>
          <table:table-cell table:style-name="ce1"/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565" calcext:value-type="float">
            <text:p>565</text:p>
          </table:table-cell>
          <table:table-cell table:style-name="ce36" office:value-type="float" office:value="3.36200800001" calcext:value-type="float">
            <text:p>3,36</text:p>
          </table:table-cell>
          <table:table-cell table:style-name="ce19" office:value-type="float" office:value="0.24" calcext:value-type="float">
            <text:p>0,24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-4.41" calcext:value-type="float">
            <text:p>-4,41</text:p>
          </table:table-cell>
          <table:table-cell table:style-name="ce1"/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2000" calcext:value-type="float">
            <text:p>2000</text:p>
          </table:table-cell>
          <table:table-cell table:style-name="ce36" office:value-type="float" office:value="11.9753120001" calcext:value-type="float">
            <text:p>11,98</text:p>
          </table:table-cell>
          <table:table-cell table:style-name="ce19" office:value-type="float" office:value="0.99" calcext:value-type="float">
            <text:p>0,99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float" office:value="680.89" calcext:value-type="float">
            <text:p>680,89</text:p>
          </table:table-cell>
          <table:table-cell table:style-name="ce1"/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471" calcext:value-type="float">
            <text:p>471</text:p>
          </table:table-cell>
          <table:table-cell table:style-name="ce36" office:value-type="float" office:value="3.30582300001" calcext:value-type="float">
            <text:p>3,31</text:p>
          </table:table-cell>
          <table:table-cell table:style-name="ce19" office:value-type="float" office:value="0.13" calcext:value-type="float">
            <text:p>0,13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6155.44" calcext:value-type="float">
            <text:p>6155,44</text:p>
          </table:table-cell>
          <table:table-cell table:style-name="ce1"/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111" calcext:value-type="float">
            <text:p>111</text:p>
          </table:table-cell>
          <table:table-cell table:style-name="ce36" office:value-type="float" office:value="0.748207000001" calcext:value-type="float">
            <text:p>0,75</text:p>
          </table:table-cell>
          <table:table-cell table:style-name="ce19" office:value-type="float" office:value="1.43" calcext:value-type="float">
            <text:p>1,43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mlp_3_tanh_Sin_oversampling</text:p>
          </table:table-cell>
          <table:table-cell table:style-name="ce7" table:formula="of:= [.AD65]" office:value-type="float" office:value="361" calcext:value-type="float">
            <text:p>361</text:p>
          </table:table-cell>
          <table:table-cell table:style-name="ce15" table:formula="of:= [.AE65]" office:value-type="float" office:value="0.6224406000028" calcext:value-type="float">
            <text:p>0,622</text:p>
          </table:table-cell>
          <table:table-cell table:style-name="ce15" table:formula="of:= [.AF65]" office:value-type="float" office:value="2.5" calcext:value-type="float">
            <text:p>2,500</text:p>
          </table:table-cell>
          <table:table-cell table:style-name="ce15" table:formula="of:= [.AG65]" office:value-type="float" office:value="35.2" calcext:value-type="float">
            <text:p>35,200</text:p>
          </table:table-cell>
          <table:table-cell table:style-name="ce15" table:formula="of:= [.AH65]" office:value-type="float" office:value="-17" calcext:value-type="float">
            <text:p>-17,000</text:p>
          </table:table-cell>
          <table:table-cell table:style-name="ce7" table:formula="of:=[.AD66]" office:value-type="float" office:value="57491.5" calcext:value-type="float">
            <text:p>57492</text:p>
          </table:table-cell>
          <table:table-cell table:style-name="ce7" table:formula="of:=[.AD67]" office:value-type="float" office:value="239.773851785385" calcext:value-type="float">
            <text:p>240</text:p>
          </table:table-cell>
          <table:table-cell table:style-name="ce54" table:formula="of:= [.C32] * ([.D32]/100)" office:value-type="float" office:value="0.01556101500007" calcext:value-type="float">
            <text:p>0,0156</text:p>
          </table:table-cell>
          <table:table-cell table:style-name="ce24" table:formula="of:= [.AD$68]" office:value-type="float" office:value="66.4193495250375" calcext:value-type="float">
            <text:p>66,42</text:p>
          </table:table-cell>
          <table:table-cell table:style-name="ce1"/>
          <table:table-cell table:style-name="ce19"/>
          <table:table-cell table:style-name="ce19" office:value-type="string" calcext:value-type="string">
            <text:p>promedio</text:p>
          </table:table-cell>
          <table:table-cell table:style-name="ce19" table:formula="of:= SUM([.N27:.N31])/5" office:value-type="float" office:value="137.8" calcext:value-type="float">
            <text:p>137,8</text:p>
          </table:table-cell>
          <table:table-cell table:style-name="ce30" table:formula="of:= SUM([.O27:.O31])/5" office:value-type="float" office:value="5.745069800024" calcext:value-type="float">
            <text:p>5,745</text:p>
          </table:table-cell>
          <table:table-cell table:style-name="ce30" table:formula="of:= SUM([.P27:.P31])/5" office:value-type="float" office:value="0.144" calcext:value-type="float">
            <text:p>0,144</text:p>
          </table:table-cell>
          <table:table-cell table:style-name="ce30" table:formula="of:= SUM([.Q27:.Q31])/5" office:value-type="float" office:value="20" calcext:value-type="float">
            <text:p>20,000</text:p>
          </table:table-cell>
          <table:table-cell table:style-name="ce30" table:formula="of:= SUM([.R27:.R31])/5" office:value-type="float" office:value="2257.8" calcext:value-type="float">
            <text:p>2257,800</text:p>
          </table:table-cell>
          <table:table-cell table:style-name="ce1"/>
          <table:table-cell table:style-name="ce19"/>
          <table:table-cell table:style-name="ce19" office:value-type="string" calcext:value-type="string">
            <text:p>promedio</text:p>
          </table:table-cell>
          <table:table-cell table:style-name="ce19" table:formula="of:= SUM([.V27:.V31])/5" office:value-type="float" office:value="1533.2" calcext:value-type="float">
            <text:p>1533,2</text:p>
          </table:table-cell>
          <table:table-cell table:style-name="ce30" table:formula="of:= SUM([.W27:.W31])/5" office:value-type="float" office:value="19.3822088001" calcext:value-type="float">
            <text:p>19,382</text:p>
          </table:table-cell>
          <table:table-cell table:style-name="ce30" table:formula="of:= SUM([.X27:.X31])/5" office:value-type="float" office:value="0.428" calcext:value-type="float">
            <text:p>0,428</text:p>
          </table:table-cell>
          <table:table-cell table:style-name="ce30" table:formula="of:= SUM([.Y27:.Y31])/5" office:value-type="float" office:value="150.6" calcext:value-type="float">
            <text:p>150,600</text:p>
          </table:table-cell>
          <table:table-cell table:style-name="ce30" table:formula="of:= SUM([.Z27:.Z31])/5" office:value-type="float" office:value="-0.86" calcext:value-type="float">
            <text:p>-0,860</text:p>
          </table:table-cell>
          <table:table-cell table:style-name="ce1"/>
          <table:table-cell table:style-name="ce19"/>
          <table:table-cell table:style-name="ce19" office:value-type="string" calcext:value-type="string">
            <text:p>promedio</text:p>
          </table:table-cell>
          <table:table-cell table:style-name="ce19" table:formula="of:= SUM([.AD27:.AD31])/5" office:value-type="float" office:value="487.2" calcext:value-type="float">
            <text:p>487,2</text:p>
          </table:table-cell>
          <table:table-cell table:style-name="ce30" table:formula="of:= SUM([.AE27:.AE31])/5" office:value-type="float" office:value="0.8274596000046" calcext:value-type="float">
            <text:p>0,827</text:p>
          </table:table-cell>
          <table:table-cell table:style-name="ce30" table:formula="of:= SUM([.AF27:.AF31])/5" office:value-type="float" office:value="2.952" calcext:value-type="float">
            <text:p>2,952</text:p>
          </table:table-cell>
          <table:table-cell table:style-name="ce30" table:formula="of:= SUM([.AG27:.AG31])/5" office:value-type="float" office:value="57" calcext:value-type="float">
            <text:p>57,000</text:p>
          </table:table-cell>
          <table:table-cell table:style-name="ce30" table:formula="of:= SUM([.AH27:.AH31])/5" office:value-type="float" office:value="-17" calcext:value-type="float">
            <text:p>-17,000</text:p>
          </table:table-cell>
          <table:table-cell table:style-name="ce1"/>
          <table:table-cell table:style-name="ce19"/>
          <table:table-cell table:style-name="ce19" office:value-type="string" calcext:value-type="string">
            <text:p>promedio</text:p>
          </table:table-cell>
          <table:table-cell table:style-name="ce19" table:formula="of:= SUM([.AL27:.AL31])/5" office:value-type="float" office:value="523.6" calcext:value-type="float">
            <text:p>523,6</text:p>
          </table:table-cell>
          <table:table-cell table:style-name="ce30" table:formula="of:= SUM([.AM27:.AM31])/5" office:value-type="float" office:value="3.29743320001" calcext:value-type="float">
            <text:p>3,297</text:p>
          </table:table-cell>
          <table:table-cell table:style-name="ce30" table:formula="of:= SUM([.AN27:.AN31])/5" office:value-type="float" office:value="0.346" calcext:value-type="float">
            <text:p>0,346</text:p>
          </table:table-cell>
          <table:table-cell table:style-name="ce30" table:formula="of:= SUM([.AO27:.AO31])/5" office:value-type="float" office:value="23.8" calcext:value-type="float">
            <text:p>23,800</text:p>
          </table:table-cell>
          <table:table-cell table:style-name="ce30" table:formula="of:= SUM([.AP27:.AP31])/5" office:value-type="float" office:value="-4.41" calcext:value-type="float">
            <text:p>-4,410</text:p>
          </table:table-cell>
          <table:table-cell table:style-name="ce1"/>
          <table:table-cell table:style-name="ce19"/>
          <table:table-cell table:style-name="ce19" office:value-type="string" calcext:value-type="string">
            <text:p>promedio</text:p>
          </table:table-cell>
          <table:table-cell table:style-name="ce19" table:formula="of:= SUM([.AT27:.AT31])/5" office:value-type="float" office:value="1857.6" calcext:value-type="float">
            <text:p>1857,6</text:p>
          </table:table-cell>
          <table:table-cell table:style-name="ce30" table:formula="of:= SUM([.AU27:.AU31])/5" office:value-type="float" office:value="11.206566200064" calcext:value-type="float">
            <text:p>11,207</text:p>
          </table:table-cell>
          <table:table-cell table:style-name="ce30" table:formula="of:= SUM([.AV27:.AV31])/5" office:value-type="float" office:value="0.688" calcext:value-type="float">
            <text:p>0,688</text:p>
          </table:table-cell>
          <table:table-cell table:style-name="ce30" table:formula="of:= SUM([.AW27:.AW31])/5" office:value-type="float" office:value="148.8" calcext:value-type="float">
            <text:p>148,800</text:p>
          </table:table-cell>
          <table:table-cell table:style-name="ce30" table:formula="of:= SUM([.AX27:.AX31])/5" office:value-type="float" office:value="680.896" calcext:value-type="float">
            <text:p>680,896</text:p>
          </table:table-cell>
          <table:table-cell table:style-name="ce1"/>
          <table:table-cell table:style-name="ce19"/>
          <table:table-cell table:style-name="ce19" office:value-type="string" calcext:value-type="string">
            <text:p>promedio</text:p>
          </table:table-cell>
          <table:table-cell table:style-name="ce19" table:formula="of:= SUM([.BB27:.BB31])/5" office:value-type="float" office:value="467" calcext:value-type="float">
            <text:p>467</text:p>
          </table:table-cell>
          <table:table-cell table:style-name="ce30" table:formula="of:= SUM([.BC27:.BC31])/5" office:value-type="float" office:value="3.44327900001" calcext:value-type="float">
            <text:p>3,443</text:p>
          </table:table-cell>
          <table:table-cell table:style-name="ce30" table:formula="of:= SUM([.BD27:.BD31])/5" office:value-type="float" office:value="0.148" calcext:value-type="float">
            <text:p>0,148</text:p>
          </table:table-cell>
          <table:table-cell table:style-name="ce30" table:formula="of:= SUM([.BE27:.BE31])/5" office:value-type="float" office:value="11" calcext:value-type="float">
            <text:p>11,000</text:p>
          </table:table-cell>
          <table:table-cell table:style-name="ce30" table:formula="of:= SUM([.BF27:.BF31])/5" office:value-type="float" office:value="6155.84" calcext:value-type="float">
            <text:p>6155,840</text:p>
          </table:table-cell>
          <table:table-cell table:style-name="ce1"/>
          <table:table-cell table:style-name="ce19"/>
          <table:table-cell table:style-name="ce19" office:value-type="string" calcext:value-type="string">
            <text:p>promedio</text:p>
          </table:table-cell>
          <table:table-cell table:style-name="ce19" table:formula="of:= SUM([.BJ27:.BJ31])/5" office:value-type="float" office:value="119.8" calcext:value-type="float">
            <text:p>119,8</text:p>
          </table:table-cell>
          <table:table-cell table:style-name="ce30" table:formula="of:= SUM([.BK27:.BK31])/5" office:value-type="float" office:value="0.770521800001" calcext:value-type="float">
            <text:p>0,771</text:p>
          </table:table-cell>
          <table:table-cell table:style-name="ce30" table:formula="of:= SUM([.BL27:.BL31])/5" office:value-type="float" office:value="1.396" calcext:value-type="float">
            <text:p>1,396</text:p>
          </table:table-cell>
          <table:table-cell table:style-name="ce30" table:formula="of:= SUM([.BM27:.BM31])/5" office:value-type="float" office:value="19.8" calcext:value-type="float">
            <text:p>19,800</text:p>
          </table:table-cell>
          <table:table-cell table:style-name="ce30" table:formula="of:= SUM([.BN27:.BN31])/5" office:value-type="float" office:value="0.01" calcext:value-type="float">
            <text:p>0,010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temperatura</text:p>
          </table:table-cell>
          <table:table-cell table:style-name="ce7" table:formula="of:=[.AD76]" office:value-type="float" office:value="681.2" calcext:value-type="float">
            <text:p>681</text:p>
          </table:table-cell>
          <table:table-cell table:style-name="ce15" table:formula="of:=[.AE76]" office:value-type="float" office:value="1.0573716000082" calcext:value-type="float">
            <text:p>1,057</text:p>
          </table:table-cell>
          <table:table-cell table:style-name="ce15" table:formula="of:=[.AF76]" office:value-type="float" office:value="3.454" calcext:value-type="float">
            <text:p>3,454</text:p>
          </table:table-cell>
          <table:table-cell table:style-name="ce15" table:formula="of:=[.AG76]" office:value-type="float" office:value="77" calcext:value-type="float">
            <text:p>77,000</text:p>
          </table:table-cell>
          <table:table-cell table:style-name="ce15" table:formula="of:=[.AH76]" office:value-type="float" office:value="-17" calcext:value-type="float">
            <text:p>-17,000</text:p>
          </table:table-cell>
          <table:table-cell table:style-name="ce7" table:formula="of:=[.AD77]" office:value-type="float" office:value="9925.7" calcext:value-type="float">
            <text:p>9926</text:p>
          </table:table-cell>
          <table:table-cell table:style-name="ce11" table:formula="of:=[.AD78]" office:value-type="float" office:value="99.6278073632056" calcext:value-type="float">
            <text:p>100</text:p>
          </table:table-cell>
          <table:table-cell table:style-name="ce54" table:formula="of:= [.C33] * ([.D33]/100)" office:value-type="float" office:value="0.0365216150642832" calcext:value-type="float">
            <text:p>0,0365</text:p>
          </table:table-cell>
          <table:table-cell table:style-name="ce24" table:formula="of:= [.AD$79]" office:value-type="float" office:value="14.6253387203766" calcext:value-type="float">
            <text:p>14,63</text:p>
          </table:table-cell>
          <table:table-cell table:style-name="ce1"/>
          <table:table-cell table:style-name="ce19"/>
          <table:table-cell table:style-name="ce19" office:value-type="string" calcext:value-type="string">
            <text:p>varianza</text:p>
          </table:table-cell>
          <table:table-cell table:style-name="ce19" table:formula="of:= COM.MICROSOFT.VAR.S([.N27:.N31])" office:value-type="float" office:value="8979.2" calcext:value-type="float">
            <text:p>8979,2</text:p>
          </table:table-cell>
          <table:table-cell table:style-name="ce30" table:formula="of:= COM.MICROSOFT.VAR.S([.O27:.O31])" office:value-type="float" office:value="13.7527539627424" calcext:value-type="float">
            <text:p>13,753</text:p>
          </table:table-cell>
          <table:table-cell table:style-name="ce30" table:formula="of:= COM.MICROSOFT.VAR.S([.P27:.P31])" office:value-type="float" office:value="0.00203" calcext:value-type="float">
            <text:p>0,002</text:p>
          </table:table-cell>
          <table:table-cell table:style-name="ce30" table:formula="of:= COM.MICROSOFT.VAR.S([.Q27:.Q31])" office:value-type="float" office:value="261" calcext:value-type="float">
            <text:p>261,000</text:p>
          </table:table-cell>
          <table:table-cell table:style-name="ce30" table:formula="of:= COM.MICROSOFT.VAR.S([.R27:.R31])" office:value-type="float" office:value="0" calcext:value-type="float">
            <text:p>0,000</text:p>
          </table:table-cell>
          <table:table-cell table:style-name="ce1"/>
          <table:table-cell table:style-name="ce19"/>
          <table:table-cell table:style-name="ce19" office:value-type="string" calcext:value-type="string">
            <text:p>varianza</text:p>
          </table:table-cell>
          <table:table-cell table:style-name="ce19" table:formula="of:= COM.MICROSOFT.VAR.S([.V27:.V31])" office:value-type="float" office:value="419326.7" calcext:value-type="float">
            <text:p>419326,7</text:p>
          </table:table-cell>
          <table:table-cell table:style-name="ce30" table:formula="of:= COM.MICROSOFT.VAR.S([.W27:.W31])" office:value-type="float" office:value="64.3997106059417" calcext:value-type="float">
            <text:p>64,400</text:p>
          </table:table-cell>
          <table:table-cell table:style-name="ce30" table:formula="of:= COM.MICROSOFT.VAR.S([.X27:.X31])" office:value-type="float" office:value="0.000320000000000001" calcext:value-type="float">
            <text:p>0,000</text:p>
          </table:table-cell>
          <table:table-cell table:style-name="ce30" table:formula="of:= COM.MICROSOFT.VAR.S([.Y27:.Y31])" office:value-type="float" office:value="4516.8" calcext:value-type="float">
            <text:p>4516,800</text:p>
          </table:table-cell>
          <table:table-cell table:style-name="ce30" table:formula="of:= COM.MICROSOFT.VAR.S([.Z27:.Z31])" office:value-type="float" office:value="0" calcext:value-type="float">
            <text:p>0,000</text:p>
          </table:table-cell>
          <table:table-cell table:style-name="ce1"/>
          <table:table-cell table:style-name="ce19"/>
          <table:table-cell table:style-name="ce19" office:value-type="string" calcext:value-type="string">
            <text:p>varianza</text:p>
          </table:table-cell>
          <table:table-cell table:style-name="ce19" table:formula="of:= COM.MICROSOFT.VAR.S([.AD27:.AD31])" office:value-type="float" office:value="122667.7" calcext:value-type="float">
            <text:p>122667,7</text:p>
          </table:table-cell>
          <table:table-cell table:style-name="ce30" table:formula="of:= COM.MICROSOFT.VAR.S([.AE27:.AE31])" office:value-type="float" office:value="0.202883366170476" calcext:value-type="float">
            <text:p>0,203</text:p>
          </table:table-cell>
          <table:table-cell table:style-name="ce30" table:formula="of:= COM.MICROSOFT.VAR.S([.AF27:.AF31])" office:value-type="float" office:value="1.17412" calcext:value-type="float">
            <text:p>1,174</text:p>
          </table:table-cell>
          <table:table-cell table:style-name="ce30" table:formula="of:= COM.MICROSOFT.VAR.S([.AG27:.AG31])" office:value-type="float" office:value="2382.5" calcext:value-type="float">
            <text:p>2382,500</text:p>
          </table:table-cell>
          <table:table-cell table:style-name="ce30" table:formula="of:= COM.MICROSOFT.VAR.S([.AH27:.AH31])" office:value-type="float" office:value="0" calcext:value-type="float">
            <text:p>0,000</text:p>
          </table:table-cell>
          <table:table-cell table:style-name="ce1"/>
          <table:table-cell table:style-name="ce19"/>
          <table:table-cell table:style-name="ce19" office:value-type="string" calcext:value-type="string">
            <text:p>varianza</text:p>
          </table:table-cell>
          <table:table-cell table:style-name="ce19" table:formula="of:= COM.MICROSOFT.VAR.S([.AL27:.AL31])" office:value-type="float" office:value="659.3" calcext:value-type="float">
            <text:p>659,3</text:p>
          </table:table-cell>
          <table:table-cell table:style-name="ce30" table:formula="of:= COM.MICROSOFT.VAR.S([.AM27:.AM31])" office:value-type="float" office:value="0.1905618286367" calcext:value-type="float">
            <text:p>0,191</text:p>
          </table:table-cell>
          <table:table-cell table:style-name="ce30" table:formula="of:= COM.MICROSOFT.VAR.S([.AN27:.AN31])" office:value-type="float" office:value="0.00368" calcext:value-type="float">
            <text:p>0,004</text:p>
          </table:table-cell>
          <table:table-cell table:style-name="ce30" table:formula="of:= COM.MICROSOFT.VAR.S([.AO27:.AO31])" office:value-type="float" office:value="8.2" calcext:value-type="float">
            <text:p>8,200</text:p>
          </table:table-cell>
          <table:table-cell table:style-name="ce30" table:formula="of:= COM.MICROSOFT.VAR.S([.AP27:.AP31])" office:value-type="float" office:value="0" calcext:value-type="float">
            <text:p>0,000</text:p>
          </table:table-cell>
          <table:table-cell table:style-name="ce1"/>
          <table:table-cell table:style-name="ce19"/>
          <table:table-cell table:style-name="ce19" office:value-type="string" calcext:value-type="string">
            <text:p>varianza</text:p>
          </table:table-cell>
          <table:table-cell table:style-name="ce19" table:formula="of:= COM.MICROSOFT.VAR.S([.AT27:.AT31])" office:value-type="float" office:value="46401.3" calcext:value-type="float">
            <text:p>46401,3</text:p>
          </table:table-cell>
          <table:table-cell table:style-name="ce30" table:formula="of:= COM.MICROSOFT.VAR.S([.AU27:.AU31])" office:value-type="float" office:value="4.08946019379239" calcext:value-type="float">
            <text:p>4,089</text:p>
          </table:table-cell>
          <table:table-cell table:style-name="ce30" table:formula="of:= COM.MICROSOFT.VAR.S([.AV27:.AV31])" office:value-type="float" office:value="0.03462" calcext:value-type="float">
            <text:p>0,035</text:p>
          </table:table-cell>
          <table:table-cell table:style-name="ce30" table:formula="of:= COM.MICROSOFT.VAR.S([.AW27:.AW31])" office:value-type="float" office:value="2740.2" calcext:value-type="float">
            <text:p>2740,200</text:p>
          </table:table-cell>
          <table:table-cell table:style-name="ce30" table:formula="of:= COM.MICROSOFT.VAR.S([.AX27:.AX31])" office:value-type="float" office:value="0.00668000000000036" calcext:value-type="float">
            <text:p>0,007</text:p>
          </table:table-cell>
          <table:table-cell table:style-name="ce1"/>
          <table:table-cell table:style-name="ce19"/>
          <table:table-cell table:style-name="ce19" office:value-type="string" calcext:value-type="string">
            <text:p>varianza</text:p>
          </table:table-cell>
          <table:table-cell table:style-name="ce19" table:formula="of:= COM.MICROSOFT.VAR.S([.BB27:.BB31])" office:value-type="float" office:value="1058.5" calcext:value-type="float">
            <text:p>1058,5</text:p>
          </table:table-cell>
          <table:table-cell table:style-name="ce30" table:formula="of:= COM.MICROSOFT.VAR.S([.BC27:.BC31])" office:value-type="float" office:value="0.0628384689245" calcext:value-type="float">
            <text:p>0,063</text:p>
          </table:table-cell>
          <table:table-cell table:style-name="ce30" table:formula="of:= COM.MICROSOFT.VAR.S([.BD27:.BD31])" office:value-type="float" office:value="0.00092" calcext:value-type="float">
            <text:p>0,001</text:p>
          </table:table-cell>
          <table:table-cell table:style-name="ce30" table:formula="of:= COM.MICROSOFT.VAR.S([.BE27:.BE31])" office:value-type="float" office:value="2" calcext:value-type="float">
            <text:p>2,000</text:p>
          </table:table-cell>
          <table:table-cell table:style-name="ce30" table:formula="of:= COM.MICROSOFT.VAR.S([.BF27:.BF31])" office:value-type="float" office:value="0.221050000000009" calcext:value-type="float">
            <text:p>0,221</text:p>
          </table:table-cell>
          <table:table-cell table:style-name="ce1"/>
          <table:table-cell table:style-name="ce19"/>
          <table:table-cell table:style-name="ce19" office:value-type="string" calcext:value-type="string">
            <text:p>varianza</text:p>
          </table:table-cell>
          <table:table-cell table:style-name="ce19" table:formula="of:= COM.MICROSOFT.VAR.S([.BJ27:.BJ31])" office:value-type="float" office:value="48.7" calcext:value-type="float">
            <text:p>48,7</text:p>
          </table:table-cell>
          <table:table-cell table:style-name="ce30" table:formula="of:= COM.MICROSOFT.VAR.S([.BK27:.BK31])" office:value-type="float" office:value="0.0020737332772" calcext:value-type="float">
            <text:p>0,002</text:p>
          </table:table-cell>
          <table:table-cell table:style-name="ce30" table:formula="of:= COM.MICROSOFT.VAR.S([.BL27:.BL31])" office:value-type="float" office:value="0.00138" calcext:value-type="float">
            <text:p>0,001</text:p>
          </table:table-cell>
          <table:table-cell table:style-name="ce30" table:formula="of:= COM.MICROSOFT.VAR.S([.BM27:.BM31])" office:value-type="float" office:value="1.7" calcext:value-type="float">
            <text:p>1,700</text:p>
          </table:table-cell>
          <table:table-cell table:style-name="ce30" table:formula="of:= COM.MICROSOFT.VAR.S([.BN27:.BN31])" office:value-type="float" office:value="0" calcext:value-type="float">
            <text:p>0,000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Optimizer de ibex</text:p>
          </table:table-cell>
          <table:table-cell table:style-name="ce9" office:value-type="float" office:value="166" calcext:value-type="float">
            <text:p>166</text:p>
          </table:table-cell>
          <table:table-cell table:style-name="ce15" office:value-type="float" office:value="0.270099000001" calcext:value-type="float">
            <text:p>0,270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26" office:value-type="string" calcext:value-type="string">
            <text:p>[-17.017017017,-17]</text:p>
          </table:table-cell>
          <table:table-cell table:style-name="ce9" table:number-columns-repeated="4"/>
          <table:table-cell table:style-name="ce1"/>
          <table:table-cell table:style-name="ce19"/>
          <table:table-cell table:style-name="ce19" office:value-type="string" calcext:value-type="string">
            <text:p>des/estandar</text:p>
          </table:table-cell>
          <table:table-cell table:style-name="ce30" table:formula="of:=COM.MICROSOFT.STDEV.S([.N27:.N31])" office:value-type="float" office:value="94.7586407669506" calcext:value-type="float">
            <text:p>94,759</text:p>
          </table:table-cell>
          <table:table-cell table:style-name="ce30" table:formula="of:=COM.MICROSOFT.STDEV.S([.O27:.O31])" office:value-type="float" office:value="3.70847056921616" calcext:value-type="float">
            <text:p>3,708</text:p>
          </table:table-cell>
          <table:table-cell table:style-name="ce30" table:formula="of:=COM.MICROSOFT.STDEV.S([.P27:.P31])" office:value-type="float" office:value="0.0450555213042752" calcext:value-type="float">
            <text:p>0,045</text:p>
          </table:table-cell>
          <table:table-cell table:style-name="ce30" table:formula="of:=COM.MICROSOFT.STDEV.S([.Q27:.Q31])" office:value-type="float" office:value="16.1554944214035" calcext:value-type="float">
            <text:p>16,155</text:p>
          </table:table-cell>
          <table:table-cell table:style-name="ce30" table:formula="of:=COM.MICROSOFT.STDEV.S([.R27:.R31])" office:value-type="float" office:value="0" calcext:value-type="float">
            <text:p>0,000</text:p>
          </table:table-cell>
          <table:table-cell table:style-name="ce1"/>
          <table:table-cell table:style-name="ce19"/>
          <table:table-cell table:style-name="ce19" office:value-type="string" calcext:value-type="string">
            <text:p>des/estandar</text:p>
          </table:table-cell>
          <table:table-cell table:style-name="ce30" table:formula="of:=COM.MICROSOFT.STDEV.S([.V27:.V31])" office:value-type="float" office:value="647.554399259244" calcext:value-type="float">
            <text:p>647,554</text:p>
          </table:table-cell>
          <table:table-cell table:style-name="ce30" table:formula="of:=COM.MICROSOFT.STDEV.S([.W27:.W31])" office:value-type="float" office:value="8.02494302820535" calcext:value-type="float">
            <text:p>8,025</text:p>
          </table:table-cell>
          <table:table-cell table:style-name="ce30" table:formula="of:=COM.MICROSOFT.STDEV.S([.X27:.X31])" office:value-type="float" office:value="0.0178885438199983" calcext:value-type="float">
            <text:p>0,018</text:p>
          </table:table-cell>
          <table:table-cell table:style-name="ce30" table:formula="of:=COM.MICROSOFT.STDEV.S([.Y27:.Y31])" office:value-type="float" office:value="67.2071424775671" calcext:value-type="float">
            <text:p>67,207</text:p>
          </table:table-cell>
          <table:table-cell table:style-name="ce30" table:formula="of:=COM.MICROSOFT.STDEV.S([.Z27:.Z31])" office:value-type="float" office:value="0" calcext:value-type="float">
            <text:p>0,000</text:p>
          </table:table-cell>
          <table:table-cell table:style-name="ce1"/>
          <table:table-cell table:style-name="ce19"/>
          <table:table-cell table:style-name="ce19" office:value-type="string" calcext:value-type="string">
            <text:p>des/estandar</text:p>
          </table:table-cell>
          <table:table-cell table:style-name="ce30" table:formula="of:=COM.MICROSOFT.STDEV.S([.AD27:.AD31])" office:value-type="float" office:value="350.239489492547" calcext:value-type="float">
            <text:p>350,239</text:p>
          </table:table-cell>
          <table:table-cell table:style-name="ce30" table:formula="of:=COM.MICROSOFT.STDEV.S([.AE27:.AE31])" office:value-type="float" office:value="0.450425760997832" calcext:value-type="float">
            <text:p>0,450</text:p>
          </table:table-cell>
          <table:table-cell table:style-name="ce30" table:formula="of:=COM.MICROSOFT.STDEV.S([.AF27:.AF31])" office:value-type="float" office:value="1.08356817967307" calcext:value-type="float">
            <text:p>1,084</text:p>
          </table:table-cell>
          <table:table-cell table:style-name="ce30" table:formula="of:=COM.MICROSOFT.STDEV.S([.AG27:.AG31])" office:value-type="float" office:value="48.8108594474631" calcext:value-type="float">
            <text:p>48,811</text:p>
          </table:table-cell>
          <table:table-cell table:style-name="ce30" table:formula="of:=COM.MICROSOFT.STDEV.S([.AH27:.AH31])" office:value-type="float" office:value="0" calcext:value-type="float">
            <text:p>0,000</text:p>
          </table:table-cell>
          <table:table-cell table:style-name="ce1"/>
          <table:table-cell table:style-name="ce19"/>
          <table:table-cell table:style-name="ce19" office:value-type="string" calcext:value-type="string">
            <text:p>des/estandar</text:p>
          </table:table-cell>
          <table:table-cell table:style-name="ce30" table:formula="of:=COM.MICROSOFT.STDEV.S([.AL27:.AL31])" office:value-type="float" office:value="25.6768378115375" calcext:value-type="float">
            <text:p>25,677</text:p>
          </table:table-cell>
          <table:table-cell table:style-name="ce30" table:formula="of:=COM.MICROSOFT.STDEV.S([.AM27:.AM31])" office:value-type="float" office:value="0.436533880285024" calcext:value-type="float">
            <text:p>0,437</text:p>
          </table:table-cell>
          <table:table-cell table:style-name="ce30" table:formula="of:=COM.MICROSOFT.STDEV.S([.AN27:.AN31])" office:value-type="float" office:value="0.0606630035524124" calcext:value-type="float">
            <text:p>0,061</text:p>
          </table:table-cell>
          <table:table-cell table:style-name="ce30" table:formula="of:=COM.MICROSOFT.STDEV.S([.AO27:.AO31])" office:value-type="float" office:value="2.86356421265527" calcext:value-type="float">
            <text:p>2,864</text:p>
          </table:table-cell>
          <table:table-cell table:style-name="ce30" table:formula="of:=COM.MICROSOFT.STDEV.S([.AP27:.AP31])" office:value-type="float" office:value="0" calcext:value-type="float">
            <text:p>0,000</text:p>
          </table:table-cell>
          <table:table-cell table:style-name="ce1"/>
          <table:table-cell table:style-name="ce19"/>
          <table:table-cell table:style-name="ce19" office:value-type="string" calcext:value-type="string">
            <text:p>des/estandar</text:p>
          </table:table-cell>
          <table:table-cell table:style-name="ce30" table:formula="of:=COM.MICROSOFT.STDEV.S([.AT27:.AT31])" office:value-type="float" office:value="215.40960981349" calcext:value-type="float">
            <text:p>215,410</text:p>
          </table:table-cell>
          <table:table-cell table:style-name="ce30" table:formula="of:=COM.MICROSOFT.STDEV.S([.AU27:.AU31])" office:value-type="float" office:value="2.0222413787163" calcext:value-type="float">
            <text:p>2,022</text:p>
          </table:table-cell>
          <table:table-cell table:style-name="ce30" table:formula="of:=COM.MICROSOFT.STDEV.S([.AV27:.AV31])" office:value-type="float" office:value="0.18606450494385" calcext:value-type="float">
            <text:p>0,186</text:p>
          </table:table-cell>
          <table:table-cell table:style-name="ce30" table:formula="of:=COM.MICROSOFT.STDEV.S([.AW27:.AW31])" office:value-type="float" office:value="52.3469196801493" calcext:value-type="float">
            <text:p>52,347</text:p>
          </table:table-cell>
          <table:table-cell table:style-name="ce30" table:formula="of:=COM.MICROSOFT.STDEV.S([.AX27:.AX31])" office:value-type="float" office:value="0.0817312669668124" calcext:value-type="float">
            <text:p>0,082</text:p>
          </table:table-cell>
          <table:table-cell table:style-name="ce1"/>
          <table:table-cell table:style-name="ce19"/>
          <table:table-cell table:style-name="ce19" office:value-type="string" calcext:value-type="string">
            <text:p>des/estandar</text:p>
          </table:table-cell>
          <table:table-cell table:style-name="ce30" table:formula="of:=COM.MICROSOFT.STDEV.S([.BB27:.BB31])" office:value-type="float" office:value="32.5345969699949" calcext:value-type="float">
            <text:p>32,535</text:p>
          </table:table-cell>
          <table:table-cell table:style-name="ce30" table:formula="of:=COM.MICROSOFT.STDEV.S([.BC27:.BC31])" office:value-type="float" office:value="0.250676023832556" calcext:value-type="float">
            <text:p>0,251</text:p>
          </table:table-cell>
          <table:table-cell table:style-name="ce30" table:formula="of:=COM.MICROSOFT.STDEV.S([.BD27:.BD31])" office:value-type="float" office:value="0.0303315017762062" calcext:value-type="float">
            <text:p>0,030</text:p>
          </table:table-cell>
          <table:table-cell table:style-name="ce30" table:formula="of:=COM.MICROSOFT.STDEV.S([.BE27:.BE31])" office:value-type="float" office:value="1.4142135623731" calcext:value-type="float">
            <text:p>1,414</text:p>
          </table:table-cell>
          <table:table-cell table:style-name="ce30" table:formula="of:=COM.MICROSOFT.STDEV.S([.BF27:.BF31])" office:value-type="float" office:value="0.470159547387915" calcext:value-type="float">
            <text:p>0,470</text:p>
          </table:table-cell>
          <table:table-cell table:style-name="ce1"/>
          <table:table-cell table:style-name="ce19"/>
          <table:table-cell table:style-name="ce19" office:value-type="string" calcext:value-type="string">
            <text:p>des/estandar</text:p>
          </table:table-cell>
          <table:table-cell table:style-name="ce30" table:formula="of:=COM.MICROSOFT.STDEV.S([.BJ27:.BJ31])" office:value-type="float" office:value="6.97853852894716" calcext:value-type="float">
            <text:p>6,979</text:p>
          </table:table-cell>
          <table:table-cell table:style-name="ce30" table:formula="of:=COM.MICROSOFT.STDEV.S([.BK27:.BK31])" office:value-type="float" office:value="0.0455382616839949" calcext:value-type="float">
            <text:p>0,046</text:p>
          </table:table-cell>
          <table:table-cell table:style-name="ce30" table:formula="of:=COM.MICROSOFT.STDEV.S([.BL27:.BL31])" office:value-type="float" office:value="0.0371483512420134" calcext:value-type="float">
            <text:p>0,037</text:p>
          </table:table-cell>
          <table:table-cell table:style-name="ce30" table:formula="of:=COM.MICROSOFT.STDEV.S([.BM27:.BM31])" office:value-type="float" office:value="1.30384048104053" calcext:value-type="float">
            <text:p>1,304</text:p>
          </table:table-cell>
          <table:table-cell table:style-name="ce30" table:formula="of:=COM.MICROSOFT.STDEV.S([.BN27:.BN31])" office:value-type="float" office:value="0" calcext:value-type="float">
            <text:p>0,000</text:p>
          </table:table-cell>
          <table:table-cell table:number-columns-repeated="11"/>
        </table:table-row>
        <table:table-row table:style-name="ro1">
          <table:table-cell table:style-name="ce1" table:number-columns-repeated="12"/>
          <table:table-cell table:style-name="ce1" office:value-type="string" calcext:value-type="string">
            <text:p>CV</text:p>
          </table:table-cell>
          <table:table-cell table:style-name="ce1" table:formula="of:= ([.N34] / [.N32]) * 100" office:value-type="float" office:value="68.7653416305882" calcext:value-type="float">
            <text:p>68,7653416305882</text:p>
          </table:table-cell>
          <table:table-cell table:style-name="ce1" table:formula="of:= ([.O34] / [.O32]) * 100" office:value-type="float" office:value="64.5504876059237" calcext:value-type="float">
            <text:p>64,5504876059237</text:p>
          </table:table-cell>
          <table:table-cell table:style-name="ce1" table:formula="of:= ([.P34] / [.P32]) * 100" office:value-type="float" office:value="31.2885564613022" calcext:value-type="float">
            <text:p>31,2885564613022</text:p>
          </table:table-cell>
          <table:table-cell table:style-name="ce1" table:formula="of:= ([.Q34] / [.Q32]) * 100" office:value-type="float" office:value="80.7774721070175" calcext:value-type="float">
            <text:p>80,7774721070175</text:p>
          </table:table-cell>
          <table:table-cell table:style-name="ce1" table:formula="of:= ([.R34] / [.R32]) * 100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V34] / [.V32]) * 100" office:value-type="float" office:value="42.2354812978896" calcext:value-type="float">
            <text:p>42,2354812978896</text:p>
          </table:table-cell>
          <table:table-cell table:style-name="ce1" table:formula="of:= ([.W34] / [.W32]) * 100" office:value-type="float" office:value="41.4036558524947" calcext:value-type="float">
            <text:p>41,4036558524947</text:p>
          </table:table-cell>
          <table:table-cell table:style-name="ce1" table:formula="of:= ([.X34] / [.X32]) * 100" office:value-type="float" office:value="4.17956631308372" calcext:value-type="float">
            <text:p>4,17956631308372</text:p>
          </table:table-cell>
          <table:table-cell table:style-name="ce1" table:formula="of:= ([.Y34] / [.Y32]) * 100" office:value-type="float" office:value="44.6262566252106" calcext:value-type="float">
            <text:p>44,6262566252106</text:p>
          </table:table-cell>
          <table:table-cell table:style-name="ce1" table:formula="of:= ([.Z34] / [.Z32]) * 100" office:value-type="float" office:value="-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AD34] / [.AD32]) * 100" office:value-type="float" office:value="71.888236759554" calcext:value-type="float">
            <text:p>71,888236759554</text:p>
          </table:table-cell>
          <table:table-cell table:style-name="ce1" table:formula="of:= ([.AE34] / [.AE32]) * 100" office:value-type="float" office:value="54.4347737334038" calcext:value-type="float">
            <text:p>54,4347737334038</text:p>
          </table:table-cell>
          <table:table-cell table:style-name="ce1" table:formula="of:= ([.AF34] / [.AF32]) * 100" office:value-type="float" office:value="36.7062391488167" calcext:value-type="float">
            <text:p>36,7062391488167</text:p>
          </table:table-cell>
          <table:table-cell table:style-name="ce1" table:formula="of:= ([.AG34] / [.AG32]) * 100" office:value-type="float" office:value="85.6330867499353" calcext:value-type="float">
            <text:p>85,6330867499353</text:p>
          </table:table-cell>
          <table:table-cell table:style-name="ce1" table:formula="of:= ([.AH34] / [.AH32]) * 100" office:value-type="float" office:value="-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AL34] / [.AL32]) * 100" office:value-type="float" office:value="4.90390332535094" calcext:value-type="float">
            <text:p>4,90390332535094</text:p>
          </table:table-cell>
          <table:table-cell table:style-name="ce1" table:formula="of:= ([.AM34] / [.AM32]) * 100" office:value-type="float" office:value="13.238596623692" calcext:value-type="float">
            <text:p>13,238596623692</text:p>
          </table:table-cell>
          <table:table-cell table:style-name="ce1" table:formula="of:= ([.AN34] / [.AN32]) * 100" office:value-type="float" office:value="17.5326599862464" calcext:value-type="float">
            <text:p>17,5326599862464</text:p>
          </table:table-cell>
          <table:table-cell table:style-name="ce1" table:formula="of:= ([.AO34] / [.AO32]) * 100" office:value-type="float" office:value="12.0317824061146" calcext:value-type="float">
            <text:p>12,0317824061146</text:p>
          </table:table-cell>
          <table:table-cell table:style-name="ce1" table:formula="of:= ([.AP34] / [.AP32]) * 100" office:value-type="float" office:value="-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AT34] / [.AT32]) * 100" office:value-type="float" office:value="11.5961245592964" calcext:value-type="float">
            <text:p>11,5961245592964</text:p>
          </table:table-cell>
          <table:table-cell table:style-name="ce1" table:formula="of:= ([.AU34] / [.AU32]) * 100" office:value-type="float" office:value="18.0451473057354" calcext:value-type="float">
            <text:p>18,0451473057354</text:p>
          </table:table-cell>
          <table:table-cell table:style-name="ce1" table:formula="of:= ([.AV34] / [.AV32]) * 100" office:value-type="float" office:value="27.0442594395131" calcext:value-type="float">
            <text:p>27,0442594395131</text:p>
          </table:table-cell>
          <table:table-cell table:style-name="ce1" table:formula="of:= ([.AW34] / [.AW32]) * 100" office:value-type="float" office:value="35.1793815054767" calcext:value-type="float">
            <text:p>35,1793815054767</text:p>
          </table:table-cell>
          <table:table-cell table:style-name="ce1" table:formula="of:= ([.AX34] / [.AX32]) * 100" office:value-type="float" office:value="0.0120034876055686" calcext:value-type="float">
            <text:p>0,0120034876055686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BB34] / [.BB32]) * 100" office:value-type="float" office:value="6.96672311991326" calcext:value-type="float">
            <text:p>6,96672311991326</text:p>
          </table:table-cell>
          <table:table-cell table:style-name="ce1" table:formula="of:= ([.BC34] / [.BC32]) * 100" office:value-type="float" office:value="7.28015428990297" calcext:value-type="float">
            <text:p>7,28015428990297</text:p>
          </table:table-cell>
          <table:table-cell table:style-name="ce1" table:formula="of:= ([.BD34] / [.BD32]) * 100" office:value-type="float" office:value="20.4942579568961" calcext:value-type="float">
            <text:p>20,4942579568961</text:p>
          </table:table-cell>
          <table:table-cell table:style-name="ce1" table:formula="of:= ([.BE34] / [.BE32]) * 100" office:value-type="float" office:value="12.8564869306645" calcext:value-type="float">
            <text:p>12,8564869306645</text:p>
          </table:table-cell>
          <table:table-cell table:style-name="ce1" table:formula="of:= ([.BF34] / [.BF32]) * 100" office:value-type="float" office:value="0.00763761805680321" calcext:value-type="float">
            <text:p>0,00763761805680321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BJ34] / [.BJ32]) * 100" office:value-type="float" office:value="5.82515736973886" calcext:value-type="float">
            <text:p>5,82515736973886</text:p>
          </table:table-cell>
          <table:table-cell table:style-name="ce1" table:formula="of:= ([.BK34] / [.BK32]) * 100" office:value-type="float" office:value="5.91005493730817" calcext:value-type="float">
            <text:p>5,91005493730817</text:p>
          </table:table-cell>
          <table:table-cell table:style-name="ce1" table:formula="of:= ([.BL34] / [.BL32]) * 100" office:value-type="float" office:value="2.66105667922732" calcext:value-type="float">
            <text:p>2,66105667922732</text:p>
          </table:table-cell>
          <table:table-cell table:style-name="ce1" table:formula="of:= ([.BM34] / [.BM32]) * 100" office:value-type="float" office:value="6.58505293454813" calcext:value-type="float">
            <text:p>6,58505293454813</text:p>
          </table:table-cell>
          <table:table-cell table:style-name="ce1" table:formula="of:= ([.BN34] / [.BN32]) * 1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avgasa</text:p>
          </table:table-cell>
          <table:table-cell table:style-name="ce4" table:number-columns-repeated="9"/>
          <table:table-cell table:style-name="ce1" table:number-columns-repeated="56"/>
          <table:table-cell table:number-columns-repeated="11"/>
        </table:table-row>
        <table:table-row table:style-name="ro1">
          <table:table-cell table:style-name="ce4"/>
          <table:table-cell table:style-name="ce4" office:value-type="string" calcext:value-type="string">
            <text:p>number of cells</text:p>
          </table:table-cell>
          <table:table-cell table:style-name="ce4" office:value-type="string" calcext:value-type="string">
            <text:p>cpu time used(s)</text:p>
          </table:table-cell>
          <table:table-cell table:style-name="ce4" office:value-type="string" calcext:value-type="string">
            <text:p>tiempo en llamadas a Python(%)</text:p>
          </table:table-cell>
          <table:table-cell table:style-name="ce4" office:value-type="string" calcext:value-type="string">
            <text:p>wall clock time(s)</text:p>
          </table:table-cell>
          <table:table-cell table:style-name="ce4" office:value-type="string" calcext:value-type="string">
            <text:p>best bound (f*)</text:p>
          </table:table-cell>
          <table:table-cell table:style-name="ce4" office:value-type="string" calcext:value-type="string">
            <text:p>varianza</text:p>
          </table:table-cell>
          <table:table-cell table:style-name="ce4" office:value-type="string" calcext:value-type="string">
            <text:p>des/estandar</text:p>
          </table:table-cell>
          <table:table-cell table:style-name="ce4" office:value-type="string" calcext:value-type="string">
            <text:p>tiempo python(s)</text:p>
          </table:table-cell>
          <table:table-cell table:style-name="ce4" office:value-type="string" calcext:value-type="string">
            <text:p>cv</text:p>
          </table:table-cell>
          <table:table-cell table:style-name="ce1"/>
          <table:table-cell table:style-name="ce22" table:number-columns-repeated="2"/>
          <table:table-cell table:style-name="ce22" office:value-type="string" calcext:value-type="string">
            <text:p>number of cells</text:p>
          </table:table-cell>
          <table:table-cell table:style-name="ce22" office:value-type="string" calcext:value-type="string">
            <text:p>cpu time used(s)</text:p>
          </table:table-cell>
          <table:table-cell table:style-name="ce22" office:value-type="string" calcext:value-type="string">
            <text:p>tiempo en llamadas a Python (%)</text:p>
          </table:table-cell>
          <table:table-cell table:style-name="ce22" office:value-type="string" calcext:value-type="string">
            <text:p>wall clock time (s)</text:p>
          </table:table-cell>
          <table:table-cell table:style-name="ce22" office:value-type="string" calcext:value-type="string">
            <text:p>best bound (f*)</text:p>
          </table:table-cell>
          <table:table-cell table:style-name="ce1"/>
          <table:table-cell table:style-name="ce22" table:number-columns-repeated="2"/>
          <table:table-cell table:style-name="ce22" office:value-type="string" calcext:value-type="string">
            <text:p>number of cells</text:p>
          </table:table-cell>
          <table:table-cell table:style-name="ce22" office:value-type="string" calcext:value-type="string">
            <text:p>cpu time used(s)</text:p>
          </table:table-cell>
          <table:table-cell table:style-name="ce22" office:value-type="string" calcext:value-type="string">
            <text:p>tiempo en llamadas a Python (%)</text:p>
          </table:table-cell>
          <table:table-cell table:style-name="ce22" office:value-type="string" calcext:value-type="string">
            <text:p>wall clock time (s)</text:p>
          </table:table-cell>
          <table:table-cell table:style-name="ce22" office:value-type="string" calcext:value-type="string">
            <text:p>best bound (f*)</text:p>
          </table:table-cell>
          <table:table-cell table:style-name="ce1"/>
          <table:table-cell table:style-name="ce22" table:number-columns-repeated="2"/>
          <table:table-cell table:style-name="ce22" office:value-type="string" calcext:value-type="string">
            <text:p>number of cells</text:p>
          </table:table-cell>
          <table:table-cell table:style-name="ce22" office:value-type="string" calcext:value-type="string">
            <text:p>cpu time used(s)</text:p>
          </table:table-cell>
          <table:table-cell table:style-name="ce22" office:value-type="string" calcext:value-type="string">
            <text:p>tiempo en llamadas a Python (%)</text:p>
          </table:table-cell>
          <table:table-cell table:style-name="ce22" office:value-type="string" calcext:value-type="string">
            <text:p>wall clock time (s)</text:p>
          </table:table-cell>
          <table:table-cell table:style-name="ce22" office:value-type="string" calcext:value-type="string">
            <text:p>best bound (f*)</text:p>
          </table:table-cell>
          <table:table-cell table:style-name="ce1"/>
          <table:table-cell table:style-name="ce22" table:number-columns-repeated="2"/>
          <table:table-cell table:style-name="ce22" office:value-type="string" calcext:value-type="string">
            <text:p>number of cells</text:p>
          </table:table-cell>
          <table:table-cell table:style-name="ce22" office:value-type="string" calcext:value-type="string">
            <text:p>cpu time used(s)</text:p>
          </table:table-cell>
          <table:table-cell table:style-name="ce22" office:value-type="string" calcext:value-type="string">
            <text:p>tiempo en llamadas a Python (%)</text:p>
          </table:table-cell>
          <table:table-cell table:style-name="ce22" office:value-type="string" calcext:value-type="string">
            <text:p>wall clock time (s)</text:p>
          </table:table-cell>
          <table:table-cell table:style-name="ce22" office:value-type="string" calcext:value-type="string">
            <text:p>best bound (f*)</text:p>
          </table:table-cell>
          <table:table-cell table:style-name="ce1"/>
          <table:table-cell table:style-name="ce22" table:number-columns-repeated="2"/>
          <table:table-cell table:style-name="ce22" office:value-type="string" calcext:value-type="string">
            <text:p>number of cells</text:p>
          </table:table-cell>
          <table:table-cell table:style-name="ce22" office:value-type="string" calcext:value-type="string">
            <text:p>cpu time used(s)</text:p>
          </table:table-cell>
          <table:table-cell table:style-name="ce22" office:value-type="string" calcext:value-type="string">
            <text:p>tiempo en llamadas a Python (%)</text:p>
          </table:table-cell>
          <table:table-cell table:style-name="ce22" office:value-type="string" calcext:value-type="string">
            <text:p>wall clock time (s)</text:p>
          </table:table-cell>
          <table:table-cell table:style-name="ce22" office:value-type="string" calcext:value-type="string">
            <text:p>best bound (f*)</text:p>
          </table:table-cell>
          <table:table-cell table:style-name="ce1"/>
          <table:table-cell table:style-name="ce22" table:number-columns-repeated="2"/>
          <table:table-cell table:style-name="ce22" office:value-type="string" calcext:value-type="string">
            <text:p>number of cells</text:p>
          </table:table-cell>
          <table:table-cell table:style-name="ce22" office:value-type="string" calcext:value-type="string">
            <text:p>cpu time used(s)</text:p>
          </table:table-cell>
          <table:table-cell table:style-name="ce22" office:value-type="string" calcext:value-type="string">
            <text:p>tiempo en llamadas a Python (%)</text:p>
          </table:table-cell>
          <table:table-cell table:style-name="ce22" office:value-type="string" calcext:value-type="string">
            <text:p>wall clock time (s)</text:p>
          </table:table-cell>
          <table:table-cell table:style-name="ce22" office:value-type="string" calcext:value-type="string">
            <text:p>best bound (f*)</text:p>
          </table:table-cell>
          <table:table-cell table:style-name="ce1"/>
          <table:table-cell table:style-name="ce22" table:number-columns-repeated="2"/>
          <table:table-cell table:style-name="ce22" office:value-type="string" calcext:value-type="string">
            <text:p>number of cells</text:p>
          </table:table-cell>
          <table:table-cell table:style-name="ce22" office:value-type="string" calcext:value-type="string">
            <text:p>cpu time used(s)</text:p>
          </table:table-cell>
          <table:table-cell table:style-name="ce22" office:value-type="string" calcext:value-type="string">
            <text:p>tiempo en llamadas a Python (%)</text:p>
          </table:table-cell>
          <table:table-cell table:style-name="ce22" office:value-type="string" calcext:value-type="string">
            <text:p>wall clock time (s)</text:p>
          </table:table-cell>
          <table:table-cell table:style-name="ce22" office:value-type="string" calcext:value-type="string">
            <text:p>best bound (f*)</text:p>
          </table:table-cell>
          <table:table-cell table:number-columns-repeated="11"/>
        </table:table-row>
        <table:table-row table:style-name="ro2">
          <table:table-cell table:style-name="ce5" office:value-type="string" calcext:value-type="string">
            <text:p>mlp_1_tanh_oversampling</text:p>
          </table:table-cell>
          <table:table-cell table:style-name="ce7" table:formula="of:=[.AL10]" office:value-type="float" office:value="529" calcext:value-type="float">
            <text:p>529</text:p>
          </table:table-cell>
          <table:table-cell table:style-name="ce15" table:formula="of:=[.AM10]" office:value-type="float" office:value="3.18879820001" calcext:value-type="float">
            <text:p>3,189</text:p>
          </table:table-cell>
          <table:table-cell table:style-name="ce15" table:formula="of:=[.AN10]" office:value-type="float" office:value="0.43" calcext:value-type="float">
            <text:p>0,430</text:p>
          </table:table-cell>
          <table:table-cell table:style-name="ce15" table:formula="of:=[.AO10]" office:value-type="float" office:value="26.2" calcext:value-type="float">
            <text:p>26,200</text:p>
          </table:table-cell>
          <table:table-cell table:style-name="ce15" table:formula="of:=[.AP10]" office:value-type="float" office:value="-4.41" calcext:value-type="float">
            <text:p>-4,410</text:p>
          </table:table-cell>
          <table:table-cell table:style-name="ce7" table:formula="of:=[.AL11]" office:value-type="float" office:value="1706" calcext:value-type="float">
            <text:p>1706</text:p>
          </table:table-cell>
          <table:table-cell table:style-name="ce7" table:formula="of:=[.AL12]" office:value-type="float" office:value="41.3037528561268" calcext:value-type="float">
            <text:p>41</text:p>
          </table:table-cell>
          <table:table-cell table:style-name="ce54" table:formula="of:= [.C38] * ([.D38]/100)" office:value-type="float" office:value="0.013711832260043" calcext:value-type="float">
            <text:p>0,0137</text:p>
          </table:table-cell>
          <table:table-cell table:style-name="ce24" table:formula="of:= [.AL$13]" office:value-type="float" office:value="7.80789278943796" calcext:value-type="float">
            <text:p>7,81</text:p>
          </table:table-cell>
          <table:table-cell table:style-name="ce1"/>
          <table:table-cell table:style-name="ce23" office:value-type="string" calcext:value-type="string">
            <text:p>mlp_2_tanh_Sin_oversampling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77" calcext:value-type="float">
            <text:p>177</text:p>
          </table:table-cell>
          <table:table-cell table:style-name="ce37" office:value-type="float" office:value="7.3215" calcext:value-type="float">
            <text:p>7,32</text:p>
          </table:table-cell>
          <table:table-cell table:style-name="ce43" office:value-type="float" office:value="0.17" calcext:value-type="float">
            <text:p>0,17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257.8" calcext:value-type="float">
            <text:p>2257,8</text:p>
          </table:table-cell>
          <table:table-cell table:style-name="ce1"/>
          <table:table-cell table:style-name="ce23" office:value-type="string" calcext:value-type="string">
            <text:p>mlp_2_tanh_Sin_oversampling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88" calcext:value-type="float">
            <text:p>988</text:p>
          </table:table-cell>
          <table:table-cell table:style-name="ce37" office:value-type="float" office:value="13.0044520001" calcext:value-type="float">
            <text:p>13,00</text:p>
          </table:table-cell>
          <table:table-cell table:style-name="ce43" office:value-type="float" office:value="0.39" calcext:value-type="float">
            <text:p>0,39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-0.86" calcext:value-type="float">
            <text:p>-0,86</text:p>
          </table:table-cell>
          <table:table-cell table:style-name="ce1"/>
          <table:table-cell table:style-name="ce23" office:value-type="string" calcext:value-type="string">
            <text:p>mlp_2_tanh_Sin_oversampling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37" calcext:value-type="float">
            <text:p>137</text:p>
          </table:table-cell>
          <table:table-cell table:style-name="ce37" office:value-type="float" office:value="0.369168000001" calcext:value-type="float">
            <text:p>0,37</text:p>
          </table:table-cell>
          <table:table-cell table:style-name="ce43" office:value-type="float" office:value="1.84" calcext:value-type="float">
            <text:p>1,84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-17" calcext:value-type="float">
            <text:p>-17</text:p>
          </table:table-cell>
          <table:table-cell table:style-name="ce1"/>
          <table:table-cell table:style-name="ce23" office:value-type="string" calcext:value-type="string">
            <text:p>mlp_2_tanh_Sin_oversampling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0" calcext:value-type="float">
            <text:p>500</text:p>
          </table:table-cell>
          <table:table-cell table:style-name="ce37" office:value-type="float" office:value="3.01250600001" calcext:value-type="float">
            <text:p>3,01</text:p>
          </table:table-cell>
          <table:table-cell table:style-name="ce43" office:value-type="float" office:value="0.34" calcext:value-type="float">
            <text:p>0,3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4.41" calcext:value-type="float">
            <text:p>-4,41</text:p>
          </table:table-cell>
          <table:table-cell table:style-name="ce1"/>
          <table:table-cell table:style-name="ce23" office:value-type="string" calcext:value-type="string">
            <text:p>mlp_2_tanh_Sin_oversampling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373" calcext:value-type="float">
            <text:p>2373</text:p>
          </table:table-cell>
          <table:table-cell table:style-name="ce37" office:value-type="float" office:value="15.3956960001" calcext:value-type="float">
            <text:p>15,40</text:p>
          </table:table-cell>
          <table:table-cell table:style-name="ce43" office:value-type="float" office:value="0.82" calcext:value-type="float">
            <text:p>0,82</text:p>
          </table:table-cell>
          <table:table-cell table:style-name="ce22" office:value-type="float" office:value="239" calcext:value-type="float">
            <text:p>239</text:p>
          </table:table-cell>
          <table:table-cell table:style-name="ce22" office:value-type="float" office:value="680.92" calcext:value-type="float">
            <text:p>680,92</text:p>
          </table:table-cell>
          <table:table-cell table:style-name="ce1"/>
          <table:table-cell table:style-name="ce23" office:value-type="string" calcext:value-type="string">
            <text:p>mlp_2_tanh_Sin_oversampling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95" calcext:value-type="float">
            <text:p>495</text:p>
          </table:table-cell>
          <table:table-cell table:style-name="ce37" office:value-type="float" office:value="3.93552700001" calcext:value-type="float">
            <text:p>3,94</text:p>
          </table:table-cell>
          <table:table-cell table:style-name="ce43" office:value-type="float" office:value="0.21" calcext:value-type="float">
            <text:p>0,21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6155.56" calcext:value-type="float">
            <text:p>6155,56</text:p>
          </table:table-cell>
          <table:table-cell table:style-name="ce1"/>
          <table:table-cell table:style-name="ce23" office:value-type="string" calcext:value-type="string">
            <text:p>mlp_2_tanh_Sin_oversampling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19" calcext:value-type="float">
            <text:p>119</text:p>
          </table:table-cell>
          <table:table-cell table:style-name="ce37" office:value-type="float" office:value="0.732995000001" calcext:value-type="float">
            <text:p>0,73</text:p>
          </table:table-cell>
          <table:table-cell table:style-name="ce43" office:value-type="float" office:value="1.41" calcext:value-type="float">
            <text:p>1,41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0.01" calcext:value-type="float">
            <text:p>0,01</text:p>
          </table:table-cell>
          <table:table-cell table:number-columns-repeated="11"/>
        </table:table-row>
        <table:table-row table:style-name="ro2">
          <table:table-cell table:style-name="ce5" office:value-type="string" calcext:value-type="string">
            <text:p>mlp_1_tanh_Sin_oversampling</text:p>
          </table:table-cell>
          <table:table-cell table:style-name="ce7" table:formula="of:=[.AL21]" office:value-type="float" office:value="512.4" calcext:value-type="float">
            <text:p>512</text:p>
          </table:table-cell>
          <table:table-cell table:style-name="ce15" table:formula="of:=[.AM21]" office:value-type="float" office:value="3.38454280001" calcext:value-type="float">
            <text:p>3,385</text:p>
          </table:table-cell>
          <table:table-cell table:style-name="ce15" table:formula="of:=[.AN21]" office:value-type="float" office:value="0.384" calcext:value-type="float">
            <text:p>0,384</text:p>
          </table:table-cell>
          <table:table-cell table:style-name="ce15" table:formula="of:=[.AO21]" office:value-type="float" office:value="24.8" calcext:value-type="float">
            <text:p>24,800</text:p>
          </table:table-cell>
          <table:table-cell table:style-name="ce15" table:formula="of:=[.AP21]" office:value-type="float" office:value="-4.41" calcext:value-type="float">
            <text:p>-4,410</text:p>
          </table:table-cell>
          <table:table-cell table:style-name="ce7" table:formula="of:=[.AL22]" office:value-type="float" office:value="710.8" calcext:value-type="float">
            <text:p>711</text:p>
          </table:table-cell>
          <table:table-cell table:style-name="ce7" table:formula="of:=[.AL23]" office:value-type="float" office:value="26.6608326951729" calcext:value-type="float">
            <text:p>27</text:p>
          </table:table-cell>
          <table:table-cell table:style-name="ce54" table:formula="of:= [.C39] * ([.D39]/100)" office:value-type="float" office:value="0.0129966443520384" calcext:value-type="float">
            <text:p>0,0130</text:p>
          </table:table-cell>
          <table:table-cell table:style-name="ce24" table:formula="of:= [.AL$24]" office:value-type="float" office:value="5.20312894129057" calcext:value-type="float">
            <text:p>5,20</text:p>
          </table:table-cell>
          <table:table-cell table:style-name="ce1"/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99" calcext:value-type="float">
            <text:p>199</text:p>
          </table:table-cell>
          <table:table-cell table:style-name="ce37" office:value-type="float" office:value="8.17495900001" calcext:value-type="float">
            <text:p>8,17</text:p>
          </table:table-cell>
          <table:table-cell table:style-name="ce22" office:value-type="float" office:value="0.15" calcext:value-type="float">
            <text:p>0,15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257.8" calcext:value-type="float">
            <text:p>2257,8</text:p>
          </table:table-cell>
          <table:table-cell table:style-name="ce1"/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2419" calcext:value-type="float">
            <text:p>2419</text:p>
          </table:table-cell>
          <table:table-cell table:style-name="ce37" office:value-type="float" office:value="33.0166590001" calcext:value-type="float">
            <text:p>33,02</text:p>
          </table:table-cell>
          <table:table-cell table:style-name="ce22" office:value-type="float" office:value="0.41" calcext:value-type="float">
            <text:p>0,41</text:p>
          </table:table-cell>
          <table:table-cell table:style-name="ce22" office:value-type="float" office:value="245" calcext:value-type="float">
            <text:p>245</text:p>
          </table:table-cell>
          <table:table-cell table:style-name="ce22" office:value-type="float" office:value="-0.86" calcext:value-type="float">
            <text:p>-0,86</text:p>
          </table:table-cell>
          <table:table-cell table:style-name="ce1"/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6" calcext:value-type="float">
            <text:p>156</text:p>
          </table:table-cell>
          <table:table-cell table:style-name="ce37" office:value-type="float" office:value="0.418210000001" calcext:value-type="float">
            <text:p>0,42</text:p>
          </table:table-cell>
          <table:table-cell table:style-name="ce22" office:value-type="float" office:value="1.94" calcext:value-type="float">
            <text:p>1,94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-17" calcext:value-type="float">
            <text:p>-17</text:p>
          </table:table-cell>
          <table:table-cell table:style-name="ce1"/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552" calcext:value-type="float">
            <text:p>552</text:p>
          </table:table-cell>
          <table:table-cell table:style-name="ce37" office:value-type="float" office:value="3.27808800001" calcext:value-type="float">
            <text:p>3,28</text:p>
          </table:table-cell>
          <table:table-cell table:style-name="ce22" office:value-type="float" office:value="0.28" calcext:value-type="float">
            <text:p>0,28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-4.41" calcext:value-type="float">
            <text:p>-4,41</text:p>
          </table:table-cell>
          <table:table-cell table:style-name="ce1"/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2548" calcext:value-type="float">
            <text:p>2548</text:p>
          </table:table-cell>
          <table:table-cell table:style-name="ce37" office:value-type="float" office:value="13.5408500001" calcext:value-type="float">
            <text:p>13,54</text:p>
          </table:table-cell>
          <table:table-cell table:style-name="ce22" office:value-type="float" office:value="0.99" calcext:value-type="float">
            <text:p>0,99</text:p>
          </table:table-cell>
          <table:table-cell table:style-name="ce22" office:value-type="float" office:value="257" calcext:value-type="float">
            <text:p>257</text:p>
          </table:table-cell>
          <table:table-cell table:style-name="ce22" office:value-type="float" office:value="680.72" calcext:value-type="float">
            <text:p>680,72</text:p>
          </table:table-cell>
          <table:table-cell table:style-name="ce1"/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510" calcext:value-type="float">
            <text:p>510</text:p>
          </table:table-cell>
          <table:table-cell table:style-name="ce37" office:value-type="float" office:value="3.37551700001" calcext:value-type="float">
            <text:p>3,38</text:p>
          </table:table-cell>
          <table:table-cell table:style-name="ce22" office:value-type="float" office:value="0.18" calcext:value-type="float">
            <text:p>0,18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156.09" calcext:value-type="float">
            <text:p>6156,09</text:p>
          </table:table-cell>
          <table:table-cell table:style-name="ce1"/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19" calcext:value-type="float">
            <text:p>119</text:p>
          </table:table-cell>
          <table:table-cell table:style-name="ce37" office:value-type="float" office:value="0.734952000001" calcext:value-type="float">
            <text:p>0,73</text:p>
          </table:table-cell>
          <table:table-cell table:style-name="ce22" office:value-type="float" office:value="1.48" calcext:value-type="float">
            <text:p>1,4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0.01" calcext:value-type="float">
            <text:p>0,01</text:p>
          </table:table-cell>
          <table:table-cell table:number-columns-repeated="11"/>
        </table:table-row>
        <table:table-row table:style-name="ro2">
          <table:table-cell table:style-name="ce5" office:value-type="string" calcext:value-type="string">
            <text:p>mlp_2_tanh_oversampling</text:p>
          </table:table-cell>
          <table:table-cell table:style-name="ce7" table:formula="of:=[.AL32]" office:value-type="float" office:value="523.6" calcext:value-type="float">
            <text:p>524</text:p>
          </table:table-cell>
          <table:table-cell table:style-name="ce15" table:formula="of:=[.AM32]" office:value-type="float" office:value="3.29743320001" calcext:value-type="float">
            <text:p>3,297</text:p>
          </table:table-cell>
          <table:table-cell table:style-name="ce15" table:formula="of:=[.AN32]" office:value-type="float" office:value="0.346" calcext:value-type="float">
            <text:p>0,346</text:p>
          </table:table-cell>
          <table:table-cell table:style-name="ce15" table:formula="of:=[.AO32]" office:value-type="float" office:value="23.8" calcext:value-type="float">
            <text:p>23,800</text:p>
          </table:table-cell>
          <table:table-cell table:style-name="ce15" table:formula="of:=[.AP32]" office:value-type="float" office:value="-4.41" calcext:value-type="float">
            <text:p>-4,410</text:p>
          </table:table-cell>
          <table:table-cell table:style-name="ce7" table:formula="of:=[.AL33]" office:value-type="float" office:value="659.3" calcext:value-type="float">
            <text:p>659</text:p>
          </table:table-cell>
          <table:table-cell table:style-name="ce7" table:formula="of:=[.AL34]" office:value-type="float" office:value="25.6768378115375" calcext:value-type="float">
            <text:p>26</text:p>
          </table:table-cell>
          <table:table-cell table:style-name="ce54" table:formula="of:= [.C40] * ([.D40]/100)" office:value-type="float" office:value="0.0114091188720346" calcext:value-type="float">
            <text:p>0,0114</text:p>
          </table:table-cell>
          <table:table-cell table:style-name="ce24" table:formula="of:= [.AL$35]" office:value-type="float" office:value="4.90390332535094" calcext:value-type="float">
            <text:p>4,90</text:p>
          </table:table-cell>
          <table:table-cell table:style-name="ce1"/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60" calcext:value-type="float">
            <text:p>60</text:p>
          </table:table-cell>
          <table:table-cell table:style-name="ce37" office:value-type="float" office:value="2.35458100001" calcext:value-type="float">
            <text:p>2,35</text:p>
          </table:table-cell>
          <table:table-cell table:style-name="ce22" office:value-type="float" office:value="0.11" calcext:value-type="float">
            <text:p>0,1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257.8" calcext:value-type="float">
            <text:p>2257,8</text:p>
          </table:table-cell>
          <table:table-cell table:style-name="ce1"/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2527" calcext:value-type="float">
            <text:p>2527</text:p>
          </table:table-cell>
          <table:table-cell table:style-name="ce37" office:value-type="float" office:value="30.8828310001" calcext:value-type="float">
            <text:p>30,88</text:p>
          </table:table-cell>
          <table:table-cell table:style-name="ce22" office:value-type="float" office:value="0.48" calcext:value-type="float">
            <text:p>0,48</text:p>
          </table:table-cell>
          <table:table-cell table:style-name="ce22" office:value-type="float" office:value="266" calcext:value-type="float">
            <text:p>266</text:p>
          </table:table-cell>
          <table:table-cell table:style-name="ce22" office:value-type="float" office:value="-0.86" calcext:value-type="float">
            <text:p>-0,86</text:p>
          </table:table-cell>
          <table:table-cell table:style-name="ce1"/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1" calcext:value-type="float">
            <text:p>191</text:p>
          </table:table-cell>
          <table:table-cell table:style-name="ce37" office:value-type="float" office:value="0.404002000001" calcext:value-type="float">
            <text:p>0,40</text:p>
          </table:table-cell>
          <table:table-cell table:style-name="ce22" office:value-type="float" office:value="2.39" calcext:value-type="float">
            <text:p>2,39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-17" calcext:value-type="float">
            <text:p>-17</text:p>
          </table:table-cell>
          <table:table-cell table:style-name="ce1"/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490" calcext:value-type="float">
            <text:p>490</text:p>
          </table:table-cell>
          <table:table-cell table:style-name="ce37" office:value-type="float" office:value="3.66052700001" calcext:value-type="float">
            <text:p>3,66</text:p>
          </table:table-cell>
          <table:table-cell table:style-name="ce22" office:value-type="float" office:value="0.36" calcext:value-type="float">
            <text:p>0,36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-4.41" calcext:value-type="float">
            <text:p>-4,41</text:p>
          </table:table-cell>
          <table:table-cell table:style-name="ce1"/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2042" calcext:value-type="float">
            <text:p>2042</text:p>
          </table:table-cell>
          <table:table-cell table:style-name="ce37" office:value-type="float" office:value="9.92345900001" calcext:value-type="float">
            <text:p>9,92</text:p>
          </table:table-cell>
          <table:table-cell table:style-name="ce22" office:value-type="float" office:value="0.73" calcext:value-type="float">
            <text:p>0,73</text:p>
          </table:table-cell>
          <table:table-cell table:style-name="ce22" office:value-type="float" office:value="141" calcext:value-type="float">
            <text:p>141</text:p>
          </table:table-cell>
          <table:table-cell table:style-name="ce22" office:value-type="float" office:value="680.94" calcext:value-type="float">
            <text:p>680,94</text:p>
          </table:table-cell>
          <table:table-cell table:style-name="ce1"/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490" calcext:value-type="float">
            <text:p>490</text:p>
          </table:table-cell>
          <table:table-cell table:style-name="ce37" office:value-type="float" office:value="3.43510500001" calcext:value-type="float">
            <text:p>3,44</text:p>
          </table:table-cell>
          <table:table-cell table:style-name="ce22" office:value-type="float" office:value="0.14" calcext:value-type="float">
            <text:p>0,14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6155.58" calcext:value-type="float">
            <text:p>6155,58</text:p>
          </table:table-cell>
          <table:table-cell table:style-name="ce1"/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107" calcext:value-type="float">
            <text:p>107</text:p>
          </table:table-cell>
          <table:table-cell table:style-name="ce37" office:value-type="float" office:value="0.701231000001" calcext:value-type="float">
            <text:p>0,70</text:p>
          </table:table-cell>
          <table:table-cell table:style-name="ce22" office:value-type="float" office:value="1.48" calcext:value-type="float">
            <text:p>1,48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0.01" calcext:value-type="float">
            <text:p>0,01</text:p>
          </table:table-cell>
          <table:table-cell table:number-columns-repeated="11"/>
        </table:table-row>
        <table:table-row table:style-name="ro2">
          <table:table-cell table:style-name="ce5" office:value-type="string" calcext:value-type="string">
            <text:p>mlp_2_tanh_Sin_oversampling</text:p>
          </table:table-cell>
          <table:table-cell table:style-name="ce7" table:formula="of:=[.AL43]" office:value-type="float" office:value="518.4" calcext:value-type="float">
            <text:p>518</text:p>
          </table:table-cell>
          <table:table-cell table:style-name="ce15" table:formula="of:=[.AM43]" office:value-type="float" office:value="3.22988160001" calcext:value-type="float">
            <text:p>3,230</text:p>
          </table:table-cell>
          <table:table-cell table:style-name="ce15" table:formula="of:=[.AN43]" office:value-type="float" office:value="0.378" calcext:value-type="float">
            <text:p>0,378</text:p>
          </table:table-cell>
          <table:table-cell table:style-name="ce15" table:formula="of:=[.AO43]" office:value-type="float" office:value="24.4" calcext:value-type="float">
            <text:p>24,400</text:p>
          </table:table-cell>
          <table:table-cell table:style-name="ce15" table:formula="of:=[.AP43]" office:value-type="float" office:value="-4.41" calcext:value-type="float">
            <text:p>-4,410</text:p>
          </table:table-cell>
          <table:table-cell table:style-name="ce7" table:formula="of:=[.AL44]" office:value-type="float" office:value="622.3" calcext:value-type="float">
            <text:p>622</text:p>
          </table:table-cell>
          <table:table-cell table:style-name="ce7" table:formula="of:=[.AL45]" office:value-type="float" office:value="24.9459415536876" calcext:value-type="float">
            <text:p>25</text:p>
          </table:table-cell>
          <table:table-cell table:style-name="ce54" table:formula="of:= [.C41] * ([.D41]/100)" office:value-type="float" office:value="0.0122089524480378" calcext:value-type="float">
            <text:p>0,0122</text:p>
          </table:table-cell>
          <table:table-cell table:style-name="ce24" table:formula="of:= [.AL$46]" office:value-type="float" office:value="4.81210292316505" calcext:value-type="float">
            <text:p>4,81</text:p>
          </table:table-cell>
          <table:table-cell table:style-name="ce1"/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74" calcext:value-type="float">
            <text:p>74</text:p>
          </table:table-cell>
          <table:table-cell table:style-name="ce37" office:value-type="float" office:value="3.558" calcext:value-type="float">
            <text:p>3,56</text:p>
          </table:table-cell>
          <table:table-cell table:style-name="ce22" office:value-type="float" office:value="0.12" calcext:value-type="float">
            <text:p>0,12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2257.8" calcext:value-type="float">
            <text:p>2257,8</text:p>
          </table:table-cell>
          <table:table-cell table:style-name="ce1"/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583" calcext:value-type="float">
            <text:p>2583</text:p>
          </table:table-cell>
          <table:table-cell table:style-name="ce37" office:value-type="float" office:value="30.1628080001" calcext:value-type="float">
            <text:p>30,16</text:p>
          </table:table-cell>
          <table:table-cell table:style-name="ce22" office:value-type="float" office:value="0.39" calcext:value-type="float">
            <text:p>0,39</text:p>
          </table:table-cell>
          <table:table-cell table:style-name="ce22" office:value-type="float" office:value="218" calcext:value-type="float">
            <text:p>218</text:p>
          </table:table-cell>
          <table:table-cell table:style-name="ce22" office:value-type="float" office:value="-0.86" calcext:value-type="float">
            <text:p>-0,86</text:p>
          </table:table-cell>
          <table:table-cell table:style-name="ce1"/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9" calcext:value-type="float">
            <text:p>209</text:p>
          </table:table-cell>
          <table:table-cell table:style-name="ce37" office:value-type="float" office:value="0.457921000001" calcext:value-type="float">
            <text:p>0,46</text:p>
          </table:table-cell>
          <table:table-cell table:style-name="ce22" office:value-type="float" office:value="2.33" calcext:value-type="float">
            <text:p>2,33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-17" calcext:value-type="float">
            <text:p>-17</text:p>
          </table:table-cell>
          <table:table-cell table:style-name="ce1"/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517" calcext:value-type="float">
            <text:p>517</text:p>
          </table:table-cell>
          <table:table-cell table:style-name="ce37" office:value-type="float" office:value="2.66954800001" calcext:value-type="float">
            <text:p>2,67</text:p>
          </table:table-cell>
          <table:table-cell table:style-name="ce22" office:value-type="float" office:value="0.48" calcext:value-type="float">
            <text:p>0,48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-4.41" calcext:value-type="float">
            <text:p>-4,41</text:p>
          </table:table-cell>
          <table:table-cell table:style-name="ce1"/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64" calcext:value-type="float">
            <text:p>2064</text:p>
          </table:table-cell>
          <table:table-cell table:style-name="ce37" office:value-type="float" office:value="11.7810630001" calcext:value-type="float">
            <text:p>11,78</text:p>
          </table:table-cell>
          <table:table-cell table:style-name="ce22" office:value-type="float" office:value="0.68" calcext:value-type="float">
            <text:p>0,68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680.93" calcext:value-type="float">
            <text:p>680,93</text:p>
          </table:table-cell>
          <table:table-cell table:style-name="ce1"/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487" calcext:value-type="float">
            <text:p>487</text:p>
          </table:table-cell>
          <table:table-cell table:style-name="ce37" office:value-type="float" office:value="3.36081400001" calcext:value-type="float">
            <text:p>3,36</text:p>
          </table:table-cell>
          <table:table-cell table:style-name="ce22" office:value-type="float" office:value="0.12" calcext:value-type="float">
            <text:p>0,12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6155.5" calcext:value-type="float">
            <text:p>6155,5</text:p>
          </table:table-cell>
          <table:table-cell table:style-name="ce1"/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08" calcext:value-type="float">
            <text:p>108</text:p>
          </table:table-cell>
          <table:table-cell table:style-name="ce37" office:value-type="float" office:value="0.669015000001" calcext:value-type="float">
            <text:p>0,67</text:p>
          </table:table-cell>
          <table:table-cell table:style-name="ce22" office:value-type="float" office:value="1.36" calcext:value-type="float">
            <text:p>1,3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mlp_3_tanh_oversampling</text:p>
          </table:table-cell>
          <table:table-cell table:style-name="ce7" table:formula="of:=[.AL54]" office:value-type="float" office:value="487" calcext:value-type="float">
            <text:p>487</text:p>
          </table:table-cell>
          <table:table-cell table:style-name="ce15" table:formula="of:=[.AM54]" office:value-type="float" office:value="2.83592700001" calcext:value-type="float">
            <text:p>2,836</text:p>
          </table:table-cell>
          <table:table-cell table:style-name="ce15" table:formula="of:=[.AN54]" office:value-type="float" office:value="0.366" calcext:value-type="float">
            <text:p>0,366</text:p>
          </table:table-cell>
          <table:table-cell table:style-name="ce15" table:formula="of:=[.AO54]" office:value-type="float" office:value="19.4" calcext:value-type="float">
            <text:p>19,400</text:p>
          </table:table-cell>
          <table:table-cell table:style-name="ce15" table:formula="of:=[.AP54]" office:value-type="float" office:value="-4.41" calcext:value-type="float">
            <text:p>-4,410</text:p>
          </table:table-cell>
          <table:table-cell table:style-name="ce7" table:formula="of:=[.AL55]" office:value-type="float" office:value="2067.5" calcext:value-type="float">
            <text:p>2068</text:p>
          </table:table-cell>
          <table:table-cell table:style-name="ce7" table:formula="of:=[.AL56]" office:value-type="float" office:value="45.4697701775586" calcext:value-type="float">
            <text:p>45</text:p>
          </table:table-cell>
          <table:table-cell table:style-name="ce54" table:formula="of:= [.C42] * ([.D42]/100)" office:value-type="float" office:value="0.0103794928200366" calcext:value-type="float">
            <text:p>0,0104</text:p>
          </table:table-cell>
          <table:table-cell table:style-name="ce24" table:formula="of:= [.AL$57]" office:value-type="float" office:value="9.33670845535084" calcext:value-type="float">
            <text:p>9,34</text:p>
          </table:table-cell>
          <table:table-cell table:style-name="ce1"/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188" calcext:value-type="float">
            <text:p>188</text:p>
          </table:table-cell>
          <table:table-cell table:style-name="ce37" office:value-type="float" office:value="7.52799100001" calcext:value-type="float">
            <text:p>7,53</text:p>
          </table:table-cell>
          <table:table-cell table:style-name="ce22" office:value-type="float" office:value="0.19" calcext:value-type="float">
            <text:p>0,19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257.8" calcext:value-type="float">
            <text:p>2257,8</text:p>
          </table:table-cell>
          <table:table-cell table:style-name="ce1"/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1160" calcext:value-type="float">
            <text:p>1160</text:p>
          </table:table-cell>
          <table:table-cell table:style-name="ce37" office:value-type="float" office:value="14.6747500001" calcext:value-type="float">
            <text:p>14,67</text:p>
          </table:table-cell>
          <table:table-cell table:style-name="ce22" office:value-type="float" office:value="0.4" calcext:value-type="float">
            <text:p>0,4</text:p>
          </table:table-cell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-0.86" calcext:value-type="float">
            <text:p>-0,86</text:p>
          </table:table-cell>
          <table:table-cell table:style-name="ce1"/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7" calcext:value-type="float">
            <text:p>237</text:p>
          </table:table-cell>
          <table:table-cell table:style-name="ce37" office:value-type="float" office:value="0.514018000001" calcext:value-type="float">
            <text:p>0,51</text:p>
          </table:table-cell>
          <table:table-cell table:style-name="ce22" office:value-type="float" office:value="2.28" calcext:value-type="float">
            <text:p>2,28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-17" calcext:value-type="float">
            <text:p>-17</text:p>
          </table:table-cell>
          <table:table-cell table:style-name="ce1"/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533" calcext:value-type="float">
            <text:p>533</text:p>
          </table:table-cell>
          <table:table-cell table:style-name="ce37" office:value-type="float" office:value="3.52873900001" calcext:value-type="float">
            <text:p>3,53</text:p>
          </table:table-cell>
          <table:table-cell table:style-name="ce22" office:value-type="float" office:value="0.43" calcext:value-type="float">
            <text:p>0,43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-4.41" calcext:value-type="float">
            <text:p>-4,41</text:p>
          </table:table-cell>
          <table:table-cell table:style-name="ce1"/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1679" calcext:value-type="float">
            <text:p>1679</text:p>
          </table:table-cell>
          <table:table-cell table:style-name="ce37" office:value-type="float" office:value="8.64694400001" calcext:value-type="float">
            <text:p>8,65</text:p>
          </table:table-cell>
          <table:table-cell table:style-name="ce22" office:value-type="float" office:value="0.41" calcext:value-type="float">
            <text:p>0,41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680.8" calcext:value-type="float">
            <text:p>680,8</text:p>
          </table:table-cell>
          <table:table-cell table:style-name="ce1"/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476" calcext:value-type="float">
            <text:p>476</text:p>
          </table:table-cell>
          <table:table-cell table:style-name="ce37" office:value-type="float" office:value="3.98034400001" calcext:value-type="float">
            <text:p>3,98</text:p>
          </table:table-cell>
          <table:table-cell table:style-name="ce22" office:value-type="float" office:value="0.18" calcext:value-type="float">
            <text:p>0,1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6155.56" calcext:value-type="float">
            <text:p>6155,56</text:p>
          </table:table-cell>
          <table:table-cell table:style-name="ce1"/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105" calcext:value-type="float">
            <text:p>105</text:p>
          </table:table-cell>
          <table:table-cell table:style-name="ce37" office:value-type="float" office:value="0.733365000001" calcext:value-type="float">
            <text:p>0,73</text:p>
          </table:table-cell>
          <table:table-cell table:style-name="ce22" office:value-type="float" office:value="1.33" calcext:value-type="float">
            <text:p>1,33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mlp_3_tanh_Sin_oversampling</text:p>
          </table:table-cell>
          <table:table-cell table:style-name="ce7" table:formula="of:=[.AL65]" office:value-type="float" office:value="536.8" calcext:value-type="float">
            <text:p>537</text:p>
          </table:table-cell>
          <table:table-cell table:style-name="ce15" table:formula="of:=[.AM65]" office:value-type="float" office:value="3.12188800001" calcext:value-type="float">
            <text:p>3,122</text:p>
          </table:table-cell>
          <table:table-cell table:style-name="ce15" table:formula="of:=[.AN65]" office:value-type="float" office:value="0.37" calcext:value-type="float">
            <text:p>0,370</text:p>
          </table:table-cell>
          <table:table-cell table:style-name="ce15" table:formula="of:=[.AO65]" office:value-type="float" office:value="21.8" calcext:value-type="float">
            <text:p>21,800</text:p>
          </table:table-cell>
          <table:table-cell table:style-name="ce15" table:formula="of:=[.AP65]" office:value-type="float" office:value="-4.41" calcext:value-type="float">
            <text:p>-4,410</text:p>
          </table:table-cell>
          <table:table-cell table:style-name="ce7" table:formula="of:=[.AL66]" office:value-type="float" office:value="1099.7" calcext:value-type="float">
            <text:p>1100</text:p>
          </table:table-cell>
          <table:table-cell table:style-name="ce7" table:formula="of:=[.AL67]" office:value-type="float" office:value="33.1617249249794" calcext:value-type="float">
            <text:p>33</text:p>
          </table:table-cell>
          <table:table-cell table:style-name="ce54" table:formula="of:= [.C43] * ([.D43]/100)" office:value-type="float" office:value="0.011550985600037" calcext:value-type="float">
            <text:p>0,0116</text:p>
          </table:table-cell>
          <table:table-cell table:style-name="ce24" table:formula="of:= [.AL$68]" office:value-type="float" office:value="6.17766857767873" calcext:value-type="float">
            <text:p>6,18</text:p>
          </table:table-cell>
          <table:table-cell table:style-name="ce1"/>
          <table:table-cell table:style-name="ce22"/>
          <table:table-cell table:style-name="ce22" office:value-type="string" calcext:value-type="string">
            <text:p>promedio</text:p>
          </table:table-cell>
          <table:table-cell table:style-name="ce22" table:formula="of:= SUM([.N38:.N42])/5" office:value-type="float" office:value="139.6" calcext:value-type="float">
            <text:p>139,6</text:p>
          </table:table-cell>
          <table:table-cell table:style-name="ce31" table:formula="of:= SUM([.O38:.O42])/5" office:value-type="float" office:value="5.787406200006" calcext:value-type="float">
            <text:p>5,787</text:p>
          </table:table-cell>
          <table:table-cell table:style-name="ce31" table:formula="of:= SUM([.P38:.P42])/5" office:value-type="float" office:value="0.148" calcext:value-type="float">
            <text:p>0,148</text:p>
          </table:table-cell>
          <table:table-cell table:style-name="ce31" table:formula="of:= SUM([.Q38:.Q42])/5" office:value-type="float" office:value="19.6" calcext:value-type="float">
            <text:p>19,600</text:p>
          </table:table-cell>
          <table:table-cell table:style-name="ce31" table:formula="of:= SUM([.R38:.R42])/5" office:value-type="float" office:value="2257.8" calcext:value-type="float">
            <text:p>2257,800</text:p>
          </table:table-cell>
          <table:table-cell table:style-name="ce1"/>
          <table:table-cell table:style-name="ce22"/>
          <table:table-cell table:style-name="ce22" office:value-type="string" calcext:value-type="string">
            <text:p>promedio</text:p>
          </table:table-cell>
          <table:table-cell table:style-name="ce22" table:formula="of:= SUM([.V38:.V42])/5" office:value-type="float" office:value="1935.4" calcext:value-type="float">
            <text:p>1935,4</text:p>
          </table:table-cell>
          <table:table-cell table:style-name="ce31" table:formula="of:= SUM([.W38:.W42])/5" office:value-type="float" office:value="24.3483000001" calcext:value-type="float">
            <text:p>24,348</text:p>
          </table:table-cell>
          <table:table-cell table:style-name="ce31" table:formula="of:= SUM([.X38:.X42])/5" office:value-type="float" office:value="0.414" calcext:value-type="float">
            <text:p>0,414</text:p>
          </table:table-cell>
          <table:table-cell table:style-name="ce31" table:formula="of:= SUM([.Y38:.Y42])/5" office:value-type="float" office:value="185.6" calcext:value-type="float">
            <text:p>185,600</text:p>
          </table:table-cell>
          <table:table-cell table:style-name="ce31" table:formula="of:= SUM([.Z38:.Z42])/5" office:value-type="float" office:value="-0.86" calcext:value-type="float">
            <text:p>-0,860</text:p>
          </table:table-cell>
          <table:table-cell table:style-name="ce1"/>
          <table:table-cell table:style-name="ce22"/>
          <table:table-cell table:style-name="ce22" office:value-type="string" calcext:value-type="string">
            <text:p>promedio</text:p>
          </table:table-cell>
          <table:table-cell table:style-name="ce22" table:formula="of:= SUM([.AD38:.AD42])/5" office:value-type="float" office:value="186" calcext:value-type="float">
            <text:p>186</text:p>
          </table:table-cell>
          <table:table-cell table:style-name="ce31" table:formula="of:= SUM([.AE38:.AE42])/5" office:value-type="float" office:value="0.432663800001" calcext:value-type="float">
            <text:p>0,433</text:p>
          </table:table-cell>
          <table:table-cell table:style-name="ce31" table:formula="of:= SUM([.AF38:.AF42])/5" office:value-type="float" office:value="2.156" calcext:value-type="float">
            <text:p>2,156</text:p>
          </table:table-cell>
          <table:table-cell table:style-name="ce31" table:formula="of:= SUM([.AG38:.AG42])/5" office:value-type="float" office:value="19.4" calcext:value-type="float">
            <text:p>19,400</text:p>
          </table:table-cell>
          <table:table-cell table:style-name="ce31" table:formula="of:= SUM([.AH38:.AH42])/5" office:value-type="float" office:value="-17" calcext:value-type="float">
            <text:p>-17,000</text:p>
          </table:table-cell>
          <table:table-cell table:style-name="ce1"/>
          <table:table-cell table:style-name="ce22"/>
          <table:table-cell table:style-name="ce22" office:value-type="string" calcext:value-type="string">
            <text:p>promedio</text:p>
          </table:table-cell>
          <table:table-cell table:style-name="ce22" table:formula="of:= SUM([.AL38:.AL42])/5" office:value-type="float" office:value="518.4" calcext:value-type="float">
            <text:p>518,4</text:p>
          </table:table-cell>
          <table:table-cell table:style-name="ce31" table:formula="of:= SUM([.AM38:.AM42])/5" office:value-type="float" office:value="3.22988160001" calcext:value-type="float">
            <text:p>3,230</text:p>
          </table:table-cell>
          <table:table-cell table:style-name="ce31" table:formula="of:= SUM([.AN38:.AN42])/5" office:value-type="float" office:value="0.378" calcext:value-type="float">
            <text:p>0,378</text:p>
          </table:table-cell>
          <table:table-cell table:style-name="ce31" table:formula="of:= SUM([.AO38:.AO42])/5" office:value-type="float" office:value="24.4" calcext:value-type="float">
            <text:p>24,400</text:p>
          </table:table-cell>
          <table:table-cell table:style-name="ce31" table:formula="of:= SUM([.AP38:.AP42])/5" office:value-type="float" office:value="-4.41" calcext:value-type="float">
            <text:p>-4,410</text:p>
          </table:table-cell>
          <table:table-cell table:style-name="ce1"/>
          <table:table-cell table:style-name="ce22"/>
          <table:table-cell table:style-name="ce22" office:value-type="string" calcext:value-type="string">
            <text:p>promedio</text:p>
          </table:table-cell>
          <table:table-cell table:style-name="ce22" table:formula="of:= SUM([.AT38:.AT42])/5" office:value-type="float" office:value="2141.2" calcext:value-type="float">
            <text:p>2141,2</text:p>
          </table:table-cell>
          <table:table-cell table:style-name="ce31" table:formula="of:= SUM([.AU38:.AU42])/5" office:value-type="float" office:value="11.857602400064" calcext:value-type="float">
            <text:p>11,858</text:p>
          </table:table-cell>
          <table:table-cell table:style-name="ce31" table:formula="of:= SUM([.AV38:.AV42])/5" office:value-type="float" office:value="0.726" calcext:value-type="float">
            <text:p>0,726</text:p>
          </table:table-cell>
          <table:table-cell table:style-name="ce31" table:formula="of:= SUM([.AW38:.AW42])/5" office:value-type="float" office:value="172.8" calcext:value-type="float">
            <text:p>172,800</text:p>
          </table:table-cell>
          <table:table-cell table:style-name="ce31" table:formula="of:= SUM([.AX38:.AX42])/5" office:value-type="float" office:value="680.862" calcext:value-type="float">
            <text:p>680,862</text:p>
          </table:table-cell>
          <table:table-cell table:style-name="ce1"/>
          <table:table-cell table:style-name="ce22"/>
          <table:table-cell table:style-name="ce22" office:value-type="string" calcext:value-type="string">
            <text:p>promedio</text:p>
          </table:table-cell>
          <table:table-cell table:style-name="ce22" table:formula="of:= SUM([.BB38:.BB42])/5" office:value-type="float" office:value="491.6" calcext:value-type="float">
            <text:p>491,6</text:p>
          </table:table-cell>
          <table:table-cell table:style-name="ce31" table:formula="of:= SUM([.BC38:.BC42])/5" office:value-type="float" office:value="3.61746140001" calcext:value-type="float">
            <text:p>3,617</text:p>
          </table:table-cell>
          <table:table-cell table:style-name="ce31" table:formula="of:= SUM([.BD38:.BD42])/5" office:value-type="float" office:value="0.166" calcext:value-type="float">
            <text:p>0,166</text:p>
          </table:table-cell>
          <table:table-cell table:style-name="ce31" table:formula="of:= SUM([.BE38:.BE42])/5" office:value-type="float" office:value="12.8" calcext:value-type="float">
            <text:p>12,800</text:p>
          </table:table-cell>
          <table:table-cell table:style-name="ce31" table:formula="of:= SUM([.BF38:.BF42])/5" office:value-type="float" office:value="6155.658" calcext:value-type="float">
            <text:p>6155,658</text:p>
          </table:table-cell>
          <table:table-cell table:style-name="ce1"/>
          <table:table-cell table:style-name="ce22"/>
          <table:table-cell table:style-name="ce22" office:value-type="string" calcext:value-type="string">
            <text:p>promedio</text:p>
          </table:table-cell>
          <table:table-cell table:style-name="ce22" table:formula="of:= SUM([.BJ38:.BJ42])/5" office:value-type="float" office:value="111.6" calcext:value-type="float">
            <text:p>111,6</text:p>
          </table:table-cell>
          <table:table-cell table:style-name="ce31" table:formula="of:= SUM([.BK38:.BK42])/5" office:value-type="float" office:value="0.714311600001" calcext:value-type="float">
            <text:p>0,714</text:p>
          </table:table-cell>
          <table:table-cell table:style-name="ce31" table:formula="of:= SUM([.BL38:.BL42])/5" office:value-type="float" office:value="1.412" calcext:value-type="float">
            <text:p>1,412</text:p>
          </table:table-cell>
          <table:table-cell table:style-name="ce31" table:formula="of:= SUM([.BM38:.BM42])/5" office:value-type="float" office:value="18" calcext:value-type="float">
            <text:p>18,000</text:p>
          </table:table-cell>
          <table:table-cell table:style-name="ce31" table:formula="of:= SUM([.BN38:.BN42])/5" office:value-type="float" office:value="0.01" calcext:value-type="float">
            <text:p>0,010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temperatura</text:p>
          </table:table-cell>
          <table:table-cell table:style-name="ce11" table:formula="of:=[.AL76]" office:value-type="float" office:value="489" calcext:value-type="float">
            <text:p>489</text:p>
          </table:table-cell>
          <table:table-cell table:style-name="ce18" table:formula="of:=[.AM76]" office:value-type="float" office:value="3.12646960001" calcext:value-type="float">
            <text:p>3,126</text:p>
          </table:table-cell>
          <table:table-cell table:style-name="ce18" table:formula="of:=[.AN76]" office:value-type="float" office:value="0.354" calcext:value-type="float">
            <text:p>0,354</text:p>
          </table:table-cell>
          <table:table-cell table:style-name="ce18" table:formula="of:=[.AO76]" office:value-type="float" office:value="21.8" calcext:value-type="float">
            <text:p>21,800</text:p>
          </table:table-cell>
          <table:table-cell table:style-name="ce18" table:formula="of:=[.AP76]" office:value-type="float" office:value="-4.41" calcext:value-type="float">
            <text:p>-4,410</text:p>
          </table:table-cell>
          <table:table-cell table:style-name="ce8" table:formula="of:=[.AL77]" office:value-type="float" office:value="784" calcext:value-type="float">
            <text:p>784</text:p>
          </table:table-cell>
          <table:table-cell table:style-name="ce11" table:formula="of:=[.AL78]" office:value-type="float" office:value="28" calcext:value-type="float">
            <text:p>28</text:p>
          </table:table-cell>
          <table:table-cell table:style-name="ce54" table:formula="of:= [.C44] * ([.D44]/100)" office:value-type="float" office:value="0.0110677023840354" calcext:value-type="float">
            <text:p>0,0111</text:p>
          </table:table-cell>
          <table:table-cell table:style-name="ce24" table:formula="of:= [.AL$79]" office:value-type="float" office:value="5.72597137014315" calcext:value-type="float">
            <text:p>5,73</text:p>
          </table:table-cell>
          <table:table-cell table:style-name="ce1"/>
          <table:table-cell table:style-name="ce22"/>
          <table:table-cell table:style-name="ce22" office:value-type="string" calcext:value-type="string">
            <text:p>varianza</text:p>
          </table:table-cell>
          <table:table-cell table:style-name="ce22" table:formula="of:= COM.MICROSOFT.VAR.S([.N38:.N42])" office:value-type="float" office:value="4477.3" calcext:value-type="float">
            <text:p>4477,3</text:p>
          </table:table-cell>
          <table:table-cell table:style-name="ce31" table:formula="of:= COM.MICROSOFT.VAR.S([.O38:.O42])" office:value-type="float" office:value="6.95950711608618" calcext:value-type="float">
            <text:p>6,960</text:p>
          </table:table-cell>
          <table:table-cell table:style-name="ce31" table:formula="of:= COM.MICROSOFT.VAR.S([.P38:.P42])" office:value-type="float" office:value="0.00112" calcext:value-type="float">
            <text:p>0,001</text:p>
          </table:table-cell>
          <table:table-cell table:style-name="ce31" table:formula="of:= COM.MICROSOFT.VAR.S([.Q38:.Q42])" office:value-type="float" office:value="123.8" calcext:value-type="float">
            <text:p>123,800</text:p>
          </table:table-cell>
          <table:table-cell table:style-name="ce31" table:formula="of:= COM.MICROSOFT.VAR.S([.R38:.R42])" office:value-type="float" office:value="0" calcext:value-type="float">
            <text:p>0,000</text:p>
          </table:table-cell>
          <table:table-cell table:style-name="ce1"/>
          <table:table-cell table:style-name="ce22"/>
          <table:table-cell table:style-name="ce22" office:value-type="string" calcext:value-type="string">
            <text:p>varianza</text:p>
          </table:table-cell>
          <table:table-cell table:style-name="ce22" table:formula="of:= COM.MICROSOFT.VAR.S([.V38:.V42])" office:value-type="float" office:value="625514.3" calcext:value-type="float">
            <text:p>625514,3</text:p>
          </table:table-cell>
          <table:table-cell table:style-name="ce31" table:formula="of:= COM.MICROSOFT.VAR.S([.W38:.W42])" office:value-type="float" office:value="93.4773758686275" calcext:value-type="float">
            <text:p>93,477</text:p>
          </table:table-cell>
          <table:table-cell table:style-name="ce31" table:formula="of:= COM.MICROSOFT.VAR.S([.X38:.X42])" office:value-type="float" office:value="0.00143" calcext:value-type="float">
            <text:p>0,001</text:p>
          </table:table-cell>
          <table:table-cell table:style-name="ce31" table:formula="of:= COM.MICROSOFT.VAR.S([.Y38:.Y42])" office:value-type="float" office:value="6503.3" calcext:value-type="float">
            <text:p>6503,300</text:p>
          </table:table-cell>
          <table:table-cell table:style-name="ce31" table:formula="of:= COM.MICROSOFT.VAR.S([.Z38:.Z42])" office:value-type="float" office:value="0" calcext:value-type="float">
            <text:p>0,000</text:p>
          </table:table-cell>
          <table:table-cell table:style-name="ce1"/>
          <table:table-cell table:style-name="ce22"/>
          <table:table-cell table:style-name="ce22" office:value-type="string" calcext:value-type="string">
            <text:p>varianza</text:p>
          </table:table-cell>
          <table:table-cell table:style-name="ce22" table:formula="of:= COM.MICROSOFT.VAR.S([.AD38:.AD42])" office:value-type="float" office:value="1614" calcext:value-type="float">
            <text:p>1614</text:p>
          </table:table-cell>
          <table:table-cell table:style-name="ce31" table:formula="of:= COM.MICROSOFT.VAR.S([.AE38:.AE42])" office:value-type="float" office:value="0.0030796399352" calcext:value-type="float">
            <text:p>0,003</text:p>
          </table:table-cell>
          <table:table-cell table:style-name="ce31" table:formula="of:= COM.MICROSOFT.VAR.S([.AF38:.AF42])" office:value-type="float" office:value="0.06173" calcext:value-type="float">
            <text:p>0,062</text:p>
          </table:table-cell>
          <table:table-cell table:style-name="ce31" table:formula="of:= COM.MICROSOFT.VAR.S([.AG38:.AG42])" office:value-type="float" office:value="19.3" calcext:value-type="float">
            <text:p>19,300</text:p>
          </table:table-cell>
          <table:table-cell table:style-name="ce31" table:formula="of:= COM.MICROSOFT.VAR.S([.AH38:.AH42])" office:value-type="float" office:value="0" calcext:value-type="float">
            <text:p>0,000</text:p>
          </table:table-cell>
          <table:table-cell table:style-name="ce1"/>
          <table:table-cell table:style-name="ce22"/>
          <table:table-cell table:style-name="ce22" office:value-type="string" calcext:value-type="string">
            <text:p>varianza</text:p>
          </table:table-cell>
          <table:table-cell table:style-name="ce22" table:formula="of:= COM.MICROSOFT.VAR.S([.AL38:.AL42])" office:value-type="float" office:value="622.3" calcext:value-type="float">
            <text:p>622,3</text:p>
          </table:table-cell>
          <table:table-cell table:style-name="ce31" table:formula="of:= COM.MICROSOFT.VAR.S([.AM38:.AM42])" office:value-type="float" office:value="0.1595802394603" calcext:value-type="float">
            <text:p>0,160</text:p>
          </table:table-cell>
          <table:table-cell table:style-name="ce31" table:formula="of:= COM.MICROSOFT.VAR.S([.AN38:.AN42])" office:value-type="float" office:value="0.00612" calcext:value-type="float">
            <text:p>0,006</text:p>
          </table:table-cell>
          <table:table-cell table:style-name="ce31" table:formula="of:= COM.MICROSOFT.VAR.S([.AO38:.AO42])" office:value-type="float" office:value="8.8" calcext:value-type="float">
            <text:p>8,800</text:p>
          </table:table-cell>
          <table:table-cell table:style-name="ce31" table:formula="of:= COM.MICROSOFT.VAR.S([.AP38:.AP42])" office:value-type="float" office:value="0" calcext:value-type="float">
            <text:p>0,000</text:p>
          </table:table-cell>
          <table:table-cell table:style-name="ce1"/>
          <table:table-cell table:style-name="ce22"/>
          <table:table-cell table:style-name="ce22" office:value-type="string" calcext:value-type="string">
            <text:p>varianza</text:p>
          </table:table-cell>
          <table:table-cell table:style-name="ce22" table:formula="of:= COM.MICROSOFT.VAR.S([.AT38:.AT42])" office:value-type="float" office:value="112161.7" calcext:value-type="float">
            <text:p>112161,7</text:p>
          </table:table-cell>
          <table:table-cell table:style-name="ce31" table:formula="of:= COM.MICROSOFT.VAR.S([.AU38:.AU42])" office:value-type="float" office:value="7.35163128479981" calcext:value-type="float">
            <text:p>7,352</text:p>
          </table:table-cell>
          <table:table-cell table:style-name="ce31" table:formula="of:= COM.MICROSOFT.VAR.S([.AV38:.AV42])" office:value-type="float" office:value="0.04513" calcext:value-type="float">
            <text:p>0,045</text:p>
          </table:table-cell>
          <table:table-cell table:style-name="ce31" table:formula="of:= COM.MICROSOFT.VAR.S([.AW38:.AW42])" office:value-type="float" office:value="5782.2" calcext:value-type="float">
            <text:p>5782,200</text:p>
          </table:table-cell>
          <table:table-cell table:style-name="ce31" table:formula="of:= COM.MICROSOFT.VAR.S([.AX38:.AX42])" office:value-type="float" office:value="0.00951999999999871" calcext:value-type="float">
            <text:p>0,010</text:p>
          </table:table-cell>
          <table:table-cell table:style-name="ce1"/>
          <table:table-cell table:style-name="ce22"/>
          <table:table-cell table:style-name="ce22" office:value-type="string" calcext:value-type="string">
            <text:p>varianza</text:p>
          </table:table-cell>
          <table:table-cell table:style-name="ce22" table:formula="of:= COM.MICROSOFT.VAR.S([.BB38:.BB42])" office:value-type="float" office:value="154.3" calcext:value-type="float">
            <text:p>154,3</text:p>
          </table:table-cell>
          <table:table-cell table:style-name="ce31" table:formula="of:= COM.MICROSOFT.VAR.S([.BC38:.BC42])" office:value-type="float" office:value="0.0976270861313" calcext:value-type="float">
            <text:p>0,098</text:p>
          </table:table-cell>
          <table:table-cell table:style-name="ce31" table:formula="of:= COM.MICROSOFT.VAR.S([.BD38:.BD42])" office:value-type="float" office:value="0.00128" calcext:value-type="float">
            <text:p>0,001</text:p>
          </table:table-cell>
          <table:table-cell table:style-name="ce31" table:formula="of:= COM.MICROSOFT.VAR.S([.BE38:.BE42])" office:value-type="float" office:value="10.2" calcext:value-type="float">
            <text:p>10,200</text:p>
          </table:table-cell>
          <table:table-cell table:style-name="ce31" table:formula="of:= COM.MICROSOFT.VAR.S([.BF38:.BF42])" office:value-type="float" office:value="0.0592199999999951" calcext:value-type="float">
            <text:p>0,059</text:p>
          </table:table-cell>
          <table:table-cell table:style-name="ce1"/>
          <table:table-cell table:style-name="ce22"/>
          <table:table-cell table:style-name="ce22" office:value-type="string" calcext:value-type="string">
            <text:p>varianza</text:p>
          </table:table-cell>
          <table:table-cell table:style-name="ce22" table:formula="of:= COM.MICROSOFT.VAR.S([.BJ38:.BJ42])" office:value-type="float" office:value="46.8" calcext:value-type="float">
            <text:p>46,8</text:p>
          </table:table-cell>
          <table:table-cell table:style-name="ce31" table:formula="of:= COM.MICROSOFT.VAR.S([.BK38:.BK42])" office:value-type="float" office:value="0.000840252916800001" calcext:value-type="float">
            <text:p>0,001</text:p>
          </table:table-cell>
          <table:table-cell table:style-name="ce31" table:formula="of:= COM.MICROSOFT.VAR.S([.BL38:.BL42])" office:value-type="float" office:value="0.00466999999999999" calcext:value-type="float">
            <text:p>0,005</text:p>
          </table:table-cell>
          <table:table-cell table:style-name="ce31" table:formula="of:= COM.MICROSOFT.VAR.S([.BM38:.BM42])" office:value-type="float" office:value="1" calcext:value-type="float">
            <text:p>1,000</text:p>
          </table:table-cell>
          <table:table-cell table:style-name="ce31" table:formula="of:= COM.MICROSOFT.VAR.S([.BN38:.BN42])" office:value-type="float" office:value="0" calcext:value-type="float">
            <text:p>0,000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Optimizer de ibex</text:p>
          </table:table-cell>
          <table:table-cell table:style-name="ce9" office:value-type="float" office:value="1010" calcext:value-type="float">
            <text:p>1010</text:p>
          </table:table-cell>
          <table:table-cell table:style-name="ce15" office:value-type="float" office:value="1.23217100001" calcext:value-type="float">
            <text:p>1,232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26" office:value-type="string" calcext:value-type="string">
            <text:p>[-4.41555924832,-4.41114368907]</text:p>
          </table:table-cell>
          <table:table-cell table:style-name="ce9" table:number-columns-repeated="4"/>
          <table:table-cell table:style-name="ce1"/>
          <table:table-cell table:style-name="ce22"/>
          <table:table-cell table:style-name="ce22" office:value-type="string" calcext:value-type="string">
            <text:p>des/estandar</text:p>
          </table:table-cell>
          <table:table-cell table:style-name="ce31" table:formula="of:=COM.MICROSOFT.STDEV.S([.N38:.N42])" office:value-type="float" office:value="66.9126296000987" calcext:value-type="float">
            <text:p>66,913</text:p>
          </table:table-cell>
          <table:table-cell table:style-name="ce31" table:formula="of:=COM.MICROSOFT.STDEV.S([.O38:.O42])" office:value-type="float" office:value="2.63808777641802" calcext:value-type="float">
            <text:p>2,638</text:p>
          </table:table-cell>
          <table:table-cell table:style-name="ce31" table:formula="of:=COM.MICROSOFT.STDEV.S([.P38:.P42])" office:value-type="float" office:value="0.033466401061363" calcext:value-type="float">
            <text:p>0,033</text:p>
          </table:table-cell>
          <table:table-cell table:style-name="ce31" table:formula="of:=COM.MICROSOFT.STDEV.S([.Q38:.Q42])" office:value-type="float" office:value="11.1265448365609" calcext:value-type="float">
            <text:p>11,127</text:p>
          </table:table-cell>
          <table:table-cell table:style-name="ce31" table:formula="of:=COM.MICROSOFT.STDEV.S([.R38:.R42])" office:value-type="float" office:value="0" calcext:value-type="float">
            <text:p>0,000</text:p>
          </table:table-cell>
          <table:table-cell table:style-name="ce1"/>
          <table:table-cell table:style-name="ce22"/>
          <table:table-cell table:style-name="ce22" office:value-type="string" calcext:value-type="string">
            <text:p>des/estandar</text:p>
          </table:table-cell>
          <table:table-cell table:style-name="ce31" table:formula="of:=COM.MICROSOFT.STDEV.S([.V38:.V42])" office:value-type="float" office:value="790.894620034806" calcext:value-type="float">
            <text:p>790,895</text:p>
          </table:table-cell>
          <table:table-cell table:style-name="ce31" table:formula="of:=COM.MICROSOFT.STDEV.S([.W38:.W42])" office:value-type="float" office:value="9.66836986614742" calcext:value-type="float">
            <text:p>9,668</text:p>
          </table:table-cell>
          <table:table-cell table:style-name="ce31" table:formula="of:=COM.MICROSOFT.STDEV.S([.X38:.X42])" office:value-type="float" office:value="0.0378153408023781" calcext:value-type="float">
            <text:p>0,038</text:p>
          </table:table-cell>
          <table:table-cell table:style-name="ce31" table:formula="of:=COM.MICROSOFT.STDEV.S([.Y38:.Y42])" office:value-type="float" office:value="80.6430406172783" calcext:value-type="float">
            <text:p>80,643</text:p>
          </table:table-cell>
          <table:table-cell table:style-name="ce31" table:formula="of:=COM.MICROSOFT.STDEV.S([.Z38:.Z42])" office:value-type="float" office:value="0" calcext:value-type="float">
            <text:p>0,000</text:p>
          </table:table-cell>
          <table:table-cell table:style-name="ce1"/>
          <table:table-cell table:style-name="ce22"/>
          <table:table-cell table:style-name="ce22" office:value-type="string" calcext:value-type="string">
            <text:p>des/estandar</text:p>
          </table:table-cell>
          <table:table-cell table:style-name="ce31" table:formula="of:=COM.MICROSOFT.STDEV.S([.AD38:.AD42])" office:value-type="float" office:value="40.1746188532013" calcext:value-type="float">
            <text:p>40,175</text:p>
          </table:table-cell>
          <table:table-cell table:style-name="ce31" table:formula="of:=COM.MICROSOFT.STDEV.S([.AE38:.AE42])" office:value-type="float" office:value="0.0554945036485596" calcext:value-type="float">
            <text:p>0,055</text:p>
          </table:table-cell>
          <table:table-cell table:style-name="ce31" table:formula="of:=COM.MICROSOFT.STDEV.S([.AF38:.AF42])" office:value-type="float" office:value="0.24845522735495" calcext:value-type="float">
            <text:p>0,248</text:p>
          </table:table-cell>
          <table:table-cell table:style-name="ce31" table:formula="of:=COM.MICROSOFT.STDEV.S([.AG38:.AG42])" office:value-type="float" office:value="4.39317652729776" calcext:value-type="float">
            <text:p>4,393</text:p>
          </table:table-cell>
          <table:table-cell table:style-name="ce31" table:formula="of:=COM.MICROSOFT.STDEV.S([.AH38:.AH42])" office:value-type="float" office:value="0" calcext:value-type="float">
            <text:p>0,000</text:p>
          </table:table-cell>
          <table:table-cell table:style-name="ce1"/>
          <table:table-cell table:style-name="ce22"/>
          <table:table-cell table:style-name="ce22" office:value-type="string" calcext:value-type="string">
            <text:p>des/estandar</text:p>
          </table:table-cell>
          <table:table-cell table:style-name="ce31" table:formula="of:=COM.MICROSOFT.STDEV.S([.AL38:.AL42])" office:value-type="float" office:value="24.9459415536876" calcext:value-type="float">
            <text:p>24,946</text:p>
          </table:table-cell>
          <table:table-cell table:style-name="ce31" table:formula="of:=COM.MICROSOFT.STDEV.S([.AM38:.AM42])" office:value-type="float" office:value="0.399474954734712" calcext:value-type="float">
            <text:p>0,399</text:p>
          </table:table-cell>
          <table:table-cell table:style-name="ce31" table:formula="of:=COM.MICROSOFT.STDEV.S([.AN38:.AN42])" office:value-type="float" office:value="0.0782304288624318" calcext:value-type="float">
            <text:p>0,078</text:p>
          </table:table-cell>
          <table:table-cell table:style-name="ce31" table:formula="of:=COM.MICROSOFT.STDEV.S([.AO38:.AO42])" office:value-type="float" office:value="2.96647939483827" calcext:value-type="float">
            <text:p>2,966</text:p>
          </table:table-cell>
          <table:table-cell table:style-name="ce31" table:formula="of:=COM.MICROSOFT.STDEV.S([.AP38:.AP42])" office:value-type="float" office:value="0" calcext:value-type="float">
            <text:p>0,000</text:p>
          </table:table-cell>
          <table:table-cell table:style-name="ce1"/>
          <table:table-cell table:style-name="ce22"/>
          <table:table-cell table:style-name="ce22" office:value-type="string" calcext:value-type="string">
            <text:p>des/estandar</text:p>
          </table:table-cell>
          <table:table-cell table:style-name="ce31" table:formula="of:=COM.MICROSOFT.STDEV.S([.AT38:.AT42])" office:value-type="float" office:value="334.905509061884" calcext:value-type="float">
            <text:p>334,906</text:p>
          </table:table-cell>
          <table:table-cell table:style-name="ce31" table:formula="of:=COM.MICROSOFT.STDEV.S([.AU38:.AU42])" office:value-type="float" office:value="2.71138917988544" calcext:value-type="float">
            <text:p>2,711</text:p>
          </table:table-cell>
          <table:table-cell table:style-name="ce31" table:formula="of:=COM.MICROSOFT.STDEV.S([.AV38:.AV42])" office:value-type="float" office:value="0.212438226315322" calcext:value-type="float">
            <text:p>0,212</text:p>
          </table:table-cell>
          <table:table-cell table:style-name="ce31" table:formula="of:=COM.MICROSOFT.STDEV.S([.AW38:.AW42])" office:value-type="float" office:value="76.0407785336263" calcext:value-type="float">
            <text:p>76,041</text:p>
          </table:table-cell>
          <table:table-cell table:style-name="ce31" table:formula="of:=COM.MICROSOFT.STDEV.S([.AX38:.AX42])" office:value-type="float" office:value="0.0975704873411972" calcext:value-type="float">
            <text:p>0,098</text:p>
          </table:table-cell>
          <table:table-cell table:style-name="ce1"/>
          <table:table-cell table:style-name="ce22"/>
          <table:table-cell table:style-name="ce22" office:value-type="string" calcext:value-type="string">
            <text:p>des/estandar</text:p>
          </table:table-cell>
          <table:table-cell table:style-name="ce31" table:formula="of:=COM.MICROSOFT.STDEV.S([.BB38:.BB42])" office:value-type="float" office:value="12.4217551094843" calcext:value-type="float">
            <text:p>12,422</text:p>
          </table:table-cell>
          <table:table-cell table:style-name="ce31" table:formula="of:=COM.MICROSOFT.STDEV.S([.BC38:.BC42])" office:value-type="float" office:value="0.312453334325784" calcext:value-type="float">
            <text:p>0,312</text:p>
          </table:table-cell>
          <table:table-cell table:style-name="ce31" table:formula="of:=COM.MICROSOFT.STDEV.S([.BD38:.BD42])" office:value-type="float" office:value="0.0357770876399966" calcext:value-type="float">
            <text:p>0,036</text:p>
          </table:table-cell>
          <table:table-cell table:style-name="ce31" table:formula="of:=COM.MICROSOFT.STDEV.S([.BE38:.BE42])" office:value-type="float" office:value="3.19374388453426" calcext:value-type="float">
            <text:p>3,194</text:p>
          </table:table-cell>
          <table:table-cell table:style-name="ce31" table:formula="of:=COM.MICROSOFT.STDEV.S([.BF38:.BF42])" office:value-type="float" office:value="0.243351597488069" calcext:value-type="float">
            <text:p>0,243</text:p>
          </table:table-cell>
          <table:table-cell table:style-name="ce1"/>
          <table:table-cell table:style-name="ce22"/>
          <table:table-cell table:style-name="ce22" office:value-type="string" calcext:value-type="string">
            <text:p>des/estandar</text:p>
          </table:table-cell>
          <table:table-cell table:style-name="ce31" table:formula="of:=COM.MICROSOFT.STDEV.S([.BJ38:.BJ42])" office:value-type="float" office:value="6.84105255059483" calcext:value-type="float">
            <text:p>6,841</text:p>
          </table:table-cell>
          <table:table-cell table:style-name="ce31" table:formula="of:=COM.MICROSOFT.STDEV.S([.BK38:.BK42])" office:value-type="float" office:value="0.0289871163933221" calcext:value-type="float">
            <text:p>0,029</text:p>
          </table:table-cell>
          <table:table-cell table:style-name="ce31" table:formula="of:=COM.MICROSOFT.STDEV.S([.BL38:.BL42])" office:value-type="float" office:value="0.0683373982530795" calcext:value-type="float">
            <text:p>0,068</text:p>
          </table:table-cell>
          <table:table-cell table:style-name="ce31" table:formula="of:=COM.MICROSOFT.STDEV.S([.BM38:.BM42])" office:value-type="float" office:value="1" calcext:value-type="float">
            <text:p>1,000</text:p>
          </table:table-cell>
          <table:table-cell table:style-name="ce31" table:formula="of:=COM.MICROSOFT.STDEV.S([.BN38:.BN42])" office:value-type="float" office:value="0" calcext:value-type="float">
            <text:p>0,000</text:p>
          </table:table-cell>
          <table:table-cell table:number-columns-repeated="11"/>
        </table:table-row>
        <table:table-row table:style-name="ro1">
          <table:table-cell table:style-name="ce1" table:number-columns-repeated="12"/>
          <table:table-cell table:style-name="ce1" office:value-type="string" calcext:value-type="string">
            <text:p>CV</text:p>
          </table:table-cell>
          <table:table-cell table:style-name="ce1" table:formula="of:= ([.N45] / [.N43]) * 100" office:value-type="float" office:value="47.9316830946266" calcext:value-type="float">
            <text:p>47,9316830946266</text:p>
          </table:table-cell>
          <table:table-cell table:style-name="ce1" table:formula="of:= ([.O45] / [.O43]) * 100" office:value-type="float" office:value="45.5832489590118" calcext:value-type="float">
            <text:p>45,5832489590118</text:p>
          </table:table-cell>
          <table:table-cell table:style-name="ce1" table:formula="of:= ([.P45] / [.P43]) * 100" office:value-type="float" office:value="22.6124331495696" calcext:value-type="float">
            <text:p>22,6124331495696</text:p>
          </table:table-cell>
          <table:table-cell table:style-name="ce1" table:formula="of:= ([.Q45] / [.Q43]) * 100" office:value-type="float" office:value="56.7680859008209" calcext:value-type="float">
            <text:p>56,7680859008209</text:p>
          </table:table-cell>
          <table:table-cell table:style-name="ce1" table:formula="of:= ([.R45] / [.R43]) * 100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V45] / [.V43]) * 100" office:value-type="float" office:value="40.8646595037101" calcext:value-type="float">
            <text:p>40,8646595037101</text:p>
          </table:table-cell>
          <table:table-cell table:style-name="ce1" table:formula="of:= ([.W45] / [.W43]) * 100" office:value-type="float" office:value="39.7086033361989" calcext:value-type="float">
            <text:p>39,7086033361989</text:p>
          </table:table-cell>
          <table:table-cell table:style-name="ce1" table:formula="of:= ([.X45] / [.X43]) * 100" office:value-type="float" office:value="9.13414029042949" calcext:value-type="float">
            <text:p>9,13414029042949</text:p>
          </table:table-cell>
          <table:table-cell table:style-name="ce1" table:formula="of:= ([.Y45] / [.Y43]) * 100" office:value-type="float" office:value="43.4499141256887" calcext:value-type="float">
            <text:p>43,4499141256887</text:p>
          </table:table-cell>
          <table:table-cell table:style-name="ce1" table:formula="of:= ([.Z45] / [.Z43]) * 100" office:value-type="float" office:value="-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AD45] / [.AD43]) * 100" office:value-type="float" office:value="21.5992574479577" calcext:value-type="float">
            <text:p>21,5992574479577</text:p>
          </table:table-cell>
          <table:table-cell table:style-name="ce1" table:formula="of:= ([.AE45] / [.AE43]) * 100" office:value-type="float" office:value="12.8262414485407" calcext:value-type="float">
            <text:p>12,8262414485407</text:p>
          </table:table-cell>
          <table:table-cell table:style-name="ce1" table:formula="of:= ([.AF45] / [.AF43]) * 100" office:value-type="float" office:value="11.5238973726786" calcext:value-type="float">
            <text:p>11,5238973726786</text:p>
          </table:table-cell>
          <table:table-cell table:style-name="ce1" table:formula="of:= ([.AG45] / [.AG43]) * 100" office:value-type="float" office:value="22.6452398314318" calcext:value-type="float">
            <text:p>22,6452398314318</text:p>
          </table:table-cell>
          <table:table-cell table:style-name="ce1" table:formula="of:= ([.AH45] / [.AH43]) * 100" office:value-type="float" office:value="-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AL45] / [.AL43]) * 100" office:value-type="float" office:value="4.81210292316505" calcext:value-type="float">
            <text:p>4,81210292316505</text:p>
          </table:table-cell>
          <table:table-cell table:style-name="ce1" table:formula="of:= ([.AM45] / [.AM43]) * 100" office:value-type="float" office:value="12.3680990267097" calcext:value-type="float">
            <text:p>12,3680990267097</text:p>
          </table:table-cell>
          <table:table-cell table:style-name="ce1" table:formula="of:= ([.AN45] / [.AN43]) * 100" office:value-type="float" office:value="20.695880651437" calcext:value-type="float">
            <text:p>20,695880651437</text:p>
          </table:table-cell>
          <table:table-cell table:style-name="ce1" table:formula="of:= ([.AO45] / [.AO43]) * 100" office:value-type="float" office:value="12.1577024378618" calcext:value-type="float">
            <text:p>12,1577024378618</text:p>
          </table:table-cell>
          <table:table-cell table:style-name="ce1" table:formula="of:= ([.AP45] / [.AP43]) * 100" office:value-type="float" office:value="-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AT45] / [.AT43]) * 100" office:value-type="float" office:value="15.6410194779509" calcext:value-type="float">
            <text:p>15,6410194779509</text:p>
          </table:table-cell>
          <table:table-cell table:style-name="ce1" table:formula="of:= ([.AU45] / [.AU43]) * 100" office:value-type="float" office:value="22.8662514427943" calcext:value-type="float">
            <text:p>22,8662514427943</text:p>
          </table:table-cell>
          <table:table-cell table:style-name="ce1" table:formula="of:= ([.AV45] / [.AV43]) * 100" office:value-type="float" office:value="29.2614636797964" calcext:value-type="float">
            <text:p>29,2614636797964</text:p>
          </table:table-cell>
          <table:table-cell table:style-name="ce1" table:formula="of:= ([.AW45] / [.AW43]) * 100" office:value-type="float" office:value="44.0050801699226" calcext:value-type="float">
            <text:p>44,0050801699226</text:p>
          </table:table-cell>
          <table:table-cell table:style-name="ce1" table:formula="of:= ([.AX45] / [.AX43]) * 100" office:value-type="float" office:value="0.0143304351456238" calcext:value-type="float">
            <text:p>0,0143304351456238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BB45] / [.BB43]) * 100" office:value-type="float" office:value="2.52680128345897" calcext:value-type="float">
            <text:p>2,52680128345897</text:p>
          </table:table-cell>
          <table:table-cell table:style-name="ce1" table:formula="of:= ([.BC45] / [.BC43]) * 100" office:value-type="float" office:value="8.63736470898958" calcext:value-type="float">
            <text:p>8,63736470898958</text:p>
          </table:table-cell>
          <table:table-cell table:style-name="ce1" table:formula="of:= ([.BD45] / [.BD43]) * 100" office:value-type="float" office:value="21.5524624337329" calcext:value-type="float">
            <text:p>21,5524624337329</text:p>
          </table:table-cell>
          <table:table-cell table:style-name="ce1" table:formula="of:= ([.BE45] / [.BE43]) * 100" office:value-type="float" office:value="24.9511240979239" calcext:value-type="float">
            <text:p>24,9511240979239</text:p>
          </table:table-cell>
          <table:table-cell table:style-name="ce1" table:formula="of:= ([.BF45] / [.BF43]) * 100" office:value-type="float" office:value="0.00395329950897319" calcext:value-type="float">
            <text:p>0,00395329950897319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BJ45] / [.BJ43]) * 100" office:value-type="float" office:value="6.12997540375881" calcext:value-type="float">
            <text:p>6,12997540375881</text:p>
          </table:table-cell>
          <table:table-cell table:style-name="ce1" table:formula="of:= ([.BK45] / [.BK43]) * 100" office:value-type="float" office:value="4.05804923135527" calcext:value-type="float">
            <text:p>4,05804923135527</text:p>
          </table:table-cell>
          <table:table-cell table:style-name="ce1" table:formula="of:= ([.BL45] / [.BL43]) * 100" office:value-type="float" office:value="4.83975908307929" calcext:value-type="float">
            <text:p>4,83975908307929</text:p>
          </table:table-cell>
          <table:table-cell table:style-name="ce1" table:formula="of:= ([.BM45] / [.BM43]) * 100" office:value-type="float" office:value="5.55555555555556" calcext:value-type="float">
            <text:p>5,55555555555556</text:p>
          </table:table-cell>
          <table:table-cell table:style-name="ce1" table:formula="of:= ([.BN45] / [.BN43]) * 1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" table:number-columns-repeated="66"/>
          <table:table-cell table:number-columns-repeated="11"/>
        </table:table-row>
        <table:table-row table:style-name="ro1">
          <table:table-cell table:style-name="ce4" office:value-type="string" calcext:value-type="string">
            <text:p>dipigri</text:p>
          </table:table-cell>
          <table:table-cell table:style-name="ce4" table:number-columns-repeated="9"/>
          <table:table-cell table:style-name="ce1"/>
          <table:table-cell table:style-name="ce25" table:number-columns-repeated="2"/>
          <table:table-cell table:style-name="ce25" office:value-type="string" calcext:value-type="string">
            <text:p>number of cells</text:p>
          </table:table-cell>
          <table:table-cell table:style-name="ce25" office:value-type="string" calcext:value-type="string">
            <text:p>cpu time used(s)</text:p>
          </table:table-cell>
          <table:table-cell table:style-name="ce25" office:value-type="string" calcext:value-type="string">
            <text:p>tiempo en llamadas a Python (%)</text:p>
          </table:table-cell>
          <table:table-cell table:style-name="ce25" office:value-type="string" calcext:value-type="string">
            <text:p>wall clock time (s)</text:p>
          </table:table-cell>
          <table:table-cell table:style-name="ce25" office:value-type="string" calcext:value-type="string">
            <text:p>best bound (f*)</text:p>
          </table:table-cell>
          <table:table-cell table:style-name="ce1"/>
          <table:table-cell table:style-name="ce25" table:number-columns-repeated="2"/>
          <table:table-cell table:style-name="ce25" office:value-type="string" calcext:value-type="string">
            <text:p>number of cells</text:p>
          </table:table-cell>
          <table:table-cell table:style-name="ce25" office:value-type="string" calcext:value-type="string">
            <text:p>cpu time used(s)</text:p>
          </table:table-cell>
          <table:table-cell table:style-name="ce25" office:value-type="string" calcext:value-type="string">
            <text:p>tiempo en llamadas a Python (%)</text:p>
          </table:table-cell>
          <table:table-cell table:style-name="ce25" office:value-type="string" calcext:value-type="string">
            <text:p>wall clock time (s)</text:p>
          </table:table-cell>
          <table:table-cell table:style-name="ce25" office:value-type="string" calcext:value-type="string">
            <text:p>best bound (f*)</text:p>
          </table:table-cell>
          <table:table-cell table:style-name="ce1"/>
          <table:table-cell table:style-name="ce25" table:number-columns-repeated="2"/>
          <table:table-cell table:style-name="ce25" office:value-type="string" calcext:value-type="string">
            <text:p>number of cells</text:p>
          </table:table-cell>
          <table:table-cell table:style-name="ce25" office:value-type="string" calcext:value-type="string">
            <text:p>cpu time used(s)</text:p>
          </table:table-cell>
          <table:table-cell table:style-name="ce25" office:value-type="string" calcext:value-type="string">
            <text:p>tiempo en llamadas a Python (%)</text:p>
          </table:table-cell>
          <table:table-cell table:style-name="ce25" office:value-type="string" calcext:value-type="string">
            <text:p>wall clock time (s)</text:p>
          </table:table-cell>
          <table:table-cell table:style-name="ce25" office:value-type="string" calcext:value-type="string">
            <text:p>best bound (f*)</text:p>
          </table:table-cell>
          <table:table-cell table:style-name="ce1"/>
          <table:table-cell table:style-name="ce25" table:number-columns-repeated="2"/>
          <table:table-cell table:style-name="ce25" office:value-type="string" calcext:value-type="string">
            <text:p>number of cells</text:p>
          </table:table-cell>
          <table:table-cell table:style-name="ce25" office:value-type="string" calcext:value-type="string">
            <text:p>cpu time used(s)</text:p>
          </table:table-cell>
          <table:table-cell table:style-name="ce25" office:value-type="string" calcext:value-type="string">
            <text:p>tiempo en llamadas a Python (%)</text:p>
          </table:table-cell>
          <table:table-cell table:style-name="ce25" office:value-type="string" calcext:value-type="string">
            <text:p>wall clock time (s)</text:p>
          </table:table-cell>
          <table:table-cell table:style-name="ce25" office:value-type="string" calcext:value-type="string">
            <text:p>best bound (f*)</text:p>
          </table:table-cell>
          <table:table-cell table:style-name="ce1"/>
          <table:table-cell table:style-name="ce25" table:number-columns-repeated="2"/>
          <table:table-cell table:style-name="ce25" office:value-type="string" calcext:value-type="string">
            <text:p>number of cells</text:p>
          </table:table-cell>
          <table:table-cell table:style-name="ce25" office:value-type="string" calcext:value-type="string">
            <text:p>cpu time used(s)</text:p>
          </table:table-cell>
          <table:table-cell table:style-name="ce25" office:value-type="string" calcext:value-type="string">
            <text:p>tiempo en llamadas a Python (%)</text:p>
          </table:table-cell>
          <table:table-cell table:style-name="ce25" office:value-type="string" calcext:value-type="string">
            <text:p>wall clock time (s)</text:p>
          </table:table-cell>
          <table:table-cell table:style-name="ce25" office:value-type="string" calcext:value-type="string">
            <text:p>best bound (f*)</text:p>
          </table:table-cell>
          <table:table-cell table:style-name="ce1"/>
          <table:table-cell table:style-name="ce25" table:number-columns-repeated="2"/>
          <table:table-cell table:style-name="ce25" office:value-type="string" calcext:value-type="string">
            <text:p>number of cells</text:p>
          </table:table-cell>
          <table:table-cell table:style-name="ce25" office:value-type="string" calcext:value-type="string">
            <text:p>cpu time used(s)</text:p>
          </table:table-cell>
          <table:table-cell table:style-name="ce25" office:value-type="string" calcext:value-type="string">
            <text:p>tiempo en llamadas a Python (%)</text:p>
          </table:table-cell>
          <table:table-cell table:style-name="ce25" office:value-type="string" calcext:value-type="string">
            <text:p>wall clock time (s)</text:p>
          </table:table-cell>
          <table:table-cell table:style-name="ce25" office:value-type="string" calcext:value-type="string">
            <text:p>best bound (f*)</text:p>
          </table:table-cell>
          <table:table-cell table:style-name="ce1"/>
          <table:table-cell table:style-name="ce25" table:number-columns-repeated="2"/>
          <table:table-cell table:style-name="ce25" office:value-type="string" calcext:value-type="string">
            <text:p>number of cells</text:p>
          </table:table-cell>
          <table:table-cell table:style-name="ce25" office:value-type="string" calcext:value-type="string">
            <text:p>cpu time used(s)</text:p>
          </table:table-cell>
          <table:table-cell table:style-name="ce25" office:value-type="string" calcext:value-type="string">
            <text:p>tiempo en llamadas a Python (%)</text:p>
          </table:table-cell>
          <table:table-cell table:style-name="ce25" office:value-type="string" calcext:value-type="string">
            <text:p>wall clock time (s)</text:p>
          </table:table-cell>
          <table:table-cell table:style-name="ce25" office:value-type="string" calcext:value-type="string">
            <text:p>best bound (f*)</text:p>
          </table:table-cell>
          <table:table-cell table:number-columns-repeated="11"/>
        </table:table-row>
        <table:table-row table:style-name="ro1">
          <table:table-cell table:style-name="ce4"/>
          <table:table-cell table:style-name="ce4" office:value-type="string" calcext:value-type="string">
            <text:p>number of cells</text:p>
          </table:table-cell>
          <table:table-cell table:style-name="ce4" office:value-type="string" calcext:value-type="string">
            <text:p>cpu time used(s)</text:p>
          </table:table-cell>
          <table:table-cell table:style-name="ce4" office:value-type="string" calcext:value-type="string">
            <text:p>tiempo en llamadas a Python(%)</text:p>
          </table:table-cell>
          <table:table-cell table:style-name="ce4" office:value-type="string" calcext:value-type="string">
            <text:p>wall clock time(s)</text:p>
          </table:table-cell>
          <table:table-cell table:style-name="ce4" office:value-type="string" calcext:value-type="string">
            <text:p>best bound (f*)</text:p>
          </table:table-cell>
          <table:table-cell table:style-name="ce4" office:value-type="string" calcext:value-type="string">
            <text:p>varianza</text:p>
          </table:table-cell>
          <table:table-cell table:style-name="ce4" office:value-type="string" calcext:value-type="string">
            <text:p>des/estandar</text:p>
          </table:table-cell>
          <table:table-cell table:style-name="ce4" office:value-type="string" calcext:value-type="string">
            <text:p>tiempo python(s)</text:p>
          </table:table-cell>
          <table:table-cell table:style-name="ce4" office:value-type="string" calcext:value-type="string">
            <text:p>cv</text:p>
          </table:table-cell>
          <table:table-cell table:style-name="ce1"/>
          <table:table-cell table:style-name="ce25" office:value-type="string" calcext:value-type="string">
            <text:p>mlp_3_tanh_oversampling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95" calcext:value-type="float">
            <text:p>95</text:p>
          </table:table-cell>
          <table:table-cell table:style-name="ce38" office:value-type="float" office:value="3.02461300001" calcext:value-type="float">
            <text:p>3,02</text:p>
          </table:table-cell>
          <table:table-cell table:style-name="ce44" office:value-type="float" office:value="0.12" calcext:value-type="float">
            <text:p>0,1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257.8" calcext:value-type="float">
            <text:p>2257,8</text:p>
          </table:table-cell>
          <table:table-cell table:style-name="ce1"/>
          <table:table-cell table:style-name="ce25" office:value-type="string" calcext:value-type="string">
            <text:p>mlp_3_tanh_oversampling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149" calcext:value-type="float">
            <text:p>1149</text:p>
          </table:table-cell>
          <table:table-cell table:style-name="ce38" office:value-type="float" office:value="13.4638730001" calcext:value-type="float">
            <text:p>13,46</text:p>
          </table:table-cell>
          <table:table-cell table:style-name="ce44" office:value-type="float" office:value="0.37" calcext:value-type="float">
            <text:p>0,37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-0.86" calcext:value-type="float">
            <text:p>-0,86</text:p>
          </table:table-cell>
          <table:table-cell table:style-name="ce1"/>
          <table:table-cell table:style-name="ce25" office:value-type="string" calcext:value-type="string">
            <text:p>mlp_3_tanh_oversampling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62" calcext:value-type="float">
            <text:p>262</text:p>
          </table:table-cell>
          <table:table-cell table:style-name="ce38" office:value-type="float" office:value="0.475783000001" calcext:value-type="float">
            <text:p>0,48</text:p>
          </table:table-cell>
          <table:table-cell table:style-name="ce44" office:value-type="float" office:value="2.24" calcext:value-type="float">
            <text:p>2,24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-17" calcext:value-type="float">
            <text:p>-17</text:p>
          </table:table-cell>
          <table:table-cell table:style-name="ce1"/>
          <table:table-cell table:style-name="ce25" office:value-type="string" calcext:value-type="string">
            <text:p>mlp_3_tanh_oversampling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88" calcext:value-type="float">
            <text:p>488</text:p>
          </table:table-cell>
          <table:table-cell table:style-name="ce38" office:value-type="float" office:value="2.51809300001" calcext:value-type="float">
            <text:p>2,52</text:p>
          </table:table-cell>
          <table:table-cell table:style-name="ce44" office:value-type="float" office:value="0.46" calcext:value-type="float">
            <text:p>0,46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-4.41" calcext:value-type="float">
            <text:p>-4,41</text:p>
          </table:table-cell>
          <table:table-cell table:style-name="ce1"/>
          <table:table-cell table:style-name="ce25" office:value-type="string" calcext:value-type="string">
            <text:p>mlp_3_tanh_oversampling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740" calcext:value-type="float">
            <text:p>1740</text:p>
          </table:table-cell>
          <table:table-cell table:style-name="ce38" office:value-type="float" office:value="9.11886300001" calcext:value-type="float">
            <text:p>9,12</text:p>
          </table:table-cell>
          <table:table-cell table:style-name="ce44" office:value-type="float" office:value="0.73" calcext:value-type="float">
            <text:p>0,73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680.9" calcext:value-type="float">
            <text:p>680,9</text:p>
          </table:table-cell>
          <table:table-cell table:style-name="ce1"/>
          <table:table-cell table:style-name="ce25" office:value-type="string" calcext:value-type="string">
            <text:p>mlp_3_tanh_oversampling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98" calcext:value-type="float">
            <text:p>498</text:p>
          </table:table-cell>
          <table:table-cell table:style-name="ce38" office:value-type="float" office:value="3.45840200001" calcext:value-type="float">
            <text:p>3,46</text:p>
          </table:table-cell>
          <table:table-cell table:style-name="ce44" office:value-type="float" office:value="0.12" calcext:value-type="float">
            <text:p>0,12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155.36" calcext:value-type="float">
            <text:p>6155,36</text:p>
          </table:table-cell>
          <table:table-cell table:style-name="ce1"/>
          <table:table-cell table:style-name="ce25" office:value-type="string" calcext:value-type="string">
            <text:p>mlp_3_tanh_oversampling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9" calcext:value-type="float">
            <text:p>109</text:p>
          </table:table-cell>
          <table:table-cell table:style-name="ce38" office:value-type="float" office:value="0.627815000001" calcext:value-type="float">
            <text:p>0,63</text:p>
          </table:table-cell>
          <table:table-cell table:style-name="ce44" office:value-type="float" office:value="1.44" calcext:value-type="float">
            <text:p>1,44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lp_1_tanh_oversampling</text:p>
          </table:table-cell>
          <table:table-cell table:style-name="ce7" table:formula="of:=[.AT10]" office:value-type="float" office:value="2145" calcext:value-type="float">
            <text:p>2145</text:p>
          </table:table-cell>
          <table:table-cell table:style-name="ce15" table:formula="of:=[.AU10]" office:value-type="float" office:value="10.655883600046" calcext:value-type="float">
            <text:p>10,656</text:p>
          </table:table-cell>
          <table:table-cell table:style-name="ce15" table:formula="of:=[.AV10]" office:value-type="float" office:value="0.682" calcext:value-type="float">
            <text:p>0,682</text:p>
          </table:table-cell>
          <table:table-cell table:style-name="ce15" table:formula="of:=[.AW10]" office:value-type="float" office:value="172.6" calcext:value-type="float">
            <text:p>172,600</text:p>
          </table:table-cell>
          <table:table-cell table:style-name="ce15" table:formula="of:=[.AX10]" office:value-type="float" office:value="680.86" calcext:value-type="float">
            <text:p>680,860</text:p>
          </table:table-cell>
          <table:table-cell table:style-name="ce7" table:formula="of:=[.AT11]" office:value-type="float" office:value="855289" calcext:value-type="float">
            <text:p>855289</text:p>
          </table:table-cell>
          <table:table-cell table:style-name="ce7" table:formula="of:=[.AT12]" office:value-type="float" office:value="924.818360544383" calcext:value-type="float">
            <text:p>925</text:p>
          </table:table-cell>
          <table:table-cell table:style-name="ce54" table:formula="of:= [.C50] * ([.D50]/100)" office:value-type="float" office:value="0.0726731261523137" calcext:value-type="float">
            <text:p>0,0727</text:p>
          </table:table-cell>
          <table:table-cell table:style-name="ce24" table:formula="of:= [.AT$13]" office:value-type="float" office:value="43.1150750836542" calcext:value-type="float">
            <text:p>43,12</text:p>
          </table:table-cell>
          <table:table-cell table:style-name="ce1"/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91" calcext:value-type="float">
            <text:p>91</text:p>
          </table:table-cell>
          <table:table-cell table:style-name="ce38" office:value-type="float" office:value="4.28743000001" calcext:value-type="float">
            <text:p>4,29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257.8" calcext:value-type="float">
            <text:p>2257,8</text:p>
          </table:table-cell>
          <table:table-cell table:style-name="ce1"/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585" calcext:value-type="float">
            <text:p>1585</text:p>
          </table:table-cell>
          <table:table-cell table:style-name="ce38" office:value-type="float" office:value="17.8783770001" calcext:value-type="float">
            <text:p>17,88</text:p>
          </table:table-cell>
          <table:table-cell table:style-name="ce25" office:value-type="float" office:value="0.43" calcext:value-type="float">
            <text:p>0,43</text:p>
          </table:table-cell>
          <table:table-cell table:style-name="ce25" office:value-type="float" office:value="143" calcext:value-type="float">
            <text:p>143</text:p>
          </table:table-cell>
          <table:table-cell table:style-name="ce25" office:value-type="float" office:value="-0.86" calcext:value-type="float">
            <text:p>-0,86</text:p>
          </table:table-cell>
          <table:table-cell table:style-name="ce1"/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04" calcext:value-type="float">
            <text:p>304</text:p>
          </table:table-cell>
          <table:table-cell table:style-name="ce38" office:value-type="float" office:value="0.597620000001" calcext:value-type="float">
            <text:p>0,60</text:p>
          </table:table-cell>
          <table:table-cell table:style-name="ce25" office:value-type="float" office:value="2.13" calcext:value-type="float">
            <text:p>2,13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-17" calcext:value-type="float">
            <text:p>-17</text:p>
          </table:table-cell>
          <table:table-cell table:style-name="ce1"/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535" calcext:value-type="float">
            <text:p>535</text:p>
          </table:table-cell>
          <table:table-cell table:style-name="ce38" office:value-type="float" office:value="3.56115300001" calcext:value-type="float">
            <text:p>3,56</text:p>
          </table:table-cell>
          <table:table-cell table:style-name="ce25" office:value-type="float" office:value="0.35" calcext:value-type="float">
            <text:p>0,3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-4.41" calcext:value-type="float">
            <text:p>-4,41</text:p>
          </table:table-cell>
          <table:table-cell table:style-name="ce1"/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428" calcext:value-type="float">
            <text:p>1428</text:p>
          </table:table-cell>
          <table:table-cell table:style-name="ce38" office:value-type="float" office:value="6.81858500001" calcext:value-type="float">
            <text:p>6,82</text:p>
          </table:table-cell>
          <table:table-cell table:style-name="ce25" office:value-type="float" office:value="0.42" calcext:value-type="float">
            <text:p>0,42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680.97" calcext:value-type="float">
            <text:p>680,97</text:p>
          </table:table-cell>
          <table:table-cell table:style-name="ce1"/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491" calcext:value-type="float">
            <text:p>491</text:p>
          </table:table-cell>
          <table:table-cell table:style-name="ce38" office:value-type="float" office:value="3.50361800001" calcext:value-type="float">
            <text:p>3,50</text:p>
          </table:table-cell>
          <table:table-cell table:style-name="ce25" office:value-type="float" office:value="0.17" calcext:value-type="float">
            <text:p>0,17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6155.86" calcext:value-type="float">
            <text:p>6155,86</text:p>
          </table:table-cell>
          <table:table-cell table:style-name="ce1"/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30" calcext:value-type="float">
            <text:p>130</text:p>
          </table:table-cell>
          <table:table-cell table:style-name="ce38" office:value-type="float" office:value="0.792074000001" calcext:value-type="float">
            <text:p>0,79</text:p>
          </table:table-cell>
          <table:table-cell table:style-name="ce25" office:value-type="float" office:value="1.43" calcext:value-type="float">
            <text:p>1,4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lp_1_tanh_Sin_oversampling</text:p>
          </table:table-cell>
          <table:table-cell table:style-name="ce7" table:formula="of:=[.AT21]" office:value-type="float" office:value="2359.2" calcext:value-type="float">
            <text:p>2359</text:p>
          </table:table-cell>
          <table:table-cell table:style-name="ce15" table:formula="of:=[.AU21]" office:value-type="float" office:value="12.322996400064" calcext:value-type="float">
            <text:p>12,323</text:p>
          </table:table-cell>
          <table:table-cell table:style-name="ce15" table:formula="of:=[.AV21]" office:value-type="float" office:value="0.686" calcext:value-type="float">
            <text:p>0,686</text:p>
          </table:table-cell>
          <table:table-cell table:style-name="ce15" table:formula="of:=[.AW21]" office:value-type="float" office:value="166.2" calcext:value-type="float">
            <text:p>166,200</text:p>
          </table:table-cell>
          <table:table-cell table:style-name="ce15" table:formula="of:=[.AX21]" office:value-type="float" office:value="544.728" calcext:value-type="float">
            <text:p>544,728</text:p>
          </table:table-cell>
          <table:table-cell table:style-name="ce7" table:formula="of:=[.AT22]" office:value-type="float" office:value="555958.2" calcext:value-type="float">
            <text:p>555958</text:p>
          </table:table-cell>
          <table:table-cell table:style-name="ce7" table:formula="of:=[.AT23]" office:value-type="float" office:value="745.626045682419" calcext:value-type="float">
            <text:p>746</text:p>
          </table:table-cell>
          <table:table-cell table:style-name="ce54" table:formula="of:= [.C51] * ([.D51]/100)" office:value-type="float" office:value="0.084535755304439" calcext:value-type="float">
            <text:p>0,0845</text:p>
          </table:table-cell>
          <table:table-cell table:style-name="ce24" table:formula="of:= [.AT$24]" office:value-type="float" office:value="31.605037541642" calcext:value-type="float">
            <text:p>31,61</text:p>
          </table:table-cell>
          <table:table-cell table:style-name="ce1"/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79" calcext:value-type="float">
            <text:p>79</text:p>
          </table:table-cell>
          <table:table-cell table:style-name="ce38" office:value-type="float" office:value="4.12967000001" calcext:value-type="float">
            <text:p>4,13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257.8" calcext:value-type="float">
            <text:p>2257,8</text:p>
          </table:table-cell>
          <table:table-cell table:style-name="ce1"/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353" calcext:value-type="float">
            <text:p>1353</text:p>
          </table:table-cell>
          <table:table-cell table:style-name="ce38" office:value-type="float" office:value="14.5862010001" calcext:value-type="float">
            <text:p>14,59</text:p>
          </table:table-cell>
          <table:table-cell table:style-name="ce25" office:value-type="float" office:value="0.38" calcext:value-type="float">
            <text:p>0,38</text:p>
          </table:table-cell>
          <table:table-cell table:style-name="ce25" office:value-type="float" office:value="107" calcext:value-type="float">
            <text:p>107</text:p>
          </table:table-cell>
          <table:table-cell table:style-name="ce25" office:value-type="float" office:value="-0.86" calcext:value-type="float">
            <text:p>-0,86</text:p>
          </table:table-cell>
          <table:table-cell table:style-name="ce1"/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79" calcext:value-type="float">
            <text:p>179</text:p>
          </table:table-cell>
          <table:table-cell table:style-name="ce38" office:value-type="float" office:value="0.410805000001" calcext:value-type="float">
            <text:p>0,41</text:p>
          </table:table-cell>
          <table:table-cell table:style-name="ce25" office:value-type="float" office:value="2.05" calcext:value-type="float">
            <text:p>2,0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-17" calcext:value-type="float">
            <text:p>-17</text:p>
          </table:table-cell>
          <table:table-cell table:style-name="ce1"/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12" calcext:value-type="float">
            <text:p>412</text:p>
          </table:table-cell>
          <table:table-cell table:style-name="ce38" office:value-type="float" office:value="1.94542400001" calcext:value-type="float">
            <text:p>1,95</text:p>
          </table:table-cell>
          <table:table-cell table:style-name="ce25" office:value-type="float" office:value="0.31" calcext:value-type="float">
            <text:p>0,31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-4.41" calcext:value-type="float">
            <text:p>-4,41</text:p>
          </table:table-cell>
          <table:table-cell table:style-name="ce1"/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840" calcext:value-type="float">
            <text:p>1840</text:p>
          </table:table-cell>
          <table:table-cell table:style-name="ce38" office:value-type="float" office:value="7.75219600001" calcext:value-type="float">
            <text:p>7,75</text:p>
          </table:table-cell>
          <table:table-cell table:style-name="ce25" office:value-type="float" office:value="0.51" calcext:value-type="float">
            <text:p>0,51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680.88" calcext:value-type="float">
            <text:p>680,88</text:p>
          </table:table-cell>
          <table:table-cell table:style-name="ce1"/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79" calcext:value-type="float">
            <text:p>479</text:p>
          </table:table-cell>
          <table:table-cell table:style-name="ce38" office:value-type="float" office:value="3.56600400001" calcext:value-type="float">
            <text:p>3,57</text:p>
          </table:table-cell>
          <table:table-cell table:style-name="ce25" office:value-type="float" office:value="0.12" calcext:value-type="float">
            <text:p>0,12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155.26" calcext:value-type="float">
            <text:p>6155,26</text:p>
          </table:table-cell>
          <table:table-cell table:style-name="ce1"/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22" calcext:value-type="float">
            <text:p>122</text:p>
          </table:table-cell>
          <table:table-cell table:style-name="ce38" office:value-type="float" office:value="0.788179000001" calcext:value-type="float">
            <text:p>0,79</text:p>
          </table:table-cell>
          <table:table-cell table:style-name="ce25" office:value-type="float" office:value="1.47" calcext:value-type="float">
            <text:p>1,4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lp_2_tanh_oversampling</text:p>
          </table:table-cell>
          <table:table-cell table:style-name="ce7" table:formula="of:=[.AT32]" office:value-type="float" office:value="1857.6" calcext:value-type="float">
            <text:p>1858</text:p>
          </table:table-cell>
          <table:table-cell table:style-name="ce15" table:formula="of:=[.AU32]" office:value-type="float" office:value="11.206566200064" calcext:value-type="float">
            <text:p>11,207</text:p>
          </table:table-cell>
          <table:table-cell table:style-name="ce15" table:formula="of:=[.AV32]" office:value-type="float" office:value="0.688" calcext:value-type="float">
            <text:p>0,688</text:p>
          </table:table-cell>
          <table:table-cell table:style-name="ce15" table:formula="of:=[.AW32]" office:value-type="float" office:value="148.8" calcext:value-type="float">
            <text:p>148,800</text:p>
          </table:table-cell>
          <table:table-cell table:style-name="ce15" table:formula="of:=[.AX32]" office:value-type="float" office:value="680.896" calcext:value-type="float">
            <text:p>680,896</text:p>
          </table:table-cell>
          <table:table-cell table:style-name="ce7" table:formula="of:=[.AT33]" office:value-type="float" office:value="46401.3" calcext:value-type="float">
            <text:p>46401</text:p>
          </table:table-cell>
          <table:table-cell table:style-name="ce7" table:formula="of:=[.AT34]" office:value-type="float" office:value="215.40960981349" calcext:value-type="float">
            <text:p>215</text:p>
          </table:table-cell>
          <table:table-cell table:style-name="ce54" table:formula="of:= [.C52] * ([.D52]/100)" office:value-type="float" office:value="0.0771011754564403" calcext:value-type="float">
            <text:p>0,0771</text:p>
          </table:table-cell>
          <table:table-cell table:style-name="ce24" table:formula="of:= [.AT$35]" office:value-type="float" office:value="11.5961245592964" calcext:value-type="float">
            <text:p>11,60</text:p>
          </table:table-cell>
          <table:table-cell table:style-name="ce1"/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42" calcext:value-type="float">
            <text:p>142</text:p>
          </table:table-cell>
          <table:table-cell table:style-name="ce38" office:value-type="float" office:value="5.51688300001" calcext:value-type="float">
            <text:p>5,52</text:p>
          </table:table-cell>
          <table:table-cell table:style-name="ce25" office:value-type="float" office:value="0.12" calcext:value-type="float">
            <text:p>0,12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257.8" calcext:value-type="float">
            <text:p>2257,8</text:p>
          </table:table-cell>
          <table:table-cell table:style-name="ce1"/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533" calcext:value-type="float">
            <text:p>2533</text:p>
          </table:table-cell>
          <table:table-cell table:style-name="ce38" office:value-type="float" office:value="34.1765050001" calcext:value-type="float">
            <text:p>34,18</text:p>
          </table:table-cell>
          <table:table-cell table:style-name="ce25" office:value-type="float" office:value="0.43" calcext:value-type="float">
            <text:p>0,43</text:p>
          </table:table-cell>
          <table:table-cell table:style-name="ce25" office:value-type="float" office:value="261" calcext:value-type="float">
            <text:p>261</text:p>
          </table:table-cell>
          <table:table-cell table:style-name="ce25" office:value-type="float" office:value="-0.86" calcext:value-type="float">
            <text:p>-0,86</text:p>
          </table:table-cell>
          <table:table-cell table:style-name="ce1"/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95" calcext:value-type="float">
            <text:p>195</text:p>
          </table:table-cell>
          <table:table-cell table:style-name="ce38" office:value-type="float" office:value="0.315474000001" calcext:value-type="float">
            <text:p>0,32</text:p>
          </table:table-cell>
          <table:table-cell table:style-name="ce25" office:value-type="float" office:value="2.21" calcext:value-type="float">
            <text:p>2,2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-17" calcext:value-type="float">
            <text:p>-17</text:p>
          </table:table-cell>
          <table:table-cell table:style-name="ce1"/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501" calcext:value-type="float">
            <text:p>501</text:p>
          </table:table-cell>
          <table:table-cell table:style-name="ce38" office:value-type="float" office:value="3.41225400001" calcext:value-type="float">
            <text:p>3,41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-4.41" calcext:value-type="float">
            <text:p>-4,41</text:p>
          </table:table-cell>
          <table:table-cell table:style-name="ce1"/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536" calcext:value-type="float">
            <text:p>2536</text:p>
          </table:table-cell>
          <table:table-cell table:style-name="ce38" office:value-type="float" office:value="13.2287330001" calcext:value-type="float">
            <text:p>13,23</text:p>
          </table:table-cell>
          <table:table-cell table:style-name="ce25" office:value-type="float" office:value="0.89" calcext:value-type="float">
            <text:p>0,89</text:p>
          </table:table-cell>
          <table:table-cell table:style-name="ce25" office:value-type="float" office:value="258" calcext:value-type="float">
            <text:p>258</text:p>
          </table:table-cell>
          <table:table-cell table:style-name="ce25" office:value-type="float" office:value="680.77" calcext:value-type="float">
            <text:p>680,77</text:p>
          </table:table-cell>
          <table:table-cell table:style-name="ce1"/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519" calcext:value-type="float">
            <text:p>519</text:p>
          </table:table-cell>
          <table:table-cell table:style-name="ce38" office:value-type="float" office:value="4.85273800001" calcext:value-type="float">
            <text:p>4,85</text:p>
          </table:table-cell>
          <table:table-cell table:style-name="ce25" office:value-type="float" office:value="0.23" calcext:value-type="float">
            <text:p>0,23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6155.71" calcext:value-type="float">
            <text:p>6155,71</text:p>
          </table:table-cell>
          <table:table-cell table:style-name="ce1"/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39" calcext:value-type="float">
            <text:p>139</text:p>
          </table:table-cell>
          <table:table-cell table:style-name="ce38" office:value-type="float" office:value="0.854070000001" calcext:value-type="float">
            <text:p>0,85</text:p>
          </table:table-cell>
          <table:table-cell table:style-name="ce25" office:value-type="float" office:value="1.6" calcext:value-type="float">
            <text:p>1,6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lp_2_tanh_Sin_oversampling</text:p>
          </table:table-cell>
          <table:table-cell table:style-name="ce7" table:formula="of:=[.AT43]" office:value-type="float" office:value="2141.2" calcext:value-type="float">
            <text:p>2141</text:p>
          </table:table-cell>
          <table:table-cell table:style-name="ce15" table:formula="of:=[.AU43]" office:value-type="float" office:value="11.857602400064" calcext:value-type="float">
            <text:p>11,858</text:p>
          </table:table-cell>
          <table:table-cell table:style-name="ce15" table:formula="of:=[.AV43]" office:value-type="float" office:value="0.726" calcext:value-type="float">
            <text:p>0,726</text:p>
          </table:table-cell>
          <table:table-cell table:style-name="ce15" table:formula="of:=[.AW43]" office:value-type="float" office:value="172.8" calcext:value-type="float">
            <text:p>172,800</text:p>
          </table:table-cell>
          <table:table-cell table:style-name="ce15" table:formula="of:=[.AX43]" office:value-type="float" office:value="680.862" calcext:value-type="float">
            <text:p>680,862</text:p>
          </table:table-cell>
          <table:table-cell table:style-name="ce7" table:formula="of:=[.AT44]" office:value-type="float" office:value="112161.7" calcext:value-type="float">
            <text:p>112162</text:p>
          </table:table-cell>
          <table:table-cell table:style-name="ce7" table:formula="of:=[.AT45]" office:value-type="float" office:value="334.905509061884" calcext:value-type="float">
            <text:p>335</text:p>
          </table:table-cell>
          <table:table-cell table:style-name="ce54" table:formula="of:= [.C53] * ([.D53]/100)" office:value-type="float" office:value="0.0860861934244646" calcext:value-type="float">
            <text:p>0,0861</text:p>
          </table:table-cell>
          <table:table-cell table:style-name="ce24" table:formula="of:= [.AT$46]" office:value-type="float" office:value="15.6410194779509" calcext:value-type="float">
            <text:p>15,64</text:p>
          </table:table-cell>
          <table:table-cell table:style-name="ce1"/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71" calcext:value-type="float">
            <text:p>71</text:p>
          </table:table-cell>
          <table:table-cell table:style-name="ce38" office:value-type="float" office:value="3.27318300001" calcext:value-type="float">
            <text:p>3,27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257.8" calcext:value-type="float">
            <text:p>2257,8</text:p>
          </table:table-cell>
          <table:table-cell table:style-name="ce1"/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356" calcext:value-type="float">
            <text:p>1356</text:p>
          </table:table-cell>
          <table:table-cell table:style-name="ce38" office:value-type="float" office:value="18.1017900001" calcext:value-type="float">
            <text:p>18,10</text:p>
          </table:table-cell>
          <table:table-cell table:style-name="ce25" office:value-type="float" office:value="0.44" calcext:value-type="float">
            <text:p>0,44</text:p>
          </table:table-cell>
          <table:table-cell table:style-name="ce25" office:value-type="float" office:value="141" calcext:value-type="float">
            <text:p>141</text:p>
          </table:table-cell>
          <table:table-cell table:style-name="ce25" office:value-type="float" office:value="-0.86" calcext:value-type="float">
            <text:p>-0,86</text:p>
          </table:table-cell>
          <table:table-cell table:style-name="ce1"/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255" calcext:value-type="float">
            <text:p>255</text:p>
          </table:table-cell>
          <table:table-cell table:style-name="ce38" office:value-type="float" office:value="0.507646000001" calcext:value-type="float">
            <text:p>0,51</text:p>
          </table:table-cell>
          <table:table-cell table:style-name="ce25" office:value-type="float" office:value="2.4" calcext:value-type="float">
            <text:p>2,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-17" calcext:value-type="float">
            <text:p>-17</text:p>
          </table:table-cell>
          <table:table-cell table:style-name="ce1"/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499" calcext:value-type="float">
            <text:p>499</text:p>
          </table:table-cell>
          <table:table-cell table:style-name="ce38" office:value-type="float" office:value="2.74271100001" calcext:value-type="float">
            <text:p>2,74</text:p>
          </table:table-cell>
          <table:table-cell table:style-name="ce25" office:value-type="float" office:value="0.41" calcext:value-type="float">
            <text:p>0,41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-4.41" calcext:value-type="float">
            <text:p>-4,41</text:p>
          </table:table-cell>
          <table:table-cell table:style-name="ce1"/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677" calcext:value-type="float">
            <text:p>1677</text:p>
          </table:table-cell>
          <table:table-cell table:style-name="ce38" office:value-type="float" office:value="10.1205880001" calcext:value-type="float">
            <text:p>10,12</text:p>
          </table:table-cell>
          <table:table-cell table:style-name="ce25" office:value-type="float" office:value="0.62" calcext:value-type="float">
            <text:p>0,62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680.97" calcext:value-type="float">
            <text:p>680,97</text:p>
          </table:table-cell>
          <table:table-cell table:style-name="ce1"/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466" calcext:value-type="float">
            <text:p>466</text:p>
          </table:table-cell>
          <table:table-cell table:style-name="ce38" office:value-type="float" office:value="3.11873400001" calcext:value-type="float">
            <text:p>3,12</text:p>
          </table:table-cell>
          <table:table-cell table:style-name="ce25" office:value-type="float" office:value="0.15" calcext:value-type="float">
            <text:p>0,1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156.15" calcext:value-type="float">
            <text:p>6156,15</text:p>
          </table:table-cell>
          <table:table-cell table:style-name="ce1"/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24" calcext:value-type="float">
            <text:p>124</text:p>
          </table:table-cell>
          <table:table-cell table:style-name="ce38" office:value-type="float" office:value="0.782933000001" calcext:value-type="float">
            <text:p>0,78</text:p>
          </table:table-cell>
          <table:table-cell table:style-name="ce25" office:value-type="float" office:value="1.39" calcext:value-type="float">
            <text:p>1,39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0.1" calcext:value-type="float">
            <text:p>0,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mlp_3_tanh_oversampling</text:p>
          </table:table-cell>
          <table:table-cell table:style-name="ce7" table:formula="of:=[.AT54]" office:value-type="float" office:value="1844.2" calcext:value-type="float">
            <text:p>1844</text:p>
          </table:table-cell>
          <table:table-cell table:style-name="ce15" table:formula="of:=[.AU54]" office:value-type="float" office:value="9.407793000046" calcext:value-type="float">
            <text:p>9,408</text:p>
          </table:table-cell>
          <table:table-cell table:style-name="ce15" table:formula="of:=[.AV54]" office:value-type="float" office:value="0.634" calcext:value-type="float">
            <text:p>0,634</text:p>
          </table:table-cell>
          <table:table-cell table:style-name="ce15" table:formula="of:=[.AW54]" office:value-type="float" office:value="129.8" calcext:value-type="float">
            <text:p>129,800</text:p>
          </table:table-cell>
          <table:table-cell table:style-name="ce15" table:formula="of:=[.AX54]" office:value-type="float" office:value="680.898" calcext:value-type="float">
            <text:p>680,898</text:p>
          </table:table-cell>
          <table:table-cell table:style-name="ce7" table:formula="of:=[.AT55]" office:value-type="float" office:value="172660.2" calcext:value-type="float">
            <text:p>172660</text:p>
          </table:table-cell>
          <table:table-cell table:style-name="ce7" table:formula="of:=[.AT56]" office:value-type="float" office:value="415.524006526699" calcext:value-type="float">
            <text:p>416</text:p>
          </table:table-cell>
          <table:table-cell table:style-name="ce54" table:formula="of:= [.C54] * ([.D54]/100)" office:value-type="float" office:value="0.0596454076202916" calcext:value-type="float">
            <text:p>0,0596</text:p>
          </table:table-cell>
          <table:table-cell table:style-name="ce24" table:formula="of:= [.AT$57]" office:value-type="float" office:value="22.5313960810486" calcext:value-type="float">
            <text:p>22,53</text:p>
          </table:table-cell>
          <table:table-cell table:style-name="ce1"/>
          <table:table-cell table:style-name="ce25"/>
          <table:table-cell table:style-name="ce25" office:value-type="string" calcext:value-type="string">
            <text:p>promedio</text:p>
          </table:table-cell>
          <table:table-cell table:style-name="ce25" table:formula="of:= SUM([.N49:.N53])/5" office:value-type="float" office:value="95.6" calcext:value-type="float">
            <text:p>95,6</text:p>
          </table:table-cell>
          <table:table-cell table:style-name="ce32" table:formula="of:= SUM([.O49:.O53])/5" office:value-type="float" office:value="4.04635580001" calcext:value-type="float">
            <text:p>4,046</text:p>
          </table:table-cell>
          <table:table-cell table:style-name="ce32" table:formula="of:= SUM([.P49:.P53])/5" office:value-type="float" office:value="0.12" calcext:value-type="float">
            <text:p>0,120</text:p>
          </table:table-cell>
          <table:table-cell table:style-name="ce32" table:formula="of:= SUM([.Q49:.Q53])/5" office:value-type="float" office:value="11.2" calcext:value-type="float">
            <text:p>11,200</text:p>
          </table:table-cell>
          <table:table-cell table:style-name="ce32" table:formula="of:= SUM([.R49:.R53])/5" office:value-type="float" office:value="2257.8" calcext:value-type="float">
            <text:p>2257,800</text:p>
          </table:table-cell>
          <table:table-cell table:style-name="ce1"/>
          <table:table-cell table:style-name="ce25"/>
          <table:table-cell table:style-name="ce25" office:value-type="string" calcext:value-type="string">
            <text:p>promedio</text:p>
          </table:table-cell>
          <table:table-cell table:style-name="ce25" table:formula="of:= SUM([.V49:.V53])/5" office:value-type="float" office:value="1595.2" calcext:value-type="float">
            <text:p>1595,2</text:p>
          </table:table-cell>
          <table:table-cell table:style-name="ce32" table:formula="of:= SUM([.W49:.W53])/5" office:value-type="float" office:value="19.6413492001" calcext:value-type="float">
            <text:p>19,641</text:p>
          </table:table-cell>
          <table:table-cell table:style-name="ce32" table:formula="of:= SUM([.X49:.X53])/5" office:value-type="float" office:value="0.41" calcext:value-type="float">
            <text:p>0,410</text:p>
          </table:table-cell>
          <table:table-cell table:style-name="ce32" table:formula="of:= SUM([.Y49:.Y53])/5" office:value-type="float" office:value="149.4" calcext:value-type="float">
            <text:p>149,400</text:p>
          </table:table-cell>
          <table:table-cell table:style-name="ce32" table:formula="of:= SUM([.Z49:.Z53])/5" office:value-type="float" office:value="-0.86" calcext:value-type="float">
            <text:p>-0,860</text:p>
          </table:table-cell>
          <table:table-cell table:style-name="ce1"/>
          <table:table-cell table:style-name="ce25"/>
          <table:table-cell table:style-name="ce25" office:value-type="string" calcext:value-type="string">
            <text:p>promedio</text:p>
          </table:table-cell>
          <table:table-cell table:style-name="ce25" table:formula="of:= SUM([.AD49:.AD53])/5" office:value-type="float" office:value="239" calcext:value-type="float">
            <text:p>239</text:p>
          </table:table-cell>
          <table:table-cell table:style-name="ce32" table:formula="of:= SUM([.AE49:.AE53])/5" office:value-type="float" office:value="0.461465600001" calcext:value-type="float">
            <text:p>0,461</text:p>
          </table:table-cell>
          <table:table-cell table:style-name="ce32" table:formula="of:= SUM([.AF49:.AF53])/5" office:value-type="float" office:value="2.206" calcext:value-type="float">
            <text:p>2,206</text:p>
          </table:table-cell>
          <table:table-cell table:style-name="ce32" table:formula="of:= SUM([.AG49:.AG53])/5" office:value-type="float" office:value="20.4" calcext:value-type="float">
            <text:p>20,400</text:p>
          </table:table-cell>
          <table:table-cell table:style-name="ce32" table:formula="of:= SUM([.AH49:.AH53])/5" office:value-type="float" office:value="-17" calcext:value-type="float">
            <text:p>-17,000</text:p>
          </table:table-cell>
          <table:table-cell table:style-name="ce1"/>
          <table:table-cell table:style-name="ce25"/>
          <table:table-cell table:style-name="ce25" office:value-type="string" calcext:value-type="string">
            <text:p>promedio</text:p>
          </table:table-cell>
          <table:table-cell table:style-name="ce25" table:formula="of:= SUM([.AL49:.AL53])/5" office:value-type="float" office:value="487" calcext:value-type="float">
            <text:p>487</text:p>
          </table:table-cell>
          <table:table-cell table:style-name="ce32" table:formula="of:= SUM([.AM49:.AM53])/5" office:value-type="float" office:value="2.83592700001" calcext:value-type="float">
            <text:p>2,836</text:p>
          </table:table-cell>
          <table:table-cell table:style-name="ce32" table:formula="of:= SUM([.AN49:.AN53])/5" office:value-type="float" office:value="0.366" calcext:value-type="float">
            <text:p>0,366</text:p>
          </table:table-cell>
          <table:table-cell table:style-name="ce32" table:formula="of:= SUM([.AO49:.AO53])/5" office:value-type="float" office:value="19.4" calcext:value-type="float">
            <text:p>19,400</text:p>
          </table:table-cell>
          <table:table-cell table:style-name="ce32" table:formula="of:= SUM([.AP49:.AP53])/5" office:value-type="float" office:value="-4.41" calcext:value-type="float">
            <text:p>-4,410</text:p>
          </table:table-cell>
          <table:table-cell table:style-name="ce1"/>
          <table:table-cell table:style-name="ce25"/>
          <table:table-cell table:style-name="ce25" office:value-type="string" calcext:value-type="string">
            <text:p>promedio</text:p>
          </table:table-cell>
          <table:table-cell table:style-name="ce25" table:formula="of:= SUM([.AT49:.AT53])/5" office:value-type="float" office:value="1844.2" calcext:value-type="float">
            <text:p>1844,2</text:p>
          </table:table-cell>
          <table:table-cell table:style-name="ce32" table:formula="of:= SUM([.AU49:.AU53])/5" office:value-type="float" office:value="9.407793000046" calcext:value-type="float">
            <text:p>9,408</text:p>
          </table:table-cell>
          <table:table-cell table:style-name="ce32" table:formula="of:= SUM([.AV49:.AV53])/5" office:value-type="float" office:value="0.634" calcext:value-type="float">
            <text:p>0,634</text:p>
          </table:table-cell>
          <table:table-cell table:style-name="ce32" table:formula="of:= SUM([.AW49:.AW53])/5" office:value-type="float" office:value="129.8" calcext:value-type="float">
            <text:p>129,800</text:p>
          </table:table-cell>
          <table:table-cell table:style-name="ce32" table:formula="of:= SUM([.AX49:.AX53])/5" office:value-type="float" office:value="680.898" calcext:value-type="float">
            <text:p>680,898</text:p>
          </table:table-cell>
          <table:table-cell table:style-name="ce1"/>
          <table:table-cell table:style-name="ce25"/>
          <table:table-cell table:style-name="ce25" office:value-type="string" calcext:value-type="string">
            <text:p>promedio</text:p>
          </table:table-cell>
          <table:table-cell table:style-name="ce25" table:formula="of:= SUM([.BB49:.BB53])/5" office:value-type="float" office:value="490.6" calcext:value-type="float">
            <text:p>490,6</text:p>
          </table:table-cell>
          <table:table-cell table:style-name="ce32" table:formula="of:= SUM([.BC49:.BC53])/5" office:value-type="float" office:value="3.69989920001" calcext:value-type="float">
            <text:p>3,700</text:p>
          </table:table-cell>
          <table:table-cell table:style-name="ce32" table:formula="of:= SUM([.BD49:.BD53])/5" office:value-type="float" office:value="0.158" calcext:value-type="float">
            <text:p>0,158</text:p>
          </table:table-cell>
          <table:table-cell table:style-name="ce32" table:formula="of:= SUM([.BE49:.BE53])/5" office:value-type="float" office:value="12.8" calcext:value-type="float">
            <text:p>12,800</text:p>
          </table:table-cell>
          <table:table-cell table:style-name="ce32" table:formula="of:= SUM([.BF49:.BF53])/5" office:value-type="float" office:value="6155.668" calcext:value-type="float">
            <text:p>6155,668</text:p>
          </table:table-cell>
          <table:table-cell table:style-name="ce1"/>
          <table:table-cell table:style-name="ce25"/>
          <table:table-cell table:style-name="ce25" office:value-type="string" calcext:value-type="string">
            <text:p>promedio</text:p>
          </table:table-cell>
          <table:table-cell table:style-name="ce25" table:formula="of:= SUM([.BJ49:.BJ53])/5" office:value-type="float" office:value="124.8" calcext:value-type="float">
            <text:p>124,8</text:p>
          </table:table-cell>
          <table:table-cell table:style-name="ce32" table:formula="of:= SUM([.BK49:.BK53])/5" office:value-type="float" office:value="0.769014200001" calcext:value-type="float">
            <text:p>0,769</text:p>
          </table:table-cell>
          <table:table-cell table:style-name="ce32" table:formula="of:= SUM([.BL49:.BL53])/5" office:value-type="float" office:value="1.466" calcext:value-type="float">
            <text:p>1,466</text:p>
          </table:table-cell>
          <table:table-cell table:style-name="ce32" table:formula="of:= SUM([.BM49:.BM53])/5" office:value-type="float" office:value="19.8" calcext:value-type="float">
            <text:p>19,800</text:p>
          </table:table-cell>
          <table:table-cell table:style-name="ce32" table:formula="of:= SUM([.BN49:.BN53])/5" office:value-type="float" office:value="0.028" calcext:value-type="float">
            <text:p>0,028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mlp_3_tanh_Sin_oversampling</text:p>
          </table:table-cell>
          <table:table-cell table:style-name="ce7" table:formula="of:=[.AT65]" office:value-type="float" office:value="1652.8" calcext:value-type="float">
            <text:p>1653</text:p>
          </table:table-cell>
          <table:table-cell table:style-name="ce15" table:formula="of:=[.AU65]" office:value-type="float" office:value="8.387307200028" calcext:value-type="float">
            <text:p>8,387</text:p>
          </table:table-cell>
          <table:table-cell table:style-name="ce15" table:formula="of:=[.AV65]" office:value-type="float" office:value="0.564" calcext:value-type="float">
            <text:p>0,564</text:p>
          </table:table-cell>
          <table:table-cell table:style-name="ce15" table:formula="of:=[.AW65]" office:value-type="float" office:value="103" calcext:value-type="float">
            <text:p>103,000</text:p>
          </table:table-cell>
          <table:table-cell table:style-name="ce15" table:formula="of:=[.AX65]" office:value-type="float" office:value="680.844" calcext:value-type="float">
            <text:p>680,844</text:p>
          </table:table-cell>
          <table:table-cell table:style-name="ce7" table:formula="of:=[.AT66]" office:value-type="float" office:value="108177.7" calcext:value-type="float">
            <text:p>108178</text:p>
          </table:table-cell>
          <table:table-cell table:style-name="ce7" table:formula="of:=[.AT67]" office:value-type="float" office:value="328.903785323307" calcext:value-type="float">
            <text:p>329</text:p>
          </table:table-cell>
          <table:table-cell table:style-name="ce54" table:formula="of:= [.C55] * ([.D55]/100)" office:value-type="float" office:value="0.0473044126081579" calcext:value-type="float">
            <text:p>0,0473</text:p>
          </table:table-cell>
          <table:table-cell table:style-name="ce24" table:formula="of:= [.AT$68]" office:value-type="float" office:value="19.8997934004905" calcext:value-type="float">
            <text:p>19,90</text:p>
          </table:table-cell>
          <table:table-cell table:style-name="ce1"/>
          <table:table-cell table:style-name="ce25"/>
          <table:table-cell table:style-name="ce25" office:value-type="string" calcext:value-type="string">
            <text:p>varianza</text:p>
          </table:table-cell>
          <table:table-cell table:style-name="ce25" table:formula="of:= COM.MICROSOFT.VAR.S([.N49:.N53])" office:value-type="float" office:value="763.8" calcext:value-type="float">
            <text:p>763,8</text:p>
          </table:table-cell>
          <table:table-cell table:style-name="ce32" table:formula="of:= COM.MICROSOFT.VAR.S([.O49:.O53])" office:value-type="float" office:value="0.9673156999447" calcext:value-type="float">
            <text:p>0,967</text:p>
          </table:table-cell>
          <table:table-cell table:style-name="ce32" table:formula="of:= COM.MICROSOFT.VAR.S([.P49:.P53])" office:value-type="float" office:value="0.00015" calcext:value-type="float">
            <text:p>0,000</text:p>
          </table:table-cell>
          <table:table-cell table:style-name="ce32" table:formula="of:= COM.MICROSOFT.VAR.S([.Q49:.Q53])" office:value-type="float" office:value="11.7" calcext:value-type="float">
            <text:p>11,700</text:p>
          </table:table-cell>
          <table:table-cell table:style-name="ce32" table:formula="of:= COM.MICROSOFT.VAR.S([.R49:.R53])" office:value-type="float" office:value="0" calcext:value-type="float">
            <text:p>0,000</text:p>
          </table:table-cell>
          <table:table-cell table:style-name="ce1"/>
          <table:table-cell table:style-name="ce25"/>
          <table:table-cell table:style-name="ce25" office:value-type="string" calcext:value-type="string">
            <text:p>varianza</text:p>
          </table:table-cell>
          <table:table-cell table:style-name="ce25" table:formula="of:= COM.MICROSOFT.VAR.S([.V49:.V53])" office:value-type="float" office:value="298636.2" calcext:value-type="float">
            <text:p>298636,2</text:p>
          </table:table-cell>
          <table:table-cell table:style-name="ce32" table:formula="of:= COM.MICROSOFT.VAR.S([.W49:.W53])" office:value-type="float" office:value="70.1162007910202" calcext:value-type="float">
            <text:p>70,116</text:p>
          </table:table-cell>
          <table:table-cell table:style-name="ce32" table:formula="of:= COM.MICROSOFT.VAR.S([.X49:.X53])" office:value-type="float" office:value="0.00105" calcext:value-type="float">
            <text:p>0,001</text:p>
          </table:table-cell>
          <table:table-cell table:style-name="ce32" table:formula="of:= COM.MICROSOFT.VAR.S([.Y49:.Y53])" office:value-type="float" office:value="4330.8" calcext:value-type="float">
            <text:p>4330,800</text:p>
          </table:table-cell>
          <table:table-cell table:style-name="ce32" table:formula="of:= COM.MICROSOFT.VAR.S([.Z49:.Z53])" office:value-type="float" office:value="0" calcext:value-type="float">
            <text:p>0,000</text:p>
          </table:table-cell>
          <table:table-cell table:style-name="ce1"/>
          <table:table-cell table:style-name="ce25"/>
          <table:table-cell table:style-name="ce25" office:value-type="string" calcext:value-type="string">
            <text:p>varianza</text:p>
          </table:table-cell>
          <table:table-cell table:style-name="ce25" table:formula="of:= COM.MICROSOFT.VAR.S([.AD49:.AD53])" office:value-type="float" office:value="2636.5" calcext:value-type="float">
            <text:p>2636,5</text:p>
          </table:table-cell>
          <table:table-cell table:style-name="ce32" table:formula="of:= COM.MICROSOFT.VAR.S([.AE49:.AE53])" office:value-type="float" office:value="0.0111889203973" calcext:value-type="float">
            <text:p>0,011</text:p>
          </table:table-cell>
          <table:table-cell table:style-name="ce32" table:formula="of:= COM.MICROSOFT.VAR.S([.AF49:.AF53])" office:value-type="float" office:value="0.01723" calcext:value-type="float">
            <text:p>0,017</text:p>
          </table:table-cell>
          <table:table-cell table:style-name="ce32" table:formula="of:= COM.MICROSOFT.VAR.S([.AG49:.AG53])" office:value-type="float" office:value="33.8" calcext:value-type="float">
            <text:p>33,800</text:p>
          </table:table-cell>
          <table:table-cell table:style-name="ce32" table:formula="of:= COM.MICROSOFT.VAR.S([.AH49:.AH53])" office:value-type="float" office:value="0" calcext:value-type="float">
            <text:p>0,000</text:p>
          </table:table-cell>
          <table:table-cell table:style-name="ce1"/>
          <table:table-cell table:style-name="ce25"/>
          <table:table-cell table:style-name="ce25" office:value-type="string" calcext:value-type="string">
            <text:p>varianza</text:p>
          </table:table-cell>
          <table:table-cell table:style-name="ce25" table:formula="of:= COM.MICROSOFT.VAR.S([.AL49:.AL53])" office:value-type="float" office:value="2067.5" calcext:value-type="float">
            <text:p>2067,5</text:p>
          </table:table-cell>
          <table:table-cell table:style-name="ce32" table:formula="of:= COM.MICROSOFT.VAR.S([.AM49:.AM53])" office:value-type="float" office:value="0.4402022073065" calcext:value-type="float">
            <text:p>0,440</text:p>
          </table:table-cell>
          <table:table-cell table:style-name="ce32" table:formula="of:= COM.MICROSOFT.VAR.S([.AN49:.AN53])" office:value-type="float" office:value="0.00463" calcext:value-type="float">
            <text:p>0,005</text:p>
          </table:table-cell>
          <table:table-cell table:style-name="ce32" table:formula="of:= COM.MICROSOFT.VAR.S([.AO49:.AO53])" office:value-type="float" office:value="24.3" calcext:value-type="float">
            <text:p>24,300</text:p>
          </table:table-cell>
          <table:table-cell table:style-name="ce32" table:formula="of:= COM.MICROSOFT.VAR.S([.AP49:.AP53])" office:value-type="float" office:value="0" calcext:value-type="float">
            <text:p>0,000</text:p>
          </table:table-cell>
          <table:table-cell table:style-name="ce1"/>
          <table:table-cell table:style-name="ce25"/>
          <table:table-cell table:style-name="ce25" office:value-type="string" calcext:value-type="string">
            <text:p>varianza</text:p>
          </table:table-cell>
          <table:table-cell table:style-name="ce25" table:formula="of:= COM.MICROSOFT.VAR.S([.AT49:.AT53])" office:value-type="float" office:value="172660.2" calcext:value-type="float">
            <text:p>172660,2</text:p>
          </table:table-cell>
          <table:table-cell table:style-name="ce32" table:formula="of:= COM.MICROSOFT.VAR.S([.AU49:.AU53])" office:value-type="float" office:value="6.15903480875352" calcext:value-type="float">
            <text:p>6,159</text:p>
          </table:table-cell>
          <table:table-cell table:style-name="ce32" table:formula="of:= COM.MICROSOFT.VAR.S([.AV49:.AV53])" office:value-type="float" office:value="0.03403" calcext:value-type="float">
            <text:p>0,034</text:p>
          </table:table-cell>
          <table:table-cell table:style-name="ce32" table:formula="of:= COM.MICROSOFT.VAR.S([.AW49:.AW53])" office:value-type="float" office:value="6117.2" calcext:value-type="float">
            <text:p>6117,200</text:p>
          </table:table-cell>
          <table:table-cell table:style-name="ce32" table:formula="of:= COM.MICROSOFT.VAR.S([.AX49:.AX53])" office:value-type="float" office:value="0.00677000000000315" calcext:value-type="float">
            <text:p>0,007</text:p>
          </table:table-cell>
          <table:table-cell table:style-name="ce1"/>
          <table:table-cell table:style-name="ce25"/>
          <table:table-cell table:style-name="ce25" office:value-type="string" calcext:value-type="string">
            <text:p>varianza</text:p>
          </table:table-cell>
          <table:table-cell table:style-name="ce25" table:formula="of:= COM.MICROSOFT.VAR.S([.BB49:.BB53])" office:value-type="float" office:value="400.3" calcext:value-type="float">
            <text:p>400,3</text:p>
          </table:table-cell>
          <table:table-cell table:style-name="ce32" table:formula="of:= COM.MICROSOFT.VAR.S([.BC49:.BC53])" office:value-type="float" office:value="0.4453913550352" calcext:value-type="float">
            <text:p>0,445</text:p>
          </table:table-cell>
          <table:table-cell table:style-name="ce32" table:formula="of:= COM.MICROSOFT.VAR.S([.BD49:.BD53])" office:value-type="float" office:value="0.00207" calcext:value-type="float">
            <text:p>0,002</text:p>
          </table:table-cell>
          <table:table-cell table:style-name="ce32" table:formula="of:= COM.MICROSOFT.VAR.S([.BE49:.BE53])" office:value-type="float" office:value="27.2" calcext:value-type="float">
            <text:p>27,200</text:p>
          </table:table-cell>
          <table:table-cell table:style-name="ce32" table:formula="of:= COM.MICROSOFT.VAR.S([.BF49:.BF53])" office:value-type="float" office:value="0.133069999999888" calcext:value-type="float">
            <text:p>0,133</text:p>
          </table:table-cell>
          <table:table-cell table:style-name="ce1"/>
          <table:table-cell table:style-name="ce25"/>
          <table:table-cell table:style-name="ce25" office:value-type="string" calcext:value-type="string">
            <text:p>varianza</text:p>
          </table:table-cell>
          <table:table-cell table:style-name="ce25" table:formula="of:= COM.MICROSOFT.VAR.S([.BJ49:.BJ53])" office:value-type="float" office:value="121.7" calcext:value-type="float">
            <text:p>121,7</text:p>
          </table:table-cell>
          <table:table-cell table:style-name="ce32" table:formula="of:= COM.MICROSOFT.VAR.S([.BK49:.BK53])" office:value-type="float" office:value="0.0070661200307" calcext:value-type="float">
            <text:p>0,007</text:p>
          </table:table-cell>
          <table:table-cell table:style-name="ce32" table:formula="of:= COM.MICROSOFT.VAR.S([.BL49:.BL53])" office:value-type="float" office:value="0.00643000000000001" calcext:value-type="float">
            <text:p>0,006</text:p>
          </table:table-cell>
          <table:table-cell table:style-name="ce32" table:formula="of:= COM.MICROSOFT.VAR.S([.BM49:.BM53])" office:value-type="float" office:value="3.7" calcext:value-type="float">
            <text:p>3,700</text:p>
          </table:table-cell>
          <table:table-cell table:style-name="ce32" table:formula="of:= COM.MICROSOFT.VAR.S([.BN49:.BN53])" office:value-type="float" office:value="0.00162" calcext:value-type="float">
            <text:p>0,002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temperatura</text:p>
          </table:table-cell>
          <table:table-cell table:style-name="ce11" table:formula="of:=[.AT76]" office:value-type="float" office:value="2345.8" calcext:value-type="float">
            <text:p>2346</text:p>
          </table:table-cell>
          <table:table-cell table:style-name="ce18" table:formula="of:=[.AU76]" office:value-type="float" office:value="12.114288800082" calcext:value-type="float">
            <text:p>12,114</text:p>
          </table:table-cell>
          <table:table-cell table:style-name="ce18" table:formula="of:=[.AV76]" office:value-type="float" office:value="0.768" calcext:value-type="float">
            <text:p>0,768</text:p>
          </table:table-cell>
          <table:table-cell table:style-name="ce18" table:formula="of:=[.AW76]" office:value-type="float" office:value="190.8" calcext:value-type="float">
            <text:p>190,800</text:p>
          </table:table-cell>
          <table:table-cell table:style-name="ce18" table:formula="of:=[.AX76]" office:value-type="float" office:value="680.718" calcext:value-type="float">
            <text:p>680,718</text:p>
          </table:table-cell>
          <table:table-cell table:style-name="ce11" table:formula="of:=[.AT77]" office:value-type="float" office:value="259369.7" calcext:value-type="float">
            <text:p>259370</text:p>
          </table:table-cell>
          <table:table-cell table:style-name="ce11" table:formula="of:=[.AT78]" office:value-type="float" office:value="509.28351632465" calcext:value-type="float">
            <text:p>509</text:p>
          </table:table-cell>
          <table:table-cell table:style-name="ce54" table:formula="of:= [.C56] * ([.D56]/100)" office:value-type="float" office:value="0.0930377379846298" calcext:value-type="float">
            <text:p>0,0930</text:p>
          </table:table-cell>
          <table:table-cell table:style-name="ce24" table:formula="of:= [.AT$79]" office:value-type="float" office:value="21.7104406311131" calcext:value-type="float">
            <text:p>21,71</text:p>
          </table:table-cell>
          <table:table-cell table:style-name="ce1"/>
          <table:table-cell table:style-name="ce25"/>
          <table:table-cell table:style-name="ce25" office:value-type="string" calcext:value-type="string">
            <text:p>des/estandar</text:p>
          </table:table-cell>
          <table:table-cell table:style-name="ce32" table:formula="of:=COM.MICROSOFT.STDEV.S([.N49:.N53])" office:value-type="float" office:value="27.6369318123413" calcext:value-type="float">
            <text:p>27,637</text:p>
          </table:table-cell>
          <table:table-cell table:style-name="ce32" table:formula="of:=COM.MICROSOFT.STDEV.S([.O49:.O53])" office:value-type="float" office:value="0.983522089200187" calcext:value-type="float">
            <text:p>0,984</text:p>
          </table:table-cell>
          <table:table-cell table:style-name="ce32" table:formula="of:=COM.MICROSOFT.STDEV.S([.P49:.P53])" office:value-type="float" office:value="0.0122474487139159" calcext:value-type="float">
            <text:p>0,012</text:p>
          </table:table-cell>
          <table:table-cell table:style-name="ce32" table:formula="of:=COM.MICROSOFT.STDEV.S([.Q49:.Q53])" office:value-type="float" office:value="3.42052627529741" calcext:value-type="float">
            <text:p>3,421</text:p>
          </table:table-cell>
          <table:table-cell table:style-name="ce32" table:formula="of:=COM.MICROSOFT.STDEV.S([.R49:.R53])" office:value-type="float" office:value="0" calcext:value-type="float">
            <text:p>0,000</text:p>
          </table:table-cell>
          <table:table-cell table:style-name="ce1"/>
          <table:table-cell table:style-name="ce25"/>
          <table:table-cell table:style-name="ce25" office:value-type="string" calcext:value-type="string">
            <text:p>des/estandar</text:p>
          </table:table-cell>
          <table:table-cell table:style-name="ce32" table:formula="of:=COM.MICROSOFT.STDEV.S([.V49:.V53])" office:value-type="float" office:value="546.476165994456" calcext:value-type="float">
            <text:p>546,476</text:p>
          </table:table-cell>
          <table:table-cell table:style-name="ce32" table:formula="of:=COM.MICROSOFT.STDEV.S([.W49:.W53])" office:value-type="float" office:value="8.37354171130832" calcext:value-type="float">
            <text:p>8,374</text:p>
          </table:table-cell>
          <table:table-cell table:style-name="ce32" table:formula="of:=COM.MICROSOFT.STDEV.S([.X49:.X53])" office:value-type="float" office:value="0.0324037034920393" calcext:value-type="float">
            <text:p>0,032</text:p>
          </table:table-cell>
          <table:table-cell table:style-name="ce32" table:formula="of:=COM.MICROSOFT.STDEV.S([.Y49:.Y53])" office:value-type="float" office:value="65.8088139993421" calcext:value-type="float">
            <text:p>65,809</text:p>
          </table:table-cell>
          <table:table-cell table:style-name="ce32" table:formula="of:=COM.MICROSOFT.STDEV.S([.Z49:.Z53])" office:value-type="float" office:value="0" calcext:value-type="float">
            <text:p>0,000</text:p>
          </table:table-cell>
          <table:table-cell table:style-name="ce1"/>
          <table:table-cell table:style-name="ce25"/>
          <table:table-cell table:style-name="ce25" office:value-type="string" calcext:value-type="string">
            <text:p>des/estandar</text:p>
          </table:table-cell>
          <table:table-cell table:style-name="ce32" table:formula="of:=COM.MICROSOFT.STDEV.S([.AD49:.AD53])" office:value-type="float" office:value="51.346859689761" calcext:value-type="float">
            <text:p>51,347</text:p>
          </table:table-cell>
          <table:table-cell table:style-name="ce32" table:formula="of:=COM.MICROSOFT.STDEV.S([.AE49:.AE53])" office:value-type="float" office:value="0.105777693287857" calcext:value-type="float">
            <text:p>0,106</text:p>
          </table:table-cell>
          <table:table-cell table:style-name="ce32" table:formula="of:=COM.MICROSOFT.STDEV.S([.AF49:.AF53])" office:value-type="float" office:value="0.131263094584883" calcext:value-type="float">
            <text:p>0,131</text:p>
          </table:table-cell>
          <table:table-cell table:style-name="ce32" table:formula="of:=COM.MICROSOFT.STDEV.S([.AG49:.AG53])" office:value-type="float" office:value="5.81377674149945" calcext:value-type="float">
            <text:p>5,814</text:p>
          </table:table-cell>
          <table:table-cell table:style-name="ce32" table:formula="of:=COM.MICROSOFT.STDEV.S([.AH49:.AH53])" office:value-type="float" office:value="0" calcext:value-type="float">
            <text:p>0,000</text:p>
          </table:table-cell>
          <table:table-cell table:style-name="ce1"/>
          <table:table-cell table:style-name="ce25"/>
          <table:table-cell table:style-name="ce25" office:value-type="string" calcext:value-type="string">
            <text:p>des/estandar</text:p>
          </table:table-cell>
          <table:table-cell table:style-name="ce32" table:formula="of:=COM.MICROSOFT.STDEV.S([.AL49:.AL53])" office:value-type="float" office:value="45.4697701775586" calcext:value-type="float">
            <text:p>45,470</text:p>
          </table:table-cell>
          <table:table-cell table:style-name="ce32" table:formula="of:=COM.MICROSOFT.STDEV.S([.AM49:.AM53])" office:value-type="float" office:value="0.663477360055714" calcext:value-type="float">
            <text:p>0,663</text:p>
          </table:table-cell>
          <table:table-cell table:style-name="ce32" table:formula="of:=COM.MICROSOFT.STDEV.S([.AN49:.AN53])" office:value-type="float" office:value="0.068044103344816" calcext:value-type="float">
            <text:p>0,068</text:p>
          </table:table-cell>
          <table:table-cell table:style-name="ce32" table:formula="of:=COM.MICROSOFT.STDEV.S([.AO49:.AO53])" office:value-type="float" office:value="4.9295030175465" calcext:value-type="float">
            <text:p>4,930</text:p>
          </table:table-cell>
          <table:table-cell table:style-name="ce32" table:formula="of:=COM.MICROSOFT.STDEV.S([.AP49:.AP53])" office:value-type="float" office:value="0" calcext:value-type="float">
            <text:p>0,000</text:p>
          </table:table-cell>
          <table:table-cell table:style-name="ce1"/>
          <table:table-cell table:style-name="ce25"/>
          <table:table-cell table:style-name="ce25" office:value-type="string" calcext:value-type="string">
            <text:p>des/estandar</text:p>
          </table:table-cell>
          <table:table-cell table:style-name="ce32" table:formula="of:=COM.MICROSOFT.STDEV.S([.AT49:.AT53])" office:value-type="float" office:value="415.524006526699" calcext:value-type="float">
            <text:p>415,524</text:p>
          </table:table-cell>
          <table:table-cell table:style-name="ce32" table:formula="of:=COM.MICROSOFT.STDEV.S([.AU49:.AU53])" office:value-type="float" office:value="2.48174027826312" calcext:value-type="float">
            <text:p>2,482</text:p>
          </table:table-cell>
          <table:table-cell table:style-name="ce32" table:formula="of:=COM.MICROSOFT.STDEV.S([.AV49:.AV53])" office:value-type="float" office:value="0.184472220130837" calcext:value-type="float">
            <text:p>0,184</text:p>
          </table:table-cell>
          <table:table-cell table:style-name="ce32" table:formula="of:=COM.MICROSOFT.STDEV.S([.AW49:.AW53])" office:value-type="float" office:value="78.2125309653127" calcext:value-type="float">
            <text:p>78,213</text:p>
          </table:table-cell>
          <table:table-cell table:style-name="ce32" table:formula="of:=COM.MICROSOFT.STDEV.S([.AX49:.AX53])" office:value-type="float" office:value="0.082280009722916" calcext:value-type="float">
            <text:p>0,082</text:p>
          </table:table-cell>
          <table:table-cell table:style-name="ce1"/>
          <table:table-cell table:style-name="ce25"/>
          <table:table-cell table:style-name="ce25" office:value-type="string" calcext:value-type="string">
            <text:p>des/estandar</text:p>
          </table:table-cell>
          <table:table-cell table:style-name="ce32" table:formula="of:=COM.MICROSOFT.STDEV.S([.BB49:.BB53])" office:value-type="float" office:value="20.0074985942771" calcext:value-type="float">
            <text:p>20,007</text:p>
          </table:table-cell>
          <table:table-cell table:style-name="ce32" table:formula="of:=COM.MICROSOFT.STDEV.S([.BC49:.BC53])" office:value-type="float" office:value="0.6673764717423" calcext:value-type="float">
            <text:p>0,667</text:p>
          </table:table-cell>
          <table:table-cell table:style-name="ce32" table:formula="of:=COM.MICROSOFT.STDEV.S([.BD49:.BD53])" office:value-type="float" office:value="0.0454972526643093" calcext:value-type="float">
            <text:p>0,045</text:p>
          </table:table-cell>
          <table:table-cell table:style-name="ce32" table:formula="of:=COM.MICROSOFT.STDEV.S([.BE49:.BE53])" office:value-type="float" office:value="5.21536192416212" calcext:value-type="float">
            <text:p>5,215</text:p>
          </table:table-cell>
          <table:table-cell table:style-name="ce32" table:formula="of:=COM.MICROSOFT.STDEV.S([.BF49:.BF53])" office:value-type="float" office:value="0.364787609438544" calcext:value-type="float">
            <text:p>0,365</text:p>
          </table:table-cell>
          <table:table-cell table:style-name="ce1"/>
          <table:table-cell table:style-name="ce25"/>
          <table:table-cell table:style-name="ce25" office:value-type="string" calcext:value-type="string">
            <text:p>des/estandar</text:p>
          </table:table-cell>
          <table:table-cell table:style-name="ce32" table:formula="of:=COM.MICROSOFT.STDEV.S([.BJ49:.BJ53])" office:value-type="float" office:value="11.0317722964173" calcext:value-type="float">
            <text:p>11,032</text:p>
          </table:table-cell>
          <table:table-cell table:style-name="ce32" table:formula="of:=COM.MICROSOFT.STDEV.S([.BK49:.BK53])" office:value-type="float" office:value="0.0840602166943436" calcext:value-type="float">
            <text:p>0,084</text:p>
          </table:table-cell>
          <table:table-cell table:style-name="ce32" table:formula="of:=COM.MICROSOFT.STDEV.S([.BL49:.BL53])" office:value-type="float" office:value="0.0801872807869179" calcext:value-type="float">
            <text:p>0,080</text:p>
          </table:table-cell>
          <table:table-cell table:style-name="ce32" table:formula="of:=COM.MICROSOFT.STDEV.S([.BM49:.BM53])" office:value-type="float" office:value="1.92353840616713" calcext:value-type="float">
            <text:p>1,924</text:p>
          </table:table-cell>
          <table:table-cell table:style-name="ce32" table:formula="of:=COM.MICROSOFT.STDEV.S([.BN49:.BN53])" office:value-type="float" office:value="0.0402492235949962" calcext:value-type="float">
            <text:p>0,040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Optimizer de ibex</text:p>
          </table:table-cell>
          <table:table-cell table:style-name="ce9" office:value-type="float" office:value="2678" calcext:value-type="float">
            <text:p>2678</text:p>
          </table:table-cell>
          <table:table-cell table:style-name="ce15" office:value-type="float" office:value="2.25434300001" calcext:value-type="float">
            <text:p>2,254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26" office:value-type="string" calcext:value-type="string">
            <text:p>[680.241287832,680.92152912]</text:p>
          </table:table-cell>
          <table:table-cell table:style-name="ce9" table:number-columns-repeated="4"/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N56] / [.N54]) * 100" office:value-type="float" office:value="28.9089244898968" calcext:value-type="float">
            <text:p>28,9089244898968</text:p>
          </table:table-cell>
          <table:table-cell table:style-name="ce1" table:formula="of:= ([.O56] / [.O54]) * 100" office:value-type="float" office:value="24.3063669585793" calcext:value-type="float">
            <text:p>24,3063669585793</text:p>
          </table:table-cell>
          <table:table-cell table:style-name="ce1" table:formula="of:= ([.P56] / [.P54]) * 100" office:value-type="float" office:value="10.2062072615966" calcext:value-type="float">
            <text:p>10,2062072615966</text:p>
          </table:table-cell>
          <table:table-cell table:style-name="ce1" table:formula="of:= ([.Q56] / [.Q54]) * 100" office:value-type="float" office:value="30.5404131722983" calcext:value-type="float">
            <text:p>30,5404131722983</text:p>
          </table:table-cell>
          <table:table-cell table:style-name="ce1" table:formula="of:= ([.R56] / [.R54]) * 100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V56] / [.V54]) * 100" office:value-type="float" office:value="34.2575329735742" calcext:value-type="float">
            <text:p>34,2575329735742</text:p>
          </table:table-cell>
          <table:table-cell table:style-name="ce1" table:formula="of:= ([.W56] / [.W54]) * 100" office:value-type="float" office:value="42.6322124106713" calcext:value-type="float">
            <text:p>42,6322124106713</text:p>
          </table:table-cell>
          <table:table-cell table:style-name="ce1" table:formula="of:= ([.X56] / [.X54]) * 100" office:value-type="float" office:value="7.90334231513154" calcext:value-type="float">
            <text:p>7,90334231513154</text:p>
          </table:table-cell>
          <table:table-cell table:style-name="ce1" table:formula="of:= ([.Y56] / [.Y54]) * 100" office:value-type="float" office:value="44.0487376166949" calcext:value-type="float">
            <text:p>44,0487376166949</text:p>
          </table:table-cell>
          <table:table-cell table:style-name="ce1" table:formula="of:= ([.Z56] / [.Z54]) * 100" office:value-type="float" office:value="-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AD56] / [.AD54]) * 100" office:value-type="float" office:value="21.4840417111971" calcext:value-type="float">
            <text:p>21,4840417111971</text:p>
          </table:table-cell>
          <table:table-cell table:style-name="ce1" table:formula="of:= ([.AE56] / [.AE54]) * 100" office:value-type="float" office:value="22.9221188508153" calcext:value-type="float">
            <text:p>22,9221188508153</text:p>
          </table:table-cell>
          <table:table-cell table:style-name="ce1" table:formula="of:= ([.AF56] / [.AF54]) * 100" office:value-type="float" office:value="5.95027627311346" calcext:value-type="float">
            <text:p>5,95027627311346</text:p>
          </table:table-cell>
          <table:table-cell table:style-name="ce1" table:formula="of:= ([.AG56] / [.AG54]) * 100" office:value-type="float" office:value="28.4989055955855" calcext:value-type="float">
            <text:p>28,4989055955855</text:p>
          </table:table-cell>
          <table:table-cell table:style-name="ce1" table:formula="of:= ([.AH56] / [.AH54]) * 100" office:value-type="float" office:value="-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AL56] / [.AL54]) * 100" office:value-type="float" office:value="9.33670845535084" calcext:value-type="float">
            <text:p>9,33670845535084</text:p>
          </table:table-cell>
          <table:table-cell table:style-name="ce1" table:formula="of:= ([.AM56] / [.AM54]) * 100" office:value-type="float" office:value="23.3954315486038" calcext:value-type="float">
            <text:p>23,3954315486038</text:p>
          </table:table-cell>
          <table:table-cell table:style-name="ce1" table:formula="of:= ([.AN56] / [.AN54]) * 100" office:value-type="float" office:value="18.5912850668896" calcext:value-type="float">
            <text:p>18,5912850668896</text:p>
          </table:table-cell>
          <table:table-cell table:style-name="ce1" table:formula="of:= ([.AO56] / [.AO54]) * 100" office:value-type="float" office:value="25.4098093687964" calcext:value-type="float">
            <text:p>25,4098093687964</text:p>
          </table:table-cell>
          <table:table-cell table:style-name="ce1" table:formula="of:= ([.AP56] / [.AP54]) * 100" office:value-type="float" office:value="-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AT56] / [.AT54]) * 100" office:value-type="float" office:value="22.5313960810486" calcext:value-type="float">
            <text:p>22,5313960810486</text:p>
          </table:table-cell>
          <table:table-cell table:style-name="ce1" table:formula="of:= ([.AU56] / [.AU54]) * 100" office:value-type="float" office:value="26.3796224922358" calcext:value-type="float">
            <text:p>26,3796224922358</text:p>
          </table:table-cell>
          <table:table-cell table:style-name="ce1" table:formula="of:= ([.AV56] / [.AV54]) * 100" office:value-type="float" office:value="29.0965646894065" calcext:value-type="float">
            <text:p>29,0965646894065</text:p>
          </table:table-cell>
          <table:table-cell table:style-name="ce1" table:formula="of:= ([.AW56] / [.AW54]) * 100" office:value-type="float" office:value="60.2561871843704" calcext:value-type="float">
            <text:p>60,2561871843704</text:p>
          </table:table-cell>
          <table:table-cell table:style-name="ce1" table:formula="of:= ([.AX56] / [.AX54]) * 100" office:value-type="float" office:value="0.0120840433843125" calcext:value-type="float">
            <text:p>0,0120840433843125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BB56] / [.BB54]) * 100" office:value-type="float" office:value="4.0781693017279" calcext:value-type="float">
            <text:p>4,0781693017279</text:p>
          </table:table-cell>
          <table:table-cell table:style-name="ce1" table:formula="of:= ([.BC56] / [.BC54]) * 100" office:value-type="float" office:value="18.0376933441997" calcext:value-type="float">
            <text:p>18,0376933441997</text:p>
          </table:table-cell>
          <table:table-cell table:style-name="ce1" table:formula="of:= ([.BD56] / [.BD54]) * 100" office:value-type="float" office:value="28.795729534373" calcext:value-type="float">
            <text:p>28,795729534373</text:p>
          </table:table-cell>
          <table:table-cell table:style-name="ce1" table:formula="of:= ([.BE56] / [.BE54]) * 100" office:value-type="float" office:value="40.7450150325166" calcext:value-type="float">
            <text:p>40,7450150325166</text:p>
          </table:table-cell>
          <table:table-cell table:style-name="ce1" table:formula="of:= ([.BF56] / [.BF54]) * 100" office:value-type="float" office:value="0.00592604424797673" calcext:value-type="float">
            <text:p>0,00592604424797673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BJ56] / [.BJ54]) * 100" office:value-type="float" office:value="8.83956113494976" calcext:value-type="float">
            <text:p>8,83956113494976</text:p>
          </table:table-cell>
          <table:table-cell table:style-name="ce1" table:formula="of:= ([.BK56] / [.BK54]) * 100" office:value-type="float" office:value="10.9309056574293" calcext:value-type="float">
            <text:p>10,9309056574293</text:p>
          </table:table-cell>
          <table:table-cell table:style-name="ce1" table:formula="of:= ([.BL56] / [.BL54]) * 100" office:value-type="float" office:value="5.46980087223178" calcext:value-type="float">
            <text:p>5,46980087223178</text:p>
          </table:table-cell>
          <table:table-cell table:style-name="ce1" table:formula="of:= ([.BM56] / [.BM54]) * 100" office:value-type="float" office:value="9.71484043518752" calcext:value-type="float">
            <text:p>9,71484043518752</text:p>
          </table:table-cell>
          <table:table-cell table:style-name="ce1" table:formula="of:= ([.BN56] / [.BN54]) * 100" office:value-type="float" office:value="143.747227124986" calcext:value-type="float">
            <text:p>143,747227124986</text:p>
          </table:table-cell>
          <table:table-cell table:number-columns-repeated="11"/>
        </table:table-row>
        <table:table-row table:style-name="ro1">
          <table:table-cell/>
          <table:table-cell table:style-name="ce1" table:number-columns-repeated="65"/>
          <table:table-cell table:number-columns-repeated="11"/>
        </table:table-row>
        <table:table-row table:style-name="ro1">
          <table:table-cell table:style-name="ce1" table:number-columns-repeated="11"/>
          <table:table-cell table:style-name="ce27" table:number-columns-repeated="2"/>
          <table:table-cell table:style-name="ce27" office:value-type="string" calcext:value-type="string">
            <text:p>number of cells</text:p>
          </table:table-cell>
          <table:table-cell table:style-name="ce27" office:value-type="string" calcext:value-type="string">
            <text:p>cpu time used(s)</text:p>
          </table:table-cell>
          <table:table-cell table:style-name="ce27" office:value-type="string" calcext:value-type="string">
            <text:p>tiempo en llamadas a Python (%)</text:p>
          </table:table-cell>
          <table:table-cell table:style-name="ce27" office:value-type="string" calcext:value-type="string">
            <text:p>wall clock time (s)</text:p>
          </table:table-cell>
          <table:table-cell table:style-name="ce27" office:value-type="string" calcext:value-type="string">
            <text:p>best bound (f*)</text:p>
          </table:table-cell>
          <table:table-cell table:style-name="ce1"/>
          <table:table-cell table:style-name="ce27" table:number-columns-repeated="2"/>
          <table:table-cell table:style-name="ce27" office:value-type="string" calcext:value-type="string">
            <text:p>number of cells</text:p>
          </table:table-cell>
          <table:table-cell table:style-name="ce27" office:value-type="string" calcext:value-type="string">
            <text:p>cpu time used(s)</text:p>
          </table:table-cell>
          <table:table-cell table:style-name="ce27" office:value-type="string" calcext:value-type="string">
            <text:p>tiempo en llamadas a Python (%)</text:p>
          </table:table-cell>
          <table:table-cell table:style-name="ce27" office:value-type="string" calcext:value-type="string">
            <text:p>wall clock time (s)</text:p>
          </table:table-cell>
          <table:table-cell table:style-name="ce27" office:value-type="string" calcext:value-type="string">
            <text:p>best bound (f*)</text:p>
          </table:table-cell>
          <table:table-cell table:style-name="ce1"/>
          <table:table-cell table:style-name="ce27" table:number-columns-repeated="2"/>
          <table:table-cell table:style-name="ce27" office:value-type="string" calcext:value-type="string">
            <text:p>number of cells</text:p>
          </table:table-cell>
          <table:table-cell table:style-name="ce27" office:value-type="string" calcext:value-type="string">
            <text:p>cpu time used(s)</text:p>
          </table:table-cell>
          <table:table-cell table:style-name="ce27" office:value-type="string" calcext:value-type="string">
            <text:p>tiempo en llamadas a Python (%)</text:p>
          </table:table-cell>
          <table:table-cell table:style-name="ce27" office:value-type="string" calcext:value-type="string">
            <text:p>wall clock time (s)</text:p>
          </table:table-cell>
          <table:table-cell table:style-name="ce27" office:value-type="string" calcext:value-type="string">
            <text:p>best bound (f*)</text:p>
          </table:table-cell>
          <table:table-cell table:style-name="ce1"/>
          <table:table-cell table:style-name="ce27" table:number-columns-repeated="2"/>
          <table:table-cell table:style-name="ce27" office:value-type="string" calcext:value-type="string">
            <text:p>number of cells</text:p>
          </table:table-cell>
          <table:table-cell table:style-name="ce27" office:value-type="string" calcext:value-type="string">
            <text:p>cpu time used(s)</text:p>
          </table:table-cell>
          <table:table-cell table:style-name="ce27" office:value-type="string" calcext:value-type="string">
            <text:p>tiempo en llamadas a Python (%)</text:p>
          </table:table-cell>
          <table:table-cell table:style-name="ce27" office:value-type="string" calcext:value-type="string">
            <text:p>wall clock time (s)</text:p>
          </table:table-cell>
          <table:table-cell table:style-name="ce27" office:value-type="string" calcext:value-type="string">
            <text:p>best bound (f*)</text:p>
          </table:table-cell>
          <table:table-cell table:style-name="ce1"/>
          <table:table-cell table:style-name="ce27" table:number-columns-repeated="2"/>
          <table:table-cell table:style-name="ce27" office:value-type="string" calcext:value-type="string">
            <text:p>number of cells</text:p>
          </table:table-cell>
          <table:table-cell table:style-name="ce27" office:value-type="string" calcext:value-type="string">
            <text:p>cpu time used(s)</text:p>
          </table:table-cell>
          <table:table-cell table:style-name="ce27" office:value-type="string" calcext:value-type="string">
            <text:p>tiempo en llamadas a Python (%)</text:p>
          </table:table-cell>
          <table:table-cell table:style-name="ce27" office:value-type="string" calcext:value-type="string">
            <text:p>wall clock time (s)</text:p>
          </table:table-cell>
          <table:table-cell table:style-name="ce27" office:value-type="string" calcext:value-type="string">
            <text:p>best bound (f*)</text:p>
          </table:table-cell>
          <table:table-cell table:style-name="ce1"/>
          <table:table-cell table:style-name="ce27" table:number-columns-repeated="2"/>
          <table:table-cell table:style-name="ce27" office:value-type="string" calcext:value-type="string">
            <text:p>number of cells</text:p>
          </table:table-cell>
          <table:table-cell table:style-name="ce27" office:value-type="string" calcext:value-type="string">
            <text:p>cpu time used(s)</text:p>
          </table:table-cell>
          <table:table-cell table:style-name="ce27" office:value-type="string" calcext:value-type="string">
            <text:p>tiempo en llamadas a Python (%)</text:p>
          </table:table-cell>
          <table:table-cell table:style-name="ce27" office:value-type="string" calcext:value-type="string">
            <text:p>wall clock time (s)</text:p>
          </table:table-cell>
          <table:table-cell table:style-name="ce27" office:value-type="string" calcext:value-type="string">
            <text:p>best bound (f*)</text:p>
          </table:table-cell>
          <table:table-cell table:style-name="ce1"/>
          <table:table-cell table:style-name="ce27" table:number-columns-repeated="2"/>
          <table:table-cell table:style-name="ce27" office:value-type="string" calcext:value-type="string">
            <text:p>number of cells</text:p>
          </table:table-cell>
          <table:table-cell table:style-name="ce27" office:value-type="string" calcext:value-type="string">
            <text:p>cpu time used(s)</text:p>
          </table:table-cell>
          <table:table-cell table:style-name="ce27" office:value-type="string" calcext:value-type="string">
            <text:p>tiempo en llamadas a Python (%)</text:p>
          </table:table-cell>
          <table:table-cell table:style-name="ce27" office:value-type="string" calcext:value-type="string">
            <text:p>wall clock time (s)</text:p>
          </table:table-cell>
          <table:table-cell table:style-name="ce27" office:value-type="string" calcext:value-type="string">
            <text:p>best bound (f*)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dualc1</text:p>
          </table:table-cell>
          <table:table-cell table:style-name="ce4" table:number-columns-repeated="9"/>
          <table:table-cell table:style-name="ce1"/>
          <table:table-cell table:style-name="ce27" office:value-type="string" calcext:value-type="string">
            <text:p>mlp_3_tanh_Sin_oversampling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4" calcext:value-type="float">
            <text:p>74</text:p>
          </table:table-cell>
          <table:table-cell table:style-name="ce39" office:value-type="float" office:value="2.74392900001" calcext:value-type="float">
            <text:p>2,74</text:p>
          </table:table-cell>
          <table:table-cell table:style-name="ce45" office:value-type="float" office:value="0.12" calcext:value-type="float">
            <text:p>0,12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2257.8" calcext:value-type="float">
            <text:p>2257,8</text:p>
          </table:table-cell>
          <table:table-cell table:style-name="ce1"/>
          <table:table-cell table:style-name="ce27" office:value-type="string" calcext:value-type="string">
            <text:p>mlp_3_tanh_Sin_oversampling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275" calcext:value-type="float">
            <text:p>1275</text:p>
          </table:table-cell>
          <table:table-cell table:style-name="ce39" office:value-type="float" office:value="14.5279120001" calcext:value-type="float">
            <text:p>14,53</text:p>
          </table:table-cell>
          <table:table-cell table:style-name="ce45" office:value-type="float" office:value="0.42" calcext:value-type="float">
            <text:p>0,42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-0.86" calcext:value-type="float">
            <text:p>-0,86</text:p>
          </table:table-cell>
          <table:table-cell table:style-name="ce1"/>
          <table:table-cell table:style-name="ce27" office:value-type="string" calcext:value-type="string">
            <text:p>mlp_3_tanh_Sin_oversampling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08" calcext:value-type="float">
            <text:p>308</text:p>
          </table:table-cell>
          <table:table-cell table:style-name="ce39" office:value-type="float" office:value="0.548935000001" calcext:value-type="float">
            <text:p>0,55</text:p>
          </table:table-cell>
          <table:table-cell table:style-name="ce45" office:value-type="float" office:value="2.57" calcext:value-type="float">
            <text:p>2,57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-17" calcext:value-type="float">
            <text:p>-17</text:p>
          </table:table-cell>
          <table:table-cell table:style-name="ce1"/>
          <table:table-cell table:style-name="ce27" office:value-type="string" calcext:value-type="string">
            <text:p>mlp_3_tanh_Sin_oversampling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89" calcext:value-type="float">
            <text:p>489</text:p>
          </table:table-cell>
          <table:table-cell table:style-name="ce39" office:value-type="float" office:value="2.33521400001" calcext:value-type="float">
            <text:p>2,34</text:p>
          </table:table-cell>
          <table:table-cell table:style-name="ce45" office:value-type="float" office:value="0.35" calcext:value-type="float">
            <text:p>0,35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-4.41" calcext:value-type="float">
            <text:p>-4,41</text:p>
          </table:table-cell>
          <table:table-cell table:style-name="ce1"/>
          <table:table-cell table:style-name="ce27" office:value-type="string" calcext:value-type="string">
            <text:p>mlp_3_tanh_Sin_oversampling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410" calcext:value-type="float">
            <text:p>1410</text:p>
          </table:table-cell>
          <table:table-cell table:style-name="ce39" office:value-type="float" office:value="6.54074300001" calcext:value-type="float">
            <text:p>6,54</text:p>
          </table:table-cell>
          <table:table-cell table:style-name="ce45" office:value-type="float" office:value="0.39" calcext:value-type="float">
            <text:p>0,39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680.78" calcext:value-type="float">
            <text:p>680,78</text:p>
          </table:table-cell>
          <table:table-cell table:style-name="ce1"/>
          <table:table-cell table:style-name="ce27" office:value-type="string" calcext:value-type="string">
            <text:p>mlp_3_tanh_Sin_oversampling</text:p>
          </table:table-cell>
          <table:table-cell table:style-name="ce27" office:value-type="float" office:value="1" calcext:value-type="float">
            <text:p>1</text:p>
          </table:table-cell>
          <table:table-cell table:style-name="ce86" office:value-type="float" office:value="470" calcext:value-type="float">
            <text:p>470</text:p>
          </table:table-cell>
          <table:table-cell table:style-name="ce39" office:value-type="float" office:value="3.51829500001" calcext:value-type="float">
            <text:p>3,52</text:p>
          </table:table-cell>
          <table:table-cell table:style-name="ce45" office:value-type="float" office:value="0.14" calcext:value-type="float">
            <text:p>0,14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6155.73" calcext:value-type="float">
            <text:p>6155,73</text:p>
          </table:table-cell>
          <table:table-cell table:style-name="ce1"/>
          <table:table-cell table:style-name="ce27" office:value-type="string" calcext:value-type="string">
            <text:p>mlp_3_tanh_Sin_oversampling</text:p>
          </table:table-cell>
          <table:table-cell table:style-name="ce27" office:value-type="float" office:value="1" calcext:value-type="float">
            <text:p>1</text:p>
          </table:table-cell>
          <table:table-cell table:style-name="ce86" office:value-type="float" office:value="144" calcext:value-type="float">
            <text:p>144</text:p>
          </table:table-cell>
          <table:table-cell table:style-name="ce39" office:value-type="float" office:value="0.841981000001" calcext:value-type="float">
            <text:p>0,84</text:p>
          </table:table-cell>
          <table:table-cell table:style-name="ce45" office:value-type="float" office:value="1.47" calcext:value-type="float">
            <text:p>1,47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table:style-name="ce4"/>
          <table:table-cell table:style-name="ce4" office:value-type="string" calcext:value-type="string">
            <text:p>number of cells</text:p>
          </table:table-cell>
          <table:table-cell table:style-name="ce4" office:value-type="string" calcext:value-type="string">
            <text:p>cpu time used(s)</text:p>
          </table:table-cell>
          <table:table-cell table:style-name="ce4" office:value-type="string" calcext:value-type="string">
            <text:p>tiempo en llamadas a Python(%)</text:p>
          </table:table-cell>
          <table:table-cell table:style-name="ce4" office:value-type="string" calcext:value-type="string">
            <text:p>wall clock time(s)</text:p>
          </table:table-cell>
          <table:table-cell table:style-name="ce4" office:value-type="string" calcext:value-type="string">
            <text:p>best bound (f*)</text:p>
          </table:table-cell>
          <table:table-cell table:style-name="ce4" office:value-type="string" calcext:value-type="string">
            <text:p>varianza</text:p>
          </table:table-cell>
          <table:table-cell table:style-name="ce4" office:value-type="string" calcext:value-type="string">
            <text:p>des/estandar</text:p>
          </table:table-cell>
          <table:table-cell table:style-name="ce4" office:value-type="string" calcext:value-type="string">
            <text:p>tiempo python(s)</text:p>
          </table:table-cell>
          <table:table-cell table:style-name="ce4" office:value-type="string" calcext:value-type="string">
            <text:p>cv</text:p>
          </table:table-cell>
          <table:table-cell table:style-name="ce1"/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201" calcext:value-type="float">
            <text:p>201</text:p>
          </table:table-cell>
          <table:table-cell table:style-name="ce39" office:value-type="float" office:value="8.34390800001" calcext:value-type="float">
            <text:p>8,34</text:p>
          </table:table-cell>
          <table:table-cell table:style-name="ce27" office:value-type="float" office:value="0.13" calcext:value-type="float">
            <text:p>0,13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257.8" calcext:value-type="float">
            <text:p>2257,8</text:p>
          </table:table-cell>
          <table:table-cell table:style-name="ce1"/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2190" calcext:value-type="float">
            <text:p>2190</text:p>
          </table:table-cell>
          <table:table-cell table:style-name="ce39" office:value-type="float" office:value="29.2690350001" calcext:value-type="float">
            <text:p>29,27</text:p>
          </table:table-cell>
          <table:table-cell table:style-name="ce27" office:value-type="float" office:value="0.43" calcext:value-type="float">
            <text:p>0,43</text:p>
          </table:table-cell>
          <table:table-cell table:style-name="ce27" office:value-type="float" office:value="227" calcext:value-type="float">
            <text:p>227</text:p>
          </table:table-cell>
          <table:table-cell table:style-name="ce27" office:value-type="float" office:value="-0.86" calcext:value-type="float">
            <text:p>-0,86</text:p>
          </table:table-cell>
          <table:table-cell table:style-name="ce1"/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203" calcext:value-type="float">
            <text:p>203</text:p>
          </table:table-cell>
          <table:table-cell table:style-name="ce39" office:value-type="float" office:value="0.458258000001" calcext:value-type="float">
            <text:p>0,46</text:p>
          </table:table-cell>
          <table:table-cell table:style-name="ce27" office:value-type="float" office:value="1.84" calcext:value-type="float">
            <text:p>1,84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-17" calcext:value-type="float">
            <text:p>-17</text:p>
          </table:table-cell>
          <table:table-cell table:style-name="ce1"/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542" calcext:value-type="float">
            <text:p>542</text:p>
          </table:table-cell>
          <table:table-cell table:style-name="ce39" office:value-type="float" office:value="3.07093800001" calcext:value-type="float">
            <text:p>3,07</text:p>
          </table:table-cell>
          <table:table-cell table:style-name="ce27" office:value-type="float" office:value="0.32" calcext:value-type="float">
            <text:p>0,32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-4.41" calcext:value-type="float">
            <text:p>-4,41</text:p>
          </table:table-cell>
          <table:table-cell table:style-name="ce1"/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2170" calcext:value-type="float">
            <text:p>2170</text:p>
          </table:table-cell>
          <table:table-cell table:style-name="ce39" office:value-type="float" office:value="12.2326260001" calcext:value-type="float">
            <text:p>12,23</text:p>
          </table:table-cell>
          <table:table-cell table:style-name="ce27" office:value-type="float" office:value="0.91" calcext:value-type="float">
            <text:p>0,91</text:p>
          </table:table-cell>
          <table:table-cell table:style-name="ce27" office:value-type="float" office:value="214" calcext:value-type="float">
            <text:p>214</text:p>
          </table:table-cell>
          <table:table-cell table:style-name="ce27" office:value-type="float" office:value="680.91" calcext:value-type="float">
            <text:p>680,91</text:p>
          </table:table-cell>
          <table:table-cell table:style-name="ce1"/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432" calcext:value-type="float">
            <text:p>432</text:p>
          </table:table-cell>
          <table:table-cell table:style-name="ce39" office:value-type="float" office:value="3.14708300001" calcext:value-type="float">
            <text:p>3,15</text:p>
          </table:table-cell>
          <table:table-cell table:style-name="ce27" office:value-type="float" office:value="0.14" calcext:value-type="float">
            <text:p>0,14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155.43" calcext:value-type="float">
            <text:p>6155,43</text:p>
          </table:table-cell>
          <table:table-cell table:style-name="ce1"/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20" calcext:value-type="float">
            <text:p>120</text:p>
          </table:table-cell>
          <table:table-cell table:style-name="ce39" office:value-type="float" office:value="0.778092000001" calcext:value-type="float">
            <text:p>0,78</text:p>
          </table:table-cell>
          <table:table-cell table:style-name="ce27" office:value-type="float" office:value="1.46" calcext:value-type="float">
            <text:p>1,46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lp_1_tanh_oversampling</text:p>
          </table:table-cell>
          <table:table-cell table:style-name="ce7" table:formula="of:=[.BB10]" office:value-type="float" office:value="474.4" calcext:value-type="float">
            <text:p>474</text:p>
          </table:table-cell>
          <table:table-cell table:style-name="ce15" table:formula="of:=[.BC10]" office:value-type="float" office:value="4.02115040001" calcext:value-type="float">
            <text:p>4,021</text:p>
          </table:table-cell>
          <table:table-cell table:style-name="ce15" table:formula="of:=[.BD10]" office:value-type="float" office:value="0.172" calcext:value-type="float">
            <text:p>0,172</text:p>
          </table:table-cell>
          <table:table-cell table:style-name="ce15" table:formula="of:=[.BE10]" office:value-type="float" office:value="14.4" calcext:value-type="float">
            <text:p>14,400</text:p>
          </table:table-cell>
          <table:table-cell table:style-name="ce15" table:formula="of:=[.BF10]" office:value-type="float" office:value="6155.852" calcext:value-type="float">
            <text:p>6155,852</text:p>
          </table:table-cell>
          <table:table-cell table:style-name="ce7" table:formula="of:=[.BB11]" office:value-type="float" office:value="534.8" calcext:value-type="float">
            <text:p>535</text:p>
          </table:table-cell>
          <table:table-cell table:style-name="ce7" table:formula="of:=[.BB12]" office:value-type="float" office:value="23.1257432312996" calcext:value-type="float">
            <text:p>23</text:p>
          </table:table-cell>
          <table:table-cell table:style-name="ce54" table:formula="of:= [.C62] * ([.D62]/100)" office:value-type="float" office:value="0.0069163786880172" calcext:value-type="float">
            <text:p>0,0069</text:p>
          </table:table-cell>
          <table:table-cell table:style-name="ce24" table:formula="of:= [.BB$13]" office:value-type="float" office:value="4.87473508248305" calcext:value-type="float">
            <text:p>4,87</text:p>
          </table:table-cell>
          <table:table-cell table:style-name="ce1"/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75" calcext:value-type="float">
            <text:p>75</text:p>
          </table:table-cell>
          <table:table-cell table:style-name="ce39" office:value-type="float" office:value="2.81387100001" calcext:value-type="float">
            <text:p>2,81</text:p>
          </table:table-cell>
          <table:table-cell table:style-name="ce27" office:value-type="float" office:value="0.12" calcext:value-type="float">
            <text:p>0,1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257.8" calcext:value-type="float">
            <text:p>2257,8</text:p>
          </table:table-cell>
          <table:table-cell table:style-name="ce1"/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2124" calcext:value-type="float">
            <text:p>2124</text:p>
          </table:table-cell>
          <table:table-cell table:style-name="ce39" office:value-type="float" office:value="29.5930770001" calcext:value-type="float">
            <text:p>29,59</text:p>
          </table:table-cell>
          <table:table-cell table:style-name="ce27" office:value-type="float" office:value="0.43" calcext:value-type="float">
            <text:p>0,43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-0.86" calcext:value-type="float">
            <text:p>-0,86</text:p>
          </table:table-cell>
          <table:table-cell table:style-name="ce1"/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207" calcext:value-type="float">
            <text:p>207</text:p>
          </table:table-cell>
          <table:table-cell table:style-name="ce39" office:value-type="float" office:value="0.493325000001" calcext:value-type="float">
            <text:p>0,49</text:p>
          </table:table-cell>
          <table:table-cell table:style-name="ce27" office:value-type="float" office:value="1.94" calcext:value-type="float">
            <text:p>1,94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-17" calcext:value-type="float">
            <text:p>-17</text:p>
          </table:table-cell>
          <table:table-cell table:style-name="ce1"/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520" calcext:value-type="float">
            <text:p>520</text:p>
          </table:table-cell>
          <table:table-cell table:style-name="ce39" office:value-type="float" office:value="3.33912100001" calcext:value-type="float">
            <text:p>3,34</text:p>
          </table:table-cell>
          <table:table-cell table:style-name="ce27" office:value-type="float" office:value="0.34" calcext:value-type="float">
            <text:p>0,34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-4.41" calcext:value-type="float">
            <text:p>-4,41</text:p>
          </table:table-cell>
          <table:table-cell table:style-name="ce1"/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1628" calcext:value-type="float">
            <text:p>1628</text:p>
          </table:table-cell>
          <table:table-cell table:style-name="ce39" office:value-type="float" office:value="8.74060700001" calcext:value-type="float">
            <text:p>8,74</text:p>
          </table:table-cell>
          <table:table-cell table:style-name="ce27" office:value-type="float" office:value="0.58" calcext:value-type="float">
            <text:p>0,58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680.73" calcext:value-type="float">
            <text:p>680,73</text:p>
          </table:table-cell>
          <table:table-cell table:style-name="ce1"/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459" calcext:value-type="float">
            <text:p>459</text:p>
          </table:table-cell>
          <table:table-cell table:style-name="ce39" office:value-type="float" office:value="3.05473300001" calcext:value-type="float">
            <text:p>3,05</text:p>
          </table:table-cell>
          <table:table-cell table:style-name="ce27" office:value-type="float" office:value="0.09" calcext:value-type="float">
            <text:p>0,0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6155.56" calcext:value-type="float">
            <text:p>6155,56</text:p>
          </table:table-cell>
          <table:table-cell table:style-name="ce1"/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121" calcext:value-type="float">
            <text:p>121</text:p>
          </table:table-cell>
          <table:table-cell table:style-name="ce39" office:value-type="float" office:value="0.702431000001" calcext:value-type="float">
            <text:p>0,70</text:p>
          </table:table-cell>
          <table:table-cell table:style-name="ce27" office:value-type="string" calcext:value-type="string">
            <text:p>1.43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lp_1_tanh_Sin_oversampling</text:p>
          </table:table-cell>
          <table:table-cell table:style-name="ce7" table:formula="of:=[.BB21]" office:value-type="float" office:value="477.2" calcext:value-type="float">
            <text:p>477</text:p>
          </table:table-cell>
          <table:table-cell table:style-name="ce15" table:formula="of:=[.BC21]" office:value-type="float" office:value="3.73056120001" calcext:value-type="float">
            <text:p>3,731</text:p>
          </table:table-cell>
          <table:table-cell table:style-name="ce15" table:formula="of:=[.BD21]" office:value-type="float" office:value="0.168" calcext:value-type="float">
            <text:p>0,168</text:p>
          </table:table-cell>
          <table:table-cell table:style-name="ce15" table:formula="of:=[.BE21]" office:value-type="float" office:value="13.4" calcext:value-type="float">
            <text:p>13,400</text:p>
          </table:table-cell>
          <table:table-cell table:style-name="ce15" table:formula="of:=[.BF21]" office:value-type="float" office:value="6155.672" calcext:value-type="float">
            <text:p>6155,672</text:p>
          </table:table-cell>
          <table:table-cell table:style-name="ce7" table:formula="of:=[.BB22]" office:value-type="float" office:value="495.2" calcext:value-type="float">
            <text:p>495</text:p>
          </table:table-cell>
          <table:table-cell table:style-name="ce7" table:formula="of:=[.BB23]" office:value-type="float" office:value="22.2530896731218" calcext:value-type="float">
            <text:p>22</text:p>
          </table:table-cell>
          <table:table-cell table:style-name="ce54" table:formula="of:= [.C63] * ([.D63]/100)" office:value-type="float" office:value="0.0062673428160168" calcext:value-type="float">
            <text:p>0,0063</text:p>
          </table:table-cell>
          <table:table-cell table:style-name="ce24" table:formula="of:= [.BB$24]" office:value-type="float" office:value="4.66326271440105" calcext:value-type="float">
            <text:p>4,66</text:p>
          </table:table-cell>
          <table:table-cell table:style-name="ce1"/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74" calcext:value-type="float">
            <text:p>74</text:p>
          </table:table-cell>
          <table:table-cell table:style-name="ce39" office:value-type="float" office:value="3.46985500001" calcext:value-type="float">
            <text:p>3,47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257.8" calcext:value-type="float">
            <text:p>2257,8</text:p>
          </table:table-cell>
          <table:table-cell table:style-name="ce1"/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2417" calcext:value-type="float">
            <text:p>2417</text:p>
          </table:table-cell>
          <table:table-cell table:style-name="ce39" office:value-type="float" office:value="32.4789550001" calcext:value-type="float">
            <text:p>32,48</text:p>
          </table:table-cell>
          <table:table-cell table:style-name="ce27" office:value-type="float" office:value="0.47" calcext:value-type="float">
            <text:p>0,47</text:p>
          </table:table-cell>
          <table:table-cell table:style-name="ce27" office:value-type="float" office:value="268" calcext:value-type="float">
            <text:p>268</text:p>
          </table:table-cell>
          <table:table-cell table:style-name="ce27" office:value-type="float" office:value="-0.86" calcext:value-type="float">
            <text:p>-0,86</text:p>
          </table:table-cell>
          <table:table-cell table:style-name="ce1"/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780" calcext:value-type="float">
            <text:p>780</text:p>
          </table:table-cell>
          <table:table-cell table:style-name="ce39" office:value-type="float" office:value="1.04696800001" calcext:value-type="float">
            <text:p>1,05</text:p>
          </table:table-cell>
          <table:table-cell table:style-name="ce27" office:value-type="float" office:value="3.68" calcext:value-type="float">
            <text:p>3,68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-17" calcext:value-type="float">
            <text:p>-17</text:p>
          </table:table-cell>
          <table:table-cell table:style-name="ce1"/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571" calcext:value-type="float">
            <text:p>571</text:p>
          </table:table-cell>
          <table:table-cell table:style-name="ce39" office:value-type="float" office:value="3.41635800001" calcext:value-type="float">
            <text:p>3,42</text:p>
          </table:table-cell>
          <table:table-cell table:style-name="ce27" office:value-type="float" office:value="0.35" calcext:value-type="float">
            <text:p>0,35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-4.41" calcext:value-type="float">
            <text:p>-4,41</text:p>
          </table:table-cell>
          <table:table-cell table:style-name="ce1"/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1721" calcext:value-type="float">
            <text:p>1721</text:p>
          </table:table-cell>
          <table:table-cell table:style-name="ce39" office:value-type="float" office:value="8.08575200001" calcext:value-type="float">
            <text:p>8,09</text:p>
          </table:table-cell>
          <table:table-cell table:style-name="ce27" office:value-type="float" office:value="0.59" calcext:value-type="float">
            <text:p>0,59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680.86" calcext:value-type="float">
            <text:p>680,86</text:p>
          </table:table-cell>
          <table:table-cell table:style-name="ce1"/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471" calcext:value-type="float">
            <text:p>471</text:p>
          </table:table-cell>
          <table:table-cell table:style-name="ce39" office:value-type="float" office:value="3.41689800001" calcext:value-type="float">
            <text:p>3,42</text:p>
          </table:table-cell>
          <table:table-cell table:style-name="ce27" office:value-type="float" office:value="0.15" calcext:value-type="float">
            <text:p>0,15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6156.08" calcext:value-type="float">
            <text:p>6156,08</text:p>
          </table:table-cell>
          <table:table-cell table:style-name="ce1"/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133" calcext:value-type="float">
            <text:p>133</text:p>
          </table:table-cell>
          <table:table-cell table:style-name="ce39" office:value-type="float" office:value="0.846718000001" calcext:value-type="float">
            <text:p>0,85</text:p>
          </table:table-cell>
          <table:table-cell table:style-name="ce27" office:value-type="float" office:value="1.45" calcext:value-type="float">
            <text:p>1,45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lp_2_tanh_oversampling</text:p>
          </table:table-cell>
          <table:table-cell table:style-name="ce7" table:formula="of:=[.BB32]" office:value-type="float" office:value="467" calcext:value-type="float">
            <text:p>467</text:p>
          </table:table-cell>
          <table:table-cell table:style-name="ce15" table:formula="of:=[.BC32]" office:value-type="float" office:value="3.44327900001" calcext:value-type="float">
            <text:p>3,443</text:p>
          </table:table-cell>
          <table:table-cell table:style-name="ce15" table:formula="of:=[.BD32]" office:value-type="float" office:value="0.148" calcext:value-type="float">
            <text:p>0,148</text:p>
          </table:table-cell>
          <table:table-cell table:style-name="ce15" table:formula="of:=[.BE32]" office:value-type="float" office:value="11" calcext:value-type="float">
            <text:p>11,000</text:p>
          </table:table-cell>
          <table:table-cell table:style-name="ce15" table:formula="of:=[.BF32]" office:value-type="float" office:value="6155.84" calcext:value-type="float">
            <text:p>6155,840</text:p>
          </table:table-cell>
          <table:table-cell table:style-name="ce7" table:formula="of:=[.BB33]" office:value-type="float" office:value="1058.5" calcext:value-type="float">
            <text:p>1059</text:p>
          </table:table-cell>
          <table:table-cell table:style-name="ce7" table:formula="of:=[.BB34]" office:value-type="float" office:value="32.5345969699949" calcext:value-type="float">
            <text:p>33</text:p>
          </table:table-cell>
          <table:table-cell table:style-name="ce54" table:formula="of:= [.C64] * ([.D64]/100)" office:value-type="float" office:value="0.0050960529200148" calcext:value-type="float">
            <text:p>0,0051</text:p>
          </table:table-cell>
          <table:table-cell table:style-name="ce24" table:formula="of:= [.BB$35]" office:value-type="float" office:value="6.96672311991326" calcext:value-type="float">
            <text:p>6,97</text:p>
          </table:table-cell>
          <table:table-cell table:style-name="ce1"/>
          <table:table-cell table:style-name="ce27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88" calcext:value-type="float">
            <text:p>88</text:p>
          </table:table-cell>
          <table:table-cell table:style-name="ce39" office:value-type="float" office:value="4.42443100001" calcext:value-type="float">
            <text:p>4,42</text:p>
          </table:table-cell>
          <table:table-cell table:style-name="ce27" office:value-type="float" office:value="0.12" calcext:value-type="float">
            <text:p>0,12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2257.8" calcext:value-type="float">
            <text:p>2257,8</text:p>
          </table:table-cell>
          <table:table-cell table:style-name="ce1"/>
          <table:table-cell table:style-name="ce27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1166" calcext:value-type="float">
            <text:p>1166</text:p>
          </table:table-cell>
          <table:table-cell table:style-name="ce39" office:value-type="float" office:value="14.2007440001" calcext:value-type="float">
            <text:p>14,20</text:p>
          </table:table-cell>
          <table:table-cell table:style-name="ce27" office:value-type="float" office:value="0.43" calcext:value-type="float">
            <text:p>0,43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-0.86" calcext:value-type="float">
            <text:p>-0,86</text:p>
          </table:table-cell>
          <table:table-cell table:style-name="ce1"/>
          <table:table-cell table:style-name="ce27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307" calcext:value-type="float">
            <text:p>307</text:p>
          </table:table-cell>
          <table:table-cell table:style-name="ce39" office:value-type="float" office:value="0.564717000001" calcext:value-type="float">
            <text:p>0,56</text:p>
          </table:table-cell>
          <table:table-cell table:style-name="ce27" office:value-type="float" office:value="2.47" calcext:value-type="float">
            <text:p>2,47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-17" calcext:value-type="float">
            <text:p>-17</text:p>
          </table:table-cell>
          <table:table-cell table:style-name="ce1"/>
          <table:table-cell table:style-name="ce27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562" calcext:value-type="float">
            <text:p>562</text:p>
          </table:table-cell>
          <table:table-cell table:style-name="ce39" office:value-type="float" office:value="3.44780900001" calcext:value-type="float">
            <text:p>3,45</text:p>
          </table:table-cell>
          <table:table-cell table:style-name="ce27" office:value-type="float" office:value="0.49" calcext:value-type="float">
            <text:p>0,49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-4.41" calcext:value-type="float">
            <text:p>-4,41</text:p>
          </table:table-cell>
          <table:table-cell table:style-name="ce1"/>
          <table:table-cell table:style-name="ce27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35" calcext:value-type="float">
            <text:p>1335</text:p>
          </table:table-cell>
          <table:table-cell table:style-name="ce39" office:value-type="float" office:value="6.33680800001" calcext:value-type="float">
            <text:p>6,34</text:p>
          </table:table-cell>
          <table:table-cell table:style-name="ce27" office:value-type="float" office:value="0.35" calcext:value-type="float">
            <text:p>0,3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680.94" calcext:value-type="float">
            <text:p>680,94</text:p>
          </table:table-cell>
          <table:table-cell table:style-name="ce1"/>
          <table:table-cell table:style-name="ce27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488" calcext:value-type="float">
            <text:p>488</text:p>
          </table:table-cell>
          <table:table-cell table:style-name="ce39" office:value-type="float" office:value="3.75070100001" calcext:value-type="float">
            <text:p>3,75</text:p>
          </table:table-cell>
          <table:table-cell table:style-name="ce27" office:value-type="float" office:value="0.13" calcext:value-type="float">
            <text:p>0,1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6156.11" calcext:value-type="float">
            <text:p>6156,11</text:p>
          </table:table-cell>
          <table:table-cell table:style-name="ce1"/>
          <table:table-cell table:style-name="ce27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143" calcext:value-type="float">
            <text:p>143</text:p>
          </table:table-cell>
          <table:table-cell table:style-name="ce39" office:value-type="float" office:value="0.906171000001" calcext:value-type="float">
            <text:p>0,91</text:p>
          </table:table-cell>
          <table:table-cell table:style-name="ce27" office:value-type="float" office:value="1.45" calcext:value-type="float">
            <text:p>1,45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lp_2_tanh_Sin_oversampling</text:p>
          </table:table-cell>
          <table:table-cell table:style-name="ce7" table:formula="of:=[.BB43]" office:value-type="float" office:value="491.6" calcext:value-type="float">
            <text:p>492</text:p>
          </table:table-cell>
          <table:table-cell table:style-name="ce15" table:formula="of:=[.BC43]" office:value-type="float" office:value="3.61746140001" calcext:value-type="float">
            <text:p>3,617</text:p>
          </table:table-cell>
          <table:table-cell table:style-name="ce15" table:formula="of:=[.BD43]" office:value-type="float" office:value="0.166" calcext:value-type="float">
            <text:p>0,166</text:p>
          </table:table-cell>
          <table:table-cell table:style-name="ce15" table:formula="of:=[.BE43]" office:value-type="float" office:value="12.8" calcext:value-type="float">
            <text:p>12,800</text:p>
          </table:table-cell>
          <table:table-cell table:style-name="ce15" table:formula="of:=[.BF43]" office:value-type="float" office:value="6155.658" calcext:value-type="float">
            <text:p>6155,658</text:p>
          </table:table-cell>
          <table:table-cell table:style-name="ce7" table:formula="of:=[.BB44]" office:value-type="float" office:value="154.3" calcext:value-type="float">
            <text:p>154</text:p>
          </table:table-cell>
          <table:table-cell table:style-name="ce7" table:formula="of:=[.BB45]" office:value-type="float" office:value="12.4217551094843" calcext:value-type="float">
            <text:p>12</text:p>
          </table:table-cell>
          <table:table-cell table:style-name="ce54" table:formula="of:= [.C65] * ([.D65]/100)" office:value-type="float" office:value="0.0060049859240166" calcext:value-type="float">
            <text:p>0,0060</text:p>
          </table:table-cell>
          <table:table-cell table:style-name="ce24" table:formula="of:= [.BB$46]" office:value-type="float" office:value="2.52680128345897" calcext:value-type="float">
            <text:p>2,53</text:p>
          </table:table-cell>
          <table:table-cell table:style-name="ce1"/>
          <table:table-cell table:style-name="ce27"/>
          <table:table-cell table:style-name="ce27" office:value-type="string" calcext:value-type="string">
            <text:p>promedio</text:p>
          </table:table-cell>
          <table:table-cell table:style-name="ce27" table:formula="of:= SUM([.N60:.N64])/5" office:value-type="float" office:value="102.4" calcext:value-type="float">
            <text:p>102,4</text:p>
          </table:table-cell>
          <table:table-cell table:style-name="ce33" table:formula="of:= SUM([.O60:.O64])/5" office:value-type="float" office:value="4.35919880001" calcext:value-type="float">
            <text:p>4,359</text:p>
          </table:table-cell>
          <table:table-cell table:style-name="ce33" table:formula="of:= SUM([.P60:.P64])/5" office:value-type="float" office:value="0.118" calcext:value-type="float">
            <text:p>0,118</text:p>
          </table:table-cell>
          <table:table-cell table:style-name="ce33" table:formula="of:= SUM([.Q60:.Q64])/5" office:value-type="float" office:value="12.2" calcext:value-type="float">
            <text:p>12,200</text:p>
          </table:table-cell>
          <table:table-cell table:style-name="ce33" table:formula="of:= SUM([.R60:.R64])/5" office:value-type="float" office:value="2257.8" calcext:value-type="float">
            <text:p>2257,800</text:p>
          </table:table-cell>
          <table:table-cell table:style-name="ce1"/>
          <table:table-cell table:style-name="ce27"/>
          <table:table-cell table:style-name="ce27" office:value-type="string" calcext:value-type="string">
            <text:p>promedio</text:p>
          </table:table-cell>
          <table:table-cell table:style-name="ce27" table:formula="of:= SUM([.V60:.V64])/5" office:value-type="float" office:value="1834.4" calcext:value-type="float">
            <text:p>1834,4</text:p>
          </table:table-cell>
          <table:table-cell table:style-name="ce33" table:formula="of:= SUM([.W60:.W64])/5" office:value-type="float" office:value="24.0139446001" calcext:value-type="float">
            <text:p>24,014</text:p>
          </table:table-cell>
          <table:table-cell table:style-name="ce33" table:formula="of:= SUM([.X60:.X64])/5" office:value-type="float" office:value="0.436" calcext:value-type="float">
            <text:p>0,436</text:p>
          </table:table-cell>
          <table:table-cell table:style-name="ce33" table:formula="of:= SUM([.Y60:.Y64])/5" office:value-type="float" office:value="189.6" calcext:value-type="float">
            <text:p>189,600</text:p>
          </table:table-cell>
          <table:table-cell table:style-name="ce33" table:formula="of:= SUM([.Z60:.Z64])/5" office:value-type="float" office:value="-0.86" calcext:value-type="float">
            <text:p>-0,860</text:p>
          </table:table-cell>
          <table:table-cell table:style-name="ce1"/>
          <table:table-cell table:style-name="ce27"/>
          <table:table-cell table:style-name="ce27" office:value-type="string" calcext:value-type="string">
            <text:p>promedio</text:p>
          </table:table-cell>
          <table:table-cell table:style-name="ce27" table:formula="of:= SUM([.AD60:.AD64])/5" office:value-type="float" office:value="361" calcext:value-type="float">
            <text:p>361</text:p>
          </table:table-cell>
          <table:table-cell table:style-name="ce33" table:formula="of:= SUM([.AE60:.AE64])/5" office:value-type="float" office:value="0.6224406000028" calcext:value-type="float">
            <text:p>0,622</text:p>
          </table:table-cell>
          <table:table-cell table:style-name="ce33" table:formula="of:= SUM([.AF60:.AF64])/5" office:value-type="float" office:value="2.5" calcext:value-type="float">
            <text:p>2,500</text:p>
          </table:table-cell>
          <table:table-cell table:style-name="ce33" table:formula="of:= SUM([.AG60:.AG64])/5" office:value-type="float" office:value="35.2" calcext:value-type="float">
            <text:p>35,200</text:p>
          </table:table-cell>
          <table:table-cell table:style-name="ce33" table:formula="of:= SUM([.AH60:.AH64])/5" office:value-type="float" office:value="-17" calcext:value-type="float">
            <text:p>-17,000</text:p>
          </table:table-cell>
          <table:table-cell table:style-name="ce1"/>
          <table:table-cell table:style-name="ce27"/>
          <table:table-cell table:style-name="ce27" office:value-type="string" calcext:value-type="string">
            <text:p>promedio</text:p>
          </table:table-cell>
          <table:table-cell table:style-name="ce27" table:formula="of:= SUM([.AL60:.AL64])/5" office:value-type="float" office:value="536.8" calcext:value-type="float">
            <text:p>536,8</text:p>
          </table:table-cell>
          <table:table-cell table:style-name="ce33" table:formula="of:= SUM([.AM60:.AM64])/5" office:value-type="float" office:value="3.12188800001" calcext:value-type="float">
            <text:p>3,122</text:p>
          </table:table-cell>
          <table:table-cell table:style-name="ce33" table:formula="of:= SUM([.AN60:.AN64])/5" office:value-type="float" office:value="0.37" calcext:value-type="float">
            <text:p>0,370</text:p>
          </table:table-cell>
          <table:table-cell table:style-name="ce33" table:formula="of:= SUM([.AO60:.AO64])/5" office:value-type="float" office:value="21.8" calcext:value-type="float">
            <text:p>21,800</text:p>
          </table:table-cell>
          <table:table-cell table:style-name="ce33" table:formula="of:= SUM([.AP60:.AP64])/5" office:value-type="float" office:value="-4.41" calcext:value-type="float">
            <text:p>-4,410</text:p>
          </table:table-cell>
          <table:table-cell table:style-name="ce1"/>
          <table:table-cell table:style-name="ce27"/>
          <table:table-cell table:style-name="ce27" office:value-type="string" calcext:value-type="string">
            <text:p>promedio</text:p>
          </table:table-cell>
          <table:table-cell table:style-name="ce27" table:formula="of:= SUM([.AT60:.AT64])/5" office:value-type="float" office:value="1652.8" calcext:value-type="float">
            <text:p>1652,8</text:p>
          </table:table-cell>
          <table:table-cell table:style-name="ce33" table:formula="of:= SUM([.AU60:.AU64])/5" office:value-type="float" office:value="8.387307200028" calcext:value-type="float">
            <text:p>8,387</text:p>
          </table:table-cell>
          <table:table-cell table:style-name="ce33" table:formula="of:= SUM([.AV60:.AV64])/5" office:value-type="float" office:value="0.564" calcext:value-type="float">
            <text:p>0,564</text:p>
          </table:table-cell>
          <table:table-cell table:style-name="ce33" table:formula="of:= SUM([.AW60:.AW64])/5" office:value-type="float" office:value="103" calcext:value-type="float">
            <text:p>103,000</text:p>
          </table:table-cell>
          <table:table-cell table:style-name="ce33" table:formula="of:= SUM([.AX60:.AX64])/5" office:value-type="float" office:value="680.844" calcext:value-type="float">
            <text:p>680,844</text:p>
          </table:table-cell>
          <table:table-cell table:style-name="ce1"/>
          <table:table-cell table:style-name="ce27"/>
          <table:table-cell table:style-name="ce27" office:value-type="string" calcext:value-type="string">
            <text:p>promedio</text:p>
          </table:table-cell>
          <table:table-cell table:style-name="ce27" table:formula="of:= SUM([.BB60:.BB64])/5" office:value-type="float" office:value="464" calcext:value-type="float">
            <text:p>464</text:p>
          </table:table-cell>
          <table:table-cell table:style-name="ce33" table:formula="of:= SUM([.BC60:.BC64])/5" office:value-type="float" office:value="3.37754200001" calcext:value-type="float">
            <text:p>3,378</text:p>
          </table:table-cell>
          <table:table-cell table:style-name="ce33" table:formula="of:= SUM([.BD60:.BD64])/5" office:value-type="float" office:value="0.13" calcext:value-type="float">
            <text:p>0,130</text:p>
          </table:table-cell>
          <table:table-cell table:style-name="ce33" table:formula="of:= SUM([.BE60:.BE64])/5" office:value-type="float" office:value="9.8" calcext:value-type="float">
            <text:p>9,800</text:p>
          </table:table-cell>
          <table:table-cell table:style-name="ce33" table:formula="of:= SUM([.BF60:.BF64])/5" office:value-type="float" office:value="6155.782" calcext:value-type="float">
            <text:p>6155,782</text:p>
          </table:table-cell>
          <table:table-cell table:style-name="ce1"/>
          <table:table-cell table:style-name="ce27"/>
          <table:table-cell table:style-name="ce27" office:value-type="string" calcext:value-type="string">
            <text:p>promedio</text:p>
          </table:table-cell>
          <table:table-cell table:style-name="ce27" table:formula="of:= SUM([.BJ60:.BJ64])/5" office:value-type="float" office:value="132.2" calcext:value-type="float">
            <text:p>132,2</text:p>
          </table:table-cell>
          <table:table-cell table:style-name="ce33" table:formula="of:= SUM([.BK60:.BK64])/5" office:value-type="float" office:value="0.815078600001" calcext:value-type="float">
            <text:p>0,815</text:p>
          </table:table-cell>
          <table:table-cell table:style-name="ce33" table:formula="of:= SUM([.BL60:.BL64])/5" office:value-type="float" office:value="1.166" calcext:value-type="float">
            <text:p>1,166</text:p>
          </table:table-cell>
          <table:table-cell table:style-name="ce33" table:formula="of:= SUM([.BM60:.BM64])/5" office:value-type="float" office:value="22" calcext:value-type="float">
            <text:p>22,000</text:p>
          </table:table-cell>
          <table:table-cell table:style-name="ce33" table:formula="of:= SUM([.BN60:.BN64])/5" office:value-type="float" office:value="0.01" calcext:value-type="float">
            <text:p>0,010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mlp_3_tanh_oversampling</text:p>
          </table:table-cell>
          <table:table-cell table:style-name="ce7" table:formula="of:=[.BB54]" office:value-type="float" office:value="490.6" calcext:value-type="float">
            <text:p>491</text:p>
          </table:table-cell>
          <table:table-cell table:style-name="ce15" table:formula="of:=[.BC54]" office:value-type="float" office:value="3.69989920001" calcext:value-type="float">
            <text:p>3,700</text:p>
          </table:table-cell>
          <table:table-cell table:style-name="ce15" table:formula="of:=[.BD54]" office:value-type="float" office:value="0.158" calcext:value-type="float">
            <text:p>0,158</text:p>
          </table:table-cell>
          <table:table-cell table:style-name="ce15" table:formula="of:=[.BE54]" office:value-type="float" office:value="12.8" calcext:value-type="float">
            <text:p>12,800</text:p>
          </table:table-cell>
          <table:table-cell table:style-name="ce15" table:formula="of:=[.BF54]" office:value-type="float" office:value="6155.668" calcext:value-type="float">
            <text:p>6155,668</text:p>
          </table:table-cell>
          <table:table-cell table:style-name="ce7" table:formula="of:=[.BB55]" office:value-type="float" office:value="400.3" calcext:value-type="float">
            <text:p>400</text:p>
          </table:table-cell>
          <table:table-cell table:style-name="ce7" table:formula="of:=[.BB56]" office:value-type="float" office:value="20.0074985942771" calcext:value-type="float">
            <text:p>20</text:p>
          </table:table-cell>
          <table:table-cell table:style-name="ce54" table:formula="of:= [.C66] * ([.D66]/100)" office:value-type="float" office:value="0.0058458407360158" calcext:value-type="float">
            <text:p>0,0058</text:p>
          </table:table-cell>
          <table:table-cell table:style-name="ce24" table:formula="of:= [.BB$57]" office:value-type="float" office:value="4.0781693017279" calcext:value-type="float">
            <text:p>4,08</text:p>
          </table:table-cell>
          <table:table-cell table:style-name="ce1"/>
          <table:table-cell table:style-name="ce27"/>
          <table:table-cell table:style-name="ce27" office:value-type="string" calcext:value-type="string">
            <text:p>varianza</text:p>
          </table:table-cell>
          <table:table-cell table:style-name="ce27" table:formula="of:= COM.MICROSOFT.VAR.S([.N60:.N64])" office:value-type="float" office:value="3073.3" calcext:value-type="float">
            <text:p>3073,3</text:p>
          </table:table-cell>
          <table:table-cell table:style-name="ce33" table:formula="of:= COM.MICROSOFT.VAR.S([.O60:.O64])" office:value-type="float" office:value="5.4175573948312" calcext:value-type="float">
            <text:p>5,418</text:p>
          </table:table-cell>
          <table:table-cell table:style-name="ce33" table:formula="of:= COM.MICROSOFT.VAR.S([.P60:.P64])" office:value-type="float" office:value="0.00012" calcext:value-type="float">
            <text:p>0,000</text:p>
          </table:table-cell>
          <table:table-cell table:style-name="ce33" table:formula="of:= COM.MICROSOFT.VAR.S([.Q60:.Q64])" office:value-type="float" office:value="56.7" calcext:value-type="float">
            <text:p>56,700</text:p>
          </table:table-cell>
          <table:table-cell table:style-name="ce33" table:formula="of:= COM.MICROSOFT.VAR.S([.R60:.R64])" office:value-type="float" office:value="0" calcext:value-type="float">
            <text:p>0,000</text:p>
          </table:table-cell>
          <table:table-cell table:style-name="ce1"/>
          <table:table-cell table:style-name="ce27"/>
          <table:table-cell table:style-name="ce27" office:value-type="string" calcext:value-type="string">
            <text:p>varianza</text:p>
          </table:table-cell>
          <table:table-cell table:style-name="ce27" table:formula="of:= COM.MICROSOFT.VAR.S([.V60:.V64])" office:value-type="float" office:value="327357.3" calcext:value-type="float">
            <text:p>327357,3</text:p>
          </table:table-cell>
          <table:table-cell table:style-name="ce33" table:formula="of:= COM.MICROSOFT.VAR.S([.W60:.W64])" office:value-type="float" office:value="79.1707037562783" calcext:value-type="float">
            <text:p>79,171</text:p>
          </table:table-cell>
          <table:table-cell table:style-name="ce33" table:formula="of:= COM.MICROSOFT.VAR.S([.X60:.X64])" office:value-type="float" office:value="0.00038" calcext:value-type="float">
            <text:p>0,000</text:p>
          </table:table-cell>
          <table:table-cell table:style-name="ce33" table:formula="of:= COM.MICROSOFT.VAR.S([.Y60:.Y64])" office:value-type="float" office:value="5285.3" calcext:value-type="float">
            <text:p>5285,300</text:p>
          </table:table-cell>
          <table:table-cell table:style-name="ce33" table:formula="of:= COM.MICROSOFT.VAR.S([.Z60:.Z64])" office:value-type="float" office:value="0" calcext:value-type="float">
            <text:p>0,000</text:p>
          </table:table-cell>
          <table:table-cell table:style-name="ce1"/>
          <table:table-cell table:style-name="ce27"/>
          <table:table-cell table:style-name="ce27" office:value-type="string" calcext:value-type="string">
            <text:p>varianza</text:p>
          </table:table-cell>
          <table:table-cell table:style-name="ce27" table:formula="of:= COM.MICROSOFT.VAR.S([.AD60:.AD64])" office:value-type="float" office:value="57491.5" calcext:value-type="float">
            <text:p>57491,5</text:p>
          </table:table-cell>
          <table:table-cell table:style-name="ce33" table:formula="of:= COM.MICROSOFT.VAR.S([.AE60:.AE64])" office:value-type="float" office:value="0.0581463412232104" calcext:value-type="float">
            <text:p>0,058</text:p>
          </table:table-cell>
          <table:table-cell table:style-name="ce33" table:formula="of:= COM.MICROSOFT.VAR.S([.AF60:.AF64])" office:value-type="float" office:value="0.53685" calcext:value-type="float">
            <text:p>0,537</text:p>
          </table:table-cell>
          <table:table-cell table:style-name="ce33" table:formula="of:= COM.MICROSOFT.VAR.S([.AG60:.AG64])" office:value-type="float" office:value="690.2" calcext:value-type="float">
            <text:p>690,200</text:p>
          </table:table-cell>
          <table:table-cell table:style-name="ce33" table:formula="of:= COM.MICROSOFT.VAR.S([.AH60:.AH64])" office:value-type="float" office:value="0" calcext:value-type="float">
            <text:p>0,000</text:p>
          </table:table-cell>
          <table:table-cell table:style-name="ce1"/>
          <table:table-cell table:style-name="ce27"/>
          <table:table-cell table:style-name="ce27" office:value-type="string" calcext:value-type="string">
            <text:p>varianza</text:p>
          </table:table-cell>
          <table:table-cell table:style-name="ce27" table:formula="of:= COM.MICROSOFT.VAR.S([.AL60:.AL64])" office:value-type="float" office:value="1099.7" calcext:value-type="float">
            <text:p>1099,7</text:p>
          </table:table-cell>
          <table:table-cell table:style-name="ce33" table:formula="of:= COM.MICROSOFT.VAR.S([.AM60:.AM64])" office:value-type="float" office:value="0.2153947850515" calcext:value-type="float">
            <text:p>0,215</text:p>
          </table:table-cell>
          <table:table-cell table:style-name="ce33" table:formula="of:= COM.MICROSOFT.VAR.S([.AN60:.AN64])" office:value-type="float" office:value="0.00465" calcext:value-type="float">
            <text:p>0,005</text:p>
          </table:table-cell>
          <table:table-cell table:style-name="ce33" table:formula="of:= COM.MICROSOFT.VAR.S([.AO60:.AO64])" office:value-type="float" office:value="33.2" calcext:value-type="float">
            <text:p>33,200</text:p>
          </table:table-cell>
          <table:table-cell table:style-name="ce33" table:formula="of:= COM.MICROSOFT.VAR.S([.AP60:.AP64])" office:value-type="float" office:value="0" calcext:value-type="float">
            <text:p>0,000</text:p>
          </table:table-cell>
          <table:table-cell table:style-name="ce1"/>
          <table:table-cell table:style-name="ce27"/>
          <table:table-cell table:style-name="ce27" office:value-type="string" calcext:value-type="string">
            <text:p>varianza</text:p>
          </table:table-cell>
          <table:table-cell table:style-name="ce27" table:formula="of:= COM.MICROSOFT.VAR.S([.AT60:.AT64])" office:value-type="float" office:value="108177.7" calcext:value-type="float">
            <text:p>108177,7</text:p>
          </table:table-cell>
          <table:table-cell table:style-name="ce33" table:formula="of:= COM.MICROSOFT.VAR.S([.AU60:.AU64])" office:value-type="float" office:value="5.65414481889374" calcext:value-type="float">
            <text:p>5,654</text:p>
          </table:table-cell>
          <table:table-cell table:style-name="ce33" table:formula="of:= COM.MICROSOFT.VAR.S([.AV60:.AV64])" office:value-type="float" office:value="0.04918" calcext:value-type="float">
            <text:p>0,049</text:p>
          </table:table-cell>
          <table:table-cell table:style-name="ce33" table:formula="of:= COM.MICROSOFT.VAR.S([.AW60:.AW64])" office:value-type="float" office:value="4569" calcext:value-type="float">
            <text:p>4569,000</text:p>
          </table:table-cell>
          <table:table-cell table:style-name="ce33" table:formula="of:= COM.MICROSOFT.VAR.S([.AX60:.AX64])" office:value-type="float" office:value="0.00773000000000151" calcext:value-type="float">
            <text:p>0,008</text:p>
          </table:table-cell>
          <table:table-cell table:style-name="ce1"/>
          <table:table-cell table:style-name="ce27"/>
          <table:table-cell table:style-name="ce27" office:value-type="string" calcext:value-type="string">
            <text:p>varianza</text:p>
          </table:table-cell>
          <table:table-cell table:style-name="ce27" table:formula="of:= COM.MICROSOFT.VAR.S([.BB60:.BB64])" office:value-type="float" office:value="427.5" calcext:value-type="float">
            <text:p>427,5</text:p>
          </table:table-cell>
          <table:table-cell table:style-name="ce33" table:formula="of:= COM.MICROSOFT.VAR.S([.BC60:.BC64])" office:value-type="float" office:value="0.079481235547" calcext:value-type="float">
            <text:p>0,079</text:p>
          </table:table-cell>
          <table:table-cell table:style-name="ce33" table:formula="of:= COM.MICROSOFT.VAR.S([.BD60:.BD64])" office:value-type="float" office:value="0.00055" calcext:value-type="float">
            <text:p>0,001</text:p>
          </table:table-cell>
          <table:table-cell table:style-name="ce33" table:formula="of:= COM.MICROSOFT.VAR.S([.BE60:.BE64])" office:value-type="float" office:value="3.2" calcext:value-type="float">
            <text:p>3,200</text:p>
          </table:table-cell>
          <table:table-cell table:style-name="ce33" table:formula="of:= COM.MICROSOFT.VAR.S([.BF60:.BF64])" office:value-type="float" office:value="0.0930699999998512" calcext:value-type="float">
            <text:p>0,093</text:p>
          </table:table-cell>
          <table:table-cell table:style-name="ce1"/>
          <table:table-cell table:style-name="ce27"/>
          <table:table-cell table:style-name="ce27" office:value-type="string" calcext:value-type="string">
            <text:p>varianza</text:p>
          </table:table-cell>
          <table:table-cell table:style-name="ce27" table:formula="of:= COM.MICROSOFT.VAR.S([.BJ60:.BJ64])" office:value-type="float" office:value="132.7" calcext:value-type="float">
            <text:p>132,7</text:p>
          </table:table-cell>
          <table:table-cell table:style-name="ce33" table:formula="of:= COM.MICROSOFT.VAR.S([.BK60:.BK64])" office:value-type="float" office:value="0.0060200266153" calcext:value-type="float">
            <text:p>0,006</text:p>
          </table:table-cell>
          <table:table-cell table:style-name="ce33" table:formula="of:= COM.MICROSOFT.VAR.S([.BL60:.BL64])" office:value-type="float" office:value="0.0000916666666666668" calcext:value-type="float">
            <text:p>0,000</text:p>
          </table:table-cell>
          <table:table-cell table:style-name="ce33" table:formula="of:= COM.MICROSOFT.VAR.S([.BM60:.BM64])" office:value-type="float" office:value="4" calcext:value-type="float">
            <text:p>4,000</text:p>
          </table:table-cell>
          <table:table-cell table:style-name="ce33" table:formula="of:= COM.MICROSOFT.VAR.S([.BN60:.BN64])" office:value-type="float" office:value="0" calcext:value-type="float">
            <text:p>0,000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mlp_3_tanh_Sin_oversampling</text:p>
          </table:table-cell>
          <table:table-cell table:style-name="ce7" table:formula="of:=[.BB65]" office:value-type="float" office:value="464" calcext:value-type="float">
            <text:p>464</text:p>
          </table:table-cell>
          <table:table-cell table:style-name="ce15" table:formula="of:=[.BC65]" office:value-type="float" office:value="3.37754200001" calcext:value-type="float">
            <text:p>3,378</text:p>
          </table:table-cell>
          <table:table-cell table:style-name="ce15" table:formula="of:=[.BD65]" office:value-type="float" office:value="0.13" calcext:value-type="float">
            <text:p>0,130</text:p>
          </table:table-cell>
          <table:table-cell table:style-name="ce15" table:formula="of:=[.BE65]" office:value-type="float" office:value="9.8" calcext:value-type="float">
            <text:p>9,800</text:p>
          </table:table-cell>
          <table:table-cell table:style-name="ce15" table:formula="of:=[.BF65]" office:value-type="float" office:value="6155.782" calcext:value-type="float">
            <text:p>6155,782</text:p>
          </table:table-cell>
          <table:table-cell table:style-name="ce7" table:formula="of:=[.BB66]" office:value-type="float" office:value="427.5" calcext:value-type="float">
            <text:p>428</text:p>
          </table:table-cell>
          <table:table-cell table:style-name="ce7" table:formula="of:=[.BB67]" office:value-type="float" office:value="20.6760731281353" calcext:value-type="float">
            <text:p>21</text:p>
          </table:table-cell>
          <table:table-cell table:style-name="ce54" table:formula="of:= [.C67] * ([.D67]/100)" office:value-type="float" office:value="0.004390804600013" calcext:value-type="float">
            <text:p>0,0044</text:p>
          </table:table-cell>
          <table:table-cell table:style-name="ce24" table:formula="of:= [.BB$68]" office:value-type="float" office:value="4.45605024313261" calcext:value-type="float">
            <text:p>4,46</text:p>
          </table:table-cell>
          <table:table-cell table:style-name="ce1"/>
          <table:table-cell table:style-name="ce27"/>
          <table:table-cell table:style-name="ce27" office:value-type="string" calcext:value-type="string">
            <text:p>des/estandar</text:p>
          </table:table-cell>
          <table:table-cell table:style-name="ce33" table:formula="of:=COM.MICROSOFT.STDEV.S([.N60:.N64])" office:value-type="float" office:value="55.4373520291148" calcext:value-type="float">
            <text:p>55,437</text:p>
          </table:table-cell>
          <table:table-cell table:style-name="ce33" table:formula="of:=COM.MICROSOFT.STDEV.S([.O60:.O64])" office:value-type="float" office:value="2.32756469186813" calcext:value-type="float">
            <text:p>2,328</text:p>
          </table:table-cell>
          <table:table-cell table:style-name="ce33" table:formula="of:=COM.MICROSOFT.STDEV.S([.P60:.P64])" office:value-type="float" office:value="0.0109544511501033" calcext:value-type="float">
            <text:p>0,011</text:p>
          </table:table-cell>
          <table:table-cell table:style-name="ce33" table:formula="of:=COM.MICROSOFT.STDEV.S([.Q60:.Q64])" office:value-type="float" office:value="7.52994023880668" calcext:value-type="float">
            <text:p>7,530</text:p>
          </table:table-cell>
          <table:table-cell table:style-name="ce33" table:formula="of:=COM.MICROSOFT.STDEV.S([.R60:.R64])" office:value-type="float" office:value="0" calcext:value-type="float">
            <text:p>0,000</text:p>
          </table:table-cell>
          <table:table-cell table:style-name="ce1"/>
          <table:table-cell table:style-name="ce27"/>
          <table:table-cell table:style-name="ce27" office:value-type="string" calcext:value-type="string">
            <text:p>des/estandar</text:p>
          </table:table-cell>
          <table:table-cell table:style-name="ce33" table:formula="of:=COM.MICROSOFT.STDEV.S([.V60:.V64])" office:value-type="float" office:value="572.151465959845" calcext:value-type="float">
            <text:p>572,151</text:p>
          </table:table-cell>
          <table:table-cell table:style-name="ce33" table:formula="of:=COM.MICROSOFT.STDEV.S([.W60:.W64])" office:value-type="float" office:value="8.89779207198495" calcext:value-type="float">
            <text:p>8,898</text:p>
          </table:table-cell>
          <table:table-cell table:style-name="ce33" table:formula="of:=COM.MICROSOFT.STDEV.S([.X60:.X64])" office:value-type="float" office:value="0.0194935886896179" calcext:value-type="float">
            <text:p>0,019</text:p>
          </table:table-cell>
          <table:table-cell table:style-name="ce33" table:formula="of:=COM.MICROSOFT.STDEV.S([.Y60:.Y64])" office:value-type="float" office:value="72.7000687757584" calcext:value-type="float">
            <text:p>72,700</text:p>
          </table:table-cell>
          <table:table-cell table:style-name="ce33" table:formula="of:=COM.MICROSOFT.STDEV.S([.Z60:.Z64])" office:value-type="float" office:value="0" calcext:value-type="float">
            <text:p>0,000</text:p>
          </table:table-cell>
          <table:table-cell table:style-name="ce1"/>
          <table:table-cell table:style-name="ce27"/>
          <table:table-cell table:style-name="ce27" office:value-type="string" calcext:value-type="string">
            <text:p>des/estandar</text:p>
          </table:table-cell>
          <table:table-cell table:style-name="ce33" table:formula="of:=COM.MICROSOFT.STDEV.S([.AD60:.AD64])" office:value-type="float" office:value="239.773851785385" calcext:value-type="float">
            <text:p>239,774</text:p>
          </table:table-cell>
          <table:table-cell table:style-name="ce33" table:formula="of:=COM.MICROSOFT.STDEV.S([.AE60:.AE64])" office:value-type="float" office:value="0.24113552459812" calcext:value-type="float">
            <text:p>0,241</text:p>
          </table:table-cell>
          <table:table-cell table:style-name="ce33" table:formula="of:=COM.MICROSOFT.STDEV.S([.AF60:.AF64])" office:value-type="float" office:value="0.732700484509189" calcext:value-type="float">
            <text:p>0,733</text:p>
          </table:table-cell>
          <table:table-cell table:style-name="ce33" table:formula="of:=COM.MICROSOFT.STDEV.S([.AG60:.AG64])" office:value-type="float" office:value="26.2716577322406" calcext:value-type="float">
            <text:p>26,272</text:p>
          </table:table-cell>
          <table:table-cell table:style-name="ce33" table:formula="of:=COM.MICROSOFT.STDEV.S([.AH60:.AH64])" office:value-type="float" office:value="0" calcext:value-type="float">
            <text:p>0,000</text:p>
          </table:table-cell>
          <table:table-cell table:style-name="ce1"/>
          <table:table-cell table:style-name="ce27"/>
          <table:table-cell table:style-name="ce27" office:value-type="string" calcext:value-type="string">
            <text:p>des/estandar</text:p>
          </table:table-cell>
          <table:table-cell table:style-name="ce33" table:formula="of:=COM.MICROSOFT.STDEV.S([.AL60:.AL64])" office:value-type="float" office:value="33.1617249249794" calcext:value-type="float">
            <text:p>33,162</text:p>
          </table:table-cell>
          <table:table-cell table:style-name="ce33" table:formula="of:=COM.MICROSOFT.STDEV.S([.AM60:.AM64])" office:value-type="float" office:value="0.464106437201101" calcext:value-type="float">
            <text:p>0,464</text:p>
          </table:table-cell>
          <table:table-cell table:style-name="ce33" table:formula="of:=COM.MICROSOFT.STDEV.S([.AN60:.AN64])" office:value-type="float" office:value="0.0681909084849293" calcext:value-type="float">
            <text:p>0,068</text:p>
          </table:table-cell>
          <table:table-cell table:style-name="ce33" table:formula="of:=COM.MICROSOFT.STDEV.S([.AO60:.AO64])" office:value-type="float" office:value="5.76194411635517" calcext:value-type="float">
            <text:p>5,762</text:p>
          </table:table-cell>
          <table:table-cell table:style-name="ce33" table:formula="of:=COM.MICROSOFT.STDEV.S([.AP60:.AP64])" office:value-type="float" office:value="0" calcext:value-type="float">
            <text:p>0,000</text:p>
          </table:table-cell>
          <table:table-cell table:style-name="ce1"/>
          <table:table-cell table:style-name="ce27"/>
          <table:table-cell table:style-name="ce27" office:value-type="string" calcext:value-type="string">
            <text:p>des/estandar</text:p>
          </table:table-cell>
          <table:table-cell table:style-name="ce33" table:formula="of:=COM.MICROSOFT.STDEV.S([.AT60:.AT64])" office:value-type="float" office:value="328.903785323307" calcext:value-type="float">
            <text:p>328,904</text:p>
          </table:table-cell>
          <table:table-cell table:style-name="ce33" table:formula="of:=COM.MICROSOFT.STDEV.S([.AU60:.AU64])" office:value-type="float" office:value="2.37784457416664" calcext:value-type="float">
            <text:p>2,378</text:p>
          </table:table-cell>
          <table:table-cell table:style-name="ce33" table:formula="of:=COM.MICROSOFT.STDEV.S([.AV60:.AV64])" office:value-type="float" office:value="0.221765642063869" calcext:value-type="float">
            <text:p>0,222</text:p>
          </table:table-cell>
          <table:table-cell table:style-name="ce33" table:formula="of:=COM.MICROSOFT.STDEV.S([.AW60:.AW64])" office:value-type="float" office:value="67.5943784644848" calcext:value-type="float">
            <text:p>67,594</text:p>
          </table:table-cell>
          <table:table-cell table:style-name="ce33" table:formula="of:=COM.MICROSOFT.STDEV.S([.AX60:.AX64])" office:value-type="float" office:value="0.0879204185613417" calcext:value-type="float">
            <text:p>0,088</text:p>
          </table:table-cell>
          <table:table-cell table:style-name="ce1"/>
          <table:table-cell table:style-name="ce27"/>
          <table:table-cell table:style-name="ce27" office:value-type="string" calcext:value-type="string">
            <text:p>des/estandar</text:p>
          </table:table-cell>
          <table:table-cell table:style-name="ce33" table:formula="of:=COM.MICROSOFT.STDEV.S([.BB60:.BB64])" office:value-type="float" office:value="20.6760731281353" calcext:value-type="float">
            <text:p>20,676</text:p>
          </table:table-cell>
          <table:table-cell table:style-name="ce33" table:formula="of:=COM.MICROSOFT.STDEV.S([.BC60:.BC64])" office:value-type="float" office:value="0.281924166305409" calcext:value-type="float">
            <text:p>0,282</text:p>
          </table:table-cell>
          <table:table-cell table:style-name="ce33" table:formula="of:=COM.MICROSOFT.STDEV.S([.BD60:.BD64])" office:value-type="float" office:value="0.0234520787991172" calcext:value-type="float">
            <text:p>0,023</text:p>
          </table:table-cell>
          <table:table-cell table:style-name="ce33" table:formula="of:=COM.MICROSOFT.STDEV.S([.BE60:.BE64])" office:value-type="float" office:value="1.78885438199983" calcext:value-type="float">
            <text:p>1,789</text:p>
          </table:table-cell>
          <table:table-cell table:style-name="ce33" table:formula="of:=COM.MICROSOFT.STDEV.S([.BF60:.BF64])" office:value-type="float" office:value="0.305073761572265" calcext:value-type="float">
            <text:p>0,305</text:p>
          </table:table-cell>
          <table:table-cell table:style-name="ce1"/>
          <table:table-cell table:style-name="ce27"/>
          <table:table-cell table:style-name="ce27" office:value-type="string" calcext:value-type="string">
            <text:p>des/estandar</text:p>
          </table:table-cell>
          <table:table-cell table:style-name="ce33" table:formula="of:=COM.MICROSOFT.STDEV.S([.BJ60:.BJ64])" office:value-type="float" office:value="11.5195486022674" calcext:value-type="float">
            <text:p>11,520</text:p>
          </table:table-cell>
          <table:table-cell table:style-name="ce33" table:formula="of:=COM.MICROSOFT.STDEV.S([.BK60:.BK64])" office:value-type="float" office:value="0.0775888304802953" calcext:value-type="float">
            <text:p>0,078</text:p>
          </table:table-cell>
          <table:table-cell table:style-name="ce33" table:formula="of:=COM.MICROSOFT.STDEV.S([.BL60:.BL64])" office:value-type="float" office:value="0.00957427107756339" calcext:value-type="float">
            <text:p>0,010</text:p>
          </table:table-cell>
          <table:table-cell table:style-name="ce33" table:formula="of:=COM.MICROSOFT.STDEV.S([.BM60:.BM64])" office:value-type="float" office:value="2" calcext:value-type="float">
            <text:p>2,000</text:p>
          </table:table-cell>
          <table:table-cell table:style-name="ce33" table:formula="of:=COM.MICROSOFT.STDEV.S([.BN60:.BN64])" office:value-type="float" office:value="0" calcext:value-type="float">
            <text:p>0,000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temperatura</text:p>
          </table:table-cell>
          <table:table-cell table:style-name="ce8" table:formula="of:=[.BB76]" office:value-type="float" office:value="459" calcext:value-type="float">
            <text:p>459</text:p>
          </table:table-cell>
          <table:table-cell table:style-name="ce18" table:formula="of:=[.BC76]" office:value-type="float" office:value="3.70664320001" calcext:value-type="float">
            <text:p>3,707</text:p>
          </table:table-cell>
          <table:table-cell table:style-name="ce18" table:formula="of:=[.BD76]" office:value-type="float" office:value="0.132" calcext:value-type="float">
            <text:p>0,132</text:p>
          </table:table-cell>
          <table:table-cell table:style-name="ce18" table:formula="of:=[.BE76]" office:value-type="float" office:value="11.4" calcext:value-type="float">
            <text:p>11,400</text:p>
          </table:table-cell>
          <table:table-cell table:style-name="ce18" table:formula="of:=[.BF76]" office:value-type="float" office:value="6155.906" calcext:value-type="float">
            <text:p>6155,906</text:p>
          </table:table-cell>
          <table:table-cell table:style-name="ce8" table:formula="of:=[.BB77]" office:value-type="float" office:value="640" calcext:value-type="float">
            <text:p>640</text:p>
          </table:table-cell>
          <table:table-cell table:style-name="ce11" table:formula="of:=[.BB78]" office:value-type="float" office:value="25.298221281347" calcext:value-type="float">
            <text:p>25</text:p>
          </table:table-cell>
          <table:table-cell table:style-name="ce54" table:formula="of:= [.C68] * ([.D68]/100)" office:value-type="float" office:value="0.0048927690240132" calcext:value-type="float">
            <text:p>0,0049</text:p>
          </table:table-cell>
          <table:table-cell table:style-name="ce24" table:formula="of:= [.BB$79]" office:value-type="float" office:value="5.5115950504024" calcext:value-type="float">
            <text:p>5,51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N67] / [.N65]) * 100" office:value-type="float" office:value="54.1380390909324" calcext:value-type="float">
            <text:p>54,1380390909324</text:p>
          </table:table-cell>
          <table:table-cell table:style-name="ce1" table:formula="of:= ([.O67] / [.O65]) * 100" office:value-type="float" office:value="53.3943231004466" calcext:value-type="float">
            <text:p>53,3943231004466</text:p>
          </table:table-cell>
          <table:table-cell table:style-name="ce1" table:formula="of:= ([.P67] / [.P65]) * 100" office:value-type="float" office:value="9.28343317805365" calcext:value-type="float">
            <text:p>9,28343317805365</text:p>
          </table:table-cell>
          <table:table-cell table:style-name="ce1" table:formula="of:= ([.Q67] / [.Q65]) * 100" office:value-type="float" office:value="61.720821629563" calcext:value-type="float">
            <text:p>61,720821629563</text:p>
          </table:table-cell>
          <table:table-cell table:style-name="ce1" table:formula="of:= ([.R67] / [.R65]) * 100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V67] / [.V65]) * 100" office:value-type="float" office:value="31.1901148037421" calcext:value-type="float">
            <text:p>31,1901148037421</text:p>
          </table:table-cell>
          <table:table-cell table:style-name="ce1" table:formula="of:= ([.W67] / [.W65]) * 100" office:value-type="float" office:value="37.0526051432129" calcext:value-type="float">
            <text:p>37,0526051432129</text:p>
          </table:table-cell>
          <table:table-cell table:style-name="ce1" table:formula="of:= ([.X67] / [.X65]) * 100" office:value-type="float" office:value="4.47100658018759" calcext:value-type="float">
            <text:p>4,47100658018759</text:p>
          </table:table-cell>
          <table:table-cell table:style-name="ce1" table:formula="of:= ([.Y67] / [.Y65]) * 100" office:value-type="float" office:value="38.3439181306743" calcext:value-type="float">
            <text:p>38,3439181306743</text:p>
          </table:table-cell>
          <table:table-cell table:style-name="ce1" table:formula="of:= ([.Z67] / [.Z65]) * 100" office:value-type="float" office:value="-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AD67] / [.AD65]) * 100" office:value-type="float" office:value="66.4193495250375" calcext:value-type="float">
            <text:p>66,4193495250375</text:p>
          </table:table-cell>
          <table:table-cell table:style-name="ce1" table:formula="of:= ([.AE67] / [.AE65]) * 100" office:value-type="float" office:value="38.7403271247144" calcext:value-type="float">
            <text:p>38,7403271247144</text:p>
          </table:table-cell>
          <table:table-cell table:style-name="ce1" table:formula="of:= ([.AF67] / [.AF65]) * 100" office:value-type="float" office:value="29.3080193803676" calcext:value-type="float">
            <text:p>29,3080193803676</text:p>
          </table:table-cell>
          <table:table-cell table:style-name="ce1" table:formula="of:= ([.AG67] / [.AG65]) * 100" office:value-type="float" office:value="74.6353912847746" calcext:value-type="float">
            <text:p>74,6353912847746</text:p>
          </table:table-cell>
          <table:table-cell table:style-name="ce1" table:formula="of:= ([.AH67] / [.AH65]) * 100" office:value-type="float" office:value="-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AL67] / [.AL65]) * 100" office:value-type="float" office:value="6.17766857767873" calcext:value-type="float">
            <text:p>6,17766857767873</text:p>
          </table:table-cell>
          <table:table-cell table:style-name="ce1" table:formula="of:= ([.AM67] / [.AM65]) * 100" office:value-type="float" office:value="14.8662103573099" calcext:value-type="float">
            <text:p>14,8662103573099</text:p>
          </table:table-cell>
          <table:table-cell table:style-name="ce1" table:formula="of:= ([.AN67] / [.AN65]) * 100" office:value-type="float" office:value="18.4299752661971" calcext:value-type="float">
            <text:p>18,4299752661971</text:p>
          </table:table-cell>
          <table:table-cell table:style-name="ce1" table:formula="of:= ([.AO67] / [.AO65]) * 100" office:value-type="float" office:value="26.4309363135558" calcext:value-type="float">
            <text:p>26,4309363135558</text:p>
          </table:table-cell>
          <table:table-cell table:style-name="ce1" table:formula="of:= ([.AP67] / [.AP65]) * 100" office:value-type="float" office:value="-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AT67] / [.AT65]) * 100" office:value-type="float" office:value="19.8997934004905" calcext:value-type="float">
            <text:p>19,8997934004905</text:p>
          </table:table-cell>
          <table:table-cell table:style-name="ce1" table:formula="of:= ([.AU67] / [.AU65]) * 100" office:value-type="float" office:value="28.3505124762654" calcext:value-type="float">
            <text:p>28,3505124762654</text:p>
          </table:table-cell>
          <table:table-cell table:style-name="ce1" table:formula="of:= ([.AV67] / [.AV65]) * 100" office:value-type="float" office:value="39.3201493021044" calcext:value-type="float">
            <text:p>39,3201493021044</text:p>
          </table:table-cell>
          <table:table-cell table:style-name="ce1" table:formula="of:= ([.AW67] / [.AW65]) * 100" office:value-type="float" office:value="65.625610159694" calcext:value-type="float">
            <text:p>65,625610159694</text:p>
          </table:table-cell>
          <table:table-cell table:style-name="ce1" table:formula="of:= ([.AX67] / [.AX65]) * 100" office:value-type="float" office:value="0.0129134454531936" calcext:value-type="float">
            <text:p>0,0129134454531936</text:p>
          </table:table-cell>
          <table:table-cell table:style-name="ce1"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BB67] / [.BB65]) * 100" office:value-type="float" office:value="4.45605024313261" calcext:value-type="float">
            <text:p>4,45605024313261</text:p>
          </table:table-cell>
          <table:table-cell table:style-name="ce1" table:formula="of:= ([.BC67] / [.BC65]) * 100" office:value-type="float" office:value="8.34702177810296" calcext:value-type="float">
            <text:p>8,34702177810296</text:p>
          </table:table-cell>
          <table:table-cell table:style-name="ce1" table:formula="of:= ([.BD67] / [.BD65]) * 100" office:value-type="float" office:value="18.0400606147055" calcext:value-type="float">
            <text:p>18,0400606147055</text:p>
          </table:table-cell>
          <table:table-cell table:style-name="ce1" table:formula="of:= ([.BE67] / [.BE65]) * 100" office:value-type="float" office:value="18.2536161428554" calcext:value-type="float">
            <text:p>18,2536161428554</text:p>
          </table:table-cell>
          <table:table-cell table:style-name="ce1" table:formula="of:= ([.BF67] / [.BF65]) * 100" office:value-type="float" office:value="0.00495588962657003" calcext:value-type="float">
            <text:p>0,00495588962657003</text:p>
          </table:table-cell>
          <table:table-cell table:style-name="ce1"/>
          <table:table-cell/>
          <table:table-cell table:style-name="ce1" office:value-type="string" calcext:value-type="string">
            <text:p>CV</text:p>
          </table:table-cell>
          <table:table-cell table:style-name="ce1" table:formula="of:= ([.BJ67] / [.BJ65]) * 100" office:value-type="float" office:value="8.71372814089819" calcext:value-type="float">
            <text:p>8,71372814089819</text:p>
          </table:table-cell>
          <table:table-cell table:style-name="ce1" table:formula="of:= ([.BK67] / [.BK65]) * 100" office:value-type="float" office:value="9.5191838529683" calcext:value-type="float">
            <text:p>9,5191838529683</text:p>
          </table:table-cell>
          <table:table-cell table:style-name="ce1" table:formula="of:= ([.BL67] / [.BL65]) * 100" office:value-type="float" office:value="0.821121018658953" calcext:value-type="float">
            <text:p>0,821121018658953</text:p>
          </table:table-cell>
          <table:table-cell table:style-name="ce1" table:formula="of:= ([.BM67] / [.BM65]) * 100" office:value-type="float" office:value="9.09090909090909" calcext:value-type="float">
            <text:p>9,09090909090909</text:p>
          </table:table-cell>
          <table:table-cell table:style-name="ce1" table:formula="of:= ([.BN67] / [.BN65]) * 1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Optimizer de ibex</text:p>
          </table:table-cell>
          <table:table-cell table:style-name="ce9" office:value-type="float" office:value="1028" calcext:value-type="float">
            <text:p>1028</text:p>
          </table:table-cell>
          <table:table-cell table:style-name="ce15" office:value-type="float" office:value="2.02364100001" calcext:value-type="float">
            <text:p>2,024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26" office:value-type="string" calcext:value-type="string">
            <text:p>[6149.41535596,6155.56477132]</text:p>
          </table:table-cell>
          <table:table-cell table:style-name="ce9" table:number-columns-repeated="4"/>
          <table:table-cell table:style-name="ce1" table:number-columns-repeated="49"/>
          <table:table-cell table:number-columns-repeated="18"/>
        </table:table-row>
        <table:table-row table:style-name="ro1">
          <table:table-cell table:number-columns-repeated="11"/>
          <table:table-cell table:style-name="ce27" table:number-columns-repeated="2"/>
          <table:table-cell table:style-name="ce27" office:value-type="string" calcext:value-type="string">
            <text:p>number of cells</text:p>
          </table:table-cell>
          <table:table-cell table:style-name="ce27" office:value-type="string" calcext:value-type="string">
            <text:p>cpu time used(s)</text:p>
          </table:table-cell>
          <table:table-cell table:style-name="ce27" office:value-type="string" calcext:value-type="string">
            <text:p>tiempo en llamadas a Python (%)</text:p>
          </table:table-cell>
          <table:table-cell table:style-name="ce27" office:value-type="string" calcext:value-type="string">
            <text:p>wall clock time (s)</text:p>
          </table:table-cell>
          <table:table-cell table:style-name="ce27" office:value-type="string" calcext:value-type="string">
            <text:p>best bound (f*)</text:p>
          </table:table-cell>
          <table:table-cell/>
          <table:table-cell table:style-name="ce27" table:number-columns-repeated="2"/>
          <table:table-cell table:style-name="ce27" office:value-type="string" calcext:value-type="string">
            <text:p>number of cells</text:p>
          </table:table-cell>
          <table:table-cell table:style-name="ce27" office:value-type="string" calcext:value-type="string">
            <text:p>cpu time used(s)</text:p>
          </table:table-cell>
          <table:table-cell table:style-name="ce27" office:value-type="string" calcext:value-type="string">
            <text:p>tiempo en llamadas a Python (%)</text:p>
          </table:table-cell>
          <table:table-cell table:style-name="ce27" office:value-type="string" calcext:value-type="string">
            <text:p>wall clock time (s)</text:p>
          </table:table-cell>
          <table:table-cell table:style-name="ce27" office:value-type="string" calcext:value-type="string">
            <text:p>best bound (f*)</text:p>
          </table:table-cell>
          <table:table-cell/>
          <table:table-cell table:style-name="ce27" table:number-columns-repeated="2"/>
          <table:table-cell table:style-name="ce27" office:value-type="string" calcext:value-type="string">
            <text:p>number of cells</text:p>
          </table:table-cell>
          <table:table-cell table:style-name="ce27" office:value-type="string" calcext:value-type="string">
            <text:p>cpu time used(s)</text:p>
          </table:table-cell>
          <table:table-cell table:style-name="ce27" office:value-type="string" calcext:value-type="string">
            <text:p>tiempo en llamadas a Python (%)</text:p>
          </table:table-cell>
          <table:table-cell table:style-name="ce27" office:value-type="string" calcext:value-type="string">
            <text:p>wall clock time (s)</text:p>
          </table:table-cell>
          <table:table-cell table:style-name="ce27" office:value-type="string" calcext:value-type="string">
            <text:p>best bound (f*)</text:p>
          </table:table-cell>
          <table:table-cell/>
          <table:table-cell table:style-name="ce27" table:number-columns-repeated="2"/>
          <table:table-cell table:style-name="ce27" office:value-type="string" calcext:value-type="string">
            <text:p>number of cells</text:p>
          </table:table-cell>
          <table:table-cell table:style-name="ce27" office:value-type="string" calcext:value-type="string">
            <text:p>cpu time used(s)</text:p>
          </table:table-cell>
          <table:table-cell table:style-name="ce27" office:value-type="string" calcext:value-type="string">
            <text:p>tiempo en llamadas a Python (%)</text:p>
          </table:table-cell>
          <table:table-cell table:style-name="ce27" office:value-type="string" calcext:value-type="string">
            <text:p>wall clock time (s)</text:p>
          </table:table-cell>
          <table:table-cell table:style-name="ce27" office:value-type="string" calcext:value-type="string">
            <text:p>best bound (f*)</text:p>
          </table:table-cell>
          <table:table-cell/>
          <table:table-cell table:style-name="ce27" table:number-columns-repeated="2"/>
          <table:table-cell table:style-name="ce27" office:value-type="string" calcext:value-type="string">
            <text:p>number of cells</text:p>
          </table:table-cell>
          <table:table-cell table:style-name="ce27" office:value-type="string" calcext:value-type="string">
            <text:p>cpu time used(s)</text:p>
          </table:table-cell>
          <table:table-cell table:style-name="ce27" office:value-type="string" calcext:value-type="string">
            <text:p>tiempo en llamadas a Python (%)</text:p>
          </table:table-cell>
          <table:table-cell table:style-name="ce27" office:value-type="string" calcext:value-type="string">
            <text:p>wall clock time (s)</text:p>
          </table:table-cell>
          <table:table-cell table:style-name="ce27" office:value-type="string" calcext:value-type="string">
            <text:p>best bound (f*)</text:p>
          </table:table-cell>
          <table:table-cell/>
          <table:table-cell table:style-name="ce27" table:number-columns-repeated="2"/>
          <table:table-cell table:style-name="ce27" office:value-type="string" calcext:value-type="string">
            <text:p>number of cells</text:p>
          </table:table-cell>
          <table:table-cell table:style-name="ce27" office:value-type="string" calcext:value-type="string">
            <text:p>cpu time used(s)</text:p>
          </table:table-cell>
          <table:table-cell table:style-name="ce27" office:value-type="string" calcext:value-type="string">
            <text:p>tiempo en llamadas a Python (%)</text:p>
          </table:table-cell>
          <table:table-cell table:style-name="ce27" office:value-type="string" calcext:value-type="string">
            <text:p>wall clock time (s)</text:p>
          </table:table-cell>
          <table:table-cell table:style-name="ce27" office:value-type="string" calcext:value-type="string">
            <text:p>best bound (f*)</text:p>
          </table:table-cell>
          <table:table-cell/>
          <table:table-cell table:style-name="ce27" table:number-columns-repeated="2"/>
          <table:table-cell table:style-name="ce27" office:value-type="string" calcext:value-type="string">
            <text:p>number of cells</text:p>
          </table:table-cell>
          <table:table-cell table:style-name="ce27" office:value-type="string" calcext:value-type="string">
            <text:p>cpu time used(s)</text:p>
          </table:table-cell>
          <table:table-cell table:style-name="ce27" office:value-type="string" calcext:value-type="string">
            <text:p>tiempo en llamadas a Python (%)</text:p>
          </table:table-cell>
          <table:table-cell table:style-name="ce27" office:value-type="string" calcext:value-type="string">
            <text:p>wall clock time (s)</text:p>
          </table:table-cell>
          <table:table-cell table:style-name="ce27" office:value-type="string" calcext:value-type="string">
            <text:p>best bound (f*)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85" office:value-type="string" calcext:value-type="string">
            <text:p>temperatura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36" calcext:value-type="float">
            <text:p>236</text:p>
          </table:table-cell>
          <table:table-cell table:style-name="ce39" office:value-type="float" office:value="8.46199600001" calcext:value-type="float">
            <text:p>8,46</text:p>
          </table:table-cell>
          <table:table-cell table:style-name="ce45" office:value-type="float" office:value="0.18" calcext:value-type="float">
            <text:p>0,18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2257.8" calcext:value-type="float">
            <text:p>2257,8</text:p>
          </table:table-cell>
          <table:table-cell/>
          <table:table-cell table:style-name="ce85" office:value-type="string" calcext:value-type="string">
            <text:p>temperatura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929" calcext:value-type="float">
            <text:p>1929</text:p>
          </table:table-cell>
          <table:table-cell table:style-name="ce39" office:value-type="float" office:value="23.1661650001" calcext:value-type="float">
            <text:p>23,17</text:p>
          </table:table-cell>
          <table:table-cell table:style-name="ce45" office:value-type="float" office:value="0.44" calcext:value-type="float">
            <text:p>0,44</text:p>
          </table:table-cell>
          <table:table-cell table:style-name="ce27" office:value-type="float" office:value="183" calcext:value-type="float">
            <text:p>183</text:p>
          </table:table-cell>
          <table:table-cell table:style-name="ce27" office:value-type="float" office:value="-0.86" calcext:value-type="float">
            <text:p>-0,86</text:p>
          </table:table-cell>
          <table:table-cell/>
          <table:table-cell table:style-name="ce85" office:value-type="string" calcext:value-type="string">
            <text:p>temperatura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53" calcext:value-type="float">
            <text:p>653</text:p>
          </table:table-cell>
          <table:table-cell table:style-name="ce39" office:value-type="float" office:value="1.07324000001" calcext:value-type="float">
            <text:p>1,07</text:p>
          </table:table-cell>
          <table:table-cell table:style-name="ce45" office:value-type="float" office:value="3.7" calcext:value-type="float">
            <text:p>3,7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-17" calcext:value-type="float">
            <text:p>-17</text:p>
          </table:table-cell>
          <table:table-cell/>
          <table:table-cell table:style-name="ce85" office:value-type="string" calcext:value-type="string">
            <text:p>temperatura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06" calcext:value-type="float">
            <text:p>506</text:p>
          </table:table-cell>
          <table:table-cell table:style-name="ce39" office:value-type="float" office:value="3.28913900001" calcext:value-type="float">
            <text:p>3,29</text:p>
          </table:table-cell>
          <table:table-cell table:style-name="ce45" office:value-type="float" office:value="0.33" calcext:value-type="float">
            <text:p>0,33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-4.41" calcext:value-type="float">
            <text:p>-4,41</text:p>
          </table:table-cell>
          <table:table-cell/>
          <table:table-cell table:style-name="ce85" office:value-type="string" calcext:value-type="string">
            <text:p>temperatura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161" calcext:value-type="float">
            <text:p>2161</text:p>
          </table:table-cell>
          <table:table-cell table:style-name="ce39" office:value-type="float" office:value="9.50966200001" calcext:value-type="float">
            <text:p>9,51</text:p>
          </table:table-cell>
          <table:table-cell table:style-name="ce45" office:value-type="float" office:value="0.6" calcext:value-type="float">
            <text:p>0,6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680.94" calcext:value-type="float">
            <text:p>680,94</text:p>
          </table:table-cell>
          <table:table-cell/>
          <table:table-cell table:style-name="ce85" office:value-type="string" calcext:value-type="string">
            <text:p>temperatura</text:p>
          </table:table-cell>
          <table:table-cell table:style-name="ce27" office:value-type="float" office:value="1" calcext:value-type="float">
            <text:p>1</text:p>
          </table:table-cell>
          <table:table-cell table:style-name="ce86" office:value-type="float" office:value="436" calcext:value-type="float">
            <text:p>436</text:p>
          </table:table-cell>
          <table:table-cell table:style-name="ce39" office:value-type="float" office:value="3.38090600001" calcext:value-type="float">
            <text:p>3,38</text:p>
          </table:table-cell>
          <table:table-cell table:style-name="ce45" office:value-type="float" office:value="0.14" calcext:value-type="float">
            <text:p>0,14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6155.57" calcext:value-type="float">
            <text:p>6155,57</text:p>
          </table:table-cell>
          <table:table-cell/>
          <table:table-cell table:style-name="ce85" office:value-type="string" calcext:value-type="string">
            <text:p>temperatura</text:p>
          </table:table-cell>
          <table:table-cell table:style-name="ce27" office:value-type="float" office:value="1" calcext:value-type="float">
            <text:p>1</text:p>
          </table:table-cell>
          <table:table-cell table:style-name="ce86" office:value-type="float" office:value="127" calcext:value-type="float">
            <text:p>127</text:p>
          </table:table-cell>
          <table:table-cell table:style-name="ce39" office:value-type="float" office:value="0.741280000001" calcext:value-type="float">
            <text:p>0,74</text:p>
          </table:table-cell>
          <table:table-cell table:style-name="ce45" office:value-type="float" office:value="1.42" calcext:value-type="float">
            <text:p>1,42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makela3</text:p>
          </table:table-cell>
          <table:table-cell table:style-name="ce4" table:number-columns-repeated="9"/>
          <table:table-cell/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91" calcext:value-type="float">
            <text:p>91</text:p>
          </table:table-cell>
          <table:table-cell table:style-name="ce39" office:value-type="float" office:value="3.18841100001" calcext:value-type="float">
            <text:p>3,19</text:p>
          </table:table-cell>
          <table:table-cell table:style-name="ce27" office:value-type="float" office:value="0.13" calcext:value-type="float">
            <text:p>0,13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2257.8" calcext:value-type="float">
            <text:p>2257,8</text:p>
          </table:table-cell>
          <table:table-cell/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2264" calcext:value-type="float">
            <text:p>2264</text:p>
          </table:table-cell>
          <table:table-cell table:style-name="ce39" office:value-type="float" office:value="30.3324350001" calcext:value-type="float">
            <text:p>30,33</text:p>
          </table:table-cell>
          <table:table-cell table:style-name="ce27" office:value-type="float" office:value="0.45" calcext:value-type="float">
            <text:p>0,45</text:p>
          </table:table-cell>
          <table:table-cell table:style-name="ce27" office:value-type="float" office:value="244" calcext:value-type="float">
            <text:p>244</text:p>
          </table:table-cell>
          <table:table-cell table:style-name="ce27" office:value-type="float" office:value="-0.86" calcext:value-type="float">
            <text:p>-0,86</text:p>
          </table:table-cell>
          <table:table-cell/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524" calcext:value-type="float">
            <text:p>524</text:p>
          </table:table-cell>
          <table:table-cell table:style-name="ce39" office:value-type="float" office:value="0.856208000001" calcext:value-type="float">
            <text:p>0,86</text:p>
          </table:table-cell>
          <table:table-cell table:style-name="ce27" office:value-type="float" office:value="2.9" calcext:value-type="float">
            <text:p>2,9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-17" calcext:value-type="float">
            <text:p>-17</text:p>
          </table:table-cell>
          <table:table-cell/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523" calcext:value-type="float">
            <text:p>523</text:p>
          </table:table-cell>
          <table:table-cell table:style-name="ce39" office:value-type="float" office:value="3.23042700001" calcext:value-type="float">
            <text:p>3,23</text:p>
          </table:table-cell>
          <table:table-cell table:style-name="ce27" office:value-type="float" office:value="0.38" calcext:value-type="float">
            <text:p>0,38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-4.41" calcext:value-type="float">
            <text:p>-4,41</text:p>
          </table:table-cell>
          <table:table-cell/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2170" calcext:value-type="float">
            <text:p>2170</text:p>
          </table:table-cell>
          <table:table-cell table:style-name="ce39" office:value-type="float" office:value="12.2326260001" calcext:value-type="float">
            <text:p>12,23</text:p>
          </table:table-cell>
          <table:table-cell table:style-name="ce27" office:value-type="float" office:value="0.91" calcext:value-type="float">
            <text:p>0,91</text:p>
          </table:table-cell>
          <table:table-cell table:style-name="ce27" office:value-type="float" office:value="214" calcext:value-type="float">
            <text:p>214</text:p>
          </table:table-cell>
          <table:table-cell table:style-name="ce27" office:value-type="float" office:value="680.91" calcext:value-type="float">
            <text:p>680,91</text:p>
          </table:table-cell>
          <table:table-cell/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482" calcext:value-type="float">
            <text:p>482</text:p>
          </table:table-cell>
          <table:table-cell table:style-name="ce39" office:value-type="float" office:value="3.88961600001" calcext:value-type="float">
            <text:p>3,89</text:p>
          </table:table-cell>
          <table:table-cell table:style-name="ce27" office:value-type="float" office:value="0.18" calcext:value-type="float">
            <text:p>0,18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6155.27" calcext:value-type="float">
            <text:p>6155,27</text:p>
          </table:table-cell>
          <table:table-cell/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5" calcext:value-type="float">
            <text:p>105</text:p>
          </table:table-cell>
          <table:table-cell table:style-name="ce39" office:value-type="float" office:value="0.587363000001" calcext:value-type="float">
            <text:p>0,59</text:p>
          </table:table-cell>
          <table:table-cell table:style-name="ce27" office:value-type="float" office:value="1.47" calcext:value-type="float">
            <text:p>1,47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table:style-name="ce4"/>
          <table:table-cell table:style-name="ce4" office:value-type="string" calcext:value-type="string">
            <text:p>number of cells</text:p>
          </table:table-cell>
          <table:table-cell table:style-name="ce4" office:value-type="string" calcext:value-type="string">
            <text:p>cpu time used(s)</text:p>
          </table:table-cell>
          <table:table-cell table:style-name="ce4" office:value-type="string" calcext:value-type="string">
            <text:p>tiempo en llamadas a Python(%)</text:p>
          </table:table-cell>
          <table:table-cell table:style-name="ce4" office:value-type="string" calcext:value-type="string">
            <text:p>wall clock time(s)</text:p>
          </table:table-cell>
          <table:table-cell table:style-name="ce4" office:value-type="string" calcext:value-type="string">
            <text:p>best bound (f*)</text:p>
          </table:table-cell>
          <table:table-cell table:style-name="ce4" office:value-type="string" calcext:value-type="string">
            <text:p>varianza</text:p>
          </table:table-cell>
          <table:table-cell table:style-name="ce4" office:value-type="string" calcext:value-type="string">
            <text:p>des/estandar</text:p>
          </table:table-cell>
          <table:table-cell table:style-name="ce4" office:value-type="string" calcext:value-type="string">
            <text:p>tiempo python(s)</text:p>
          </table:table-cell>
          <table:table-cell table:style-name="ce4" office:value-type="string" calcext:value-type="string">
            <text:p>cv</text:p>
          </table:table-cell>
          <table:table-cell/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114" calcext:value-type="float">
            <text:p>114</text:p>
          </table:table-cell>
          <table:table-cell table:style-name="ce39" office:value-type="float" office:value="4.02971600001" calcext:value-type="float">
            <text:p>4,03</text:p>
          </table:table-cell>
          <table:table-cell table:style-name="ce27" office:value-type="float" office:value="0.12" calcext:value-type="float">
            <text:p>0,12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2257.8" calcext:value-type="float">
            <text:p>2257,8</text:p>
          </table:table-cell>
          <table:table-cell/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1627" calcext:value-type="float">
            <text:p>1627</text:p>
          </table:table-cell>
          <table:table-cell table:style-name="ce39" office:value-type="float" office:value="21.1825030001" calcext:value-type="float">
            <text:p>21,18</text:p>
          </table:table-cell>
          <table:table-cell table:style-name="ce27" office:value-type="float" office:value="0.44" calcext:value-type="float">
            <text:p>0,44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-0.86" calcext:value-type="float">
            <text:p>-0,86</text:p>
          </table:table-cell>
          <table:table-cell/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706" calcext:value-type="float">
            <text:p>706</text:p>
          </table:table-cell>
          <table:table-cell table:style-name="ce39" office:value-type="float" office:value="1.11813800001" calcext:value-type="float">
            <text:p>1,12</text:p>
          </table:table-cell>
          <table:table-cell table:style-name="ce27" office:value-type="float" office:value="3.4" calcext:value-type="float">
            <text:p>3,4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-17" calcext:value-type="float">
            <text:p>-17</text:p>
          </table:table-cell>
          <table:table-cell/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490" calcext:value-type="float">
            <text:p>490</text:p>
          </table:table-cell>
          <table:table-cell table:style-name="ce39" office:value-type="float" office:value="3.11771500001" calcext:value-type="float">
            <text:p>3,12</text:p>
          </table:table-cell>
          <table:table-cell table:style-name="ce27" office:value-type="float" office:value="0.36" calcext:value-type="float">
            <text:p>0,36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-4.41" calcext:value-type="float">
            <text:p>-4,41</text:p>
          </table:table-cell>
          <table:table-cell/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2076" calcext:value-type="float">
            <text:p>2076</text:p>
          </table:table-cell>
          <table:table-cell table:style-name="ce39" office:value-type="float" office:value="11.4545210001" calcext:value-type="float">
            <text:p>11,45</text:p>
          </table:table-cell>
          <table:table-cell table:style-name="ce27" office:value-type="float" office:value="0.53" calcext:value-type="float">
            <text:p>0,53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680.8" calcext:value-type="float">
            <text:p>680,8</text:p>
          </table:table-cell>
          <table:table-cell/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490" calcext:value-type="float">
            <text:p>490</text:p>
          </table:table-cell>
          <table:table-cell table:style-name="ce39" office:value-type="float" office:value="4.14613300001" calcext:value-type="float">
            <text:p>4,15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6155.93" calcext:value-type="float">
            <text:p>6155,93</text:p>
          </table:table-cell>
          <table:table-cell/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142" calcext:value-type="float">
            <text:p>142</text:p>
          </table:table-cell>
          <table:table-cell table:style-name="ce39" office:value-type="float" office:value="0.793355000001" calcext:value-type="float">
            <text:p>0,79</text:p>
          </table:table-cell>
          <table:table-cell table:style-name="ce27" office:value-type="string" calcext:value-type="string">
            <text:p>1.39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lp_1_tanh_oversampling</text:p>
          </table:table-cell>
          <table:table-cell table:style-name="ce7" table:formula="of:=[.BJ10]" office:value-type="float" office:value="146.8" calcext:value-type="float">
            <text:p>147</text:p>
          </table:table-cell>
          <table:table-cell table:style-name="ce15" table:formula="of:=[.BK10]" office:value-type="float" office:value="0.910808400001" calcext:value-type="float">
            <text:p>0,911</text:p>
          </table:table-cell>
          <table:table-cell table:style-name="ce15" table:formula="of:=[.BL10]" office:value-type="float" office:value="1.462" calcext:value-type="float">
            <text:p>1,462</text:p>
          </table:table-cell>
          <table:table-cell table:style-name="ce15" table:formula="of:=[.BM10]" office:value-type="float" office:value="24.4" calcext:value-type="float">
            <text:p>24,400</text:p>
          </table:table-cell>
          <table:table-cell table:style-name="ce15" table:formula="of:=[.BN10]" office:value-type="float" office:value="0.01" calcext:value-type="float">
            <text:p>0,010</text:p>
          </table:table-cell>
          <table:table-cell table:style-name="ce7" table:formula="of:=[.BJ11]" office:value-type="float" office:value="194.7" calcext:value-type="float">
            <text:p>195</text:p>
          </table:table-cell>
          <table:table-cell table:style-name="ce7" table:formula="of:=[.BJ12]" office:value-type="float" office:value="13.9534941860453" calcext:value-type="float">
            <text:p>14</text:p>
          </table:table-cell>
          <table:table-cell table:style-name="ce54" table:formula="of:= [.C74] * ([.D74]/100)" office:value-type="float" office:value="0.0133160188080146" calcext:value-type="float">
            <text:p>0,0133</text:p>
          </table:table-cell>
          <table:table-cell table:style-name="ce24" table:formula="of:= [.BJ$13]" office:value-type="float" office:value="9.50510503136601" calcext:value-type="float">
            <text:p>9,51</text:p>
          </table:table-cell>
          <table:table-cell/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151" calcext:value-type="float">
            <text:p>151</text:p>
          </table:table-cell>
          <table:table-cell table:style-name="ce39" office:value-type="float" office:value="5.39582000001" calcext:value-type="float">
            <text:p>5,40</text:p>
          </table:table-cell>
          <table:table-cell table:style-name="ce27" office:value-type="float" office:value="0.21" calcext:value-type="float">
            <text:p>0,21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257.8" calcext:value-type="float">
            <text:p>2257,8</text:p>
          </table:table-cell>
          <table:table-cell/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1553" calcext:value-type="float">
            <text:p>1553</text:p>
          </table:table-cell>
          <table:table-cell table:style-name="ce39" office:value-type="float" office:value="21.3232600001" calcext:value-type="float">
            <text:p>21,32</text:p>
          </table:table-cell>
          <table:table-cell table:style-name="ce27" office:value-type="float" office:value="0.43" calcext:value-type="float">
            <text:p>0,43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-0.86" calcext:value-type="float">
            <text:p>-0,86</text:p>
          </table:table-cell>
          <table:table-cell/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780" calcext:value-type="float">
            <text:p>780</text:p>
          </table:table-cell>
          <table:table-cell table:style-name="ce39" office:value-type="float" office:value="1.04696800001" calcext:value-type="float">
            <text:p>1,05</text:p>
          </table:table-cell>
          <table:table-cell table:style-name="ce27" office:value-type="float" office:value="3.68" calcext:value-type="float">
            <text:p>3,68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-17" calcext:value-type="float">
            <text:p>-17</text:p>
          </table:table-cell>
          <table:table-cell/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476" calcext:value-type="float">
            <text:p>476</text:p>
          </table:table-cell>
          <table:table-cell table:style-name="ce39" office:value-type="float" office:value="2.85055200001" calcext:value-type="float">
            <text:p>2,85</text:p>
          </table:table-cell>
          <table:table-cell table:style-name="ce27" office:value-type="float" office:value="0.38" calcext:value-type="float">
            <text:p>0,38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-4.41" calcext:value-type="float">
            <text:p>-4,41</text:p>
          </table:table-cell>
          <table:table-cell/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2069" calcext:value-type="float">
            <text:p>2069</text:p>
          </table:table-cell>
          <table:table-cell table:style-name="ce39" office:value-type="float" office:value="11.1541210001" calcext:value-type="float">
            <text:p>11,15</text:p>
          </table:table-cell>
          <table:table-cell table:style-name="ce27" office:value-type="float" office:value="0.74" calcext:value-type="float">
            <text:p>0,74</text:p>
          </table:table-cell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680.04" calcext:value-type="float">
            <text:p>680,04</text:p>
          </table:table-cell>
          <table:table-cell/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449" calcext:value-type="float">
            <text:p>449</text:p>
          </table:table-cell>
          <table:table-cell table:style-name="ce39" office:value-type="float" office:value="3.41127000001" calcext:value-type="float">
            <text:p>3,41</text:p>
          </table:table-cell>
          <table:table-cell table:style-name="ce27" office:value-type="float" office:value="0.11" calcext:value-type="float">
            <text:p>0,1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156.42" calcext:value-type="float">
            <text:p>6156,42</text:p>
          </table:table-cell>
          <table:table-cell/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125" calcext:value-type="float">
            <text:p>125</text:p>
          </table:table-cell>
          <table:table-cell table:style-name="ce39" office:value-type="float" office:value="0.685037000001" calcext:value-type="float">
            <text:p>0,69</text:p>
          </table:table-cell>
          <table:table-cell table:style-name="ce27" office:value-type="float" office:value="1.48" calcext:value-type="float">
            <text:p>1,48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lp_1_tanh_Sin_oversampling</text:p>
          </table:table-cell>
          <table:table-cell table:style-name="ce7" table:formula="of:=[.BJ21]" office:value-type="float" office:value="123.2" calcext:value-type="float">
            <text:p>123</text:p>
          </table:table-cell>
          <table:table-cell table:style-name="ce15" table:formula="of:=[.BK21]" office:value-type="float" office:value="0.709635200001" calcext:value-type="float">
            <text:p>0,710</text:p>
          </table:table-cell>
          <table:table-cell table:style-name="ce15" table:formula="of:=[.BL21]" office:value-type="float" office:value="1.562" calcext:value-type="float">
            <text:p>1,562</text:p>
          </table:table-cell>
          <table:table-cell table:style-name="ce15" table:formula="of:=[.BM21]" office:value-type="float" office:value="19.6" calcext:value-type="float">
            <text:p>19,600</text:p>
          </table:table-cell>
          <table:table-cell table:style-name="ce15" table:formula="of:=[.BN21]" office:value-type="float" office:value="0.01" calcext:value-type="float">
            <text:p>0,010</text:p>
          </table:table-cell>
          <table:table-cell table:style-name="ce7" table:formula="of:=[.BJ22]" office:value-type="float" office:value="76.7" calcext:value-type="float">
            <text:p>77</text:p>
          </table:table-cell>
          <table:table-cell table:style-name="ce7" table:formula="of:=[.BJ23]" office:value-type="float" office:value="8.75785361832453" calcext:value-type="float">
            <text:p>9</text:p>
          </table:table-cell>
          <table:table-cell table:style-name="ce54" table:formula="of:= [.C75] * ([.D75]/100)" office:value-type="float" office:value="0.0110845018240156" calcext:value-type="float">
            <text:p>0,0111</text:p>
          </table:table-cell>
          <table:table-cell table:style-name="ce24" table:formula="of:= [.BJ$24]" office:value-type="float" office:value="7.10864741747121" calcext:value-type="float">
            <text:p>7,11</text:p>
          </table:table-cell>
          <table:table-cell/>
          <table:table-cell table:style-name="ce27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8" calcext:value-type="float">
            <text:p>108</text:p>
          </table:table-cell>
          <table:table-cell table:style-name="ce39" office:value-type="float" office:value="4.48636600001" calcext:value-type="float">
            <text:p>4,49</text:p>
          </table:table-cell>
          <table:table-cell table:style-name="ce27" office:value-type="float" office:value="0.14" calcext:value-type="float">
            <text:p>0,1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2257.8" calcext:value-type="float">
            <text:p>2257,8</text:p>
          </table:table-cell>
          <table:table-cell/>
          <table:table-cell table:style-name="ce27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1249" calcext:value-type="float">
            <text:p>1249</text:p>
          </table:table-cell>
          <table:table-cell table:style-name="ce39" office:value-type="float" office:value="16.9082570001" calcext:value-type="float">
            <text:p>16,91</text:p>
          </table:table-cell>
          <table:table-cell table:style-name="ce27" office:value-type="float" office:value="0.42" calcext:value-type="float">
            <text:p>0,42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-0.86" calcext:value-type="float">
            <text:p>-0,86</text:p>
          </table:table-cell>
          <table:table-cell/>
          <table:table-cell table:style-name="ce27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743" calcext:value-type="float">
            <text:p>743</text:p>
          </table:table-cell>
          <table:table-cell table:style-name="ce39" office:value-type="float" office:value="1.19230400001" calcext:value-type="float">
            <text:p>1,19</text:p>
          </table:table-cell>
          <table:table-cell table:style-name="ce27" office:value-type="float" office:value="3.59" calcext:value-type="float">
            <text:p>3,59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-17" calcext:value-type="float">
            <text:p>-17</text:p>
          </table:table-cell>
          <table:table-cell/>
          <table:table-cell table:style-name="ce27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450" calcext:value-type="float">
            <text:p>450</text:p>
          </table:table-cell>
          <table:table-cell table:style-name="ce39" office:value-type="float" office:value="3.14451500001" calcext:value-type="float">
            <text:p>3,14</text:p>
          </table:table-cell>
          <table:table-cell table:style-name="ce27" office:value-type="float" office:value="0.32" calcext:value-type="float">
            <text:p>0,32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-4.41" calcext:value-type="float">
            <text:p>-4,41</text:p>
          </table:table-cell>
          <table:table-cell/>
          <table:table-cell table:style-name="ce27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3253" calcext:value-type="float">
            <text:p>3253</text:p>
          </table:table-cell>
          <table:table-cell table:style-name="ce39" office:value-type="float" office:value="16.2205140001" calcext:value-type="float">
            <text:p>16,22</text:p>
          </table:table-cell>
          <table:table-cell table:style-name="ce27" office:value-type="float" office:value="1.06" calcext:value-type="float">
            <text:p>1,06</text:p>
          </table:table-cell>
          <table:table-cell table:style-name="ce27" office:value-type="float" office:value="337" calcext:value-type="float">
            <text:p>337</text:p>
          </table:table-cell>
          <table:table-cell table:style-name="ce27" office:value-type="float" office:value="680.9" calcext:value-type="float">
            <text:p>680,9</text:p>
          </table:table-cell>
          <table:table-cell/>
          <table:table-cell table:style-name="ce27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438" calcext:value-type="float">
            <text:p>438</text:p>
          </table:table-cell>
          <table:table-cell table:style-name="ce39" office:value-type="float" office:value="3.70529100001" calcext:value-type="float">
            <text:p>3,71</text:p>
          </table:table-cell>
          <table:table-cell table:style-name="ce27" office:value-type="float" office:value="0.13" calcext:value-type="float">
            <text:p>0,1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6156.34" calcext:value-type="float">
            <text:p>6156,34</text:p>
          </table:table-cell>
          <table:table-cell/>
          <table:table-cell table:style-name="ce27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126" calcext:value-type="float">
            <text:p>126</text:p>
          </table:table-cell>
          <table:table-cell table:style-name="ce39" office:value-type="float" office:value="0.675154000001" calcext:value-type="float">
            <text:p>0,68</text:p>
          </table:table-cell>
          <table:table-cell table:style-name="ce27" office:value-type="float" office:value="1.49" calcext:value-type="float">
            <text:p>1,49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lp_2_tanh_oversampling</text:p>
          </table:table-cell>
          <table:table-cell table:style-name="ce7" table:formula="of:=[.BJ32]" office:value-type="float" office:value="119.8" calcext:value-type="float">
            <text:p>120</text:p>
          </table:table-cell>
          <table:table-cell table:style-name="ce15" table:formula="of:=[.BK32]" office:value-type="float" office:value="0.770521800001" calcext:value-type="float">
            <text:p>0,771</text:p>
          </table:table-cell>
          <table:table-cell table:style-name="ce15" table:formula="of:=[.BL32]" office:value-type="float" office:value="1.396" calcext:value-type="float">
            <text:p>1,396</text:p>
          </table:table-cell>
          <table:table-cell table:style-name="ce15" table:formula="of:=[.BM32]" office:value-type="float" office:value="19.8" calcext:value-type="float">
            <text:p>19,800</text:p>
          </table:table-cell>
          <table:table-cell table:style-name="ce15" table:formula="of:=[.BN32]" office:value-type="float" office:value="0.01" calcext:value-type="float">
            <text:p>0,010</text:p>
          </table:table-cell>
          <table:table-cell table:style-name="ce7" table:formula="of:=[.BJ33]" office:value-type="float" office:value="48.7" calcext:value-type="float">
            <text:p>49</text:p>
          </table:table-cell>
          <table:table-cell table:style-name="ce7" table:formula="of:=[.BJ34]" office:value-type="float" office:value="6.97853852894716" calcext:value-type="float">
            <text:p>7</text:p>
          </table:table-cell>
          <table:table-cell table:style-name="ce54" table:formula="of:= [.C76] * ([.D76]/100)" office:value-type="float" office:value="0.010756484328014" calcext:value-type="float">
            <text:p>0,0108</text:p>
          </table:table-cell>
          <table:table-cell table:style-name="ce24" table:formula="of:= [.BJ$35]" office:value-type="float" office:value="5.82515736973886" calcext:value-type="float">
            <text:p>5,83</text:p>
          </table:table-cell>
          <table:table-cell/>
          <table:table-cell table:style-name="ce27"/>
          <table:table-cell table:style-name="ce27" office:value-type="string" calcext:value-type="string">
            <text:p>promedio</text:p>
          </table:table-cell>
          <table:table-cell table:style-name="ce27" table:formula="of:= SUM([.N71:.N75])/5" office:value-type="float" office:value="140" calcext:value-type="float">
            <text:p>140</text:p>
          </table:table-cell>
          <table:table-cell table:style-name="ce33" table:formula="of:= SUM([.O71:.O75])/5" office:value-type="float" office:value="5.11246180001" calcext:value-type="float">
            <text:p>5,112</text:p>
          </table:table-cell>
          <table:table-cell table:style-name="ce33" table:formula="of:= SUM([.P71:.P75])/5" office:value-type="float" office:value="0.156" calcext:value-type="float">
            <text:p>0,156</text:p>
          </table:table-cell>
          <table:table-cell table:style-name="ce33" table:formula="of:= SUM([.Q71:.Q75])/5" office:value-type="float" office:value="17.8" calcext:value-type="float">
            <text:p>17,800</text:p>
          </table:table-cell>
          <table:table-cell table:style-name="ce33" table:formula="of:= SUM([.R71:.R75])/5" office:value-type="float" office:value="2257.8" calcext:value-type="float">
            <text:p>2257,800</text:p>
          </table:table-cell>
          <table:table-cell/>
          <table:table-cell table:style-name="ce27"/>
          <table:table-cell table:style-name="ce27" office:value-type="string" calcext:value-type="string">
            <text:p>promedio</text:p>
          </table:table-cell>
          <table:table-cell table:style-name="ce27" table:formula="of:= SUM([.V71:.V75])/5" office:value-type="float" office:value="1724.4" calcext:value-type="float">
            <text:p>1724,4</text:p>
          </table:table-cell>
          <table:table-cell table:style-name="ce33" table:formula="of:= SUM([.W71:.W75])/5" office:value-type="float" office:value="22.5825240001" calcext:value-type="float">
            <text:p>22,583</text:p>
          </table:table-cell>
          <table:table-cell table:style-name="ce33" table:formula="of:= SUM([.X71:.X75])/5" office:value-type="float" office:value="0.436" calcext:value-type="float">
            <text:p>0,436</text:p>
          </table:table-cell>
          <table:table-cell table:style-name="ce33" table:formula="of:= SUM([.Y71:.Y75])/5" office:value-type="float" office:value="178.6" calcext:value-type="float">
            <text:p>178,600</text:p>
          </table:table-cell>
          <table:table-cell table:style-name="ce33" table:formula="of:= SUM([.Z71:.Z75])/5" office:value-type="float" office:value="-0.86" calcext:value-type="float">
            <text:p>-0,860</text:p>
          </table:table-cell>
          <table:table-cell/>
          <table:table-cell table:style-name="ce27"/>
          <table:table-cell table:style-name="ce27" office:value-type="string" calcext:value-type="string">
            <text:p>promedio</text:p>
          </table:table-cell>
          <table:table-cell table:style-name="ce27" table:formula="of:= SUM([.AD71:.AD75])/5" office:value-type="float" office:value="681.2" calcext:value-type="float">
            <text:p>681,2</text:p>
          </table:table-cell>
          <table:table-cell table:style-name="ce33" table:formula="of:= SUM([.AE71:.AE75])/5" office:value-type="float" office:value="1.0573716000082" calcext:value-type="float">
            <text:p>1,057</text:p>
          </table:table-cell>
          <table:table-cell table:style-name="ce33" table:formula="of:= SUM([.AF71:.AF75])/5" office:value-type="float" office:value="3.454" calcext:value-type="float">
            <text:p>3,454</text:p>
          </table:table-cell>
          <table:table-cell table:style-name="ce33" table:formula="of:= SUM([.AG71:.AG75])/5" office:value-type="float" office:value="77" calcext:value-type="float">
            <text:p>77,000</text:p>
          </table:table-cell>
          <table:table-cell table:style-name="ce33" table:formula="of:= SUM([.AH71:.AH75])/5" office:value-type="float" office:value="-17" calcext:value-type="float">
            <text:p>-17,000</text:p>
          </table:table-cell>
          <table:table-cell/>
          <table:table-cell table:style-name="ce27"/>
          <table:table-cell table:style-name="ce27" office:value-type="string" calcext:value-type="string">
            <text:p>promedio</text:p>
          </table:table-cell>
          <table:table-cell table:style-name="ce27" table:formula="of:= SUM([.AL71:.AL75])/5" office:value-type="float" office:value="489" calcext:value-type="float">
            <text:p>489</text:p>
          </table:table-cell>
          <table:table-cell table:style-name="ce33" table:formula="of:= SUM([.AM71:.AM75])/5" office:value-type="float" office:value="3.12646960001" calcext:value-type="float">
            <text:p>3,126</text:p>
          </table:table-cell>
          <table:table-cell table:style-name="ce33" table:formula="of:= SUM([.AN71:.AN75])/5" office:value-type="float" office:value="0.354" calcext:value-type="float">
            <text:p>0,354</text:p>
          </table:table-cell>
          <table:table-cell table:style-name="ce33" table:formula="of:= SUM([.AO71:.AO75])/5" office:value-type="float" office:value="21.8" calcext:value-type="float">
            <text:p>21,800</text:p>
          </table:table-cell>
          <table:table-cell table:style-name="ce33" table:formula="of:= SUM([.AP71:.AP75])/5" office:value-type="float" office:value="-4.41" calcext:value-type="float">
            <text:p>-4,410</text:p>
          </table:table-cell>
          <table:table-cell/>
          <table:table-cell table:style-name="ce27"/>
          <table:table-cell table:style-name="ce27" office:value-type="string" calcext:value-type="string">
            <text:p>promedio</text:p>
          </table:table-cell>
          <table:table-cell table:style-name="ce27" table:formula="of:= SUM([.AT71:.AT75])/5" office:value-type="float" office:value="2345.8" calcext:value-type="float">
            <text:p>2345,8</text:p>
          </table:table-cell>
          <table:table-cell table:style-name="ce33" table:formula="of:= SUM([.AU71:.AU75])/5" office:value-type="float" office:value="12.114288800082" calcext:value-type="float">
            <text:p>12,114</text:p>
          </table:table-cell>
          <table:table-cell table:style-name="ce33" table:formula="of:= SUM([.AV71:.AV75])/5" office:value-type="float" office:value="0.768" calcext:value-type="float">
            <text:p>0,768</text:p>
          </table:table-cell>
          <table:table-cell table:style-name="ce33" table:formula="of:= SUM([.AW71:.AW75])/5" office:value-type="float" office:value="190.8" calcext:value-type="float">
            <text:p>190,800</text:p>
          </table:table-cell>
          <table:table-cell table:style-name="ce33" table:formula="of:= SUM([.AX71:.AX75])/5" office:value-type="float" office:value="680.718" calcext:value-type="float">
            <text:p>680,718</text:p>
          </table:table-cell>
          <table:table-cell/>
          <table:table-cell table:style-name="ce27"/>
          <table:table-cell table:style-name="ce27" office:value-type="string" calcext:value-type="string">
            <text:p>promedio</text:p>
          </table:table-cell>
          <table:table-cell table:style-name="ce27" table:formula="of:= SUM([.BB71:.BB75])/5" office:value-type="float" office:value="459" calcext:value-type="float">
            <text:p>459</text:p>
          </table:table-cell>
          <table:table-cell table:style-name="ce33" table:formula="of:= SUM([.BC71:.BC75])/5" office:value-type="float" office:value="3.70664320001" calcext:value-type="float">
            <text:p>3,707</text:p>
          </table:table-cell>
          <table:table-cell table:style-name="ce33" table:formula="of:= SUM([.BD71:.BD75])/5" office:value-type="float" office:value="0.132" calcext:value-type="float">
            <text:p>0,132</text:p>
          </table:table-cell>
          <table:table-cell table:style-name="ce33" table:formula="of:= SUM([.BE71:.BE75])/5" office:value-type="float" office:value="11.4" calcext:value-type="float">
            <text:p>11,400</text:p>
          </table:table-cell>
          <table:table-cell table:style-name="ce33" table:formula="of:= SUM([.BF71:.BF75])/5" office:value-type="float" office:value="6155.906" calcext:value-type="float">
            <text:p>6155,906</text:p>
          </table:table-cell>
          <table:table-cell/>
          <table:table-cell table:style-name="ce27"/>
          <table:table-cell table:style-name="ce27" office:value-type="string" calcext:value-type="string">
            <text:p>promedio</text:p>
          </table:table-cell>
          <table:table-cell table:style-name="ce27" table:formula="of:= SUM([.BJ71:.BJ75])/5" office:value-type="float" office:value="125" calcext:value-type="float">
            <text:p>125</text:p>
          </table:table-cell>
          <table:table-cell table:style-name="ce33" table:formula="of:= SUM([.BK71:.BK75])/5" office:value-type="float" office:value="0.696437800001" calcext:value-type="float">
            <text:p>0,696</text:p>
          </table:table-cell>
          <table:table-cell table:style-name="ce33" table:formula="of:= SUM([.BL71:.BL75])/5" office:value-type="float" office:value="1.172" calcext:value-type="float">
            <text:p>1,172</text:p>
          </table:table-cell>
          <table:table-cell table:style-name="ce33" table:formula="of:= SUM([.BM71:.BM75])/5" office:value-type="float" office:value="18.2" calcext:value-type="float">
            <text:p>18,200</text:p>
          </table:table-cell>
          <table:table-cell table:style-name="ce33" table:formula="of:= SUM([.BN71:.BN75])/5" office:value-type="float" office:value="0.01" calcext:value-type="float">
            <text:p>0,010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lp_2_tanh_Sin_oversampling</text:p>
          </table:table-cell>
          <table:table-cell table:style-name="ce7" table:formula="of:=[.BJ43]" office:value-type="float" office:value="111.6" calcext:value-type="float">
            <text:p>112</text:p>
          </table:table-cell>
          <table:table-cell table:style-name="ce15" table:formula="of:=[.BK43]" office:value-type="float" office:value="0.714311600001" calcext:value-type="float">
            <text:p>0,714</text:p>
          </table:table-cell>
          <table:table-cell table:style-name="ce15" table:formula="of:=[.BL43]" office:value-type="float" office:value="1.412" calcext:value-type="float">
            <text:p>1,412</text:p>
          </table:table-cell>
          <table:table-cell table:style-name="ce15" table:formula="of:=[.BM43]" office:value-type="float" office:value="18" calcext:value-type="float">
            <text:p>18,000</text:p>
          </table:table-cell>
          <table:table-cell table:style-name="ce15" table:formula="of:=[.BN43]" office:value-type="float" office:value="0.01" calcext:value-type="float">
            <text:p>0,010</text:p>
          </table:table-cell>
          <table:table-cell table:style-name="ce7" table:formula="of:=[.BJ44]" office:value-type="float" office:value="46.8" calcext:value-type="float">
            <text:p>47</text:p>
          </table:table-cell>
          <table:table-cell table:style-name="ce7" table:formula="of:=[.BJ45]" office:value-type="float" office:value="6.84105255059483" calcext:value-type="float">
            <text:p>7</text:p>
          </table:table-cell>
          <table:table-cell table:style-name="ce54" table:formula="of:= [.C77] * ([.D77]/100)" office:value-type="float" office:value="0.0100860797920141" calcext:value-type="float">
            <text:p>0,0101</text:p>
          </table:table-cell>
          <table:table-cell table:style-name="ce24" table:formula="of:= [.BJ$46]" office:value-type="float" office:value="6.12997540375881" calcext:value-type="float">
            <text:p>6,13</text:p>
          </table:table-cell>
          <table:table-cell/>
          <table:table-cell table:style-name="ce27"/>
          <table:table-cell table:style-name="ce27" office:value-type="string" calcext:value-type="string">
            <text:p>varianza</text:p>
          </table:table-cell>
          <table:table-cell table:style-name="ce27" table:formula="of:= COM.MICROSOFT.VAR.S([.N71:.N75])" office:value-type="float" office:value="3359.5" calcext:value-type="float">
            <text:p>3359,5</text:p>
          </table:table-cell>
          <table:table-cell table:style-name="ce33" table:formula="of:= COM.MICROSOFT.VAR.S([.O71:.O75])" office:value-type="float" office:value="4.1414942814132" calcext:value-type="float">
            <text:p>4,141</text:p>
          </table:table-cell>
          <table:table-cell table:style-name="ce33" table:formula="of:= COM.MICROSOFT.VAR.S([.P71:.P75])" office:value-type="float" office:value="0.00143" calcext:value-type="float">
            <text:p>0,001</text:p>
          </table:table-cell>
          <table:table-cell table:style-name="ce33" table:formula="of:= COM.MICROSOFT.VAR.S([.Q71:.Q75])" office:value-type="float" office:value="101.2" calcext:value-type="float">
            <text:p>101,200</text:p>
          </table:table-cell>
          <table:table-cell table:style-name="ce33" table:formula="of:= COM.MICROSOFT.VAR.S([.R71:.R75])" office:value-type="float" office:value="0" calcext:value-type="float">
            <text:p>0,000</text:p>
          </table:table-cell>
          <table:table-cell/>
          <table:table-cell table:style-name="ce27"/>
          <table:table-cell table:style-name="ce27" office:value-type="string" calcext:value-type="string">
            <text:p>varianza</text:p>
          </table:table-cell>
          <table:table-cell table:style-name="ce27" table:formula="of:= COM.MICROSOFT.VAR.S([.V71:.V75])" office:value-type="float" office:value="149474.8" calcext:value-type="float">
            <text:p>149474,8</text:p>
          </table:table-cell>
          <table:table-cell table:style-name="ce33" table:formula="of:= COM.MICROSOFT.VAR.S([.W71:.W75])" office:value-type="float" office:value="24.036216983557" calcext:value-type="float">
            <text:p>24,036</text:p>
          </table:table-cell>
          <table:table-cell table:style-name="ce33" table:formula="of:= COM.MICROSOFT.VAR.S([.X71:.X75])" office:value-type="float" office:value="0.00013" calcext:value-type="float">
            <text:p>0,000</text:p>
          </table:table-cell>
          <table:table-cell table:style-name="ce33" table:formula="of:= COM.MICROSOFT.VAR.S([.Y71:.Y75])" office:value-type="float" office:value="1721.3" calcext:value-type="float">
            <text:p>1721,300</text:p>
          </table:table-cell>
          <table:table-cell table:style-name="ce33" table:formula="of:= COM.MICROSOFT.VAR.S([.Z71:.Z75])" office:value-type="float" office:value="0" calcext:value-type="float">
            <text:p>0,000</text:p>
          </table:table-cell>
          <table:table-cell/>
          <table:table-cell table:style-name="ce27"/>
          <table:table-cell table:style-name="ce27" office:value-type="string" calcext:value-type="string">
            <text:p>varianza</text:p>
          </table:table-cell>
          <table:table-cell table:style-name="ce27" table:formula="of:= COM.MICROSOFT.VAR.S([.AD71:.AD75])" office:value-type="float" office:value="9925.7" calcext:value-type="float">
            <text:p>9925,7</text:p>
          </table:table-cell>
          <table:table-cell table:style-name="ce33" table:formula="of:= COM.MICROSOFT.VAR.S([.AE71:.AE75])" office:value-type="float" office:value="0.0156815357297052" calcext:value-type="float">
            <text:p>0,016</text:p>
          </table:table-cell>
          <table:table-cell table:style-name="ce33" table:formula="of:= COM.MICROSOFT.VAR.S([.AF71:.AF75])" office:value-type="float" office:value="0.10998" calcext:value-type="float">
            <text:p>0,110</text:p>
          </table:table-cell>
          <table:table-cell table:style-name="ce33" table:formula="of:= COM.MICROSOFT.VAR.S([.AG71:.AG75])" office:value-type="float" office:value="189.5" calcext:value-type="float">
            <text:p>189,500</text:p>
          </table:table-cell>
          <table:table-cell table:style-name="ce33" table:formula="of:= COM.MICROSOFT.VAR.S([.AH71:.AH75])" office:value-type="float" office:value="0" calcext:value-type="float">
            <text:p>0,000</text:p>
          </table:table-cell>
          <table:table-cell/>
          <table:table-cell table:style-name="ce27"/>
          <table:table-cell table:style-name="ce27" office:value-type="string" calcext:value-type="string">
            <text:p>varianza</text:p>
          </table:table-cell>
          <table:table-cell table:style-name="ce27" table:formula="of:= COM.MICROSOFT.VAR.S([.AL71:.AL75])" office:value-type="float" office:value="784" calcext:value-type="float">
            <text:p>784</text:p>
          </table:table-cell>
          <table:table-cell table:style-name="ce33" table:formula="of:= COM.MICROSOFT.VAR.S([.AM71:.AM75])" office:value-type="float" office:value="0.0284503190458" calcext:value-type="float">
            <text:p>0,028</text:p>
          </table:table-cell>
          <table:table-cell table:style-name="ce33" table:formula="of:= COM.MICROSOFT.VAR.S([.AN71:.AN75])" office:value-type="float" office:value="0.00078" calcext:value-type="float">
            <text:p>0,001</text:p>
          </table:table-cell>
          <table:table-cell table:style-name="ce33" table:formula="of:= COM.MICROSOFT.VAR.S([.AO71:.AO75])" office:value-type="float" office:value="2.2" calcext:value-type="float">
            <text:p>2,200</text:p>
          </table:table-cell>
          <table:table-cell table:style-name="ce33" table:formula="of:= COM.MICROSOFT.VAR.S([.AP71:.AP75])" office:value-type="float" office:value="0" calcext:value-type="float">
            <text:p>0,000</text:p>
          </table:table-cell>
          <table:table-cell/>
          <table:table-cell table:style-name="ce27"/>
          <table:table-cell table:style-name="ce27" office:value-type="string" calcext:value-type="string">
            <text:p>varianza</text:p>
          </table:table-cell>
          <table:table-cell table:style-name="ce27" table:formula="of:= COM.MICROSOFT.VAR.S([.AT71:.AT75])" office:value-type="float" office:value="259369.7" calcext:value-type="float">
            <text:p>259369,7</text:p>
          </table:table-cell>
          <table:table-cell table:style-name="ce33" table:formula="of:= COM.MICROSOFT.VAR.S([.AU71:.AU75])" office:value-type="float" office:value="6.25409640195991" calcext:value-type="float">
            <text:p>6,254</text:p>
          </table:table-cell>
          <table:table-cell table:style-name="ce33" table:formula="of:= COM.MICROSOFT.VAR.S([.AV71:.AV75])" office:value-type="float" office:value="0.04777" calcext:value-type="float">
            <text:p>0,048</text:p>
          </table:table-cell>
          <table:table-cell table:style-name="ce33" table:formula="of:= COM.MICROSOFT.VAR.S([.AW71:.AW75])" office:value-type="float" office:value="8119.7" calcext:value-type="float">
            <text:p>8119,700</text:p>
          </table:table-cell>
          <table:table-cell table:style-name="ce33" table:formula="of:= COM.MICROSOFT.VAR.S([.AX71:.AX75])" office:value-type="float" office:value="0.146420000000011" calcext:value-type="float">
            <text:p>0,146</text:p>
          </table:table-cell>
          <table:table-cell/>
          <table:table-cell table:style-name="ce27"/>
          <table:table-cell table:style-name="ce27" office:value-type="string" calcext:value-type="string">
            <text:p>varianza</text:p>
          </table:table-cell>
          <table:table-cell table:style-name="ce27" table:formula="of:= COM.MICROSOFT.VAR.S([.BB71:.BB75])" office:value-type="float" office:value="640" calcext:value-type="float">
            <text:p>640</text:p>
          </table:table-cell>
          <table:table-cell table:style-name="ce33" table:formula="of:= COM.MICROSOFT.VAR.S([.BC71:.BC75])" office:value-type="float" office:value="0.1049955522577" calcext:value-type="float">
            <text:p>0,105</text:p>
          </table:table-cell>
          <table:table-cell table:style-name="ce33" table:formula="of:= COM.MICROSOFT.VAR.S([.BD71:.BD75])" office:value-type="float" office:value="0.00097" calcext:value-type="float">
            <text:p>0,001</text:p>
          </table:table-cell>
          <table:table-cell table:style-name="ce33" table:formula="of:= COM.MICROSOFT.VAR.S([.BE71:.BE75])" office:value-type="float" office:value="4.8" calcext:value-type="float">
            <text:p>4,800</text:p>
          </table:table-cell>
          <table:table-cell table:style-name="ce33" table:formula="of:= COM.MICROSOFT.VAR.S([.BF71:.BF75])" office:value-type="float" office:value="0.242629999999964" calcext:value-type="float">
            <text:p>0,243</text:p>
          </table:table-cell>
          <table:table-cell/>
          <table:table-cell table:style-name="ce27"/>
          <table:table-cell table:style-name="ce27" office:value-type="string" calcext:value-type="string">
            <text:p>varianza</text:p>
          </table:table-cell>
          <table:table-cell table:style-name="ce27" table:formula="of:= COM.MICROSOFT.VAR.S([.BJ71:.BJ75])" office:value-type="float" office:value="173.5" calcext:value-type="float">
            <text:p>173,5</text:p>
          </table:table-cell>
          <table:table-cell table:style-name="ce33" table:formula="of:= COM.MICROSOFT.VAR.S([.BK71:.BK75])" office:value-type="float" office:value="0.0059710142337" calcext:value-type="float">
            <text:p>0,006</text:p>
          </table:table-cell>
          <table:table-cell table:style-name="ce33" table:formula="of:= COM.MICROSOFT.VAR.S([.BL71:.BL75])" office:value-type="float" office:value="0.000966666666666668" calcext:value-type="float">
            <text:p>0,001</text:p>
          </table:table-cell>
          <table:table-cell table:style-name="ce33" table:formula="of:= COM.MICROSOFT.VAR.S([.BM71:.BM75])" office:value-type="float" office:value="3.7" calcext:value-type="float">
            <text:p>3,700</text:p>
          </table:table-cell>
          <table:table-cell table:style-name="ce33" table:formula="of:= COM.MICROSOFT.VAR.S([.BN71:.BN75])" office:value-type="float" office:value="0" calcext:value-type="float">
            <text:p>0,000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mlp_3_tanh_oversampling</text:p>
          </table:table-cell>
          <table:table-cell table:style-name="ce7" table:formula="of:=[.BJ54]" office:value-type="float" office:value="124.8" calcext:value-type="float">
            <text:p>125</text:p>
          </table:table-cell>
          <table:table-cell table:style-name="ce15" table:formula="of:=[.BK54]" office:value-type="float" office:value="0.769014200001" calcext:value-type="float">
            <text:p>0,769</text:p>
          </table:table-cell>
          <table:table-cell table:style-name="ce15" table:formula="of:=[.BL54]" office:value-type="float" office:value="1.466" calcext:value-type="float">
            <text:p>1,466</text:p>
          </table:table-cell>
          <table:table-cell table:style-name="ce15" table:formula="of:=[.BM54]" office:value-type="float" office:value="19.8" calcext:value-type="float">
            <text:p>19,800</text:p>
          </table:table-cell>
          <table:table-cell table:style-name="ce15" table:formula="of:=[.BN54]" office:value-type="float" office:value="0.028" calcext:value-type="float">
            <text:p>0,028</text:p>
          </table:table-cell>
          <table:table-cell table:style-name="ce7" table:formula="of:=[.BJ55]" office:value-type="float" office:value="121.7" calcext:value-type="float">
            <text:p>122</text:p>
          </table:table-cell>
          <table:table-cell table:style-name="ce7" table:formula="of:=[.BJ56]" office:value-type="float" office:value="11.0317722964173" calcext:value-type="float">
            <text:p>11</text:p>
          </table:table-cell>
          <table:table-cell table:style-name="ce54" table:formula="of:= [.C78] * ([.D78]/100)" office:value-type="float" office:value="0.0112737481720147" calcext:value-type="float">
            <text:p>0,0113</text:p>
          </table:table-cell>
          <table:table-cell table:style-name="ce24" table:formula="of:= [.BJ$57]" office:value-type="float" office:value="8.83956113494976" calcext:value-type="float">
            <text:p>8,84</text:p>
          </table:table-cell>
          <table:table-cell/>
          <table:table-cell table:style-name="ce27"/>
          <table:table-cell table:style-name="ce27" office:value-type="string" calcext:value-type="string">
            <text:p>des/estandar</text:p>
          </table:table-cell>
          <table:table-cell table:style-name="ce33" table:formula="of:=COM.MICROSOFT.STDEV.S([.N71:.N75])" office:value-type="float" office:value="57.9611939145494" calcext:value-type="float">
            <text:p>57,961</text:p>
          </table:table-cell>
          <table:table-cell table:style-name="ce33" table:formula="of:=COM.MICROSOFT.STDEV.S([.O71:.O75])" office:value-type="float" office:value="2.03506616143387" calcext:value-type="float">
            <text:p>2,035</text:p>
          </table:table-cell>
          <table:table-cell table:style-name="ce33" table:formula="of:=COM.MICROSOFT.STDEV.S([.P71:.P75])" office:value-type="float" office:value="0.0378153408023781" calcext:value-type="float">
            <text:p>0,038</text:p>
          </table:table-cell>
          <table:table-cell table:style-name="ce33" table:formula="of:=COM.MICROSOFT.STDEV.S([.Q71:.Q75])" office:value-type="float" office:value="10.0598210719674" calcext:value-type="float">
            <text:p>10,060</text:p>
          </table:table-cell>
          <table:table-cell table:style-name="ce33" table:formula="of:=COM.MICROSOFT.STDEV.S([.R71:.R75])" office:value-type="float" office:value="0" calcext:value-type="float">
            <text:p>0,000</text:p>
          </table:table-cell>
          <table:table-cell/>
          <table:table-cell table:style-name="ce27"/>
          <table:table-cell table:style-name="ce27" office:value-type="string" calcext:value-type="string">
            <text:p>des/estandar</text:p>
          </table:table-cell>
          <table:table-cell table:style-name="ce33" table:formula="of:=COM.MICROSOFT.STDEV.S([.V71:.V75])" office:value-type="float" office:value="386.619709792452" calcext:value-type="float">
            <text:p>386,620</text:p>
          </table:table-cell>
          <table:table-cell table:style-name="ce33" table:formula="of:=COM.MICROSOFT.STDEV.S([.W71:.W75])" office:value-type="float" office:value="4.90267447252589" calcext:value-type="float">
            <text:p>4,903</text:p>
          </table:table-cell>
          <table:table-cell table:style-name="ce33" table:formula="of:=COM.MICROSOFT.STDEV.S([.X71:.X75])" office:value-type="float" office:value="0.0114017542509914" calcext:value-type="float">
            <text:p>0,011</text:p>
          </table:table-cell>
          <table:table-cell table:style-name="ce33" table:formula="of:=COM.MICROSOFT.STDEV.S([.Y71:.Y75])" office:value-type="float" office:value="41.488552638047" calcext:value-type="float">
            <text:p>41,489</text:p>
          </table:table-cell>
          <table:table-cell table:style-name="ce33" table:formula="of:=COM.MICROSOFT.STDEV.S([.Z71:.Z75])" office:value-type="float" office:value="0" calcext:value-type="float">
            <text:p>0,000</text:p>
          </table:table-cell>
          <table:table-cell/>
          <table:table-cell table:style-name="ce27"/>
          <table:table-cell table:style-name="ce27" office:value-type="string" calcext:value-type="string">
            <text:p>des/estandar</text:p>
          </table:table-cell>
          <table:table-cell table:style-name="ce33" table:formula="of:=COM.MICROSOFT.STDEV.S([.AD71:.AD75])" office:value-type="float" office:value="99.6278073632056" calcext:value-type="float">
            <text:p>99,628</text:p>
          </table:table-cell>
          <table:table-cell table:style-name="ce33" table:formula="of:=COM.MICROSOFT.STDEV.S([.AE71:.AE75])" office:value-type="float" office:value="0.12522593872559" calcext:value-type="float">
            <text:p>0,125</text:p>
          </table:table-cell>
          <table:table-cell table:style-name="ce33" table:formula="of:=COM.MICROSOFT.STDEV.S([.AF71:.AF75])" office:value-type="float" office:value="0.331632326530452" calcext:value-type="float">
            <text:p>0,332</text:p>
          </table:table-cell>
          <table:table-cell table:style-name="ce33" table:formula="of:=COM.MICROSOFT.STDEV.S([.AG71:.AG75])" office:value-type="float" office:value="13.7658998979362" calcext:value-type="float">
            <text:p>13,766</text:p>
          </table:table-cell>
          <table:table-cell table:style-name="ce33" table:formula="of:=COM.MICROSOFT.STDEV.S([.AH71:.AH75])" office:value-type="float" office:value="0" calcext:value-type="float">
            <text:p>0,000</text:p>
          </table:table-cell>
          <table:table-cell/>
          <table:table-cell table:style-name="ce27"/>
          <table:table-cell table:style-name="ce27" office:value-type="string" calcext:value-type="string">
            <text:p>des/estandar</text:p>
          </table:table-cell>
          <table:table-cell table:style-name="ce33" table:formula="of:=COM.MICROSOFT.STDEV.S([.AL71:.AL75])" office:value-type="float" office:value="28" calcext:value-type="float">
            <text:p>28,000</text:p>
          </table:table-cell>
          <table:table-cell table:style-name="ce33" table:formula="of:=COM.MICROSOFT.STDEV.S([.AM71:.AM75])" office:value-type="float" office:value="0.168672223693767" calcext:value-type="float">
            <text:p>0,169</text:p>
          </table:table-cell>
          <table:table-cell table:style-name="ce33" table:formula="of:=COM.MICROSOFT.STDEV.S([.AN71:.AN75])" office:value-type="float" office:value="0.0279284800875379" calcext:value-type="float">
            <text:p>0,028</text:p>
          </table:table-cell>
          <table:table-cell table:style-name="ce33" table:formula="of:=COM.MICROSOFT.STDEV.S([.AO71:.AO75])" office:value-type="float" office:value="1.48323969741913" calcext:value-type="float">
            <text:p>1,483</text:p>
          </table:table-cell>
          <table:table-cell table:style-name="ce33" table:formula="of:=COM.MICROSOFT.STDEV.S([.AP71:.AP75])" office:value-type="float" office:value="0" calcext:value-type="float">
            <text:p>0,000</text:p>
          </table:table-cell>
          <table:table-cell/>
          <table:table-cell table:style-name="ce27"/>
          <table:table-cell table:style-name="ce27" office:value-type="string" calcext:value-type="string">
            <text:p>des/estandar</text:p>
          </table:table-cell>
          <table:table-cell table:style-name="ce33" table:formula="of:=COM.MICROSOFT.STDEV.S([.AT71:.AT75])" office:value-type="float" office:value="509.28351632465" calcext:value-type="float">
            <text:p>509,284</text:p>
          </table:table-cell>
          <table:table-cell table:style-name="ce33" table:formula="of:=COM.MICROSOFT.STDEV.S([.AU71:.AU75])" office:value-type="float" office:value="2.50081914619188" calcext:value-type="float">
            <text:p>2,501</text:p>
          </table:table-cell>
          <table:table-cell table:style-name="ce33" table:formula="of:=COM.MICROSOFT.STDEV.S([.AV71:.AV75])" office:value-type="float" office:value="0.218563491919396" calcext:value-type="float">
            <text:p>0,219</text:p>
          </table:table-cell>
          <table:table-cell table:style-name="ce33" table:formula="of:=COM.MICROSOFT.STDEV.S([.AW71:.AW75])" office:value-type="float" office:value="90.109377980319" calcext:value-type="float">
            <text:p>90,109</text:p>
          </table:table-cell>
          <table:table-cell table:style-name="ce33" table:formula="of:=COM.MICROSOFT.STDEV.S([.AX71:.AX75])" office:value-type="float" office:value="0.382648663920327" calcext:value-type="float">
            <text:p>0,383</text:p>
          </table:table-cell>
          <table:table-cell/>
          <table:table-cell table:style-name="ce27"/>
          <table:table-cell table:style-name="ce27" office:value-type="string" calcext:value-type="string">
            <text:p>des/estandar</text:p>
          </table:table-cell>
          <table:table-cell table:style-name="ce33" table:formula="of:=COM.MICROSOFT.STDEV.S([.BB71:.BB75])" office:value-type="float" office:value="25.298221281347" calcext:value-type="float">
            <text:p>25,298</text:p>
          </table:table-cell>
          <table:table-cell table:style-name="ce33" table:formula="of:=COM.MICROSOFT.STDEV.S([.BC71:.BC75])" office:value-type="float" office:value="0.324030171832346" calcext:value-type="float">
            <text:p>0,324</text:p>
          </table:table-cell>
          <table:table-cell table:style-name="ce33" table:formula="of:=COM.MICROSOFT.STDEV.S([.BD71:.BD75])" office:value-type="float" office:value="0.0311448230047949" calcext:value-type="float">
            <text:p>0,031</text:p>
          </table:table-cell>
          <table:table-cell table:style-name="ce33" table:formula="of:=COM.MICROSOFT.STDEV.S([.BE71:.BE75])" office:value-type="float" office:value="2.19089023002066" calcext:value-type="float">
            <text:p>2,191</text:p>
          </table:table-cell>
          <table:table-cell table:style-name="ce33" table:formula="of:=COM.MICROSOFT.STDEV.S([.BF71:.BF75])" office:value-type="float" office:value="0.492574867405924" calcext:value-type="float">
            <text:p>0,493</text:p>
          </table:table-cell>
          <table:table-cell/>
          <table:table-cell table:style-name="ce27"/>
          <table:table-cell table:style-name="ce27" office:value-type="string" calcext:value-type="string">
            <text:p>des/estandar</text:p>
          </table:table-cell>
          <table:table-cell table:style-name="ce33" table:formula="of:=COM.MICROSOFT.STDEV.S([.BJ71:.BJ75])" office:value-type="float" office:value="13.1719398723195" calcext:value-type="float">
            <text:p>13,172</text:p>
          </table:table-cell>
          <table:table-cell table:style-name="ce33" table:formula="of:=COM.MICROSOFT.STDEV.S([.BK71:.BK75])" office:value-type="float" office:value="0.0772723380887365" calcext:value-type="float">
            <text:p>0,077</text:p>
          </table:table-cell>
          <table:table-cell table:style-name="ce33" table:formula="of:=COM.MICROSOFT.STDEV.S([.BL71:.BL75])" office:value-type="float" office:value="0.0310912635102961" calcext:value-type="float">
            <text:p>0,031</text:p>
          </table:table-cell>
          <table:table-cell table:style-name="ce33" table:formula="of:=COM.MICROSOFT.STDEV.S([.BM71:.BM75])" office:value-type="float" office:value="1.92353840616713" calcext:value-type="float">
            <text:p>1,924</text:p>
          </table:table-cell>
          <table:table-cell table:style-name="ce33" table:formula="of:=COM.MICROSOFT.STDEV.S([.BN71:.BN75])" office:value-type="float" office:value="0" calcext:value-type="float">
            <text:p>0,000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mlp_3_tanh_Sin_oversampling</text:p>
          </table:table-cell>
          <table:table-cell table:style-name="ce7" table:formula="of:=[.BJ65]" office:value-type="float" office:value="132.2" calcext:value-type="float">
            <text:p>132</text:p>
          </table:table-cell>
          <table:table-cell table:style-name="ce15" table:formula="of:=[.BK65]" office:value-type="float" office:value="0.815078600001" calcext:value-type="float">
            <text:p>0,815</text:p>
          </table:table-cell>
          <table:table-cell table:style-name="ce15" table:formula="of:=[.BL65]" office:value-type="float" office:value="1.166" calcext:value-type="float">
            <text:p>1,166</text:p>
          </table:table-cell>
          <table:table-cell table:style-name="ce15" table:formula="of:=[.BM65]" office:value-type="float" office:value="22" calcext:value-type="float">
            <text:p>22,000</text:p>
          </table:table-cell>
          <table:table-cell table:style-name="ce15" table:formula="of:=[.BN65]" office:value-type="float" office:value="0.01" calcext:value-type="float">
            <text:p>0,010</text:p>
          </table:table-cell>
          <table:table-cell table:style-name="ce7" table:formula="of:=[.BJ66]" office:value-type="float" office:value="132.7" calcext:value-type="float">
            <text:p>133</text:p>
          </table:table-cell>
          <table:table-cell table:style-name="ce7" table:formula="of:=[.BJ67]" office:value-type="float" office:value="11.5195486022674" calcext:value-type="float">
            <text:p>12</text:p>
          </table:table-cell>
          <table:table-cell table:style-name="ce54" table:formula="of:= [.C79] * ([.D79]/100)" office:value-type="float" office:value="0.00950381647601166" calcext:value-type="float">
            <text:p>0,0095</text:p>
          </table:table-cell>
          <table:table-cell table:style-name="ce24" table:formula="of:= [.BJ$68]" office:value-type="float" office:value="8.71372814089819" calcext:value-type="float">
            <text:p>8,71</text:p>
          </table:table-cell>
          <table:table-cell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N78] / [.N76]) * 100" office:value-type="float" office:value="41.4008527961067" calcext:value-type="float">
            <text:p>41,4008527961067</text:p>
          </table:table-cell>
          <table:table-cell table:style-name="ce1" table:formula="of:= ([.O78] / [.O76]) * 100" office:value-type="float" office:value="39.8059925147977" calcext:value-type="float">
            <text:p>39,8059925147977</text:p>
          </table:table-cell>
          <table:table-cell table:style-name="ce1" table:formula="of:= ([.P78] / [.P76]) * 100" office:value-type="float" office:value="24.2406030784475" calcext:value-type="float">
            <text:p>24,2406030784475</text:p>
          </table:table-cell>
          <table:table-cell table:style-name="ce1" table:formula="of:= ([.Q78] / [.Q76]) * 100" office:value-type="float" office:value="56.515848718918" calcext:value-type="float">
            <text:p>56,515848718918</text:p>
          </table:table-cell>
          <table:table-cell table:style-name="ce1" table:formula="of:= ([.R78] / [.R76]) * 100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V78] / [.V76]) * 100" office:value-type="float" office:value="22.4205352466047" calcext:value-type="float">
            <text:p>22,4205352466047</text:p>
          </table:table-cell>
          <table:table-cell table:style-name="ce1" table:formula="of:= ([.W78] / [.W76]) * 100" office:value-type="float" office:value="21.7100376933251" calcext:value-type="float">
            <text:p>21,7100376933251</text:p>
          </table:table-cell>
          <table:table-cell table:style-name="ce1" table:formula="of:= ([.X78] / [.X76]) * 100" office:value-type="float" office:value="2.61508125022739" calcext:value-type="float">
            <text:p>2,61508125022739</text:p>
          </table:table-cell>
          <table:table-cell table:style-name="ce1" table:formula="of:= ([.Y78] / [.Y76]) * 100" office:value-type="float" office:value="23.2298726976747" calcext:value-type="float">
            <text:p>23,2298726976747</text:p>
          </table:table-cell>
          <table:table-cell table:style-name="ce1" table:formula="of:= ([.Z78] / [.Z76]) * 100" office:value-type="float" office:value="-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AD78] / [.AD76]) * 100" office:value-type="float" office:value="14.6253387203766" calcext:value-type="float">
            <text:p>14,6253387203766</text:p>
          </table:table-cell>
          <table:table-cell table:style-name="ce1" table:formula="of:= ([.AE78] / [.AE76]) * 100" office:value-type="float" office:value="11.8431343081863" calcext:value-type="float">
            <text:p>11,8431343081863</text:p>
          </table:table-cell>
          <table:table-cell table:style-name="ce1" table:formula="of:= ([.AF78] / [.AF76]) * 100" office:value-type="float" office:value="9.60139914679942" calcext:value-type="float">
            <text:p>9,60139914679942</text:p>
          </table:table-cell>
          <table:table-cell table:style-name="ce1" table:formula="of:= ([.AG78] / [.AG76]) * 100" office:value-type="float" office:value="17.8777920752418" calcext:value-type="float">
            <text:p>17,8777920752418</text:p>
          </table:table-cell>
          <table:table-cell table:style-name="ce1" table:formula="of:= ([.AH78] / [.AH76]) * 100" office:value-type="float" office:value="-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AL78] / [.AL76]) * 100" office:value-type="float" office:value="5.72597137014315" calcext:value-type="float">
            <text:p>5,72597137014315</text:p>
          </table:table-cell>
          <table:table-cell table:style-name="ce1" table:formula="of:= ([.AM78] / [.AM76]) * 100" office:value-type="float" office:value="5.39497405294545" calcext:value-type="float">
            <text:p>5,39497405294545</text:p>
          </table:table-cell>
          <table:table-cell table:style-name="ce1" table:formula="of:= ([.AN78] / [.AN76]) * 100" office:value-type="float" office:value="7.88940115467172" calcext:value-type="float">
            <text:p>7,88940115467172</text:p>
          </table:table-cell>
          <table:table-cell table:style-name="ce1" table:formula="of:= ([.AO78] / [.AO76]) * 100" office:value-type="float" office:value="6.80385182302353" calcext:value-type="float">
            <text:p>6,80385182302353</text:p>
          </table:table-cell>
          <table:table-cell table:style-name="ce1" table:formula="of:= ([.AP78] / [.AP76]) * 100" office:value-type="float" office:value="-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AT78] / [.AT76]) * 100" office:value-type="float" office:value="21.7104406311131" calcext:value-type="float">
            <text:p>21,7104406311131</text:p>
          </table:table-cell>
          <table:table-cell table:style-name="ce1" table:formula="of:= ([.AU78] / [.AU76]) * 100" office:value-type="float" office:value="20.6435490144081" calcext:value-type="float">
            <text:p>20,6435490144081</text:p>
          </table:table-cell>
          <table:table-cell table:style-name="ce1" table:formula="of:= ([.AV78] / [.AV76]) * 100" office:value-type="float" office:value="28.458788010338" calcext:value-type="float">
            <text:p>28,458788010338</text:p>
          </table:table-cell>
          <table:table-cell table:style-name="ce1" table:formula="of:= ([.AW78] / [.AW76]) * 100" office:value-type="float" office:value="47.2271373062469" calcext:value-type="float">
            <text:p>47,2271373062469</text:p>
          </table:table-cell>
          <table:table-cell table:style-name="ce1" table:formula="of:= ([.AX78] / [.AX76]) * 100" office:value-type="float" office:value="0.0562125085454369" calcext:value-type="float">
            <text:p>0,0562125085454369</text:p>
          </table:table-cell>
          <table:table-cell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BB78] / [.BB76]) * 100" office:value-type="float" office:value="5.5115950504024" calcext:value-type="float">
            <text:p>5,5115950504024</text:p>
          </table:table-cell>
          <table:table-cell table:style-name="ce1" table:formula="of:= ([.BC78] / [.BC76]) * 100" office:value-type="float" office:value="8.74187652675801" calcext:value-type="float">
            <text:p>8,74187652675801</text:p>
          </table:table-cell>
          <table:table-cell table:style-name="ce1" table:formula="of:= ([.BD78] / [.BD76]) * 100" office:value-type="float" office:value="23.5945628824204" calcext:value-type="float">
            <text:p>23,5945628824204</text:p>
          </table:table-cell>
          <table:table-cell table:style-name="ce1" table:formula="of:= ([.BE78] / [.BE76]) * 100" office:value-type="float" office:value="19.2183353510584" calcext:value-type="float">
            <text:p>19,2183353510584</text:p>
          </table:table-cell>
          <table:table-cell table:style-name="ce1" table:formula="of:= ([.BF78] / [.BF76]) * 100" office:value-type="float" office:value="0.00800166323861872" calcext:value-type="float">
            <text:p>0,00800166323861872</text:p>
          </table:table-cell>
          <table:table-cell table:number-columns-repeated="2"/>
          <table:table-cell table:style-name="ce1" office:value-type="string" calcext:value-type="string">
            <text:p>CV</text:p>
          </table:table-cell>
          <table:table-cell table:style-name="ce1" table:formula="of:= ([.BJ78] / [.BJ76]) * 100" office:value-type="float" office:value="10.5375518978556" calcext:value-type="float">
            <text:p>10,5375518978556</text:p>
          </table:table-cell>
          <table:table-cell table:style-name="ce1" table:formula="of:= ([.BK78] / [.BK76]) * 100" office:value-type="float" office:value="11.0953681848724" calcext:value-type="float">
            <text:p>11,0953681848724</text:p>
          </table:table-cell>
          <table:table-cell table:style-name="ce1" table:formula="of:= ([.BL78] / [.BL76]) * 100" office:value-type="float" office:value="2.65283818347236" calcext:value-type="float">
            <text:p>2,65283818347236</text:p>
          </table:table-cell>
          <table:table-cell table:style-name="ce1" table:formula="of:= ([.BM78] / [.BM76]) * 100" office:value-type="float" office:value="10.5688923415776" calcext:value-type="float">
            <text:p>10,5688923415776</text:p>
          </table:table-cell>
          <table:table-cell table:style-name="ce1" table:formula="of:= ([.BN78] / [.BN76]) * 1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temperatura</text:p>
          </table:table-cell>
          <table:table-cell table:style-name="ce8" table:formula="of:=[.BJ76]" office:value-type="float" office:value="125" calcext:value-type="float">
            <text:p>125</text:p>
          </table:table-cell>
          <table:table-cell table:style-name="ce18" table:formula="of:=[.BK76]" office:value-type="float" office:value="0.696437800001" calcext:value-type="float">
            <text:p>0,696</text:p>
          </table:table-cell>
          <table:table-cell table:style-name="ce18" table:formula="of:=[.BL76]" office:value-type="float" office:value="1.172" calcext:value-type="float">
            <text:p>1,172</text:p>
          </table:table-cell>
          <table:table-cell table:style-name="ce18" table:formula="of:=[.BM76]" office:value-type="float" office:value="18.2" calcext:value-type="float">
            <text:p>18,200</text:p>
          </table:table-cell>
          <table:table-cell table:style-name="ce18" table:formula="of:=[.BN76]" office:value-type="float" office:value="0.01" calcext:value-type="float">
            <text:p>0,010</text:p>
          </table:table-cell>
          <table:table-cell table:style-name="ce11" table:formula="of:=[.BJ77]" office:value-type="float" office:value="173.5" calcext:value-type="float">
            <text:p>174</text:p>
          </table:table-cell>
          <table:table-cell table:style-name="ce11" table:formula="of:=[.BJ78]" office:value-type="float" office:value="13.1719398723195" calcext:value-type="float">
            <text:p>13</text:p>
          </table:table-cell>
          <table:table-cell table:style-name="ce54" table:formula="of:= [.C80] * ([.D80]/100)" office:value-type="float" office:value="0.00816225101601172" calcext:value-type="float">
            <text:p>0,0082</text:p>
          </table:table-cell>
          <table:table-cell table:style-name="ce24" table:formula="of:= [.BJ$79]" office:value-type="float" office:value="10.5375518978556" calcext:value-type="float">
            <text:p>10,54</text:p>
          </table:table-cell>
          <table:table-cell table:number-columns-repeated="67"/>
        </table:table-row>
        <table:table-row table:style-name="ro1">
          <table:table-cell table:style-name="ce4" office:value-type="string" calcext:value-type="string">
            <text:p>Optimizer de ibex</text:p>
          </table:table-cell>
          <table:table-cell table:style-name="ce9" office:value-type="float" office:value="180" calcext:value-type="float">
            <text:p>180</text:p>
          </table:table-cell>
          <table:table-cell table:style-name="ce15" office:value-type="float" office:value="0.315535000001" calcext:value-type="float">
            <text:p>0,316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26" office:value-type="string" calcext:value-type="string">
            <text:p>[6149.41535596,6155.56477132]</text:p>
          </table:table-cell>
          <table:table-cell table:style-name="ce9" table:number-columns-repeated="4"/>
          <table:table-cell table:number-columns-repeated="67"/>
        </table:table-row>
        <table:table-row table:style-name="ro1" table:number-rows-repeated="3">
          <table:table-cell table:number-columns-repeated="77"/>
        </table:table-row>
        <table:table-row table:style-name="ro1">
          <table:table-cell table:style-name="ce5" office:value-type="string" calcext:value-type="string">
            <text:p>mlp_1_tanh_oversampling</text:p>
          </table:table-cell>
          <table:table-cell table:style-name="ce12" table:formula="of:= SUM([.B5] ; [.B16] ; [.B27] ; [.B38] ; [.B50] ; [.B62] ; [.B74])/7" office:value-type="float" office:value="765.942857142857" calcext:value-type="float">
            <text:p>765,942857142857</text:p>
          </table:table-cell>
          <table:table-cell table:style-name="ce12" table:formula="of:= SUM([.C5] ; [.C16] ; [.C27] ; [.C38] ; [.C50] ; [.C62] ; [.C74])/7" office:value-type="float" office:value="7.12218525717086" calcext:value-type="float">
            <text:p>7,12218525717086</text:p>
          </table:table-cell>
          <table:table-cell table:style-name="ce12" table:number-columns-repeated="3"/>
          <table:table-cell table:style-name="ce12" table:formula="of:= SUM([.G5] ; [.G16] ; [.G27] ; [.G38] ; [.G50] ; [.G62] ; [.G74])/7" office:value-type="float" office:value="155190.757142857" calcext:value-type="float">
            <text:p>155190,757142857</text:p>
          </table:table-cell>
          <table:table-cell table:style-name="ce12" table:formula="of:= SUM([.H5] ; [.H16] ; [.H27] ; [.H38] ; [.H50] ; [.H62] ; [.H74])/7" office:value-type="float" office:value="237.95271169618" calcext:value-type="float">
            <text:p>237,95271169618</text:p>
          </table:table-cell>
          <table:table-cell table:style-name="ce12" table:number-columns-repeated="2"/>
          <table:table-cell table:number-columns-repeated="67"/>
        </table:table-row>
        <table:table-row table:style-name="ro1">
          <table:table-cell table:style-name="ce5" office:value-type="string" calcext:value-type="string">
            <text:p>mlp_1_tanh_Sin_oversampling</text:p>
          </table:table-cell>
          <table:table-cell table:style-name="ce12" table:formula="of:= SUM([.B6] ; [.B17] ; [.B28] ; [.B39] ; [.B51] ; [.B63] ; [.B75])/7" office:value-type="float" office:value="830.828571428572" calcext:value-type="float">
            <text:p>830,828571428572</text:p>
          </table:table-cell>
          <table:table-cell table:style-name="ce12" table:formula="of:= SUM([.C6] ; [.C17] ; [.C28] ; [.C39] ; [.C51] ; [.C63] ; [.C75])/7" office:value-type="float" office:value="7.62999317145657" calcext:value-type="float">
            <text:p>7,62999317145657</text:p>
          </table:table-cell>
          <table:table-cell table:style-name="ce12" table:number-columns-repeated="3"/>
          <table:table-cell table:style-name="ce12" table:formula="of:= SUM([.G6] ; [.G17] ; [.G28] ; [.G39] ; [.G51] ; [.G63] ; [.G75])/7" office:value-type="float" office:value="130834.128571429" calcext:value-type="float">
            <text:p>130834,128571429</text:p>
          </table:table-cell>
          <table:table-cell table:style-name="ce12" table:formula="of:= SUM([.H6] ; [.H17] ; [.H28] ; [.H39] ; [.H51] ; [.H63] ; [.H75])/7" office:value-type="float" office:value="208.325922400505" calcext:value-type="float">
            <text:p>208,325922400505</text:p>
          </table:table-cell>
          <table:table-cell table:style-name="ce12" table:number-columns-repeated="2"/>
          <table:table-cell table:number-columns-repeated="67"/>
        </table:table-row>
        <table:table-row table:style-name="ro1">
          <table:table-cell table:style-name="ce5" office:value-type="string" calcext:value-type="string">
            <text:p>mlp_2_tanh_oversampling</text:p>
          </table:table-cell>
          <table:table-cell table:style-name="ce12" table:formula="of:= SUM([.B7] ; [.B18] ; [.B29] ; [.B40] ; [.B52] ; [.B64] ; [.B76])/7" office:value-type="float" office:value="732.314285714286" calcext:value-type="float">
            <text:p>732,314285714286</text:p>
          </table:table-cell>
          <table:table-cell table:style-name="ce12" table:formula="of:= SUM([.C7] ; [.C18] ; [.C29] ; [.C40] ; [.C52] ; [.C64] ; [.C76])/7" office:value-type="float" office:value="6.38179120003051" calcext:value-type="float">
            <text:p>6,38179120003051</text:p>
          </table:table-cell>
          <table:table-cell table:style-name="ce12" table:number-columns-repeated="3"/>
          <table:table-cell table:style-name="ce12" table:formula="of:= SUM([.G7] ; [.G18] ; [.G29] ; [.G40] ; [.G52] ; [.G64] ; [.G76])/7" office:value-type="float" office:value="85591.6285714286" calcext:value-type="float">
            <text:p>85591,6285714286</text:p>
          </table:table-cell>
          <table:table-cell table:style-name="ce12" table:formula="of:= SUM([.H7] ; [.H18] ; [.H29] ; [.H40] ; [.H52] ; [.H64] ; [.H76])/7" office:value-type="float" office:value="196.164587520387" calcext:value-type="float">
            <text:p>196,164587520387</text:p>
          </table:table-cell>
          <table:table-cell table:style-name="ce12" table:number-columns-repeated="2"/>
          <table:table-cell table:number-columns-repeated="19"/>
          <table:table-cell office:value-type="float" office:value="653" calcext:value-type="float">
            <text:p>653</text:p>
          </table:table-cell>
          <table:table-cell table:number-columns-repeated="30"/>
          <table:table-cell table:style-name="ce83"/>
          <table:table-cell table:number-columns-repeated="16"/>
        </table:table-row>
        <table:table-row table:style-name="ro1">
          <table:table-cell table:style-name="ce5" office:value-type="string" calcext:value-type="string">
            <text:p>mlp_2_tanh_Sin_oversampling</text:p>
          </table:table-cell>
          <table:table-cell table:style-name="ce12" table:formula="of:= SUM([.B8] ; [.B19] ; [.B30] ; [.B41] ; [.B53] ; [.B65] ; [.B77])/7" office:value-type="float" office:value="789.114285714286" calcext:value-type="float">
            <text:p>789,114285714286</text:p>
          </table:table-cell>
          <table:table-cell table:style-name="ce12" table:formula="of:= SUM([.C8] ; [.C19] ; [.C30] ; [.C41] ; [.C53] ; [.C65] ; [.C77])/7" office:value-type="float" office:value="7.141089571456" calcext:value-type="float">
            <text:p>7,141089571456</text:p>
          </table:table-cell>
          <table:table-cell table:style-name="ce12" table:number-columns-repeated="3"/>
          <table:table-cell table:style-name="ce12" table:formula="of:= SUM([.G8] ; [.G19] ; [.G30] ; [.G41] ; [.G53] ; [.G65] ; [.G77])/7" office:value-type="float" office:value="106370.1" calcext:value-type="float">
            <text:p>106370,1</text:p>
          </table:table-cell>
          <table:table-cell table:style-name="ce12" table:formula="of:= SUM([.H8] ; [.H19] ; [.H30] ; [.H41] ; [.H53] ; [.H65] ; [.H77])/7" office:value-type="float" office:value="182.442303823394" calcext:value-type="float">
            <text:p>182,442303823394</text:p>
          </table:table-cell>
          <table:table-cell table:style-name="ce12" table:number-columns-repeated="2"/>
          <table:table-cell table:number-columns-repeated="19"/>
          <table:table-cell office:value-type="string" calcext:value-type="string">
            <text:p><text:s/>cpu time used: <text:s text:c="16"/>1.07324000001s</text:p>
          </table:table-cell>
          <table:table-cell table:number-columns-repeated="47"/>
        </table:table-row>
        <table:table-row table:style-name="ro1">
          <table:table-cell table:style-name="ce4" office:value-type="string" calcext:value-type="string">
            <text:p>mlp_3_tanh_oversampling</text:p>
          </table:table-cell>
          <table:table-cell table:style-name="ce12" table:formula="of:= SUM([.B9] ; [.B20] ; [.B31] ; [.B42] ; [.B54] ; [.B66] ; [.B78])/7" office:value-type="float" office:value="696.628571428572" calcext:value-type="float">
            <text:p>696,628571428572</text:p>
          </table:table-cell>
          <table:table-cell table:style-name="ce12" table:formula="of:= SUM([.C9] ; [.C20] ; [.C31] ; [.C42] ; [.C54] ; [.C66] ; [.C78])/7" office:value-type="float" office:value="5.837400571454" calcext:value-type="float">
            <text:p>5,837400571454</text:p>
          </table:table-cell>
          <table:table-cell table:style-name="ce12" table:number-columns-repeated="3"/>
          <table:table-cell table:style-name="ce12" table:formula="of:= SUM([.G9] ; [.G20] ; [.G31] ; [.G42] ; [.G54] ; [.G66] ; [.G78])/7" office:value-type="float" office:value="68183.7428571429" calcext:value-type="float">
            <text:p>68183,7428571429</text:p>
          </table:table-cell>
          <table:table-cell table:style-name="ce12" table:formula="of:= SUM([.H9] ; [.H20] ; [.H31] ; [.H42] ; [.H54] ; [.H66] ; [.H78])/7" office:value-type="float" office:value="159.641857870216" calcext:value-type="float">
            <text:p>159,641857870216</text:p>
          </table:table-cell>
          <table:table-cell table:style-name="ce12" table:number-columns-repeated="2"/>
          <table:table-cell table:number-columns-repeated="19"/>
          <table:table-cell office:value-type="string" calcext:value-type="string">
            <text:p><text:s/>tiempo en llamadas a Python: <text:s text:c="2"/>0.0396490000001s (3.70%)</text:p>
          </table:table-cell>
          <table:table-cell table:number-columns-repeated="30"/>
          <table:table-cell table:style-name="ce83"/>
          <table:table-cell table:number-columns-repeated="16"/>
        </table:table-row>
        <table:table-row table:style-name="ro1">
          <table:table-cell table:style-name="ce4" office:value-type="string" calcext:value-type="string">
            <text:p>mlp_3_tanh_Sin_oversampling</text:p>
          </table:table-cell>
          <table:table-cell table:style-name="ce12" table:formula="of:= SUM([.B10] ; [.B21] ; [.B32] ; [.B43] ; [.B55] ; [.B67] ; [.B79])/7" office:value-type="float" office:value="726.228571428572" calcext:value-type="float">
            <text:p>726,228571428572</text:p>
          </table:table-cell>
          <table:table-cell table:style-name="ce12" table:formula="of:= SUM([.C10] ; [.C21] ; [.C32] ; [.C43] ; [.C55] ; [.C67] ; [.C79])/7" office:value-type="float" office:value="6.38534282859454" calcext:value-type="float">
            <text:p>6,38534282859454</text:p>
          </table:table-cell>
          <table:table-cell table:style-name="ce12" table:number-columns-repeated="3"/>
          <table:table-cell table:style-name="ce12" table:formula="of:= SUM([.G10] ; [.G21] ; [.G32] ; [.G43] ; [.G55] ; [.G67] ; [.G79])/7" office:value-type="float" office:value="71108.5285714286" calcext:value-type="float">
            <text:p>71108,5285714286</text:p>
          </table:table-cell>
          <table:table-cell table:style-name="ce12" table:formula="of:= SUM([.H10] ; [.H21] ; [.H32] ; [.H43] ; [.H55] ; [.H67] ; [.H79])/7" office:value-type="float" office:value="180.231971679005" calcext:value-type="float">
            <text:p>180,231971679005</text:p>
          </table:table-cell>
          <table:table-cell table:style-name="ce12" table:number-columns-repeated="2"/>
          <table:table-cell table:number-columns-repeated="19"/>
          <table:table-cell office:value-type="string" calcext:value-type="string">
            <text:p><text:s/>wall clock time: <text:s text:c="14"/>83s</text:p>
          </table:table-cell>
          <table:table-cell table:number-columns-repeated="47"/>
        </table:table-row>
        <table:table-row table:style-name="ro1">
          <table:table-cell table:style-name="ce6" office:value-type="string" calcext:value-type="string">
            <text:p>temperatura</text:p>
          </table:table-cell>
          <table:table-cell table:style-name="ce12" table:formula="of:= SUM([.B11] ; [.B22] ; [.B33] ; [.B44] ; [.B56] ; [.B68] ; [.B80])/7" office:value-type="float" office:value="852.057142857143" calcext:value-type="float">
            <text:p>852,057142857143</text:p>
          </table:table-cell>
          <table:table-cell table:style-name="ce12" table:formula="of:= SUM([.C11] ; [.C22] ; [.C33] ; [.C44] ; [.C56] ; [.C68] ; [.C80])/7" office:value-type="float" office:value="6.9137424000316" calcext:value-type="float">
            <text:p>6,9137424000316</text:p>
          </table:table-cell>
          <table:table-cell table:style-name="ce12" table:number-columns-repeated="3"/>
          <table:table-cell table:style-name="ce12" table:formula="of:= SUM([.G11] ; [.G22] ; [.G33] ; [.G44] ; [.G56] ; [.G68] ; [.G80])/7" office:value-type="float" office:value="60532.4571428571" calcext:value-type="float">
            <text:p>60532,4571428571</text:p>
          </table:table-cell>
          <table:table-cell table:style-name="ce12" table:formula="of:= SUM([.H11] ; [.H22] ; [.H33] ; [.H44] ; [.H56] ; [.H68] ; [.H80])/7" office:value-type="float" office:value="159.994626935503" calcext:value-type="float">
            <text:p>159,994626935503</text:p>
          </table:table-cell>
          <table:table-cell table:style-name="ce12" table:number-columns-repeated="2"/>
          <table:table-cell table:number-columns-repeated="19"/>
          <table:table-cell office:value-type="string" calcext:value-type="string">
            <text:p><text:s/>best bound (f*): <text:s text:c="14"/>-17.00</text:p>
          </table:table-cell>
          <table:table-cell table:number-columns-repeated="30"/>
          <table:table-cell table:style-name="ce83"/>
          <table:table-cell table:number-columns-repeated="16"/>
        </table:table-row>
        <table:table-row table:style-name="ro1">
          <table:table-cell/>
          <table:table-cell table:style-name="ce12" table:number-columns-repeated="9"/>
          <table:table-cell table:number-columns-repeated="19"/>
          <table:table-cell office:value-type="string" calcext:value-type="string">
            <text:p><text:s/>best point (x*): <text:s text:c="14"/>(&lt;1.0000000000000000, 1.0000000000000000&gt; ; &lt;1.0000000000000000, 1.0000000000000000&gt; ; &lt;0.0000000000000000, 0.0000000000000000&gt; ; &lt;1.0000000000000000, 1.0000000000000000&gt; ; &lt;0.0000000000000000, 0.0000000000000000&gt;)</text:p>
          </table:table-cell>
          <table:table-cell table:number-columns-repeated="47"/>
        </table:table-row>
        <table:table-row table:style-name="ro1">
          <table:table-cell/>
          <table:table-cell table:style-name="ce12" table:number-columns-repeated="9"/>
          <table:table-cell table:number-columns-repeated="50"/>
          <table:table-cell table:style-name="ce83"/>
          <table:table-cell table:number-columns-repeated="16"/>
        </table:table-row>
        <table:table-row table:style-name="ro1">
          <table:table-cell/>
          <table:table-cell table:style-name="ce12" table:formula="of:= MIN([.B85:.B91])" office:value-type="float" office:value="696.628571428572" calcext:value-type="float">
            <text:p>696,628571428572</text:p>
          </table:table-cell>
          <table:table-cell table:style-name="ce12" table:formula="of:= MIN([.C85:.C91])" office:value-type="float" office:value="5.837400571454" calcext:value-type="float">
            <text:p>5,837400571454</text:p>
          </table:table-cell>
          <table:table-cell table:style-name="ce12" table:number-columns-repeated="3"/>
          <table:table-cell table:style-name="ce12" table:formula="of:= MIN([.G85:.G91])" office:value-type="float" office:value="60532.4571428571" calcext:value-type="float">
            <text:p>60532,4571428571</text:p>
          </table:table-cell>
          <table:table-cell table:style-name="ce12" table:formula="of:= MIN([.H85:.H91])" office:value-type="float" office:value="159.641857870216" calcext:value-type="float">
            <text:p>159,641857870216</text:p>
          </table:table-cell>
          <table:table-cell table:style-name="ce12" table:number-columns-repeated="2"/>
          <table:table-cell table:number-columns-repeated="67"/>
        </table:table-row>
        <table:table-row table:style-name="ro1">
          <table:table-cell table:number-columns-repeated="60"/>
          <table:table-cell table:style-name="ce83"/>
          <table:table-cell table:number-columns-repeated="16"/>
        </table:table-row>
        <table:table-row table:style-name="ro1">
          <table:table-cell table:number-columns-repeated="77"/>
        </table:table-row>
        <table:table-row table:style-name="ro1">
          <table:table-cell table:number-columns-repeated="60"/>
          <table:table-cell table:style-name="ce83"/>
          <table:table-cell table:number-columns-repeated="16"/>
        </table:table-row>
        <table:table-row table:style-name="ro1" table:number-rows-repeated="2">
          <table:table-cell table:number-columns-repeated="77"/>
        </table:table-row>
        <table:table-row table:style-name="ro3">
          <table:table-cell table:style-name="ce28" office:value-type="string" calcext:value-type="string">
            <text:p>Modelo</text:p>
          </table:table-cell>
          <table:table-cell table:style-name="ce28" office:value-type="string" calcext:value-type="string">
            <text:p>Arquitectura</text:p>
          </table:table-cell>
          <table:table-cell table:style-name="ce28" office:value-type="string" calcext:value-type="string">
            <text:p>Oversampling</text:p>
          </table:table-cell>
          <table:table-cell table:style-name="ce28" office:value-type="string" calcext:value-type="string">
            <text:p>Épocas entrenadas</text:p>
          </table:table-cell>
          <table:table-cell table:style-name="ce28" office:value-type="string" calcext:value-type="string">
            <text:p>Best epoch</text:p>
          </table:table-cell>
          <table:table-cell table:style-name="ce28" office:value-type="string" calcext:value-type="string">
            <text:p>val_loss (final)</text:p>
          </table:table-cell>
          <table:table-cell table:style-name="ce28" office:value-type="string" calcext:value-type="string">
            <text:p>val_mae (final)</text:p>
          </table:table-cell>
          <table:table-cell table:style-name="ce28" office:value-type="string" calcext:value-type="string">
            <text:p>val_mse (final)</text:p>
          </table:table-cell>
          <table:table-cell table:style-name="ce28" office:value-type="string" calcext:value-type="string">
            <text:p>Early stopping</text:p>
          </table:table-cell>
          <table:table-cell table:style-name="ce28" office:value-type="string" calcext:value-type="string">
            <text:p>Reducción LR</text:p>
          </table:table-cell>
          <table:table-cell table:number-columns-repeated="67"/>
        </table:table-row>
        <table:table-row table:style-name="ro1">
          <table:table-cell table:style-name="ce93" office:value-type="string" calcext:value-type="string">
            <text:p>mlp1</text:p>
          </table:table-cell>
          <table:table-cell table:style-name="ce93" office:value-type="string" calcext:value-type="string">
            <text:p>64→32 (tanh)</text:p>
          </table:table-cell>
          <table:table-cell table:style-name="ce93" office:value-type="string" calcext:value-type="string">
            <text:p>Sí</text:p>
          </table:table-cell>
          <table:table-cell table:style-name="ce93" office:value-type="float" office:value="37" calcext:value-type="float">
            <text:p>37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string" calcext:value-type="string">
            <text:p>0.6285</text:p>
          </table:table-cell>
          <table:table-cell table:style-name="ce93" office:value-type="string" calcext:value-type="string">
            <text:p>0.1373</text:p>
          </table:table-cell>
          <table:table-cell table:style-name="ce93" office:value-type="string" calcext:value-type="string">
            <text:p>0.0324</text:p>
          </table:table-cell>
          <table:table-cell table:style-name="ce93" office:value-type="string" calcext:value-type="string">
            <text:p>Sí (37)</text:p>
          </table:table-cell>
          <table:table-cell table:style-name="ce93" office:value-type="string" calcext:value-type="string">
            <text:p>1 vez</text:p>
          </table:table-cell>
          <table:table-cell table:number-columns-repeated="67"/>
        </table:table-row>
        <table:table-row table:style-name="ro1">
          <table:table-cell table:style-name="ce93" office:value-type="string" calcext:value-type="string">
            <text:p>mlp1</text:p>
          </table:table-cell>
          <table:table-cell table:style-name="ce93" office:value-type="string" calcext:value-type="string">
            <text:p>64→32 (tanh)</text:p>
          </table:table-cell>
          <table:table-cell table:style-name="ce93" office:value-type="string" calcext:value-type="string">
            <text:p>No</text:p>
          </table:table-cell>
          <table:table-cell table:style-name="ce93" office:value-type="float" office:value="155" calcext:value-type="float">
            <text:p>155</text:p>
          </table:table-cell>
          <table:table-cell table:style-name="ce93" office:value-type="float" office:value="140" calcext:value-type="float">
            <text:p>140</text:p>
          </table:table-cell>
          <table:table-cell table:style-name="ce93" office:value-type="string" calcext:value-type="string">
            <text:p>0.6001</text:p>
          </table:table-cell>
          <table:table-cell table:style-name="ce93" office:value-type="string" calcext:value-type="string">
            <text:p>0.1323</text:p>
          </table:table-cell>
          <table:table-cell table:style-name="ce93" office:value-type="string" calcext:value-type="string">
            <text:p>0.0307</text:p>
          </table:table-cell>
          <table:table-cell table:style-name="ce93" office:value-type="string" calcext:value-type="string">
            <text:p>Sí (155)</text:p>
          </table:table-cell>
          <table:table-cell table:style-name="ce93" office:value-type="string" calcext:value-type="string">
            <text:p>6 veces</text:p>
          </table:table-cell>
          <table:table-cell table:number-columns-repeated="67"/>
        </table:table-row>
        <table:table-row table:style-name="ro3">
          <table:table-cell table:style-name="ce93" office:value-type="string" calcext:value-type="string">
            <text:p>mlp2</text:p>
          </table:table-cell>
          <table:table-cell table:style-name="ce93" office:value-type="string" calcext:value-type="string">
            <text:p>32→64→32→16 (tanh)</text:p>
          </table:table-cell>
          <table:table-cell table:style-name="ce93" office:value-type="string" calcext:value-type="string">
            <text:p>Sí</text:p>
          </table:table-cell>
          <table:table-cell table:style-name="ce93" office:value-type="float" office:value="47" calcext:value-type="float">
            <text:p>47</text:p>
          </table:table-cell>
          <table:table-cell table:style-name="ce93" office:value-type="float" office:value="32" calcext:value-type="float">
            <text:p>32</text:p>
          </table:table-cell>
          <table:table-cell table:style-name="ce93" office:value-type="string" calcext:value-type="string">
            <text:p>0.6402</text:p>
          </table:table-cell>
          <table:table-cell table:style-name="ce93" office:value-type="string" calcext:value-type="string">
            <text:p>0.1381</text:p>
          </table:table-cell>
          <table:table-cell table:style-name="ce93" office:value-type="string" calcext:value-type="string">
            <text:p>0.0331</text:p>
          </table:table-cell>
          <table:table-cell table:style-name="ce93" office:value-type="string" calcext:value-type="string">
            <text:p>Sí (47)</text:p>
          </table:table-cell>
          <table:table-cell table:style-name="ce93" office:value-type="string" calcext:value-type="string">
            <text:p>1 vez</text:p>
          </table:table-cell>
          <table:table-cell table:number-columns-repeated="67"/>
        </table:table-row>
        <table:table-row table:style-name="ro3">
          <table:table-cell table:style-name="ce93" office:value-type="string" calcext:value-type="string">
            <text:p>mlp2</text:p>
          </table:table-cell>
          <table:table-cell table:style-name="ce93" office:value-type="string" calcext:value-type="string">
            <text:p>32→64→32→16 (tanh)</text:p>
          </table:table-cell>
          <table:table-cell table:style-name="ce93" office:value-type="string" calcext:value-type="string">
            <text:p>No</text:p>
          </table:table-cell>
          <table:table-cell table:style-name="ce93" office:value-type="float" office:value="117" calcext:value-type="float">
            <text:p>117</text:p>
          </table:table-cell>
          <table:table-cell table:style-name="ce93" office:value-type="float" office:value="102" calcext:value-type="float">
            <text:p>102</text:p>
          </table:table-cell>
          <table:table-cell table:style-name="ce93" office:value-type="string" calcext:value-type="string">
            <text:p>0.6078</text:p>
          </table:table-cell>
          <table:table-cell table:style-name="ce93" office:value-type="string" calcext:value-type="string">
            <text:p>0.1338</text:p>
          </table:table-cell>
          <table:table-cell table:style-name="ce93" office:value-type="string" calcext:value-type="string">
            <text:p>0.0313</text:p>
          </table:table-cell>
          <table:table-cell table:style-name="ce93" office:value-type="string" calcext:value-type="string">
            <text:p>Sí (117)</text:p>
          </table:table-cell>
          <table:table-cell table:style-name="ce93" office:value-type="string" calcext:value-type="string">
            <text:p>3 veces</text:p>
          </table:table-cell>
          <table:table-cell table:number-columns-repeated="67"/>
        </table:table-row>
        <table:table-row table:style-name="ro1">
          <table:table-cell table:style-name="ce93" office:value-type="string" calcext:value-type="string">
            <text:p>mlp3</text:p>
          </table:table-cell>
          <table:table-cell table:style-name="ce93" office:value-type="string" calcext:value-type="string">
            <text:p>64→32→16 (tanh)</text:p>
          </table:table-cell>
          <table:table-cell table:style-name="ce93" office:value-type="string" calcext:value-type="string">
            <text:p>Sí</text:p>
          </table:table-cell>
          <table:table-cell table:style-name="ce93" office:value-type="float" office:value="57" calcext:value-type="float">
            <text:p>57</text:p>
          </table:table-cell>
          <table:table-cell table:style-name="ce93" office:value-type="float" office:value="42" calcext:value-type="float">
            <text:p>42</text:p>
          </table:table-cell>
          <table:table-cell table:style-name="ce93" office:value-type="string" calcext:value-type="string">
            <text:p>0.6380</text:p>
          </table:table-cell>
          <table:table-cell table:style-name="ce93" office:value-type="string" calcext:value-type="string">
            <text:p>0.1390</text:p>
          </table:table-cell>
          <table:table-cell table:style-name="ce93" office:value-type="string" calcext:value-type="string">
            <text:p>0.0329</text:p>
          </table:table-cell>
          <table:table-cell table:style-name="ce93" office:value-type="string" calcext:value-type="string">
            <text:p>Sí (57)</text:p>
          </table:table-cell>
          <table:table-cell table:style-name="ce93" office:value-type="string" calcext:value-type="string">
            <text:p>2 veces</text:p>
          </table:table-cell>
          <table:table-cell table:number-columns-repeated="67"/>
        </table:table-row>
        <table:table-row table:style-name="ro1">
          <table:table-cell table:style-name="ce93" office:value-type="string" calcext:value-type="string">
            <text:p>mlp3</text:p>
          </table:table-cell>
          <table:table-cell table:style-name="ce93" office:value-type="string" calcext:value-type="string">
            <text:p>64→32→16 (tanh)</text:p>
          </table:table-cell>
          <table:table-cell table:style-name="ce93" office:value-type="string" calcext:value-type="string">
            <text:p>No</text:p>
          </table:table-cell>
          <table:table-cell table:style-name="ce93" office:value-type="float" office:value="153" calcext:value-type="float">
            <text:p>153</text:p>
          </table:table-cell>
          <table:table-cell table:style-name="ce93" office:value-type="float" office:value="138" calcext:value-type="float">
            <text:p>138</text:p>
          </table:table-cell>
          <table:table-cell table:style-name="ce93" office:value-type="string" calcext:value-type="string">
            <text:p>0.6091</text:p>
          </table:table-cell>
          <table:table-cell table:style-name="ce93" office:value-type="string" calcext:value-type="string">
            <text:p>0.1343</text:p>
          </table:table-cell>
          <table:table-cell table:style-name="ce93" office:value-type="string" calcext:value-type="string">
            <text:p>0.0313</text:p>
          </table:table-cell>
          <table:table-cell table:style-name="ce93" office:value-type="string" calcext:value-type="string">
            <text:p>Sí (153)</text:p>
          </table:table-cell>
          <table:table-cell table:style-name="ce93" office:value-type="string" calcext:value-type="string">
            <text:p>7 veces</text:p>
          </table:table-cell>
          <table:table-cell table:number-columns-repeated="67"/>
        </table:table-row>
        <table:table-row table:style-name="ro1">
          <table:table-cell table:style-name="ce93" office:value-type="string" calcext:value-type="string">
            <text:p>mlp3_temp</text:p>
          </table:table-cell>
          <table:table-cell table:style-name="ce93" office:value-type="string" calcext:value-type="string">
            <text:p>64→32→16 (tanh)</text:p>
          </table:table-cell>
          <table:table-cell table:style-name="ce93" office:value-type="string" calcext:value-type="string">
            <text:p>Sí</text:p>
          </table:table-cell>
          <table:table-cell table:style-name="ce93" office:value-type="float" office:value="60" calcext:value-type="float">
            <text:p>60</text:p>
          </table:table-cell>
          <table:table-cell table:style-name="ce93" office:value-type="float" office:value="45" calcext:value-type="float">
            <text:p>45</text:p>
          </table:table-cell>
          <table:table-cell table:style-name="ce93" office:value-type="string" calcext:value-type="string">
            <text:p>0.6318</text:p>
          </table:table-cell>
          <table:table-cell table:style-name="ce93" office:value-type="string" calcext:value-type="string">
            <text:p>0.1381</text:p>
          </table:table-cell>
          <table:table-cell table:style-name="ce93" office:value-type="string" calcext:value-type="string">
            <text:p>0.0327</text:p>
          </table:table-cell>
          <table:table-cell table:style-name="ce93" office:value-type="string" calcext:value-type="string">
            <text:p>Sí (60)</text:p>
          </table:table-cell>
          <table:table-cell table:style-name="ce93" office:value-type="string" calcext:value-type="string">
            <text:p>2 veces</text:p>
          </table:table-cell>
          <table:table-cell table:number-columns-repeated="67"/>
        </table:table-row>
        <table:table-row table:style-name="ro1" table:number-rows-repeated="1048468">
          <table:table-cell table:number-columns-repeated="77"/>
        </table:table-row>
        <table:table-row table:style-name="ro1">
          <table:table-cell table:number-columns-repeated="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20" number:min-decimal-places="20" number:min-integer-digits="1"/>
    </number:number-style>
    <number:number-style style:name="N121">
      <number:number number:decimal-places="19" number:min-decimal-places="19" number:min-integer-digits="1"/>
    </number:number-style>
    <number:number-style style:name="N120">
      <number:number number:decimal-places="18" number:min-decimal-places="18" number:min-integer-digits="1"/>
    </number:number-style>
    <number:number-style style:name="N119">
      <number:number number:decimal-places="17" number:min-decimal-places="17" number:min-integer-digits="1"/>
    </number:number-style>
    <number:number-style style:name="N118">
      <number:number number:decimal-places="16" number:min-decimal-places="16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09">
      <number:number number:decimal-places="7" number:min-decimal-places="7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7">
      <number:number number:decimal-places="9" number:min-decimal-places="9" number:min-integer-digits="1"/>
    </number:number-style>
    <number:number-style style:name="N106">
      <number:number number:decimal-places="10" number:min-decimal-places="10" number:min-integer-digits="1"/>
    </number:number-style>
    <number:number-style style:name="N105">
      <number:number number:decimal-places="11" number:min-decimal-places="11" number:min-integer-digits="1"/>
    </number:number-style>
    <number:number-style style:name="N104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16:33:03.126975968</meta:creation-date>
    <dc:date>2025-12-22T00:33:14.380110293</dc:date>
    <meta:editing-duration>P1DT4H44M50S</meta:editing-duration>
    <meta:editing-cycles>17</meta:editing-cycles>
    <meta:generator>LibreOffice/7.3.7.2$Linux_X86_64 LibreOffice_project/30$Build-2</meta:generator>
    <meta:document-statistic meta:table-count="1" meta:cell-count="3697" meta:object-count="0"/>
  </office:meta>
</office:document-meta>
</file>